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1" table:style-name="ta1">
        <table:shapes>
          <draw:frame draw:z-index="0" draw:style-name="gr1" draw:text-style-name="P1" svg:width="18.2354in" svg:height="3.5429in" svg:x="1.3437in" svg:y="1.263in">
            <draw:object draw:notify-on-update-of-ranges="test1.L2:test1.L781 test1.M2:test1.M7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413in" svg:height="3.6185in" svg:x="0.965in" svg:y="6.1063in">
            <draw:object draw:notify-on-update-of-ranges="test1.A1:test1.A1 test1.A2:test1.A781 test1.D1:test1.D1 test1.D2:test1.D781 test1.I1:test1.I1 test1.I2:test1.I781 test1.F1:test1.F1 test1.F2:test1.F781 test1.B1:test1.B1 test1.B2:test1.B781 test1.C1:test1.C1 test1.C2:test1.C781 test1.E1:test1.E1 test1.E2:test1.E781 test1.G1:test1.G1 test1.G2:test1.G781 test1.H1:test1.H1 test1.H2:test1.H781 test1.J1:test1.J1 test1.J2:test1.J7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2" table:number-columns-repeated="1014" table:default-cell-style-name="ce2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/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number-columns-repeated="1014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3857421875" calcext:value-type="float">
            <text:p>-0.139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" calcext:value-type="float">
            <text:p>0.000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-0.0064453125" calcext:value-type="float">
            <text:p>-0.0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MIN([.A2:.J2])" office:value-type="float" office:value="-0.13857421875" calcext:value-type="float">
            <text:p>-0.1385742188</text:p>
          </table:table-cell>
          <table:table-cell table:formula="of:=MAX([.A2:.J2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MIN([.A3:.J3])" office:value-type="float" office:value="-0.07412109375" calcext:value-type="float">
            <text:p>-0.0741210938</text:p>
          </table:table-cell>
          <table:table-cell table:formula="of:=MAX([.A3:.J3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:.J4])" office:value-type="float" office:value="-0.12890625" calcext:value-type="float">
            <text:p>-0.12890625</text:p>
          </table:table-cell>
          <table:table-cell table:formula="of:=MAX([.A4:.J4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:.J5])" office:value-type="float" office:value="-0.08056640625" calcext:value-type="float">
            <text:p>-0.0805664063</text:p>
          </table:table-cell>
          <table:table-cell table:formula="of:=MAX([.A5:.J5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3212890625" calcext:value-type="float">
            <text:p>-0.132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6:.J6])" office:value-type="float" office:value="-0.13212890625" calcext:value-type="float">
            <text:p>-0.1321289063</text:p>
          </table:table-cell>
          <table:table-cell table:formula="of:=MAX([.A6:.J6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78125" calcext:value-type="float">
            <text:p>0.258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580078125" calcext:value-type="float">
            <text:p>0.058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7:.J7])" office:value-type="float" office:value="-0.08056640625" calcext:value-type="float">
            <text:p>-0.0805664063</text:p>
          </table:table-cell>
          <table:table-cell table:formula="of:=MAX([.A7:.J7])" office:value-type="float" office:value="0.2578125" calcext:value-type="float">
            <text:p>0.257812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8:.J8])" office:value-type="float" office:value="-0.12890625" calcext:value-type="float">
            <text:p>-0.12890625</text:p>
          </table:table-cell>
          <table:table-cell table:formula="of:=MAX([.A8:.J8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03125" calcext:value-type="float">
            <text:p>0.103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9:.J9])" office:value-type="float" office:value="-0.08056640625" calcext:value-type="float">
            <text:p>-0.0805664063</text:p>
          </table:table-cell>
          <table:table-cell table:formula="of:=MAX([.A9:.J9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0:.J10])" office:value-type="float" office:value="-0.10634765625" calcext:value-type="float">
            <text:p>-0.1063476563</text:p>
          </table:table-cell>
          <table:table-cell table:formula="of:=MAX([.A10:.J10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1:.J11])" office:value-type="float" office:value="-0.08056640625" calcext:value-type="float">
            <text:p>-0.0805664063</text:p>
          </table:table-cell>
          <table:table-cell table:formula="of:=MAX([.A11:.J11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08984375" calcext:value-type="float">
            <text:p>0.071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2:.J12])" office:value-type="float" office:value="-0.12890625" calcext:value-type="float">
            <text:p>-0.12890625</text:p>
          </table:table-cell>
          <table:table-cell table:formula="of:=MAX([.A12:.J12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9658203125" calcext:value-type="float">
            <text:p>0.197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3:.J13])" office:value-type="float" office:value="-0.07734375" calcext:value-type="float">
            <text:p>-0.07734375</text:p>
          </table:table-cell>
          <table:table-cell table:formula="of:=MAX([.A13:.J13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14:.J14])" office:value-type="float" office:value="-0.1353515625" calcext:value-type="float">
            <text:p>-0.1353515625</text:p>
          </table:table-cell>
          <table:table-cell table:formula="of:=MAX([.A14:.J14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5:.J15])" office:value-type="float" office:value="-0.08056640625" calcext:value-type="float">
            <text:p>-0.0805664063</text:p>
          </table:table-cell>
          <table:table-cell table:formula="of:=MAX([.A15:.J15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64453125" calcext:value-type="float">
            <text:p>0.064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16:.J16])" office:value-type="float" office:value="-0.141796875" calcext:value-type="float">
            <text:p>-0.141796875</text:p>
          </table:table-cell>
          <table:table-cell table:formula="of:=MAX([.A16:.J16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7080078125" calcext:value-type="float">
            <text:p>0.171</text:p>
          </table:table-cell>
          <table:table-cell office:value-type="float" office:value="0.19658203125" calcext:value-type="float">
            <text:p>0.197</text:p>
          </table:table-cell>
          <table:table-cell/>
          <table:table-cell table:formula="of:=+MIN([.A17:.J17])" office:value-type="float" office:value="-0.07734375" calcext:value-type="float">
            <text:p>-0.07734375</text:p>
          </table:table-cell>
          <table:table-cell table:formula="of:=MAX([.A17:.J17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6123046875" calcext:value-type="float">
            <text:p>0.061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18:.J18])" office:value-type="float" office:value="-0.090234375" calcext:value-type="float">
            <text:p>-0.090234375</text:p>
          </table:table-cell>
          <table:table-cell table:formula="of:=MAX([.A18:.J18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9:.J19])" office:value-type="float" office:value="-0.08056640625" calcext:value-type="float">
            <text:p>-0.0805664063</text:p>
          </table:table-cell>
          <table:table-cell table:formula="of:=MAX([.A19:.J19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64453125" calcext:value-type="float">
            <text:p>0.064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20:.J20])" office:value-type="float" office:value="-0.12890625" calcext:value-type="float">
            <text:p>-0.12890625</text:p>
          </table:table-cell>
          <table:table-cell table:formula="of:=MAX([.A20:.J20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767578125" calcext:value-type="float">
            <text:p>0.068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21:.J21])" office:value-type="float" office:value="-0.08056640625" calcext:value-type="float">
            <text:p>-0.0805664063</text:p>
          </table:table-cell>
          <table:table-cell table:formula="of:=MAX([.A21:.J21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08984375" calcext:value-type="float">
            <text:p>0.071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22:.J22])" office:value-type="float" office:value="-0.1353515625" calcext:value-type="float">
            <text:p>-0.1353515625</text:p>
          </table:table-cell>
          <table:table-cell table:formula="of:=MAX([.A22:.J22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23:.J23])" office:value-type="float" office:value="-0.08056640625" calcext:value-type="float">
            <text:p>-0.0805664063</text:p>
          </table:table-cell>
          <table:table-cell table:formula="of:=MAX([.A23:.J23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24:.J24])" office:value-type="float" office:value="-0.141796875" calcext:value-type="float">
            <text:p>-0.141796875</text:p>
          </table:table-cell>
          <table:table-cell table:formula="of:=MAX([.A24:.J24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25:.J25])" office:value-type="float" office:value="-0.08056640625" calcext:value-type="float">
            <text:p>-0.0805664063</text:p>
          </table:table-cell>
          <table:table-cell table:formula="of:=MAX([.A25:.J25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544921875" calcext:value-type="float">
            <text:p>-0.035</text:p>
          </table:table-cell>
          <table:table-cell office:value-type="float" office:value="-0.0837890625" calcext:value-type="float">
            <text:p>-0.084</text:p>
          </table:table-cell>
          <table:table-cell/>
          <table:table-cell table:formula="of:=+MIN([.A26:.J26])" office:value-type="float" office:value="-0.15791015625" calcext:value-type="float">
            <text:p>-0.1579101563</text:p>
          </table:table-cell>
          <table:table-cell table:formula="of:=MAX([.A26:.J26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27:.J27])" office:value-type="float" office:value="-0.07412109375" calcext:value-type="float">
            <text:p>-0.0741210938</text:p>
          </table:table-cell>
          <table:table-cell table:formula="of:=MAX([.A27:.J27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08984375" calcext:value-type="float">
            <text:p>0.071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28:.J28])" office:value-type="float" office:value="-0.14501953125" calcext:value-type="float">
            <text:p>-0.1450195313</text:p>
          </table:table-cell>
          <table:table-cell table:formula="of:=MAX([.A28:.J28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29:.J29])" office:value-type="float" office:value="-0.08056640625" calcext:value-type="float">
            <text:p>-0.0805664063</text:p>
          </table:table-cell>
          <table:table-cell table:formula="of:=MAX([.A29:.J29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-0.0064453125" calcext:value-type="float">
            <text:p>-0.0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30:.J30])" office:value-type="float" office:value="-0.12890625" calcext:value-type="float">
            <text:p>-0.12890625</text:p>
          </table:table-cell>
          <table:table-cell table:formula="of:=MAX([.A30:.J30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31:.J31])" office:value-type="float" office:value="-0.08056640625" calcext:value-type="float">
            <text:p>-0.0805664063</text:p>
          </table:table-cell>
          <table:table-cell table:formula="of:=MAX([.A31:.J31])" office:value-type="float" office:value="0.26748046875" calcext:value-type="float">
            <text:p>0.26748046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32:.J32])" office:value-type="float" office:value="-0.1353515625" calcext:value-type="float">
            <text:p>-0.1353515625</text:p>
          </table:table-cell>
          <table:table-cell table:formula="of:=MAX([.A32:.J32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09375" calcext:value-type="float">
            <text:p>0.309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33:.J33])" office:value-type="float" office:value="-0.08056640625" calcext:value-type="float">
            <text:p>-0.0805664063</text:p>
          </table:table-cell>
          <table:table-cell table:formula="of:=MAX([.A33:.J33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08984375" calcext:value-type="float">
            <text:p>0.071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34:.J34])" office:value-type="float" office:value="-0.1611328125" calcext:value-type="float">
            <text:p>-0.1611328125</text:p>
          </table:table-cell>
          <table:table-cell table:formula="of:=MAX([.A34:.J34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35:.J35])" office:value-type="float" office:value="-0.07412109375" calcext:value-type="float">
            <text:p>-0.0741210938</text:p>
          </table:table-cell>
          <table:table-cell table:formula="of:=MAX([.A35:.J35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36:.J36])" office:value-type="float" office:value="-0.12890625" calcext:value-type="float">
            <text:p>-0.12890625</text:p>
          </table:table-cell>
          <table:table-cell table:formula="of:=MAX([.A36:.J36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37:.J37])" office:value-type="float" office:value="-0.08056640625" calcext:value-type="float">
            <text:p>-0.0805664063</text:p>
          </table:table-cell>
          <table:table-cell table:formula="of:=MAX([.A37:.J37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-0.08701171875" calcext:value-type="float">
            <text:p>-0.087</text:p>
          </table:table-cell>
          <table:table-cell/>
          <table:table-cell table:formula="of:=+MIN([.A38:.J38])" office:value-type="float" office:value="-0.1095703125" calcext:value-type="float">
            <text:p>-0.1095703125</text:p>
          </table:table-cell>
          <table:table-cell table:formula="of:=MAX([.A38:.J38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767578125" calcext:value-type="float">
            <text:p>0.068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39:.J39])" office:value-type="float" office:value="-0.08056640625" calcext:value-type="float">
            <text:p>-0.0805664063</text:p>
          </table:table-cell>
          <table:table-cell table:formula="of:=MAX([.A39:.J39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0:.J40])" office:value-type="float" office:value="-0.167578125" calcext:value-type="float">
            <text:p>-0.167578125</text:p>
          </table:table-cell>
          <table:table-cell table:formula="of:=MAX([.A40:.J40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767578125" calcext:value-type="float">
            <text:p>0.068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41:.J41])" office:value-type="float" office:value="-0.08056640625" calcext:value-type="float">
            <text:p>-0.0805664063</text:p>
          </table:table-cell>
          <table:table-cell table:formula="of:=MAX([.A41:.J41])" office:value-type="float" office:value="0.1998046875" calcext:value-type="float">
            <text:p>0.199804687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2:.J42])" office:value-type="float" office:value="-0.09345703125" calcext:value-type="float">
            <text:p>-0.0934570313</text:p>
          </table:table-cell>
          <table:table-cell table:formula="of:=MAX([.A42:.J42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43:.J43])" office:value-type="float" office:value="-0.08056640625" calcext:value-type="float">
            <text:p>-0.0805664063</text:p>
          </table:table-cell>
          <table:table-cell table:formula="of:=MAX([.A43:.J43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4:.J44])" office:value-type="float" office:value="-0.103125" calcext:value-type="float">
            <text:p>-0.103125</text:p>
          </table:table-cell>
          <table:table-cell table:formula="of:=MAX([.A44:.J44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45:.J45])" office:value-type="float" office:value="-0.08056640625" calcext:value-type="float">
            <text:p>-0.0805664063</text:p>
          </table:table-cell>
          <table:table-cell table:formula="of:=MAX([.A45:.J45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6:.J46])" office:value-type="float" office:value="-0.12890625" calcext:value-type="float">
            <text:p>-0.12890625</text:p>
          </table:table-cell>
          <table:table-cell table:formula="of:=MAX([.A46:.J46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037109375" calcext:value-type="float">
            <text:p>0.28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47:.J47])" office:value-type="float" office:value="-0.08056640625" calcext:value-type="float">
            <text:p>-0.0805664063</text:p>
          </table:table-cell>
          <table:table-cell table:formula="of:=MAX([.A47:.J47])" office:value-type="float" office:value="0.28037109375" calcext:value-type="float">
            <text:p>0.280371093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48:.J48])" office:value-type="float" office:value="-0.1353515625" calcext:value-type="float">
            <text:p>-0.1353515625</text:p>
          </table:table-cell>
          <table:table-cell table:formula="of:=MAX([.A48:.J48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49:.J49])" office:value-type="float" office:value="-0.08056640625" calcext:value-type="float">
            <text:p>-0.0805664063</text:p>
          </table:table-cell>
          <table:table-cell table:formula="of:=MAX([.A49:.J49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837890625" calcext:value-type="float">
            <text:p>-0.084</text:p>
          </table:table-cell>
          <table:table-cell/>
          <table:table-cell table:formula="of:=+MIN([.A50:.J50])" office:value-type="float" office:value="-0.141796875" calcext:value-type="float">
            <text:p>-0.141796875</text:p>
          </table:table-cell>
          <table:table-cell table:formula="of:=MAX([.A50:.J50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51:.J51])" office:value-type="float" office:value="-0.08056640625" calcext:value-type="float">
            <text:p>-0.0805664063</text:p>
          </table:table-cell>
          <table:table-cell table:formula="of:=MAX([.A51:.J51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08701171875" calcext:value-type="float">
            <text:p>-0.087</text:p>
          </table:table-cell>
          <table:table-cell/>
          <table:table-cell table:formula="of:=+MIN([.A52:.J52])" office:value-type="float" office:value="-0.11923828125" calcext:value-type="float">
            <text:p>-0.1192382813</text:p>
          </table:table-cell>
          <table:table-cell table:formula="of:=MAX([.A52:.J52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3:.J53])" office:value-type="float" office:value="-0.07412109375" calcext:value-type="float">
            <text:p>-0.0741210938</text:p>
          </table:table-cell>
          <table:table-cell table:formula="of:=MAX([.A53:.J53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18046875" calcext:value-type="float">
            <text:p>-0.180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54:.J54])" office:value-type="float" office:value="-0.18046875" calcext:value-type="float">
            <text:p>-0.18046875</text:p>
          </table:table-cell>
          <table:table-cell table:formula="of:=MAX([.A54:.J54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17080078125" calcext:value-type="float">
            <text:p>0.171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5:.J55])" office:value-type="float" office:value="-0.08056640625" calcext:value-type="float">
            <text:p>-0.0805664063</text:p>
          </table:table-cell>
          <table:table-cell table:formula="of:=MAX([.A55:.J55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56:.J56])" office:value-type="float" office:value="-0.1353515625" calcext:value-type="float">
            <text:p>-0.1353515625</text:p>
          </table:table-cell>
          <table:table-cell table:formula="of:=MAX([.A56:.J56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7:.J57])" office:value-type="float" office:value="-0.08056640625" calcext:value-type="float">
            <text:p>-0.0805664063</text:p>
          </table:table-cell>
          <table:table-cell table:formula="of:=MAX([.A57:.J57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58:.J58])" office:value-type="float" office:value="-0.12890625" calcext:value-type="float">
            <text:p>-0.12890625</text:p>
          </table:table-cell>
          <table:table-cell table:formula="of:=MAX([.A58:.J58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2890625" calcext:value-type="float">
            <text:p>0.129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9:.J59])" office:value-type="float" office:value="-0.08056640625" calcext:value-type="float">
            <text:p>-0.0805664063</text:p>
          </table:table-cell>
          <table:table-cell table:formula="of:=MAX([.A59:.J59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7724609375" calcext:value-type="float">
            <text:p>0.177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60:.J60])" office:value-type="float" office:value="-0.12890625" calcext:value-type="float">
            <text:p>-0.12890625</text:p>
          </table:table-cell>
          <table:table-cell table:formula="of:=MAX([.A60:.J60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61:.J61])" office:value-type="float" office:value="-0.08056640625" calcext:value-type="float">
            <text:p>-0.0805664063</text:p>
          </table:table-cell>
          <table:table-cell table:formula="of:=MAX([.A61:.J61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62:.J62])" office:value-type="float" office:value="-0.14501953125" calcext:value-type="float">
            <text:p>-0.1450195313</text:p>
          </table:table-cell>
          <table:table-cell table:formula="of:=MAX([.A62:.J62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3837890625" calcext:value-type="float">
            <text:p>0.338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63:.J63])" office:value-type="float" office:value="-0.08056640625" calcext:value-type="float">
            <text:p>-0.0805664063</text:p>
          </table:table-cell>
          <table:table-cell table:formula="of:=MAX([.A63:.J63])" office:value-type="float" office:value="0.33837890625" calcext:value-type="float">
            <text:p>0.3383789063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7724609375" calcext:value-type="float">
            <text:p>0.177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64:.J64])" office:value-type="float" office:value="-0.1611328125" calcext:value-type="float">
            <text:p>-0.1611328125</text:p>
          </table:table-cell>
          <table:table-cell table:formula="of:=MAX([.A64:.J64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65:.J65])" office:value-type="float" office:value="-0.07734375" calcext:value-type="float">
            <text:p>-0.07734375</text:p>
          </table:table-cell>
          <table:table-cell table:formula="of:=MAX([.A65:.J65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2126953125" calcext:value-type="float">
            <text:p>-0.21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66:.J66])" office:value-type="float" office:value="-0.2126953125" calcext:value-type="float">
            <text:p>-0.2126953125</text:p>
          </table:table-cell>
          <table:table-cell table:formula="of:=MAX([.A66:.J66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123046875" calcext:value-type="float">
            <text:p>-0.061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67:.J67])" office:value-type="float" office:value="-0.08056640625" calcext:value-type="float">
            <text:p>-0.0805664063</text:p>
          </table:table-cell>
          <table:table-cell table:formula="of:=MAX([.A67:.J67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837890625" calcext:value-type="float">
            <text:p>0.084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7080078125" calcext:value-type="float">
            <text:p>0.171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68:.J68])" office:value-type="float" office:value="-0.1353515625" calcext:value-type="float">
            <text:p>-0.1353515625</text:p>
          </table:table-cell>
          <table:table-cell table:formula="of:=MAX([.A68:.J68])" office:value-type="float" office:value="0.17080078125" calcext:value-type="float">
            <text:p>0.1708007813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69:.J69])" office:value-type="float" office:value="-0.1095703125" calcext:value-type="float">
            <text:p>-0.1095703125</text:p>
          </table:table-cell>
          <table:table-cell table:formula="of:=MAX([.A69:.J69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70:.J70])" office:value-type="float" office:value="-0.23203125" calcext:value-type="float">
            <text:p>-0.23203125</text:p>
          </table:table-cell>
          <table:table-cell table:formula="of:=MAX([.A70:.J70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771484375" calcext:value-type="float">
            <text:p>0.277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7080078125" calcext:value-type="float">
            <text:p>0.171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71:.J71])" office:value-type="float" office:value="-0.08056640625" calcext:value-type="float">
            <text:p>-0.0805664063</text:p>
          </table:table-cell>
          <table:table-cell table:formula="of:=MAX([.A71:.J71])" office:value-type="float" office:value="0.2771484375" calcext:value-type="float">
            <text:p>0.27714843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72:.J72])" office:value-type="float" office:value="-0.12890625" calcext:value-type="float">
            <text:p>-0.12890625</text:p>
          </table:table-cell>
          <table:table-cell table:formula="of:=MAX([.A72:.J72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3544921875" calcext:value-type="float">
            <text:p>-0.035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73:.J73])" office:value-type="float" office:value="-0.08056640625" calcext:value-type="float">
            <text:p>-0.0805664063</text:p>
          </table:table-cell>
          <table:table-cell table:formula="of:=MAX([.A73:.J73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0.13857421875" calcext:value-type="float">
            <text:p>0.139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74:.J74])" office:value-type="float" office:value="-0.14501953125" calcext:value-type="float">
            <text:p>-0.1450195313</text:p>
          </table:table-cell>
          <table:table-cell table:formula="of:=MAX([.A74:.J74])" office:value-type="float" office:value="0.13857421875" calcext:value-type="float">
            <text:p>0.1385742188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75:.J75])" office:value-type="float" office:value="-0.08056640625" calcext:value-type="float">
            <text:p>-0.0805664063</text:p>
          </table:table-cell>
          <table:table-cell table:formula="of:=MAX([.A75:.J75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76:.J76])" office:value-type="float" office:value="-0.1353515625" calcext:value-type="float">
            <text:p>-0.1353515625</text:p>
          </table:table-cell>
          <table:table-cell table:formula="of:=MAX([.A76:.J76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77:.J77])" office:value-type="float" office:value="-0.08056640625" calcext:value-type="float">
            <text:p>-0.0805664063</text:p>
          </table:table-cell>
          <table:table-cell table:formula="of:=MAX([.A77:.J77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78:.J78])" office:value-type="float" office:value="-0.09345703125" calcext:value-type="float">
            <text:p>-0.0934570313</text:p>
          </table:table-cell>
          <table:table-cell table:formula="of:=MAX([.A78:.J78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79:.J79])" office:value-type="float" office:value="-0.08056640625" calcext:value-type="float">
            <text:p>-0.0805664063</text:p>
          </table:table-cell>
          <table:table-cell table:formula="of:=MAX([.A79:.J79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80:.J80])" office:value-type="float" office:value="-0.09345703125" calcext:value-type="float">
            <text:p>-0.0934570313</text:p>
          </table:table-cell>
          <table:table-cell table:formula="of:=MAX([.A80:.J80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81:.J81])" office:value-type="float" office:value="-0.08056640625" calcext:value-type="float">
            <text:p>-0.0805664063</text:p>
          </table:table-cell>
          <table:table-cell table:formula="of:=MAX([.A81:.J81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0.06767578125" calcext:value-type="float">
            <text:p>0.068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6435546875" calcext:value-type="float">
            <text:p>-0.164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82:.J82])" office:value-type="float" office:value="-0.16435546875" calcext:value-type="float">
            <text:p>-0.1643554688</text:p>
          </table:table-cell>
          <table:table-cell table:formula="of:=MAX([.A82:.J82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771484375" calcext:value-type="float">
            <text:p>0.277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83:.J83])" office:value-type="float" office:value="-0.08056640625" calcext:value-type="float">
            <text:p>-0.0805664063</text:p>
          </table:table-cell>
          <table:table-cell table:formula="of:=MAX([.A83:.J83])" office:value-type="float" office:value="0.2771484375" calcext:value-type="float">
            <text:p>0.27714843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84:.J84])" office:value-type="float" office:value="-0.1353515625" calcext:value-type="float">
            <text:p>-0.1353515625</text:p>
          </table:table-cell>
          <table:table-cell table:formula="of:=MAX([.A84:.J84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947265625" calcext:value-type="float">
            <text:p>0.209</text:p>
          </table:table-cell>
          <table:table-cell/>
          <table:table-cell table:formula="of:=+MIN([.A85:.J85])" office:value-type="float" office:value="-0.08056640625" calcext:value-type="float">
            <text:p>-0.0805664063</text:p>
          </table:table-cell>
          <table:table-cell table:formula="of:=MAX([.A85:.J85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86:.J86])" office:value-type="float" office:value="-0.1095703125" calcext:value-type="float">
            <text:p>-0.1095703125</text:p>
          </table:table-cell>
          <table:table-cell table:formula="of:=MAX([.A86:.J86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06767578125" calcext:value-type="float">
            <text:p>0.06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87:.J87])" office:value-type="float" office:value="-0.08056640625" calcext:value-type="float">
            <text:p>-0.0805664063</text:p>
          </table:table-cell>
          <table:table-cell table:formula="of:=MAX([.A87:.J87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88:.J88])" office:value-type="float" office:value="-0.09345703125" calcext:value-type="float">
            <text:p>-0.0934570313</text:p>
          </table:table-cell>
          <table:table-cell table:formula="of:=MAX([.A88:.J88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89:.J89])" office:value-type="float" office:value="-0.08056640625" calcext:value-type="float">
            <text:p>-0.0805664063</text:p>
          </table:table-cell>
          <table:table-cell table:formula="of:=MAX([.A89:.J89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7412109375" calcext:value-type="float">
            <text:p>0.0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90:.J90])" office:value-type="float" office:value="-0.09345703125" calcext:value-type="float">
            <text:p>-0.0934570313</text:p>
          </table:table-cell>
          <table:table-cell table:formula="of:=MAX([.A90:.J90])" office:value-type="float" office:value="0.09345703125" calcext:value-type="float">
            <text:p>0.0934570313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91:.J91])" office:value-type="float" office:value="-0.08056640625" calcext:value-type="float">
            <text:p>-0.0805664063</text:p>
          </table:table-cell>
          <table:table-cell table:formula="of:=MAX([.A91:.J91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193359375" calcext:value-type="float">
            <text:p>-0.01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92:.J92])" office:value-type="float" office:value="-0.09345703125" calcext:value-type="float">
            <text:p>-0.0934570313</text:p>
          </table:table-cell>
          <table:table-cell table:formula="of:=MAX([.A92:.J92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96484375" calcext:value-type="float">
            <text:p>0.29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93:.J93])" office:value-type="float" office:value="-0.08056640625" calcext:value-type="float">
            <text:p>-0.0805664063</text:p>
          </table:table-cell>
          <table:table-cell table:formula="of:=MAX([.A93:.J93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94:.J94])" office:value-type="float" office:value="-0.19658203125" calcext:value-type="float">
            <text:p>-0.1965820313</text:p>
          </table:table-cell>
          <table:table-cell table:formula="of:=MAX([.A94:.J94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95:.J95])" office:value-type="float" office:value="-0.08056640625" calcext:value-type="float">
            <text:p>-0.0805664063</text:p>
          </table:table-cell>
          <table:table-cell table:formula="of:=MAX([.A95:.J95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96:.J96])" office:value-type="float" office:value="-0.15791015625" calcext:value-type="float">
            <text:p>-0.1579101563</text:p>
          </table:table-cell>
          <table:table-cell table:formula="of:=MAX([.A96:.J96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97:.J97])" office:value-type="float" office:value="-0.08056640625" calcext:value-type="float">
            <text:p>-0.0805664063</text:p>
          </table:table-cell>
          <table:table-cell table:formula="of:=MAX([.A97:.J97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-0.193359375" calcext:value-type="float">
            <text:p>-0.19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17080078125" calcext:value-type="float">
            <text:p>-0.171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98:.J98])" office:value-type="float" office:value="-0.193359375" calcext:value-type="float">
            <text:p>-0.193359375</text:p>
          </table:table-cell>
          <table:table-cell table:formula="of:=MAX([.A98:.J98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037109375" calcext:value-type="float">
            <text:p>0.28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99:.J99])" office:value-type="float" office:value="-0.08056640625" calcext:value-type="float">
            <text:p>-0.0805664063</text:p>
          </table:table-cell>
          <table:table-cell table:formula="of:=MAX([.A99:.J99])" office:value-type="float" office:value="0.28037109375" calcext:value-type="float">
            <text:p>0.28037109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0.1353515625" calcext:value-type="float">
            <text:p>0.135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100:.J100])" office:value-type="float" office:value="-0.1869140625" calcext:value-type="float">
            <text:p>-0.1869140625</text:p>
          </table:table-cell>
          <table:table-cell table:formula="of:=MAX([.A100:.J100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96484375" calcext:value-type="float">
            <text:p>0.296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01:.J101])" office:value-type="float" office:value="-0.08056640625" calcext:value-type="float">
            <text:p>-0.0805664063</text:p>
          </table:table-cell>
          <table:table-cell table:formula="of:=MAX([.A101:.J101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0.17724609375" calcext:value-type="float">
            <text:p>0.177</text:p>
          </table:table-cell>
          <table:table-cell/>
          <table:table-cell office:value-type="float" office:value="0.0064453125" calcext:value-type="float">
            <text:p>0.006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102:.J102])" office:value-type="float" office:value="-0.12890625" calcext:value-type="float">
            <text:p>-0.12890625</text:p>
          </table:table-cell>
          <table:table-cell table:formula="of:=MAX([.A102:.J102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4189453125" calcext:value-type="float">
            <text:p>0.042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03:.J103])" office:value-type="float" office:value="-0.08056640625" calcext:value-type="float">
            <text:p>-0.0805664063</text:p>
          </table:table-cell>
          <table:table-cell table:formula="of:=MAX([.A103:.J103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20947265625" calcext:value-type="float">
            <text:p>0.209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04:.J104])" office:value-type="float" office:value="-0.28681640625" calcext:value-type="float">
            <text:p>-0.2868164063</text:p>
          </table:table-cell>
          <table:table-cell table:formula="of:=MAX([.A104:.J104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681640625" calcext:value-type="float">
            <text:p>0.287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05:.J105])" office:value-type="float" office:value="-0.08056640625" calcext:value-type="float">
            <text:p>-0.0805664063</text:p>
          </table:table-cell>
          <table:table-cell table:formula="of:=MAX([.A105:.J105])" office:value-type="float" office:value="0.28681640625" calcext:value-type="float">
            <text:p>0.2868164063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06:.J106])" office:value-type="float" office:value="-0.18369140625" calcext:value-type="float">
            <text:p>-0.1836914063</text:p>
          </table:table-cell>
          <table:table-cell table:formula="of:=MAX([.A106:.J106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0615234375" calcext:value-type="float">
            <text:p>0.306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116015625" calcext:value-type="float">
            <text:p>-0.116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07:.J107])" office:value-type="float" office:value="-0.116015625" calcext:value-type="float">
            <text:p>-0.116015625</text:p>
          </table:table-cell>
          <table:table-cell table:formula="of:=MAX([.A107:.J107])" office:value-type="float" office:value="0.30615234375" calcext:value-type="float">
            <text:p>0.30615234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01611328125" calcext:value-type="float">
            <text:p>0.016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08:.J108])" office:value-type="float" office:value="-0.1353515625" calcext:value-type="float">
            <text:p>-0.1353515625</text:p>
          </table:table-cell>
          <table:table-cell table:formula="of:=MAX([.A108:.J108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09:.J109])" office:value-type="float" office:value="-0.08056640625" calcext:value-type="float">
            <text:p>-0.0805664063</text:p>
          </table:table-cell>
          <table:table-cell table:formula="of:=MAX([.A109:.J109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369140625" calcext:value-type="float">
            <text:p>0.184</text:p>
          </table:table-cell>
          <table:table-cell/>
          <table:table-cell office:value-type="float" office:value="0.0064453125" calcext:value-type="float">
            <text:p>0.00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10:.J110])" office:value-type="float" office:value="-0.09345703125" calcext:value-type="float">
            <text:p>-0.0934570313</text:p>
          </table:table-cell>
          <table:table-cell table:formula="of:=MAX([.A110:.J110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11:.J111])" office:value-type="float" office:value="-0.08056640625" calcext:value-type="float">
            <text:p>-0.0805664063</text:p>
          </table:table-cell>
          <table:table-cell table:formula="of:=MAX([.A111:.J111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12:.J112])" office:value-type="float" office:value="-0.09990234375" calcext:value-type="float">
            <text:p>-0.0999023438</text:p>
          </table:table-cell>
          <table:table-cell table:formula="of:=MAX([.A112:.J112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359375" calcext:value-type="float">
            <text:p>0.284</text:p>
          </table:table-cell>
          <table:table-cell table:number-columns-repeated="2" office:value-type="float" office:value="-0.02900390625" calcext:value-type="float">
            <text:p>-0.029</text:p>
          </table:table-cell>
          <table:table-cell office:value-type="float" office:value="-0.12890625" calcext:value-type="float">
            <text:p>-0.129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11328125" calcext:value-type="float">
            <text:p>0.161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13:.J113])" office:value-type="float" office:value="-0.12890625" calcext:value-type="float">
            <text:p>-0.12890625</text:p>
          </table:table-cell>
          <table:table-cell table:formula="of:=MAX([.A113:.J113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8369140625" calcext:value-type="float">
            <text:p>0.18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14:.J114])" office:value-type="float" office:value="-0.15791015625" calcext:value-type="float">
            <text:p>-0.1579101563</text:p>
          </table:table-cell>
          <table:table-cell table:formula="of:=MAX([.A114:.J114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9970703125" calcext:value-type="float">
            <text:p>0.30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15:.J115])" office:value-type="float" office:value="-0.08056640625" calcext:value-type="float">
            <text:p>-0.0805664063</text:p>
          </table:table-cell>
          <table:table-cell table:formula="of:=MAX([.A115:.J115])" office:value-type="float" office:value="0.29970703125" calcext:value-type="float">
            <text:p>0.2997070313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116:.J116])" office:value-type="float" office:value="-0.103125" calcext:value-type="float">
            <text:p>-0.103125</text:p>
          </table:table-cell>
          <table:table-cell table:formula="of:=MAX([.A116:.J116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-0.04833984375" calcext:value-type="float">
            <text:p>-0.048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2900390625" calcext:value-type="float">
            <text:p>-0.029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11328125" calcext:value-type="float">
            <text:p>0.161</text:p>
          </table:table-cell>
          <table:table-cell office:value-type="float" office:value="0.18369140625" calcext:value-type="float">
            <text:p>0.184</text:p>
          </table:table-cell>
          <table:table-cell/>
          <table:table-cell table:formula="of:=+MIN([.A117:.J117])" office:value-type="float" office:value="-0.07412109375" calcext:value-type="float">
            <text:p>-0.0741210938</text:p>
          </table:table-cell>
          <table:table-cell table:formula="of:=MAX([.A117:.J117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13857421875" calcext:value-type="float">
            <text:p>0.139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6123046875" calcext:value-type="float">
            <text:p>-0.061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12890625" calcext:value-type="float">
            <text:p>-0.129</text:p>
          </table:table-cell>
          <table:table-cell/>
          <table:table-cell table:formula="of:=+MIN([.A118:.J118])" office:value-type="float" office:value="-0.15146484375" calcext:value-type="float">
            <text:p>-0.1514648438</text:p>
          </table:table-cell>
          <table:table-cell table:formula="of:=MAX([.A118:.J118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119:.J119])" office:value-type="float" office:value="-0.08056640625" calcext:value-type="float">
            <text:p>-0.0805664063</text:p>
          </table:table-cell>
          <table:table-cell table:formula="of:=MAX([.A119:.J119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0.01611328125" calcext:value-type="float">
            <text:p>0.016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20:.J120])" office:value-type="float" office:value="-0.18369140625" calcext:value-type="float">
            <text:p>-0.1836914063</text:p>
          </table:table-cell>
          <table:table-cell table:formula="of:=MAX([.A120:.J120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21:.J121])" office:value-type="float" office:value="-0.08056640625" calcext:value-type="float">
            <text:p>-0.0805664063</text:p>
          </table:table-cell>
          <table:table-cell table:formula="of:=MAX([.A121:.J121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22:.J122])" office:value-type="float" office:value="-0.116015625" calcext:value-type="float">
            <text:p>-0.116015625</text:p>
          </table:table-cell>
          <table:table-cell table:formula="of:=MAX([.A122:.J122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8349609375" calcext:value-type="float">
            <text:p>0.38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23:.J123])" office:value-type="float" office:value="-0.08056640625" calcext:value-type="float">
            <text:p>-0.0805664063</text:p>
          </table:table-cell>
          <table:table-cell table:formula="of:=MAX([.A123:.J123])" office:value-type="float" office:value="0.38349609375" calcext:value-type="float">
            <text:p>0.383496093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8369140625" calcext:value-type="float">
            <text:p>0.18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24:.J124])" office:value-type="float" office:value="-0.09345703125" calcext:value-type="float">
            <text:p>-0.0934570313</text:p>
          </table:table-cell>
          <table:table-cell table:formula="of:=MAX([.A124:.J124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25:.J125])" office:value-type="float" office:value="-0.08056640625" calcext:value-type="float">
            <text:p>-0.0805664063</text:p>
          </table:table-cell>
          <table:table-cell table:formula="of:=MAX([.A125:.J125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26:.J126])" office:value-type="float" office:value="-0.15791015625" calcext:value-type="float">
            <text:p>-0.1579101563</text:p>
          </table:table-cell>
          <table:table-cell table:formula="of:=MAX([.A126:.J126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837890625" calcext:value-type="float">
            <text:p>-0.08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27:.J127])" office:value-type="float" office:value="-0.0837890625" calcext:value-type="float">
            <text:p>-0.0837890625</text:p>
          </table:table-cell>
          <table:table-cell table:formula="of:=MAX([.A127:.J127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0.28359375" calcext:value-type="float">
            <text:p>0.284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193359375" calcext:value-type="float">
            <text:p>-0.019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28:.J128])" office:value-type="float" office:value="-0.167578125" calcext:value-type="float">
            <text:p>-0.167578125</text:p>
          </table:table-cell>
          <table:table-cell table:formula="of:=MAX([.A128:.J128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116015625" calcext:value-type="float">
            <text:p>-0.116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29:.J129])" office:value-type="float" office:value="-0.116015625" calcext:value-type="float">
            <text:p>-0.116015625</text:p>
          </table:table-cell>
          <table:table-cell table:formula="of:=MAX([.A129:.J129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30:.J130])" office:value-type="float" office:value="-0.09990234375" calcext:value-type="float">
            <text:p>-0.0999023438</text:p>
          </table:table-cell>
          <table:table-cell table:formula="of:=MAX([.A130:.J130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31:.J131])" office:value-type="float" office:value="-0.07412109375" calcext:value-type="float">
            <text:p>-0.0741210938</text:p>
          </table:table-cell>
          <table:table-cell table:formula="of:=MAX([.A131:.J131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2" office:value-type="float" office:value="-0.103125" calcext:value-type="float">
            <text:p>-0.103</text:p>
          </table:table-cell>
          <table:table-cell/>
          <table:table-cell table:formula="of:=+MIN([.A132:.J132])" office:value-type="float" office:value="-0.22880859375" calcext:value-type="float">
            <text:p>-0.2288085938</text:p>
          </table:table-cell>
          <table:table-cell table:formula="of:=MAX([.A132:.J132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33:.J133])" office:value-type="float" office:value="-0.08056640625" calcext:value-type="float">
            <text:p>-0.0805664063</text:p>
          </table:table-cell>
          <table:table-cell table:formula="of:=MAX([.A133:.J133])" office:value-type="float" office:value="0.38671875" calcext:value-type="float">
            <text:p>0.386718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103125" calcext:value-type="float">
            <text:p>0.103</text:p>
          </table:table-cell>
          <table:table-cell office:value-type="float" office:value="-0.193359375" calcext:value-type="float">
            <text:p>-0.193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23525390625" calcext:value-type="float">
            <text:p>0.235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-0.1095703125" calcext:value-type="float">
            <text:p>-0.110</text:p>
          </table:table-cell>
          <table:table-cell/>
          <table:table-cell table:formula="of:=+MIN([.A134:.J134])" office:value-type="float" office:value="-0.193359375" calcext:value-type="float">
            <text:p>-0.193359375</text:p>
          </table:table-cell>
          <table:table-cell table:formula="of:=MAX([.A134:.J134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22265625" calcext:value-type="float">
            <text:p>0.322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" calcext:value-type="float">
            <text:p>0.000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23203125" calcext:value-type="float">
            <text:p>0.232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135:.J135])" office:value-type="float" office:value="-0.08056640625" calcext:value-type="float">
            <text:p>-0.0805664063</text:p>
          </table:table-cell>
          <table:table-cell table:formula="of:=MAX([.A135:.J135])" office:value-type="float" office:value="0.322265625" calcext:value-type="float">
            <text:p>0.32226562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0.11923828125" calcext:value-type="float">
            <text:p>0.119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36:.J136])" office:value-type="float" office:value="-0.19658203125" calcext:value-type="float">
            <text:p>-0.1965820313</text:p>
          </table:table-cell>
          <table:table-cell table:formula="of:=MAX([.A136:.J136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03125" calcext:value-type="float">
            <text:p>-0.103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37:.J137])" office:value-type="float" office:value="-0.103125" calcext:value-type="float">
            <text:p>-0.103125</text:p>
          </table:table-cell>
          <table:table-cell table:formula="of:=MAX([.A137:.J137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0580078125" calcext:value-type="float">
            <text:p>-0.058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38:.J138])" office:value-type="float" office:value="-0.09345703125" calcext:value-type="float">
            <text:p>-0.0934570313</text:p>
          </table:table-cell>
          <table:table-cell table:formula="of:=MAX([.A138:.J138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244921875" calcext:value-type="float">
            <text:p>0.245</text:p>
          </table:table-cell>
          <table:table-cell table:number-columns-repeated="2" office:value-type="float" office:value="-0.02578125" calcext:value-type="float">
            <text:p>-0.026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2" office:value-type="float" office:value="0.20947265625" calcext:value-type="float">
            <text:p>0.209</text:p>
          </table:table-cell>
          <table:table-cell/>
          <table:table-cell table:formula="of:=+MIN([.A139:.J139])" office:value-type="float" office:value="-0.0837890625" calcext:value-type="float">
            <text:p>-0.0837890625</text:p>
          </table:table-cell>
          <table:table-cell table:formula="of:=MAX([.A139:.J139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0.26748046875" calcext:value-type="float">
            <text:p>0.267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224609375" calcext:value-type="float">
            <text:p>0.122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40:.J140])" office:value-type="float" office:value="-0.15146484375" calcext:value-type="float">
            <text:p>-0.1514648438</text:p>
          </table:table-cell>
          <table:table-cell table:formula="of:=MAX([.A140:.J140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0.1482421875" calcext:value-type="float">
            <text:p>0.148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24814453125" calcext:value-type="float">
            <text:p>-0.248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0.244921875" calcext:value-type="float">
            <text:p>0.245</text:p>
          </table:table-cell>
          <table:table-cell/>
          <table:table-cell table:formula="of:=+MIN([.A141:.J141])" office:value-type="float" office:value="-0.24814453125" calcext:value-type="float">
            <text:p>-0.2481445313</text:p>
          </table:table-cell>
          <table:table-cell table:formula="of:=MAX([.A141:.J141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18369140625" calcext:value-type="float">
            <text:p>0.18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27392578125" calcext:value-type="float">
            <text:p>-0.274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142:.J142])" office:value-type="float" office:value="-0.27392578125" calcext:value-type="float">
            <text:p>-0.2739257813</text:p>
          </table:table-cell>
          <table:table-cell table:formula="of:=MAX([.A142:.J142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12890625" calcext:value-type="float">
            <text:p>-0.129</text:p>
          </table:table-cell>
          <table:table-cell/>
          <table:table-cell office:value-type="float" office:value="0.05478515625" calcext:value-type="float">
            <text:p>0.055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0.20947265625" calcext:value-type="float">
            <text:p>0.209</text:p>
          </table:table-cell>
          <table:table-cell/>
          <table:table-cell table:formula="of:=+MIN([.A143:.J143])" office:value-type="float" office:value="-0.12890625" calcext:value-type="float">
            <text:p>-0.12890625</text:p>
          </table:table-cell>
          <table:table-cell table:formula="of:=MAX([.A143:.J143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20302734375" calcext:value-type="float">
            <text:p>0.203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44:.J144])" office:value-type="float" office:value="-0.09345703125" calcext:value-type="float">
            <text:p>-0.0934570313</text:p>
          </table:table-cell>
          <table:table-cell table:formula="of:=MAX([.A144:.J144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15791015625" calcext:value-type="float">
            <text:p>0.158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45:.J145])" office:value-type="float" office:value="-0.08056640625" calcext:value-type="float">
            <text:p>-0.0805664063</text:p>
          </table:table-cell>
          <table:table-cell table:formula="of:=MAX([.A145:.J145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296484375" calcext:value-type="float">
            <text:p>0.296</text:p>
          </table:table-cell>
          <table:table-cell/>
          <table:table-cell office:value-type="float" office:value="-0.0064453125" calcext:value-type="float">
            <text:p>-0.00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46:.J146])" office:value-type="float" office:value="-0.09990234375" calcext:value-type="float">
            <text:p>-0.0999023438</text:p>
          </table:table-cell>
          <table:table-cell table:formula="of:=MAX([.A146:.J146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103125" calcext:value-type="float">
            <text:p>-0.103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0.24169921875" calcext:value-type="float">
            <text:p>0.242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47:.J147])" office:value-type="float" office:value="-0.116015625" calcext:value-type="float">
            <text:p>-0.116015625</text:p>
          </table:table-cell>
          <table:table-cell table:formula="of:=MAX([.A147:.J147])" office:value-type="float" office:value="0.24169921875" calcext:value-type="float">
            <text:p>0.2416992188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22880859375" calcext:value-type="float">
            <text:p>0.229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14501953125" calcext:value-type="float">
            <text:p>-0.145</text:p>
          </table:table-cell>
          <table:table-cell/>
          <table:table-cell table:formula="of:=+MIN([.A148:.J148])" office:value-type="float" office:value="-0.14501953125" calcext:value-type="float">
            <text:p>-0.1450195313</text:p>
          </table:table-cell>
          <table:table-cell table:formula="of:=MAX([.A148:.J148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1611328125" calcext:value-type="float">
            <text:p>-0.161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49:.J149])" office:value-type="float" office:value="-0.1611328125" calcext:value-type="float">
            <text:p>-0.1611328125</text:p>
          </table:table-cell>
          <table:table-cell table:formula="of:=MAX([.A149:.J149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451171875" calcext:value-type="float">
            <text:p>0.04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2513671875" calcext:value-type="float">
            <text:p>0.251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141796875" calcext:value-type="float">
            <text:p>-0.142</text:p>
          </table:table-cell>
          <table:table-cell/>
          <table:table-cell table:formula="of:=+MIN([.A150:.J150])" office:value-type="float" office:value="-0.141796875" calcext:value-type="float">
            <text:p>-0.141796875</text:p>
          </table:table-cell>
          <table:table-cell table:formula="of:=MAX([.A150:.J150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51:.J151])" office:value-type="float" office:value="-0.08056640625" calcext:value-type="float">
            <text:p>-0.0805664063</text:p>
          </table:table-cell>
          <table:table-cell table:formula="of:=MAX([.A151:.J151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0.12890625" calcext:value-type="float">
            <text:p>0.129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52529296875" calcext:value-type="float">
            <text:p>0.525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0.04189453125" calcext:value-type="float">
            <text:p>0.042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152:.J152])" office:value-type="float" office:value="-0.1611328125" calcext:value-type="float">
            <text:p>-0.1611328125</text:p>
          </table:table-cell>
          <table:table-cell table:formula="of:=MAX([.A152:.J152])" office:value-type="float" office:value="0.52529296875" calcext:value-type="float">
            <text:p>0.5252929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-0.03544921875" calcext:value-type="float">
            <text:p>-0.035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53:.J153])" office:value-type="float" office:value="-0.09345703125" calcext:value-type="float">
            <text:p>-0.0934570313</text:p>
          </table:table-cell>
          <table:table-cell table:formula="of:=MAX([.A153:.J153])" office:value-type="float" office:value="0.2255859375" calcext:value-type="float">
            <text:p>0.2255859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12568359375" calcext:value-type="float">
            <text:p>-0.126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31259765625" calcext:value-type="float">
            <text:p>0.313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154:.J154])" office:value-type="float" office:value="-0.12568359375" calcext:value-type="float">
            <text:p>-0.1256835938</text:p>
          </table:table-cell>
          <table:table-cell table:formula="of:=MAX([.A154:.J154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2890625" calcext:value-type="float">
            <text:p>-0.129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55:.J155])" office:value-type="float" office:value="-0.12890625" calcext:value-type="float">
            <text:p>-0.12890625</text:p>
          </table:table-cell>
          <table:table-cell table:formula="of:=MAX([.A155:.J155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12890625" calcext:value-type="float">
            <text:p>-0.129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156:.J156])" office:value-type="float" office:value="-0.12890625" calcext:value-type="float">
            <text:p>-0.12890625</text:p>
          </table:table-cell>
          <table:table-cell table:formula="of:=MAX([.A156:.J156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57:.J157])" office:value-type="float" office:value="-0.064453125" calcext:value-type="float">
            <text:p>-0.064453125</text:p>
          </table:table-cell>
          <table:table-cell table:formula="of:=MAX([.A157:.J157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31904296875" calcext:value-type="float">
            <text:p>0.319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10634765625" calcext:value-type="float">
            <text:p>-0.106</text:p>
          </table:table-cell>
          <table:table-cell/>
          <table:table-cell table:formula="of:=+MIN([.A158:.J158])" office:value-type="float" office:value="-0.12890625" calcext:value-type="float">
            <text:p>-0.12890625</text:p>
          </table:table-cell>
          <table:table-cell table:formula="of:=MAX([.A158:.J158])" office:value-type="float" office:value="0.31904296875" calcext:value-type="float">
            <text:p>0.3190429688</text:p>
          </table:table-cell>
          <table:table-cell table:number-columns-repeated="1011"/>
        </table:table-row>
        <table:table-row table:style-name="ro1">
          <table:table-cell office:value-type="float" office:value="-0.07412109375" calcext:value-type="float">
            <text:p>-0.074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23525390625" calcext:value-type="float">
            <text:p>-0.235</text:p>
          </table:table-cell>
          <table:table-cell/>
          <table:table-cell office:value-type="float" office:value="0.0515625" calcext:value-type="float">
            <text:p>0.052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59:.J159])" office:value-type="float" office:value="-0.23525390625" calcext:value-type="float">
            <text:p>-0.2352539063</text:p>
          </table:table-cell>
          <table:table-cell table:formula="of:=MAX([.A159:.J159])" office:value-type="float" office:value="0.399609375" calcext:value-type="float">
            <text:p>0.39960937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38994140625" calcext:value-type="float">
            <text:p>-0.390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33837890625" calcext:value-type="float">
            <text:p>0.338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141796875" calcext:value-type="float">
            <text:p>-0.142</text:p>
          </table:table-cell>
          <table:table-cell/>
          <table:table-cell table:formula="of:=+MIN([.A160:.J160])" office:value-type="float" office:value="-0.38994140625" calcext:value-type="float">
            <text:p>-0.3899414063</text:p>
          </table:table-cell>
          <table:table-cell table:formula="of:=MAX([.A160:.J160])" office:value-type="float" office:value="0.33837890625" calcext:value-type="float">
            <text:p>0.3383789063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5478515625" calcext:value-type="float">
            <text:p>0.548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9990234375" calcext:value-type="float">
            <text:p>-0.100</text:p>
          </table:table-cell>
          <table:table-cell/>
          <table:table-cell office:value-type="float" office:value="0.038671875" calcext:value-type="float">
            <text:p>0.039</text:p>
          </table:table-cell>
          <table:table-cell office:value-type="float" office:value="0.270703125" calcext:value-type="float">
            <text:p>0.271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61:.J161])" office:value-type="float" office:value="-0.1353515625" calcext:value-type="float">
            <text:p>-0.1353515625</text:p>
          </table:table-cell>
          <table:table-cell table:formula="of:=MAX([.A161:.J161])" office:value-type="float" office:value="0.5478515625" calcext:value-type="float">
            <text:p>0.5478515625</text:p>
          </table:table-cell>
          <table:table-cell table:number-columns-repeated="1011"/>
        </table:table-row>
        <table:table-row table:style-name="ro1">
          <table:table-cell office:value-type="float" office:value="-0.116015625" calcext:value-type="float">
            <text:p>-0.116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48984375" calcext:value-type="float">
            <text:p>0.490</text:p>
          </table:table-cell>
          <table:table-cell/>
          <table:table-cell office:value-type="float" office:value="-0.03544921875" calcext:value-type="float">
            <text:p>-0.035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6767578125" calcext:value-type="float">
            <text:p>-0.068</text:p>
          </table:table-cell>
          <table:table-cell/>
          <table:table-cell table:formula="of:=+MIN([.A162:.J162])" office:value-type="float" office:value="-0.116015625" calcext:value-type="float">
            <text:p>-0.116015625</text:p>
          </table:table-cell>
          <table:table-cell table:formula="of:=MAX([.A162:.J162])" office:value-type="float" office:value="0.48984375" calcext:value-type="float">
            <text:p>0.48984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67578125" calcext:value-type="float">
            <text:p>0.168</text:p>
          </table:table-cell>
          <table:table-cell/>
          <table:table-cell table:formula="of:=+MIN([.A163:.J163])" office:value-type="float" office:value="-0.08056640625" calcext:value-type="float">
            <text:p>-0.0805664063</text:p>
          </table:table-cell>
          <table:table-cell table:formula="of:=MAX([.A163:.J163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8701171875" calcext:value-type="float">
            <text:p>0.087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0.19013671875" calcext:value-type="float">
            <text:p>0.190</text:p>
          </table:table-cell>
          <table:table-cell office:value-type="float" office:value="0" calcext:value-type="float">
            <text:p>0.000</text:p>
          </table:table-cell>
          <table:table-cell office:value-type="float" office:value="0.19013671875" calcext:value-type="float">
            <text:p>0.190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64:.J164])" office:value-type="float" office:value="-0.22880859375" calcext:value-type="float">
            <text:p>-0.2288085938</text:p>
          </table:table-cell>
          <table:table-cell table:formula="of:=MAX([.A164:.J164])" office:value-type="float" office:value="0.19013671875" calcext:value-type="float">
            <text:p>0.1901367188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2578125" calcext:value-type="float">
            <text:p>-0.026</text:p>
          </table:table-cell>
          <table:table-cell table:number-columns-repeated="2" office:value-type="float" office:value="-0.00322265625" calcext:value-type="float">
            <text:p>-0.003</text:p>
          </table:table-cell>
          <table:table-cell/>
          <table:table-cell office:value-type="float" office:value="0.08056640625" calcext:value-type="float">
            <text:p>0.081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165:.J165])" office:value-type="float" office:value="-0.064453125" calcext:value-type="float">
            <text:p>-0.064453125</text:p>
          </table:table-cell>
          <table:table-cell table:formula="of:=MAX([.A165:.J165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15146484375" calcext:value-type="float">
            <text:p>0.151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06123046875" calcext:value-type="float">
            <text:p>-0.06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" calcext:value-type="float">
            <text:p>0.000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12568359375" calcext:value-type="float">
            <text:p>-0.126</text:p>
          </table:table-cell>
          <table:table-cell/>
          <table:table-cell table:formula="of:=+MIN([.A166:.J166])" office:value-type="float" office:value="-0.12568359375" calcext:value-type="float">
            <text:p>-0.1256835938</text:p>
          </table:table-cell>
          <table:table-cell table:formula="of:=MAX([.A166:.J166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4640625" calcext:value-type="float">
            <text:p>0.464</text:p>
          </table:table-cell>
          <table:table-cell table:number-columns-repeated="2" office:value-type="float" office:value="-0.064453125" calcext:value-type="float">
            <text:p>-0.064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23525390625" calcext:value-type="float">
            <text:p>0.235</text:p>
          </table:table-cell>
          <table:table-cell/>
          <table:table-cell table:formula="of:=+MIN([.A167:.J167])" office:value-type="float" office:value="-0.07412109375" calcext:value-type="float">
            <text:p>-0.0741210938</text:p>
          </table:table-cell>
          <table:table-cell table:formula="of:=MAX([.A167:.J167])" office:value-type="float" office:value="0.4640625" calcext:value-type="float">
            <text:p>0.4640625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35771484375" calcext:value-type="float">
            <text:p>0.35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17724609375" calcext:value-type="float">
            <text:p>-0.177</text:p>
          </table:table-cell>
          <table:table-cell/>
          <table:table-cell table:formula="of:=+MIN([.A168:.J168])" office:value-type="float" office:value="-0.18369140625" calcext:value-type="float">
            <text:p>-0.1836914063</text:p>
          </table:table-cell>
          <table:table-cell table:formula="of:=MAX([.A168:.J168])" office:value-type="float" office:value="0.35771484375" calcext:value-type="float">
            <text:p>0.3577148438</text:p>
          </table:table-cell>
          <table:table-cell table:number-columns-repeated="1011"/>
        </table:table-row>
        <table:table-row table:style-name="ro1">
          <table:table-cell office:value-type="float" office:value="0.0322265625" calcext:value-type="float">
            <text:p>0.032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169:.J169])" office:value-type="float" office:value="-0.02578125" calcext:value-type="float">
            <text:p>-0.02578125</text:p>
          </table:table-cell>
          <table:table-cell table:formula="of:=MAX([.A169:.J169])" office:value-type="float" office:value="0.193359375" calcext:value-type="float">
            <text:p>0.19335937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03125" calcext:value-type="float">
            <text:p>0.103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837890625" calcext:value-type="float">
            <text:p>0.084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22880859375" calcext:value-type="float">
            <text:p>0.229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-0.116015625" calcext:value-type="float">
            <text:p>-0.116</text:p>
          </table:table-cell>
          <table:table-cell/>
          <table:table-cell table:formula="of:=+MIN([.A170:.J170])" office:value-type="float" office:value="-0.116015625" calcext:value-type="float">
            <text:p>-0.116015625</text:p>
          </table:table-cell>
          <table:table-cell table:formula="of:=MAX([.A170:.J170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12568359375" calcext:value-type="float">
            <text:p>-0.126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0.22880859375" calcext:value-type="float">
            <text:p>0.229</text:p>
          </table:table-cell>
          <table:table-cell/>
          <table:table-cell table:formula="of:=+MIN([.A171:.J171])" office:value-type="float" office:value="-0.12568359375" calcext:value-type="float">
            <text:p>-0.1256835938</text:p>
          </table:table-cell>
          <table:table-cell table:formula="of:=MAX([.A171:.J171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0.10634765625" calcext:value-type="float">
            <text:p>0.106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63486328125" calcext:value-type="float">
            <text:p>-0.635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244921875" calcext:value-type="float">
            <text:p>0.245</text:p>
          </table:table-cell>
          <table:table-cell/>
          <table:table-cell office:value-type="float" office:value="0.012890625" calcext:value-type="float">
            <text:p>0.01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72:.J172])" office:value-type="float" office:value="-0.63486328125" calcext:value-type="float">
            <text:p>-0.6348632813</text:p>
          </table:table-cell>
          <table:table-cell table:formula="of:=MAX([.A172:.J172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3802734375" calcext:value-type="float">
            <text:p>0.38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4501953125" calcext:value-type="float">
            <text:p>-0.145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173:.J173])" office:value-type="float" office:value="-0.14501953125" calcext:value-type="float">
            <text:p>-0.1450195313</text:p>
          </table:table-cell>
          <table:table-cell table:formula="of:=MAX([.A173:.J173])" office:value-type="float" office:value="0.3802734375" calcext:value-type="float">
            <text:p>0.3802734375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103125" calcext:value-type="float">
            <text:p>0.103</text:p>
          </table:table-cell>
          <table:table-cell office:value-type="float" office:value="0" calcext:value-type="float">
            <text:p>0.000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4833984375" calcext:value-type="float">
            <text:p>-0.048</text:p>
          </table:table-cell>
          <table:table-cell/>
          <table:table-cell table:formula="of:=+MIN([.A174:.J174])" office:value-type="float" office:value="-0.04833984375" calcext:value-type="float">
            <text:p>-0.0483398438</text:p>
          </table:table-cell>
          <table:table-cell table:formula="of:=MAX([.A174:.J174])" office:value-type="float" office:value="0.103125" calcext:value-type="float">
            <text:p>0.103125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0.0966796875" calcext:value-type="float">
            <text:p>0.097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2255859375" calcext:value-type="float">
            <text:p>0.226</text:p>
          </table:table-cell>
          <table:table-cell/>
          <table:table-cell table:formula="of:=+MIN([.A175:.J175])" office:value-type="float" office:value="-0.103125" calcext:value-type="float">
            <text:p>-0.103125</text:p>
          </table:table-cell>
          <table:table-cell table:formula="of:=MAX([.A175:.J175])" office:value-type="float" office:value="0.2255859375" calcext:value-type="float">
            <text:p>0.2255859375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76:.J176])" office:value-type="float" office:value="-0.22880859375" calcext:value-type="float">
            <text:p>-0.2288085938</text:p>
          </table:table-cell>
          <table:table-cell table:formula="of:=MAX([.A176:.J17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6123046875" calcext:value-type="float">
            <text:p>-0.06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-0.11923828125" calcext:value-type="float">
            <text:p>-0.119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740234375" calcext:value-type="float">
            <text:p>0.174</text:p>
          </table:table-cell>
          <table:table-cell/>
          <table:table-cell table:formula="of:=+MIN([.A177:.J177])" office:value-type="float" office:value="-0.11923828125" calcext:value-type="float">
            <text:p>-0.1192382813</text:p>
          </table:table-cell>
          <table:table-cell table:formula="of:=MAX([.A177:.J177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38671875" calcext:value-type="float">
            <text:p>0.039</text:p>
          </table:table-cell>
          <table:table-cell/>
          <table:table-cell office:value-type="float" office:value="-0.02255859375" calcext:value-type="float">
            <text:p>-0.023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0708984375" calcext:value-type="float">
            <text:p>-0.071</text:p>
          </table:table-cell>
          <table:table-cell/>
          <table:table-cell table:formula="of:=+MIN([.A178:.J178])" office:value-type="float" office:value="-0.12890625" calcext:value-type="float">
            <text:p>-0.12890625</text:p>
          </table:table-cell>
          <table:table-cell table:formula="of:=MAX([.A178:.J178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-0.116015625" calcext:value-type="float">
            <text:p>-0.116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15791015625" calcext:value-type="float">
            <text:p>-0.158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0634765625" calcext:value-type="float">
            <text:p>0.106</text:p>
          </table:table-cell>
          <table:table-cell/>
          <table:table-cell table:formula="of:=+MIN([.A179:.J179])" office:value-type="float" office:value="-0.15791015625" calcext:value-type="float">
            <text:p>-0.1579101563</text:p>
          </table:table-cell>
          <table:table-cell table:formula="of:=MAX([.A179:.J179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1611328125" calcext:value-type="float">
            <text:p>0.161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2513671875" calcext:value-type="float">
            <text:p>0.251</text:p>
          </table:table-cell>
          <table:table-cell/>
          <table:table-cell office:value-type="float" office:value="-0.0322265625" calcext:value-type="float">
            <text:p>-0.032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14501953125" calcext:value-type="float">
            <text:p>-0.145</text:p>
          </table:table-cell>
          <table:table-cell/>
          <table:table-cell table:formula="of:=+MIN([.A180:.J180])" office:value-type="float" office:value="-0.40283203125" calcext:value-type="float">
            <text:p>-0.4028320313</text:p>
          </table:table-cell>
          <table:table-cell table:formula="of:=MAX([.A180:.J180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-0.04833984375" calcext:value-type="float">
            <text:p>-0.048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2900390625" calcext:value-type="float">
            <text:p>-0.029</text:p>
          </table:table-cell>
          <table:table-cell/>
          <table:table-cell office:value-type="float" office:value="0.05478515625" calcext:value-type="float">
            <text:p>0.055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181:.J181])" office:value-type="float" office:value="-0.08056640625" calcext:value-type="float">
            <text:p>-0.0805664063</text:p>
          </table:table-cell>
          <table:table-cell table:formula="of:=MAX([.A181:.J181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966796875" calcext:value-type="float">
            <text:p>-0.097</text:p>
          </table:table-cell>
          <table:table-cell office:value-type="float" office:value="-0.0708984375" calcext:value-type="float">
            <text:p>-0.071</text:p>
          </table:table-cell>
          <table:table-cell/>
          <table:table-cell table:formula="of:=+MIN([.A182:.J182])" office:value-type="float" office:value="-0.1095703125" calcext:value-type="float">
            <text:p>-0.1095703125</text:p>
          </table:table-cell>
          <table:table-cell table:formula="of:=MAX([.A182:.J182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161132812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07412109375" calcext:value-type="float">
            <text:p>0.074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183:.J183])" office:value-type="float" office:value="-0.09345703125" calcext:value-type="float">
            <text:p>-0.0934570313</text:p>
          </table:table-cell>
          <table:table-cell table:formula="of:=MAX([.A183:.J183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184:.J184])" office:value-type="float" office:value="-0.09345703125" calcext:value-type="float">
            <text:p>-0.0934570313</text:p>
          </table:table-cell>
          <table:table-cell table:formula="of:=MAX([.A184:.J184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2578125" calcext:value-type="float">
            <text:p>0.026</text:p>
          </table:table-cell>
          <table:table-cell/>
          <table:table-cell office:value-type="float" office:value="0.13212890625" calcext:value-type="float">
            <text:p>0.132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28359375" calcext:value-type="float">
            <text:p>0.284</text:p>
          </table:table-cell>
          <table:table-cell/>
          <table:table-cell table:formula="of:=+MIN([.A185:.J185])" office:value-type="float" office:value="-0.1353515625" calcext:value-type="float">
            <text:p>-0.1353515625</text:p>
          </table:table-cell>
          <table:table-cell table:formula="of:=MAX([.A185:.J185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86:.J186])" office:value-type="float" office:value="-0.09345703125" calcext:value-type="float">
            <text:p>-0.0934570313</text:p>
          </table:table-cell>
          <table:table-cell table:formula="of:=MAX([.A186:.J18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10634765625" calcext:value-type="float">
            <text:p>-0.106</text:p>
          </table:table-cell>
          <table:table-cell/>
          <table:table-cell office:value-type="float" office:value="0.18046875" calcext:value-type="float">
            <text:p>0.180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187:.J187])" office:value-type="float" office:value="-0.10634765625" calcext:value-type="float">
            <text:p>-0.1063476563</text:p>
          </table:table-cell>
          <table:table-cell table:formula="of:=MAX([.A187:.J187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20947265625" calcext:value-type="float">
            <text:p>0.209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064453125" calcext:value-type="float">
            <text:p>-0.064</text:p>
          </table:table-cell>
          <table:table-cell/>
          <table:table-cell table:formula="of:=+MIN([.A188:.J188])" office:value-type="float" office:value="-0.1869140625" calcext:value-type="float">
            <text:p>-0.1869140625</text:p>
          </table:table-cell>
          <table:table-cell table:formula="of:=MAX([.A188:.J188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193359375" calcext:value-type="float">
            <text:p>0.193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29970703125" calcext:value-type="float">
            <text:p>0.300</text:p>
          </table:table-cell>
          <table:table-cell/>
          <table:table-cell table:formula="of:=+MIN([.A189:.J189])" office:value-type="float" office:value="-0.05478515625" calcext:value-type="float">
            <text:p>-0.0547851563</text:p>
          </table:table-cell>
          <table:table-cell table:formula="of:=MAX([.A189:.J189])" office:value-type="float" office:value="0.29970703125" calcext:value-type="float">
            <text:p>0.299707031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23525390625" calcext:value-type="float">
            <text:p>0.235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2900390625" calcext:value-type="float">
            <text:p>-0.029</text:p>
          </table:table-cell>
          <table:table-cell/>
          <table:table-cell table:formula="of:=+MIN([.A190:.J190])" office:value-type="float" office:value="-0.24814453125" calcext:value-type="float">
            <text:p>-0.2481445313</text:p>
          </table:table-cell>
          <table:table-cell table:formula="of:=MAX([.A190:.J190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0.0451171875" calcext:value-type="float">
            <text:p>0.04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322265625" calcext:value-type="float">
            <text:p>0.32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2900390625" calcext:value-type="float">
            <text:p>-0.290</text:p>
          </table:table-cell>
          <table:table-cell/>
          <table:table-cell office:value-type="float" office:value="0.103125" calcext:value-type="float">
            <text:p>0.103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167578125" calcext:value-type="float">
            <text:p>0.168</text:p>
          </table:table-cell>
          <table:table-cell/>
          <table:table-cell table:formula="of:=+MIN([.A191:.J191])" office:value-type="float" office:value="-0.2900390625" calcext:value-type="float">
            <text:p>-0.2900390625</text:p>
          </table:table-cell>
          <table:table-cell table:formula="of:=MAX([.A191:.J191])" office:value-type="float" office:value="0.322265625" calcext:value-type="float">
            <text:p>0.322265625</text:p>
          </table:table-cell>
          <table:table-cell table:number-columns-repeated="1011"/>
        </table:table-row>
        <table:table-row table:style-name="ro1">
          <table:table-cell office:value-type="float" office:value="0.0580078125" calcext:value-type="float">
            <text:p>0.058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3544921875" calcext:value-type="float">
            <text:p>-0.035</text:p>
          </table:table-cell>
          <table:table-cell/>
          <table:table-cell office:value-type="float" office:value="-0.0515625" calcext:value-type="float">
            <text:p>-0.052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192:.J192])" office:value-type="float" office:value="-0.0515625" calcext:value-type="float">
            <text:p>-0.0515625</text:p>
          </table:table-cell>
          <table:table-cell table:formula="of:=MAX([.A192:.J192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 office:value-type="float" office:value="0.309375" calcext:value-type="float">
            <text:p>0.309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12890625" calcext:value-type="float">
            <text:p>-0.129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2900390625" calcext:value-type="float">
            <text:p>-0.029</text:p>
          </table:table-cell>
          <table:table-cell/>
          <table:table-cell table:formula="of:=+MIN([.A193:.J193])" office:value-type="float" office:value="-0.12890625" calcext:value-type="float">
            <text:p>-0.12890625</text:p>
          </table:table-cell>
          <table:table-cell table:formula="of:=MAX([.A193:.J193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0.116015625" calcext:value-type="float">
            <text:p>0.116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194:.J194])" office:value-type="float" office:value="-0.15791015625" calcext:value-type="float">
            <text:p>-0.1579101563</text:p>
          </table:table-cell>
          <table:table-cell table:formula="of:=MAX([.A194:.J194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195:.J195])" office:value-type="float" office:value="-0.064453125" calcext:value-type="float">
            <text:p>-0.064453125</text:p>
          </table:table-cell>
          <table:table-cell table:formula="of:=MAX([.A195:.J195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2890625" calcext:value-type="float">
            <text:p>-0.129</text:p>
          </table:table-cell>
          <table:table-cell/>
          <table:table-cell table:formula="of:=+MIN([.A196:.J196])" office:value-type="float" office:value="-0.12890625" calcext:value-type="float">
            <text:p>-0.12890625</text:p>
          </table:table-cell>
          <table:table-cell table:formula="of:=MAX([.A196:.J19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12568359375" calcext:value-type="float">
            <text:p>-0.126</text:p>
          </table:table-cell>
          <table:table-cell office:value-type="float" office:value="-0.1546875" calcext:value-type="float">
            <text:p>-0.155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18369140625" calcext:value-type="float">
            <text:p>-0.184</text:p>
          </table:table-cell>
          <table:table-cell/>
          <table:table-cell office:value-type="float" office:value="0.012890625" calcext:value-type="float">
            <text:p>0.01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24814453125" calcext:value-type="float">
            <text:p>0.248</text:p>
          </table:table-cell>
          <table:table-cell/>
          <table:table-cell table:formula="of:=+MIN([.A197:.J197])" office:value-type="float" office:value="-0.18369140625" calcext:value-type="float">
            <text:p>-0.1836914063</text:p>
          </table:table-cell>
          <table:table-cell table:formula="of:=MAX([.A197:.J197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25458984375" calcext:value-type="float">
            <text:p>0.255</text:p>
          </table:table-cell>
          <table:table-cell/>
          <table:table-cell office:value-type="float" office:value="-0.103125" calcext:value-type="float">
            <text:p>-0.10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198:.J198])" office:value-type="float" office:value="-0.103125" calcext:value-type="float">
            <text:p>-0.103125</text:p>
          </table:table-cell>
          <table:table-cell table:formula="of:=MAX([.A198:.J198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-0.0966796875" calcext:value-type="float">
            <text:p>-0.097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06123046875" calcext:value-type="float">
            <text:p>-0.061</text:p>
          </table:table-cell>
          <table:table-cell/>
          <table:table-cell office:value-type="float" office:value="0.16435546875" calcext:value-type="float">
            <text:p>0.164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12890625" calcext:value-type="float">
            <text:p>0.129</text:p>
          </table:table-cell>
          <table:table-cell/>
          <table:table-cell table:formula="of:=+MIN([.A199:.J199])" office:value-type="float" office:value="-0.23203125" calcext:value-type="float">
            <text:p>-0.23203125</text:p>
          </table:table-cell>
          <table:table-cell table:formula="of:=MAX([.A199:.J199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425390625" calcext:value-type="float">
            <text:p>0.42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193359375" calcext:value-type="float">
            <text:p>0.019</text:p>
          </table:table-cell>
          <table:table-cell/>
          <table:table-cell office:value-type="float" office:value="-0.038671875" calcext:value-type="float">
            <text:p>-0.039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3158203125" calcext:value-type="float">
            <text:p>-0.316</text:p>
          </table:table-cell>
          <table:table-cell/>
          <table:table-cell table:formula="of:=+MIN([.A200:.J200])" office:value-type="float" office:value="-0.3158203125" calcext:value-type="float">
            <text:p>-0.3158203125</text:p>
          </table:table-cell>
          <table:table-cell table:formula="of:=MAX([.A200:.J200])" office:value-type="float" office:value="0.425390625" calcext:value-type="float">
            <text:p>0.42539062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-0.00322265625" calcext:value-type="float">
            <text:p>-0.003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.16435546875" calcext:value-type="float">
            <text:p>0.164</text:p>
          </table:table-cell>
          <table:table-cell office:value-type="float" office:value="0.1869140625" calcext:value-type="float">
            <text:p>0.187</text:p>
          </table:table-cell>
          <table:table-cell office:value-type="float" office:value="0.35771484375" calcext:value-type="float">
            <text:p>0.358</text:p>
          </table:table-cell>
          <table:table-cell/>
          <table:table-cell table:formula="of:=+MIN([.A201:.J201])" office:value-type="float" office:value="-0.00322265625" calcext:value-type="float">
            <text:p>-0.0032226563</text:p>
          </table:table-cell>
          <table:table-cell table:formula="of:=MAX([.A201:.J201])" office:value-type="float" office:value="0.35771484375" calcext:value-type="float">
            <text:p>0.3577148438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-0.0193359375" calcext:value-type="float">
            <text:p>-0.019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-0.116015625" calcext:value-type="float">
            <text:p>-0.116</text:p>
          </table:table-cell>
          <table:table-cell/>
          <table:table-cell table:formula="of:=+MIN([.A202:.J202])" office:value-type="float" office:value="-0.141796875" calcext:value-type="float">
            <text:p>-0.141796875</text:p>
          </table:table-cell>
          <table:table-cell table:formula="of:=MAX([.A202:.J202])" office:value-type="float" office:value="0.219140625" calcext:value-type="float">
            <text:p>0.219140625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451171875" calcext:value-type="float">
            <text:p>-0.045</text:p>
          </table:table-cell>
          <table:table-cell/>
          <table:table-cell office:value-type="float" office:value="0.141796875" calcext:value-type="float">
            <text:p>0.142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12890625" calcext:value-type="float">
            <text:p>0.129</text:p>
          </table:table-cell>
          <table:table-cell/>
          <table:table-cell table:formula="of:=+MIN([.A203:.J203])" office:value-type="float" office:value="-0.0451171875" calcext:value-type="float">
            <text:p>-0.0451171875</text:p>
          </table:table-cell>
          <table:table-cell table:formula="of:=MAX([.A203:.J203])" office:value-type="float" office:value="0.2255859375" calcext:value-type="float">
            <text:p>0.2255859375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35126953125" calcext:value-type="float">
            <text:p>-0.351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708984375" calcext:value-type="float">
            <text:p>0.071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966796875" calcext:value-type="float">
            <text:p>-0.010</text:p>
          </table:table-cell>
          <table:table-cell/>
          <table:table-cell table:formula="of:=+MIN([.A204:.J204])" office:value-type="float" office:value="-0.35126953125" calcext:value-type="float">
            <text:p>-0.3512695313</text:p>
          </table:table-cell>
          <table:table-cell table:formula="of:=MAX([.A204:.J204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10634765625" calcext:value-type="float">
            <text:p>-0.106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26748046875" calcext:value-type="float">
            <text:p>0.267</text:p>
          </table:table-cell>
          <table:table-cell/>
          <table:table-cell table:formula="of:=+MIN([.A205:.J205])" office:value-type="float" office:value="-0.10634765625" calcext:value-type="float">
            <text:p>-0.1063476563</text:p>
          </table:table-cell>
          <table:table-cell table:formula="of:=MAX([.A205:.J205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206:.J206])" office:value-type="float" office:value="-0.23203125" calcext:value-type="float">
            <text:p>-0.23203125</text:p>
          </table:table-cell>
          <table:table-cell table:formula="of:=MAX([.A206:.J206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9345703125" calcext:value-type="float">
            <text:p>0.093</text:p>
          </table:table-cell>
          <table:table-cell/>
          <table:table-cell office:value-type="float" office:value="-0.2578125" calcext:value-type="float">
            <text:p>-0.258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30615234375" calcext:value-type="float">
            <text:p>0.306</text:p>
          </table:table-cell>
          <table:table-cell/>
          <table:table-cell table:formula="of:=+MIN([.A207:.J207])" office:value-type="float" office:value="-0.2578125" calcext:value-type="float">
            <text:p>-0.2578125</text:p>
          </table:table-cell>
          <table:table-cell table:formula="of:=MAX([.A207:.J207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23525390625" calcext:value-type="float">
            <text:p>-0.23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064453125" calcext:value-type="float">
            <text:p>-0.064</text:p>
          </table:table-cell>
          <table:table-cell/>
          <table:table-cell table:formula="of:=+MIN([.A208:.J208])" office:value-type="float" office:value="-0.23525390625" calcext:value-type="float">
            <text:p>-0.2352539063</text:p>
          </table:table-cell>
          <table:table-cell table:formula="of:=MAX([.A208:.J208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38671875" calcext:value-type="float">
            <text:p>0.039</text:p>
          </table:table-cell>
          <table:table-cell/>
          <table:table-cell office:value-type="float" office:value="0.28359375" calcext:value-type="float">
            <text:p>0.284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3029296875" calcext:value-type="float">
            <text:p>0.303</text:p>
          </table:table-cell>
          <table:table-cell/>
          <table:table-cell table:formula="of:=+MIN([.A209:.J209])" office:value-type="float" office:value="-0.09345703125" calcext:value-type="float">
            <text:p>-0.0934570313</text:p>
          </table:table-cell>
          <table:table-cell table:formula="of:=MAX([.A209:.J209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" calcext:value-type="float">
            <text:p>0.000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038671875" calcext:value-type="float">
            <text:p>-0.039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219140625" calcext:value-type="float">
            <text:p>-0.219</text:p>
          </table:table-cell>
          <table:table-cell/>
          <table:table-cell table:formula="of:=+MIN([.A210:.J210])" office:value-type="float" office:value="-0.219140625" calcext:value-type="float">
            <text:p>-0.219140625</text:p>
          </table:table-cell>
          <table:table-cell table:formula="of:=MAX([.A210:.J210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9013671875" calcext:value-type="float">
            <text:p>0.19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26103515625" calcext:value-type="float">
            <text:p>0.261</text:p>
          </table:table-cell>
          <table:table-cell office:value-type="float" office:value="-0.24169921875" calcext:value-type="float">
            <text:p>-0.242</text:p>
          </table:table-cell>
          <table:table-cell office:value-type="float" office:value="0.15146484375" calcext:value-type="float">
            <text:p>0.151</text:p>
          </table:table-cell>
          <table:table-cell/>
          <table:table-cell table:formula="of:=+MIN([.A211:.J211])" office:value-type="float" office:value="-0.24169921875" calcext:value-type="float">
            <text:p>-0.2416992188</text:p>
          </table:table-cell>
          <table:table-cell table:formula="of:=MAX([.A211:.J211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4189453125" calcext:value-type="float">
            <text:p>0.042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02578125" calcext:value-type="float">
            <text:p>0.026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36416015625" calcext:value-type="float">
            <text:p>0.364</text:p>
          </table:table-cell>
          <table:table-cell office:value-type="float" office:value="-0.02255859375" calcext:value-type="float">
            <text:p>-0.023</text:p>
          </table:table-cell>
          <table:table-cell/>
          <table:table-cell table:formula="of:=+MIN([.A212:.J212])" office:value-type="float" office:value="-0.02255859375" calcext:value-type="float">
            <text:p>-0.0225585938</text:p>
          </table:table-cell>
          <table:table-cell table:formula="of:=MAX([.A212:.J212])" office:value-type="float" office:value="0.36416015625" calcext:value-type="float">
            <text:p>0.364160156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2578125" calcext:value-type="float">
            <text:p>-0.258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5791015625" calcext:value-type="float">
            <text:p>0.158</text:p>
          </table:table-cell>
          <table:table-cell/>
          <table:table-cell office:value-type="float" office:value="-0.0580078125" calcext:value-type="float">
            <text:p>-0.058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837890625" calcext:value-type="float">
            <text:p>-0.084</text:p>
          </table:table-cell>
          <table:table-cell/>
          <table:table-cell table:formula="of:=+MIN([.A213:.J213])" office:value-type="float" office:value="-0.2578125" calcext:value-type="float">
            <text:p>-0.2578125</text:p>
          </table:table-cell>
          <table:table-cell table:formula="of:=MAX([.A213:.J213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0.296484375" calcext:value-type="float">
            <text:p>0.296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0.22880859375" calcext:value-type="float">
            <text:p>0.229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35126953125" calcext:value-type="float">
            <text:p>-0.351</text:p>
          </table:table-cell>
          <table:table-cell/>
          <table:table-cell table:formula="of:=+MIN([.A214:.J214])" office:value-type="float" office:value="-0.35126953125" calcext:value-type="float">
            <text:p>-0.3512695313</text:p>
          </table:table-cell>
          <table:table-cell table:formula="of:=MAX([.A214:.J214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-0.11279296875" calcext:value-type="float">
            <text:p>-0.113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215:.J215])" office:value-type="float" office:value="-0.15146484375" calcext:value-type="float">
            <text:p>-0.1514648438</text:p>
          </table:table-cell>
          <table:table-cell table:formula="of:=MAX([.A215:.J215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216:.J216])" office:value-type="float" office:value="-0.09345703125" calcext:value-type="float">
            <text:p>-0.0934570313</text:p>
          </table:table-cell>
          <table:table-cell table:formula="of:=MAX([.A216:.J216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82822265625" calcext:value-type="float">
            <text:p>-0.828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5478515625" calcext:value-type="float">
            <text:p>0.055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554296875" calcext:value-type="float">
            <text:p>0.554</text:p>
          </table:table-cell>
          <table:table-cell/>
          <table:table-cell table:formula="of:=+MIN([.A217:.J217])" office:value-type="float" office:value="-0.82822265625" calcext:value-type="float">
            <text:p>-0.8282226563</text:p>
          </table:table-cell>
          <table:table-cell table:formula="of:=MAX([.A217:.J217])" office:value-type="float" office:value="0.554296875" calcext:value-type="float">
            <text:p>0.554296875</text:p>
          </table:table-cell>
          <table:table-cell table:number-columns-repeated="1011"/>
        </table:table-row>
        <table:table-row table:style-name="ro1">
          <table:table-cell office:value-type="float" office:value="0.28359375" calcext:value-type="float">
            <text:p>0.284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219140625" calcext:value-type="float">
            <text:p>-0.21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-0.09345703125" calcext:value-type="float">
            <text:p>-0.09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15146484375" calcext:value-type="float">
            <text:p>-0.151</text:p>
          </table:table-cell>
          <table:table-cell/>
          <table:table-cell table:formula="of:=+MIN([.A218:.J218])" office:value-type="float" office:value="-0.219140625" calcext:value-type="float">
            <text:p>-0.219140625</text:p>
          </table:table-cell>
          <table:table-cell table:formula="of:=MAX([.A218:.J218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28681640625" calcext:value-type="float">
            <text:p>0.28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18369140625" calcext:value-type="float">
            <text:p>-0.184</text:p>
          </table:table-cell>
          <table:table-cell/>
          <table:table-cell office:value-type="float" office:value="0.19013671875" calcext:value-type="float">
            <text:p>0.190</text:p>
          </table:table-cell>
          <table:table-cell office:value-type="float" office:value="-0.66064453125" calcext:value-type="float">
            <text:p>-0.661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219:.J219])" office:value-type="float" office:value="-0.66064453125" calcext:value-type="float">
            <text:p>-0.6606445313</text:p>
          </table:table-cell>
          <table:table-cell table:formula="of:=MAX([.A219:.J219])" office:value-type="float" office:value="0.28681640625" calcext:value-type="float">
            <text:p>0.286816406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090234375" calcext:value-type="float">
            <text:p>-0.090</text:p>
          </table:table-cell>
          <table:table-cell office:value-type="float" office:value="-0.51884765625" calcext:value-type="float">
            <text:p>-0.519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220:.J220])" office:value-type="float" office:value="-0.51884765625" calcext:value-type="float">
            <text:p>-0.5188476563</text:p>
          </table:table-cell>
          <table:table-cell table:formula="of:=MAX([.A220:.J220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-0.2126953125" calcext:value-type="float">
            <text:p>-0.213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42216796875" calcext:value-type="float">
            <text:p>0.422</text:p>
          </table:table-cell>
          <table:table-cell/>
          <table:table-cell office:value-type="float" office:value="0.1482421875" calcext:value-type="float">
            <text:p>0.148</text:p>
          </table:table-cell>
          <table:table-cell office:value-type="float" office:value="0.631640625" calcext:value-type="float">
            <text:p>0.632</text:p>
          </table:table-cell>
          <table:table-cell office:value-type="float" office:value="-0.01611328125" calcext:value-type="float">
            <text:p>-0.016</text:p>
          </table:table-cell>
          <table:table-cell/>
          <table:table-cell table:formula="of:=+MIN([.A221:.J221])" office:value-type="float" office:value="-0.2126953125" calcext:value-type="float">
            <text:p>-0.2126953125</text:p>
          </table:table-cell>
          <table:table-cell table:formula="of:=MAX([.A221:.J221])" office:value-type="float" office:value="0.631640625" calcext:value-type="float">
            <text:p>0.631640625</text:p>
          </table:table-cell>
          <table:table-cell table:number-columns-repeated="1011"/>
        </table:table-row>
        <table:table-row table:style-name="ro1">
          <table:table-cell office:value-type="float" office:value="-0.193359375" calcext:value-type="float">
            <text:p>-0.193</text:p>
          </table:table-cell>
          <table:table-cell office:value-type="float" office:value="0.1353515625" calcext:value-type="float">
            <text:p>0.135</text:p>
          </table:table-cell>
          <table:table-cell office:value-type="float" office:value="-0.60908203125" calcext:value-type="float">
            <text:p>-0.609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-0.14501953125" calcext:value-type="float">
            <text:p>-0.145</text:p>
          </table:table-cell>
          <table:table-cell/>
          <table:table-cell office:value-type="float" office:value="0.14501953125" calcext:value-type="float">
            <text:p>0.14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64453125" calcext:value-type="float">
            <text:p>-0.064</text:p>
          </table:table-cell>
          <table:table-cell/>
          <table:table-cell table:formula="of:=+MIN([.A222:.J222])" office:value-type="float" office:value="-0.60908203125" calcext:value-type="float">
            <text:p>-0.6090820313</text:p>
          </table:table-cell>
          <table:table-cell table:formula="of:=MAX([.A222:.J222])" office:value-type="float" office:value="0.14501953125" calcext:value-type="float">
            <text:p>0.145019531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0064453125" calcext:value-type="float">
            <text:p>0.006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15791015625" calcext:value-type="float">
            <text:p>-0.158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-0.35771484375" calcext:value-type="float">
            <text:p>-0.358</text:p>
          </table:table-cell>
          <table:table-cell office:value-type="float" office:value="0.1546875" calcext:value-type="float">
            <text:p>0.155</text:p>
          </table:table-cell>
          <table:table-cell/>
          <table:table-cell table:formula="of:=+MIN([.A223:.J223])" office:value-type="float" office:value="-0.35771484375" calcext:value-type="float">
            <text:p>-0.3577148438</text:p>
          </table:table-cell>
          <table:table-cell table:formula="of:=MAX([.A223:.J223])" office:value-type="float" office:value="0.554296875" calcext:value-type="float">
            <text:p>0.554296875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02900390625" calcext:value-type="float">
            <text:p>0.029</text:p>
          </table:table-cell>
          <table:table-cell table:number-columns-repeated="2" office:value-type="float" office:value="-0.012890625" calcext:value-type="float">
            <text:p>-0.013</text:p>
          </table:table-cell>
          <table:table-cell office:value-type="float" office:value="0.193359375" calcext:value-type="float">
            <text:p>0.193</text:p>
          </table:table-cell>
          <table:table-cell/>
          <table:table-cell office:value-type="float" office:value="-0.0193359375" calcext:value-type="float">
            <text:p>-0.019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+MIN([.A224:.J224])" office:value-type="float" office:value="-0.0193359375" calcext:value-type="float">
            <text:p>-0.0193359375</text:p>
          </table:table-cell>
          <table:table-cell table:formula="of:=MAX([.A224:.J224])" office:value-type="float" office:value="0.348046875" calcext:value-type="float">
            <text:p>0.348046875</text:p>
          </table:table-cell>
          <table:table-cell table:number-columns-repeated="1011"/>
        </table:table-row>
        <table:table-row table:style-name="ro1">
          <table:table-cell office:value-type="float" office:value="-0.01611328125" calcext:value-type="float">
            <text:p>-0.016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502734375" calcext:value-type="float">
            <text:p>0.503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35126953125" calcext:value-type="float">
            <text:p>-0.351</text:p>
          </table:table-cell>
          <table:table-cell/>
          <table:table-cell office:value-type="float" office:value="-0.04189453125" calcext:value-type="float">
            <text:p>-0.042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8314453125" calcext:value-type="float">
            <text:p>0.831</text:p>
          </table:table-cell>
          <table:table-cell/>
          <table:table-cell table:formula="of:=+MIN([.A225:.J225])" office:value-type="float" office:value="-0.40283203125" calcext:value-type="float">
            <text:p>-0.4028320313</text:p>
          </table:table-cell>
          <table:table-cell table:formula="of:=MAX([.A225:.J225])" office:value-type="float" office:value="0.8314453125" calcext:value-type="float">
            <text:p>0.8314453125</text:p>
          </table:table-cell>
          <table:table-cell table:number-columns-repeated="1011"/>
        </table:table-row>
        <table:table-row table:style-name="ro1">
          <table:table-cell office:value-type="float" office:value="0.22880859375" calcext:value-type="float">
            <text:p>0.22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1923828125" calcext:value-type="float">
            <text:p>0.119</text:p>
          </table:table-cell>
          <table:table-cell office:value-type="float" office:value="0.44150390625" calcext:value-type="float">
            <text:p>0.442</text:p>
          </table:table-cell>
          <table:table-cell/>
          <table:table-cell office:value-type="float" office:value="-0.038671875" calcext:value-type="float">
            <text:p>-0.039</text:p>
          </table:table-cell>
          <table:table-cell office:value-type="float" office:value="-0.74765625" calcext:value-type="float">
            <text:p>-0.748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226:.J226])" office:value-type="float" office:value="-0.74765625" calcext:value-type="float">
            <text:p>-0.74765625</text:p>
          </table:table-cell>
          <table:table-cell table:formula="of:=MAX([.A226:.J226])" office:value-type="float" office:value="0.44150390625" calcext:value-type="float">
            <text:p>0.4415039063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1.1408203125" calcext:value-type="float">
            <text:p>-1.141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-0.26103515625" calcext:value-type="float">
            <text:p>-0.261</text:p>
          </table:table-cell>
          <table:table-cell/>
          <table:table-cell office:value-type="float" office:value="0.09990234375" calcext:value-type="float">
            <text:p>0.100</text:p>
          </table:table-cell>
          <table:table-cell office:value-type="float" office:value="-0.322265625" calcext:value-type="float">
            <text:p>-0.322</text:p>
          </table:table-cell>
          <table:table-cell office:value-type="float" office:value="0.2513671875" calcext:value-type="float">
            <text:p>0.251</text:p>
          </table:table-cell>
          <table:table-cell/>
          <table:table-cell table:formula="of:=+MIN([.A227:.J227])" office:value-type="float" office:value="-1.1408203125" calcext:value-type="float">
            <text:p>-1.1408203125</text:p>
          </table:table-cell>
          <table:table-cell table:formula="of:=MAX([.A227:.J227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0.141796875" calcext:value-type="float">
            <text:p>0.14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1998046875" calcext:value-type="float">
            <text:p>0.200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2" office:value-type="float" office:value="0.0193359375" calcext:value-type="float">
            <text:p>0.019</text:p>
          </table:table-cell>
          <table:table-cell/>
          <table:table-cell table:formula="of:=+MIN([.A228:.J228])" office:value-type="float" office:value="-0.02578125" calcext:value-type="float">
            <text:p>-0.02578125</text:p>
          </table:table-cell>
          <table:table-cell table:formula="of:=MAX([.A228:.J228])" office:value-type="float" office:value="0.1998046875" calcext:value-type="float">
            <text:p>0.1998046875</text:p>
          </table:table-cell>
          <table:table-cell table:number-columns-repeated="1011"/>
        </table:table-row>
        <table:table-row table:style-name="ro1">
          <table:table-cell office:value-type="float" office:value="-0.1353515625" calcext:value-type="float">
            <text:p>-0.135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79599609375" calcext:value-type="float">
            <text:p>-0.796</text:p>
          </table:table-cell>
          <table:table-cell/>
          <table:table-cell office:value-type="float" office:value="-0.02255859375" calcext:value-type="float">
            <text:p>-0.023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0515625" calcext:value-type="float">
            <text:p>0.052</text:p>
          </table:table-cell>
          <table:table-cell/>
          <table:table-cell table:formula="of:=+MIN([.A229:.J229])" office:value-type="float" office:value="-0.79599609375" calcext:value-type="float">
            <text:p>-0.7959960938</text:p>
          </table:table-cell>
          <table:table-cell table:formula="of:=MAX([.A229:.J229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7541015625" calcext:value-type="float">
            <text:p>-0.754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33193359375" calcext:value-type="float">
            <text:p>0.332</text:p>
          </table:table-cell>
          <table:table-cell/>
          <table:table-cell office:value-type="float" office:value="-0.103125" calcext:value-type="float">
            <text:p>-0.1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0634765625" calcext:value-type="float">
            <text:p>0.106</text:p>
          </table:table-cell>
          <table:table-cell/>
          <table:table-cell table:formula="of:=+MIN([.A230:.J230])" office:value-type="float" office:value="-0.7541015625" calcext:value-type="float">
            <text:p>-0.7541015625</text:p>
          </table:table-cell>
          <table:table-cell table:formula="of:=MAX([.A230:.J230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" calcext:value-type="float">
            <text:p>0.000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-0.09990234375" calcext:value-type="float">
            <text:p>-0.100</text:p>
          </table:table-cell>
          <table:table-cell/>
          <table:table-cell office:value-type="float" office:value="-0.038671875" calcext:value-type="float">
            <text:p>-0.039</text:p>
          </table:table-cell>
          <table:table-cell office:value-type="float" office:value="1.17626953125" calcext:value-type="float">
            <text:p>1.176</text:p>
          </table:table-cell>
          <table:table-cell office:value-type="float" office:value="0.06123046875" calcext:value-type="float">
            <text:p>0.061</text:p>
          </table:table-cell>
          <table:table-cell/>
          <table:table-cell table:formula="of:=+MIN([.A231:.J231])" office:value-type="float" office:value="-0.19658203125" calcext:value-type="float">
            <text:p>-0.1965820313</text:p>
          </table:table-cell>
          <table:table-cell table:formula="of:=MAX([.A231:.J231])" office:value-type="float" office:value="1.17626953125" calcext:value-type="float">
            <text:p>1.1762695313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373828125" calcext:value-type="float">
            <text:p>0.37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4060546875" calcext:value-type="float">
            <text:p>0.406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-0.74765625" calcext:value-type="float">
            <text:p>-0.748</text:p>
          </table:table-cell>
          <table:table-cell office:value-type="float" office:value="-0.04833984375" calcext:value-type="float">
            <text:p>-0.048</text:p>
          </table:table-cell>
          <table:table-cell/>
          <table:table-cell table:formula="of:=+MIN([.A232:.J232])" office:value-type="float" office:value="-0.74765625" calcext:value-type="float">
            <text:p>-0.74765625</text:p>
          </table:table-cell>
          <table:table-cell table:formula="of:=MAX([.A232:.J232])" office:value-type="float" office:value="0.4060546875" calcext:value-type="float">
            <text:p>0.4060546875</text:p>
          </table:table-cell>
          <table:table-cell table:number-columns-repeated="1011"/>
        </table:table-row>
        <table:table-row table:style-name="ro1">
          <table:table-cell office:value-type="float" office:value="-0.04189453125" calcext:value-type="float">
            <text:p>-0.042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0.02578125" calcext:value-type="float">
            <text:p>0.026</text:p>
          </table:table-cell>
          <table:table-cell office:value-type="float" office:value="-0.19013671875" calcext:value-type="float">
            <text:p>-0.190</text:p>
          </table:table-cell>
          <table:table-cell office:value-type="float" office:value="0.13857421875" calcext:value-type="float">
            <text:p>0.139</text:p>
          </table:table-cell>
          <table:table-cell/>
          <table:table-cell table:formula="of:=+MIN([.A233:.J233])" office:value-type="float" office:value="-0.19013671875" calcext:value-type="float">
            <text:p>-0.1901367188</text:p>
          </table:table-cell>
          <table:table-cell table:formula="of:=MAX([.A233:.J233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234:.J234])" office:value-type="float" office:value="-0.23203125" calcext:value-type="float">
            <text:p>-0.23203125</text:p>
          </table:table-cell>
          <table:table-cell table:formula="of:=MAX([.A234:.J234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399609375" calcext:value-type="float">
            <text:p>-0.400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1095703125" calcext:value-type="float">
            <text:p>-0.110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0.760546875" calcext:value-type="float">
            <text:p>0.761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235:.J235])" office:value-type="float" office:value="-0.399609375" calcext:value-type="float">
            <text:p>-0.399609375</text:p>
          </table:table-cell>
          <table:table-cell table:formula="of:=MAX([.A235:.J235])" office:value-type="float" office:value="0.760546875" calcext:value-type="float">
            <text:p>0.7605468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-0.24814453125" calcext:value-type="float">
            <text:p>-0.248</text:p>
          </table:table-cell>
          <table:table-cell office:value-type="float" office:value="-0.7541015625" calcext:value-type="float">
            <text:p>-0.754</text:p>
          </table:table-cell>
          <table:table-cell office:value-type="float" office:value="0.25458984375" calcext:value-type="float">
            <text:p>0.255</text:p>
          </table:table-cell>
          <table:table-cell/>
          <table:table-cell table:formula="of:=+MIN([.A236:.J236])" office:value-type="float" office:value="-0.7541015625" calcext:value-type="float">
            <text:p>-0.7541015625</text:p>
          </table:table-cell>
          <table:table-cell table:formula="of:=MAX([.A236:.J236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57041015625" calcext:value-type="float">
            <text:p>0.570</text:p>
          </table:table-cell>
          <table:table-cell table:number-columns-repeated="2" office:value-type="float" office:value="-0.0515625" calcext:value-type="float">
            <text:p>-0.052</text:p>
          </table:table-cell>
          <table:table-cell office:value-type="float" office:value="0.244921875" calcext:value-type="float">
            <text:p>0.245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5865234375" calcext:value-type="float">
            <text:p>0.587</text:p>
          </table:table-cell>
          <table:table-cell office:value-type="float" office:value="0.07734375" calcext:value-type="float">
            <text:p>0.077</text:p>
          </table:table-cell>
          <table:table-cell/>
          <table:table-cell table:formula="of:=+MIN([.A237:.J237])" office:value-type="float" office:value="-0.0515625" calcext:value-type="float">
            <text:p>-0.0515625</text:p>
          </table:table-cell>
          <table:table-cell table:formula="of:=MAX([.A237:.J237])" office:value-type="float" office:value="0.5865234375" calcext:value-type="float">
            <text:p>0.58652343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0.19013671875" calcext:value-type="float">
            <text:p>0.190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-0.348046875" calcext:value-type="float">
            <text:p>-0.348</text:p>
          </table:table-cell>
          <table:table-cell office:value-type="float" office:value="-0.1998046875" calcext:value-type="float">
            <text:p>-0.200</text:p>
          </table:table-cell>
          <table:table-cell/>
          <table:table-cell table:formula="of:=+MIN([.A238:.J238])" office:value-type="float" office:value="-0.348046875" calcext:value-type="float">
            <text:p>-0.348046875</text:p>
          </table:table-cell>
          <table:table-cell table:formula="of:=MAX([.A238:.J238])" office:value-type="float" office:value="0.19013671875" calcext:value-type="float">
            <text:p>0.1901367188</text:p>
          </table:table-cell>
          <table:table-cell table:number-columns-repeated="1011"/>
        </table:table-row>
        <table:table-row table:style-name="ro1">
          <table:table-cell office:value-type="float" office:value="-0.103125" calcext:value-type="float">
            <text:p>-0.103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31904296875" calcext:value-type="float">
            <text:p>0.319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0.18369140625" calcext:value-type="float">
            <text:p>0.184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12890625" calcext:value-type="float">
            <text:p>0.129</text:p>
          </table:table-cell>
          <table:table-cell/>
          <table:table-cell table:formula="of:=+MIN([.A239:.J239])" office:value-type="float" office:value="-0.103125" calcext:value-type="float">
            <text:p>-0.103125</text:p>
          </table:table-cell>
          <table:table-cell table:formula="of:=MAX([.A239:.J239])" office:value-type="float" office:value="0.31904296875" calcext:value-type="float">
            <text:p>0.3190429688</text:p>
          </table:table-cell>
          <table:table-cell table:number-columns-repeated="1011"/>
        </table:table-row>
        <table:table-row table:style-name="ro1">
          <table:table-cell office:value-type="float" office:value="0.193359375" calcext:value-type="float">
            <text:p>0.193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31904296875" calcext:value-type="float">
            <text:p>-0.319</text:p>
          </table:table-cell>
          <table:table-cell office:value-type="float" office:value="0.0837890625" calcext:value-type="float">
            <text:p>0.084</text:p>
          </table:table-cell>
          <table:table-cell office:value-type="float" office:value="-0.29970703125" calcext:value-type="float">
            <text:p>-0.300</text:p>
          </table:table-cell>
          <table:table-cell office:value-type="float" office:value="-0.4447265625" calcext:value-type="float">
            <text:p>-0.445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57685546875" calcext:value-type="float">
            <text:p>0.577</text:p>
          </table:table-cell>
          <table:table-cell office:value-type="float" office:value="-0.167578125" calcext:value-type="float">
            <text:p>-0.168</text:p>
          </table:table-cell>
          <table:table-cell/>
          <table:table-cell table:formula="of:=+MIN([.A240:.J240])" office:value-type="float" office:value="-0.4447265625" calcext:value-type="float">
            <text:p>-0.4447265625</text:p>
          </table:table-cell>
          <table:table-cell table:formula="of:=MAX([.A240:.J240])" office:value-type="float" office:value="0.57685546875" calcext:value-type="float">
            <text:p>0.5768554688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51884765625" calcext:value-type="float">
            <text:p>0.519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31904296875" calcext:value-type="float">
            <text:p>0.319</text:p>
          </table:table-cell>
          <table:table-cell/>
          <table:table-cell office:value-type="float" office:value="-0.09345703125" calcext:value-type="float">
            <text:p>-0.093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241:.J241])" office:value-type="float" office:value="-0.09345703125" calcext:value-type="float">
            <text:p>-0.0934570313</text:p>
          </table:table-cell>
          <table:table-cell table:formula="of:=MAX([.A241:.J241])" office:value-type="float" office:value="0.51884765625" calcext:value-type="float">
            <text:p>0.5188476563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2771484375" calcext:value-type="float">
            <text:p>0.27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0.244921875" calcext:value-type="float">
            <text:p>0.245</text:p>
          </table:table-cell>
          <table:table-cell office:value-type="float" office:value="-1.03125" calcext:value-type="float">
            <text:p>-1.031</text:p>
          </table:table-cell>
          <table:table-cell office:value-type="float" office:value="0.04833984375" calcext:value-type="float">
            <text:p>0.048</text:p>
          </table:table-cell>
          <table:table-cell/>
          <table:table-cell table:formula="of:=+MIN([.A242:.J242])" office:value-type="float" office:value="-1.03125" calcext:value-type="float">
            <text:p>-1.03125</text:p>
          </table:table-cell>
          <table:table-cell table:formula="of:=MAX([.A242:.J242])" office:value-type="float" office:value="0.2771484375" calcext:value-type="float">
            <text:p>0.2771484375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296484375" calcext:value-type="float">
            <text:p>0.296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0.3287109375" calcext:value-type="float">
            <text:p>0.329</text:p>
          </table:table-cell>
          <table:table-cell/>
          <table:table-cell table:formula="of:=+MIN([.A243:.J243])" office:value-type="float" office:value="-0.02255859375" calcext:value-type="float">
            <text:p>-0.0225585938</text:p>
          </table:table-cell>
          <table:table-cell table:formula="of:=MAX([.A243:.J243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3525390625" calcext:value-type="float">
            <text:p>0.235</text:p>
          </table:table-cell>
          <table:table-cell office:value-type="float" office:value="-0.28681640625" calcext:value-type="float">
            <text:p>-0.287</text:p>
          </table:table-cell>
          <table:table-cell/>
          <table:table-cell office:value-type="float" office:value="-0.0515625" calcext:value-type="float">
            <text:p>-0.052</text:p>
          </table:table-cell>
          <table:table-cell office:value-type="float" office:value="-0.46728515625" calcext:value-type="float">
            <text:p>-0.467</text:p>
          </table:table-cell>
          <table:table-cell office:value-type="float" office:value="-0.2578125" calcext:value-type="float">
            <text:p>-0.258</text:p>
          </table:table-cell>
          <table:table-cell/>
          <table:table-cell table:formula="of:=+MIN([.A244:.J244])" office:value-type="float" office:value="-0.46728515625" calcext:value-type="float">
            <text:p>-0.4672851563</text:p>
          </table:table-cell>
          <table:table-cell table:formula="of:=MAX([.A244:.J244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219140625" calcext:value-type="float">
            <text:p>-0.219</text:p>
          </table:table-cell>
          <table:table-cell office:value-type="float" office:value="0.41572265625" calcext:value-type="float">
            <text:p>0.416</text:p>
          </table:table-cell>
          <table:table-cell/>
          <table:table-cell office:value-type="float" office:value="0.20947265625" calcext:value-type="float">
            <text:p>0.209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141796875" calcext:value-type="float">
            <text:p>-0.142</text:p>
          </table:table-cell>
          <table:table-cell/>
          <table:table-cell table:formula="of:=+MIN([.A245:.J245])" office:value-type="float" office:value="-0.219140625" calcext:value-type="float">
            <text:p>-0.219140625</text:p>
          </table:table-cell>
          <table:table-cell table:formula="of:=MAX([.A245:.J245])" office:value-type="float" office:value="0.41572265625" calcext:value-type="float">
            <text:p>0.4157226563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605859375" calcext:value-type="float">
            <text:p>0.60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2578125" calcext:value-type="float">
            <text:p>-0.258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-0.116015625" calcext:value-type="float">
            <text:p>-0.116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246:.J246])" office:value-type="float" office:value="-0.2578125" calcext:value-type="float">
            <text:p>-0.2578125</text:p>
          </table:table-cell>
          <table:table-cell table:formula="of:=MAX([.A246:.J246])" office:value-type="float" office:value="0.605859375" calcext:value-type="float">
            <text:p>0.605859375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5865234375" calcext:value-type="float">
            <text:p>0.587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2578125" calcext:value-type="float">
            <text:p>-0.258</text:p>
          </table:table-cell>
          <table:table-cell office:value-type="float" office:value="0.721875" calcext:value-type="float">
            <text:p>0.722</text:p>
          </table:table-cell>
          <table:table-cell office:value-type="float" office:value="0.22880859375" calcext:value-type="float">
            <text:p>0.229</text:p>
          </table:table-cell>
          <table:table-cell/>
          <table:table-cell table:formula="of:=+MIN([.A247:.J247])" office:value-type="float" office:value="-0.2578125" calcext:value-type="float">
            <text:p>-0.2578125</text:p>
          </table:table-cell>
          <table:table-cell table:formula="of:=MAX([.A247:.J247])" office:value-type="float" office:value="0.721875" calcext:value-type="float">
            <text:p>0.721875</text:p>
          </table:table-cell>
          <table:table-cell table:number-columns-repeated="1011"/>
        </table:table-row>
        <table:table-row table:style-name="ro1">
          <table:table-cell office:value-type="float" office:value="-0.11923828125" calcext:value-type="float">
            <text:p>-0.119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-0.16435546875" calcext:value-type="float">
            <text:p>-0.164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-0.219140625" calcext:value-type="float">
            <text:p>-0.219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0.3544921875" calcext:value-type="float">
            <text:p>0.354</text:p>
          </table:table-cell>
          <table:table-cell office:value-type="float" office:value="-0.0515625" calcext:value-type="float">
            <text:p>-0.052</text:p>
          </table:table-cell>
          <table:table-cell/>
          <table:table-cell table:formula="of:=+MIN([.A248:.J248])" office:value-type="float" office:value="-0.219140625" calcext:value-type="float">
            <text:p>-0.219140625</text:p>
          </table:table-cell>
          <table:table-cell table:formula="of:=MAX([.A248:.J248])" office:value-type="float" office:value="0.3544921875" calcext:value-type="float">
            <text:p>0.35449218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36416015625" calcext:value-type="float">
            <text:p>0.364</text:p>
          </table:table-cell>
          <table:table-cell/>
          <table:table-cell office:value-type="float" office:value="0.0451171875" calcext:value-type="float">
            <text:p>0.045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02900390625" calcext:value-type="float">
            <text:p>0.029</text:p>
          </table:table-cell>
          <table:table-cell/>
          <table:table-cell table:formula="of:=+MIN([.A249:.J249])" office:value-type="float" office:value="-0.07734375" calcext:value-type="float">
            <text:p>-0.07734375</text:p>
          </table:table-cell>
          <table:table-cell table:formula="of:=MAX([.A249:.J249])" office:value-type="float" office:value="0.36416015625" calcext:value-type="float">
            <text:p>0.3641601563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77021484375" calcext:value-type="float">
            <text:p>0.770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090234375" calcext:value-type="float">
            <text:p>-0.090</text:p>
          </table:table-cell>
          <table:table-cell/>
          <table:table-cell office:value-type="float" office:value="-0.09990234375" calcext:value-type="float">
            <text:p>-0.1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224609375" calcext:value-type="float">
            <text:p>0.122</text:p>
          </table:table-cell>
          <table:table-cell/>
          <table:table-cell table:formula="of:=+MIN([.A250:.J250])" office:value-type="float" office:value="-0.18369140625" calcext:value-type="float">
            <text:p>-0.1836914063</text:p>
          </table:table-cell>
          <table:table-cell table:formula="of:=MAX([.A250:.J250])" office:value-type="float" office:value="0.77021484375" calcext:value-type="float">
            <text:p>0.770214843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38349609375" calcext:value-type="float">
            <text:p>-0.383</text:p>
          </table:table-cell>
          <table:table-cell office:value-type="float" office:value="0.49951171875" calcext:value-type="float">
            <text:p>0.500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0.42216796875" calcext:value-type="float">
            <text:p>0.422</text:p>
          </table:table-cell>
          <table:table-cell/>
          <table:table-cell table:formula="of:=+MIN([.A251:.J251])" office:value-type="float" office:value="-0.38349609375" calcext:value-type="float">
            <text:p>-0.3834960938</text:p>
          </table:table-cell>
          <table:table-cell table:formula="of:=MAX([.A251:.J251])" office:value-type="float" office:value="0.49951171875" calcext:value-type="float">
            <text:p>0.499511718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62197265625" calcext:value-type="float">
            <text:p>0.622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-1.13759765625" calcext:value-type="float">
            <text:p>-1.138</text:p>
          </table:table-cell>
          <table:table-cell office:value-type="float" office:value="-0.38994140625" calcext:value-type="float">
            <text:p>-0.390</text:p>
          </table:table-cell>
          <table:table-cell/>
          <table:table-cell table:formula="of:=+MIN([.A252:.J252])" office:value-type="float" office:value="-1.13759765625" calcext:value-type="float">
            <text:p>-1.1375976563</text:p>
          </table:table-cell>
          <table:table-cell table:formula="of:=MAX([.A252:.J252])" office:value-type="float" office:value="0.62197265625" calcext:value-type="float">
            <text:p>0.6219726563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8830078125" calcext:value-type="float">
            <text:p>0.883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3029296875" calcext:value-type="float">
            <text:p>0.303</text:p>
          </table:table-cell>
          <table:table-cell office:value-type="float" office:value="0.59619140625" calcext:value-type="float">
            <text:p>0.596</text:p>
          </table:table-cell>
          <table:table-cell office:value-type="float" office:value="0.26748046875" calcext:value-type="float">
            <text:p>0.267</text:p>
          </table:table-cell>
          <table:table-cell/>
          <table:table-cell table:formula="of:=+MIN([.A253:.J253])" office:value-type="float" office:value="-0.15791015625" calcext:value-type="float">
            <text:p>-0.1579101563</text:p>
          </table:table-cell>
          <table:table-cell table:formula="of:=MAX([.A253:.J253])" office:value-type="float" office:value="0.8830078125" calcext:value-type="float">
            <text:p>0.8830078125</text:p>
          </table:table-cell>
          <table:table-cell table:number-columns-repeated="1011"/>
        </table:table-row>
        <table:table-row table:style-name="ro1">
          <table:table-cell office:value-type="float" office:value="-0.20625" calcext:value-type="float">
            <text:p>-0.206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29970703125" calcext:value-type="float">
            <text:p>-0.300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254:.J254])" office:value-type="float" office:value="-0.29970703125" calcext:value-type="float">
            <text:p>-0.2997070313</text:p>
          </table:table-cell>
          <table:table-cell table:formula="of:=MAX([.A254:.J254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11279296875" calcext:value-type="float">
            <text:p>-0.113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-0.69931640625" calcext:value-type="float">
            <text:p>-0.699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255:.J255])" office:value-type="float" office:value="-0.69931640625" calcext:value-type="float">
            <text:p>-0.6993164063</text:p>
          </table:table-cell>
          <table:table-cell table:formula="of:=MAX([.A255:.J255])" office:value-type="float" office:value="0.2255859375" calcext:value-type="float">
            <text:p>0.2255859375</text:p>
          </table:table-cell>
          <table:table-cell table:number-columns-repeated="1011"/>
        </table:table-row>
        <table:table-row table:style-name="ro1">
          <table:table-cell office:value-type="float" office:value="0.25458984375" calcext:value-type="float">
            <text:p>0.255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1.0376953125" calcext:value-type="float">
            <text:p>-1.038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425390625" calcext:value-type="float">
            <text:p>-0.425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837890625" calcext:value-type="float">
            <text:p>-0.084</text:p>
          </table:table-cell>
          <table:table-cell office:value-type="float" office:value="0.59296875" calcext:value-type="float">
            <text:p>0.593</text:p>
          </table:table-cell>
          <table:table-cell office:value-type="float" office:value="0.52529296875" calcext:value-type="float">
            <text:p>0.525</text:p>
          </table:table-cell>
          <table:table-cell/>
          <table:table-cell table:formula="of:=+MIN([.A256:.J256])" office:value-type="float" office:value="-1.0376953125" calcext:value-type="float">
            <text:p>-1.0376953125</text:p>
          </table:table-cell>
          <table:table-cell table:formula="of:=MAX([.A256:.J256])" office:value-type="float" office:value="0.59296875" calcext:value-type="float">
            <text:p>0.59296875</text:p>
          </table:table-cell>
          <table:table-cell table:number-columns-repeated="1011"/>
        </table:table-row>
        <table:table-row table:style-name="ro1">
          <table:table-cell office:value-type="float" office:value="-0.09990234375" calcext:value-type="float">
            <text:p>-0.100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59296875" calcext:value-type="float">
            <text:p>0.593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0.49306640625" calcext:value-type="float">
            <text:p>0.493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257:.J257])" office:value-type="float" office:value="-0.15146484375" calcext:value-type="float">
            <text:p>-0.1514648438</text:p>
          </table:table-cell>
          <table:table-cell table:formula="of:=MAX([.A257:.J257])" office:value-type="float" office:value="0.59296875" calcext:value-type="float">
            <text:p>0.59296875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0.30615234375" calcext:value-type="float">
            <text:p>0.306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255859375" calcext:value-type="float">
            <text:p>0.226</text:p>
          </table:table-cell>
          <table:table-cell/>
          <table:table-cell table:formula="of:=+MIN([.A258:.J258])" office:value-type="float" office:value="-0.08056640625" calcext:value-type="float">
            <text:p>-0.0805664063</text:p>
          </table:table-cell>
          <table:table-cell table:formula="of:=MAX([.A258:.J258])" office:value-type="float" office:value="0.30615234375" calcext:value-type="float">
            <text:p>0.3061523438</text:p>
          </table:table-cell>
          <table:table-cell table:number-columns-repeated="1011"/>
        </table:table-row>
        <table:table-row table:style-name="ro1">
          <table:table-cell office:value-type="float" office:value="-0.348046875" calcext:value-type="float">
            <text:p>-0.348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46083984375" calcext:value-type="float">
            <text:p>-0.461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45439453125" calcext:value-type="float">
            <text:p>-0.454</text:p>
          </table:table-cell>
          <table:table-cell office:value-type="float" office:value="0.18046875" calcext:value-type="float">
            <text:p>0.180</text:p>
          </table:table-cell>
          <table:table-cell/>
          <table:table-cell table:formula="of:=+MIN([.A259:.J259])" office:value-type="float" office:value="-0.46083984375" calcext:value-type="float">
            <text:p>-0.4608398438</text:p>
          </table:table-cell>
          <table:table-cell table:formula="of:=MAX([.A259:.J259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16435546875" calcext:value-type="float">
            <text:p>0.164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28681640625" calcext:value-type="float">
            <text:p>0.287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22880859375" calcext:value-type="float">
            <text:p>0.229</text:p>
          </table:table-cell>
          <table:table-cell/>
          <table:table-cell office:value-type="float" office:value="0.20947265625" calcext:value-type="float">
            <text:p>0.209</text:p>
          </table:table-cell>
          <table:table-cell office:value-type="float" office:value="0.92490234375" calcext:value-type="float">
            <text:p>0.925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260:.J260])" office:value-type="float" office:value="-0.15791015625" calcext:value-type="float">
            <text:p>-0.1579101563</text:p>
          </table:table-cell>
          <table:table-cell table:formula="of:=MAX([.A260:.J260])" office:value-type="float" office:value="0.92490234375" calcext:value-type="float">
            <text:p>0.9249023438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20625" calcext:value-type="float">
            <text:p>-0.206</text:p>
          </table:table-cell>
          <table:table-cell office:value-type="float" office:value="0.28037109375" calcext:value-type="float">
            <text:p>0.280</text:p>
          </table:table-cell>
          <table:table-cell/>
          <table:table-cell office:value-type="float" office:value="-0.09345703125" calcext:value-type="float">
            <text:p>-0.093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322265625" calcext:value-type="float">
            <text:p>-0.032</text:p>
          </table:table-cell>
          <table:table-cell/>
          <table:table-cell table:formula="of:=+MIN([.A261:.J261])" office:value-type="float" office:value="-0.20625" calcext:value-type="float">
            <text:p>-0.20625</text:p>
          </table:table-cell>
          <table:table-cell table:formula="of:=MAX([.A261:.J261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708984375" calcext:value-type="float">
            <text:p>0.071</text:p>
          </table:table-cell>
          <table:table-cell office:value-type="float" office:value="-0.60908203125" calcext:value-type="float">
            <text:p>-0.609</text:p>
          </table:table-cell>
          <table:table-cell office:value-type="float" office:value="-0.38994140625" calcext:value-type="float">
            <text:p>-0.390</text:p>
          </table:table-cell>
          <table:table-cell/>
          <table:table-cell table:formula="of:=+MIN([.A262:.J262])" office:value-type="float" office:value="-0.60908203125" calcext:value-type="float">
            <text:p>-0.6090820313</text:p>
          </table:table-cell>
          <table:table-cell table:formula="of:=MAX([.A262:.J262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-0.012890625" calcext:value-type="float">
            <text:p>-0.01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31259765625" calcext:value-type="float">
            <text:p>-0.31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-0.2126953125" calcext:value-type="float">
            <text:p>-0.213</text:p>
          </table:table-cell>
          <table:table-cell/>
          <table:table-cell office:value-type="float" office:value="-0.11923828125" calcext:value-type="float">
            <text:p>-0.119</text:p>
          </table:table-cell>
          <table:table-cell office:value-type="float" office:value="1.456640625" calcext:value-type="float">
            <text:p>1.457</text:p>
          </table:table-cell>
          <table:table-cell office:value-type="float" office:value="0.09345703125" calcext:value-type="float">
            <text:p>0.093</text:p>
          </table:table-cell>
          <table:table-cell/>
          <table:table-cell table:formula="of:=+MIN([.A263:.J263])" office:value-type="float" office:value="-0.31259765625" calcext:value-type="float">
            <text:p>-0.3125976563</text:p>
          </table:table-cell>
          <table:table-cell table:formula="of:=MAX([.A263:.J263])" office:value-type="float" office:value="1.456640625" calcext:value-type="float">
            <text:p>1.456640625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5865234375" calcext:value-type="float">
            <text:p>0.587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49306640625" calcext:value-type="float">
            <text:p>-0.493</text:p>
          </table:table-cell>
          <table:table-cell office:value-type="float" office:value="0.012890625" calcext:value-type="float">
            <text:p>0.013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38671875" calcext:value-type="float">
            <text:p>0.387</text:p>
          </table:table-cell>
          <table:table-cell/>
          <table:table-cell table:formula="of:=+MIN([.A264:.J264])" office:value-type="float" office:value="-0.49306640625" calcext:value-type="float">
            <text:p>-0.4930664063</text:p>
          </table:table-cell>
          <table:table-cell table:formula="of:=MAX([.A264:.J264])" office:value-type="float" office:value="0.5865234375" calcext:value-type="float">
            <text:p>0.5865234375</text:p>
          </table:table-cell>
          <table:table-cell table:number-columns-repeated="1011"/>
        </table:table-row>
        <table:table-row table:style-name="ro1">
          <table:table-cell office:value-type="float" office:value="-0.20947265625" calcext:value-type="float">
            <text:p>-0.209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-0.116015625" calcext:value-type="float">
            <text:p>-0.116</text:p>
          </table:table-cell>
          <table:table-cell office:value-type="float" office:value="-1.095703125" calcext:value-type="float">
            <text:p>-1.096</text:p>
          </table:table-cell>
          <table:table-cell office:value-type="float" office:value="0.26748046875" calcext:value-type="float">
            <text:p>0.267</text:p>
          </table:table-cell>
          <table:table-cell/>
          <table:table-cell table:formula="of:=+MIN([.A265:.J265])" office:value-type="float" office:value="-1.095703125" calcext:value-type="float">
            <text:p>-1.095703125</text:p>
          </table:table-cell>
          <table:table-cell table:formula="of:=MAX([.A265:.J265])" office:value-type="float" office:value="0.348046875" calcext:value-type="float">
            <text:p>0.348046875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21591796875" calcext:value-type="float">
            <text:p>0.216</text:p>
          </table:table-cell>
          <table:table-cell/>
          <table:table-cell office:value-type="float" office:value="0.012890625" calcext:value-type="float">
            <text:p>0.013</text:p>
          </table:table-cell>
          <table:table-cell office:value-type="float" office:value="-1.65" calcext:value-type="float">
            <text:p>-1.650</text:p>
          </table:table-cell>
          <table:table-cell office:value-type="float" office:value="0.0708984375" calcext:value-type="float">
            <text:p>0.071</text:p>
          </table:table-cell>
          <table:table-cell/>
          <table:table-cell table:formula="of:=+MIN([.A266:.J266])" office:value-type="float" office:value="-1.65" calcext:value-type="float">
            <text:p>-1.65</text:p>
          </table:table-cell>
          <table:table-cell table:formula="of:=MAX([.A266:.J266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-0.219140625" calcext:value-type="float">
            <text:p>-0.219</text:p>
          </table:table-cell>
          <table:table-cell office:value-type="float" office:value="-0.29970703125" calcext:value-type="float">
            <text:p>-0.3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605859375" calcext:value-type="float">
            <text:p>0.606</text:p>
          </table:table-cell>
          <table:table-cell office:value-type="float" office:value="-0.2126953125" calcext:value-type="float">
            <text:p>-0.213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38994140625" calcext:value-type="float">
            <text:p>0.390</text:p>
          </table:table-cell>
          <table:table-cell/>
          <table:table-cell table:formula="of:=+MIN([.A267:.J267])" office:value-type="float" office:value="-0.29970703125" calcext:value-type="float">
            <text:p>-0.2997070313</text:p>
          </table:table-cell>
          <table:table-cell table:formula="of:=MAX([.A267:.J267])" office:value-type="float" office:value="0.605859375" calcext:value-type="float">
            <text:p>0.605859375</text:p>
          </table:table-cell>
          <table:table-cell table:number-columns-repeated="1011"/>
        </table:table-row>
        <table:table-row table:style-name="ro1">
          <table:table-cell office:value-type="float" office:value="0.2771484375" calcext:value-type="float">
            <text:p>0.277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29326171875" calcext:value-type="float">
            <text:p>0.293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-0.502734375" calcext:value-type="float">
            <text:p>-0.503</text:p>
          </table:table-cell>
          <table:table-cell office:value-type="float" office:value="-0.322265625" calcext:value-type="float">
            <text:p>-0.322</text:p>
          </table:table-cell>
          <table:table-cell/>
          <table:table-cell table:formula="of:=+MIN([.A268:.J268])" office:value-type="float" office:value="-0.502734375" calcext:value-type="float">
            <text:p>-0.502734375</text:p>
          </table:table-cell>
          <table:table-cell table:formula="of:=MAX([.A268:.J268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office:value-type="float" office:value="-0.012890625" calcext:value-type="float">
            <text:p>-0.013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0.36416015625" calcext:value-type="float">
            <text:p>0.364</text:p>
          </table:table-cell>
          <table:table-cell/>
          <table:table-cell table:formula="of:=+MIN([.A269:.J269])" office:value-type="float" office:value="-0.103125" calcext:value-type="float">
            <text:p>-0.103125</text:p>
          </table:table-cell>
          <table:table-cell table:formula="of:=MAX([.A269:.J269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-0.2126953125" calcext:value-type="float">
            <text:p>-0.213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32548828125" calcext:value-type="float">
            <text:p>0.325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-1.36318359375" calcext:value-type="float">
            <text:p>-1.363</text:p>
          </table:table-cell>
          <table:table-cell office:value-type="float" office:value="-0.2384765625" calcext:value-type="float">
            <text:p>-0.238</text:p>
          </table:table-cell>
          <table:table-cell/>
          <table:table-cell table:formula="of:=+MIN([.A270:.J270])" office:value-type="float" office:value="-1.36318359375" calcext:value-type="float">
            <text:p>-1.3631835938</text:p>
          </table:table-cell>
          <table:table-cell table:formula="of:=MAX([.A270:.J270])" office:value-type="float" office:value="0.32548828125" calcext:value-type="float">
            <text:p>0.325488281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19013671875" calcext:value-type="float">
            <text:p>0.190</text:p>
          </table:table-cell>
          <table:table-cell office:value-type="float" office:value="-0.38349609375" calcext:value-type="float">
            <text:p>-0.383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-0.4125" calcext:value-type="float">
            <text:p>-0.413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-0.04833984375" calcext:value-type="float">
            <text:p>-0.048</text:p>
          </table:table-cell>
          <table:table-cell office:value-type="float" office:value="0.29326171875" calcext:value-type="float">
            <text:p>0.293</text:p>
          </table:table-cell>
          <table:table-cell office:value-type="float" office:value="0.37060546875" calcext:value-type="float">
            <text:p>0.371</text:p>
          </table:table-cell>
          <table:table-cell/>
          <table:table-cell table:formula="of:=+MIN([.A271:.J271])" office:value-type="float" office:value="-0.4125" calcext:value-type="float">
            <text:p>-0.4125</text:p>
          </table:table-cell>
          <table:table-cell table:formula="of:=MAX([.A271:.J271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8314453125" calcext:value-type="float">
            <text:p>-0.831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-0.2255859375" calcext:value-type="float">
            <text:p>-0.226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-0.5994140625" calcext:value-type="float">
            <text:p>-0.599</text:p>
          </table:table-cell>
          <table:table-cell office:value-type="float" office:value="0.012890625" calcext:value-type="float">
            <text:p>0.013</text:p>
          </table:table-cell>
          <table:table-cell/>
          <table:table-cell table:formula="of:=+MIN([.A272:.J272])" office:value-type="float" office:value="-0.8314453125" calcext:value-type="float">
            <text:p>-0.8314453125</text:p>
          </table:table-cell>
          <table:table-cell table:formula="of:=MAX([.A272:.J272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5349609375" calcext:value-type="float">
            <text:p>0.535</text:p>
          </table:table-cell>
          <table:table-cell office:value-type="float" office:value="-0.219140625" calcext:value-type="float">
            <text:p>-0.21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65419921875" calcext:value-type="float">
            <text:p>0.654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-1.65" calcext:value-type="float">
            <text:p>-1.650</text:p>
          </table:table-cell>
          <table:table-cell office:value-type="float" office:value="0.40927734375" calcext:value-type="float">
            <text:p>0.409</text:p>
          </table:table-cell>
          <table:table-cell/>
          <table:table-cell table:formula="of:=+MIN([.A273:.J273])" office:value-type="float" office:value="-1.65" calcext:value-type="float">
            <text:p>-1.65</text:p>
          </table:table-cell>
          <table:table-cell table:formula="of:=MAX([.A273:.J273])" office:value-type="float" office:value="0.65419921875" calcext:value-type="float">
            <text:p>0.6541992188</text:p>
          </table:table-cell>
          <table:table-cell table:number-columns-repeated="1011"/>
        </table:table-row>
        <table:table-row table:style-name="ro1">
          <table:table-cell office:value-type="float" office:value="-0.14501953125" calcext:value-type="float">
            <text:p>-0.145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53818359375" calcext:value-type="float">
            <text:p>0.538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7154296875" calcext:value-type="float">
            <text:p>0.715</text:p>
          </table:table-cell>
          <table:table-cell office:value-type="float" office:value="-0.37705078125" calcext:value-type="float">
            <text:p>-0.377</text:p>
          </table:table-cell>
          <table:table-cell/>
          <table:table-cell table:formula="of:=+MIN([.A274:.J274])" office:value-type="float" office:value="-0.37705078125" calcext:value-type="float">
            <text:p>-0.3770507813</text:p>
          </table:table-cell>
          <table:table-cell table:formula="of:=MAX([.A274:.J274])" office:value-type="float" office:value="0.7154296875" calcext:value-type="float">
            <text:p>0.7154296875</text:p>
          </table:table-cell>
          <table:table-cell table:number-columns-repeated="1011"/>
        </table:table-row>
        <table:table-row table:style-name="ro1">
          <table:table-cell office:value-type="float" office:value="0.48984375" calcext:value-type="float">
            <text:p>0.490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-0.35771484375" calcext:value-type="float">
            <text:p>-0.358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399609375" calcext:value-type="float">
            <text:p>-0.400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18046875" calcext:value-type="float">
            <text:p>0.180</text:p>
          </table:table-cell>
          <table:table-cell/>
          <table:table-cell table:formula="of:=+MIN([.A275:.J275])" office:value-type="float" office:value="-0.399609375" calcext:value-type="float">
            <text:p>-0.399609375</text:p>
          </table:table-cell>
          <table:table-cell table:formula="of:=MAX([.A275:.J275])" office:value-type="float" office:value="0.48984375" calcext:value-type="float">
            <text:p>0.48984375</text:p>
          </table:table-cell>
          <table:table-cell table:number-columns-repeated="1011"/>
        </table:table-row>
        <table:table-row table:style-name="ro1">
          <table:table-cell office:value-type="float" office:value="0.1546875" calcext:value-type="float">
            <text:p>0.155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33837890625" calcext:value-type="float">
            <text:p>0.338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22880859375" calcext:value-type="float">
            <text:p>0.229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-1.05380859375" calcext:value-type="float">
            <text:p>-1.054</text:p>
          </table:table-cell>
          <table:table-cell office:value-type="float" office:value="-0.0515625" calcext:value-type="float">
            <text:p>-0.052</text:p>
          </table:table-cell>
          <table:table-cell/>
          <table:table-cell table:formula="of:=+MIN([.A276:.J276])" office:value-type="float" office:value="-1.05380859375" calcext:value-type="float">
            <text:p>-1.0538085938</text:p>
          </table:table-cell>
          <table:table-cell table:formula="of:=MAX([.A276:.J276])" office:value-type="float" office:value="0.33837890625" calcext:value-type="float">
            <text:p>0.3383789063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0" calcext:value-type="float">
            <text:p>0.000</text:p>
          </table:table-cell>
          <table:table-cell office:value-type="float" office:value="0.79921875" calcext:value-type="float">
            <text:p>0.799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22236328125" calcext:value-type="float">
            <text:p>-0.222</text:p>
          </table:table-cell>
          <table:table-cell/>
          <table:table-cell office:value-type="float" office:value="-0.20625" calcext:value-type="float">
            <text:p>-0.206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07734375" calcext:value-type="float">
            <text:p>0.077</text:p>
          </table:table-cell>
          <table:table-cell/>
          <table:table-cell table:formula="of:=+MIN([.A277:.J277])" office:value-type="float" office:value="-0.22236328125" calcext:value-type="float">
            <text:p>-0.2223632813</text:p>
          </table:table-cell>
          <table:table-cell table:formula="of:=MAX([.A277:.J277])" office:value-type="float" office:value="0.79921875" calcext:value-type="float">
            <text:p>0.79921875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35771484375" calcext:value-type="float">
            <text:p>-0.358</text:p>
          </table:table-cell>
          <table:table-cell office:value-type="float" office:value="-0.31904296875" calcext:value-type="float">
            <text:p>-0.319</text:p>
          </table:table-cell>
          <table:table-cell/>
          <table:table-cell office:value-type="float" office:value="0.21591796875" calcext:value-type="float">
            <text:p>0.216</text:p>
          </table:table-cell>
          <table:table-cell office:value-type="float" office:value="-0.35771484375" calcext:value-type="float">
            <text:p>-0.358</text:p>
          </table:table-cell>
          <table:table-cell office:value-type="float" office:value="0.38671875" calcext:value-type="float">
            <text:p>0.387</text:p>
          </table:table-cell>
          <table:table-cell/>
          <table:table-cell table:formula="of:=+MIN([.A278:.J278])" office:value-type="float" office:value="-0.35771484375" calcext:value-type="float">
            <text:p>-0.3577148438</text:p>
          </table:table-cell>
          <table:table-cell table:formula="of:=MAX([.A278:.J278])" office:value-type="float" office:value="0.38671875" calcext:value-type="float">
            <text:p>0.38671875</text:p>
          </table:table-cell>
          <table:table-cell table:number-columns-repeated="1011"/>
        </table:table-row>
        <table:table-row table:style-name="ro1">
          <table:table-cell office:value-type="float" office:value="-0.348046875" calcext:value-type="float">
            <text:p>-0.348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-1.1666015625" calcext:value-type="float">
            <text:p>-1.167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296484375" calcext:value-type="float">
            <text:p>0.296</text:p>
          </table:table-cell>
          <table:table-cell/>
          <table:table-cell office:value-type="float" office:value="-0.18369140625" calcext:value-type="float">
            <text:p>-0.184</text:p>
          </table:table-cell>
          <table:table-cell office:value-type="float" office:value="0.3802734375" calcext:value-type="float">
            <text:p>0.380</text:p>
          </table:table-cell>
          <table:table-cell office:value-type="float" office:value="0.309375" calcext:value-type="float">
            <text:p>0.309</text:p>
          </table:table-cell>
          <table:table-cell/>
          <table:table-cell table:formula="of:=+MIN([.A279:.J279])" office:value-type="float" office:value="-1.1666015625" calcext:value-type="float">
            <text:p>-1.1666015625</text:p>
          </table:table-cell>
          <table:table-cell table:formula="of:=MAX([.A279:.J279])" office:value-type="float" office:value="0.3802734375" calcext:value-type="float">
            <text:p>0.3802734375</text:p>
          </table:table-cell>
          <table:table-cell table:number-columns-repeated="1011"/>
        </table:table-row>
        <table:table-row table:style-name="ro1">
          <table:table-cell office:value-type="float" office:value="0.67998046875" calcext:value-type="float">
            <text:p>0.680</text:p>
          </table:table-cell>
          <table:table-cell office:value-type="float" office:value="0.425390625" calcext:value-type="float">
            <text:p>0.425</text:p>
          </table:table-cell>
          <table:table-cell office:value-type="float" office:value="0.79921875" calcext:value-type="float">
            <text:p>0.799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-0.2642578125" calcext:value-type="float">
            <text:p>-0.264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46728515625" calcext:value-type="float">
            <text:p>0.467</text:p>
          </table:table-cell>
          <table:table-cell/>
          <table:table-cell table:formula="of:=+MIN([.A280:.J280])" office:value-type="float" office:value="-0.2642578125" calcext:value-type="float">
            <text:p>-0.2642578125</text:p>
          </table:table-cell>
          <table:table-cell table:formula="of:=MAX([.A280:.J280])" office:value-type="float" office:value="0.79921875" calcext:value-type="float">
            <text:p>0.7992187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2900390625" calcext:value-type="float">
            <text:p>-0.290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35771484375" calcext:value-type="float">
            <text:p>-0.358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281:.J281])" office:value-type="float" office:value="-0.35771484375" calcext:value-type="float">
            <text:p>-0.3577148438</text:p>
          </table:table-cell>
          <table:table-cell table:formula="of:=MAX([.A281:.J281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21591796875" calcext:value-type="float">
            <text:p>0.216</text:p>
          </table:table-cell>
          <table:table-cell/>
          <table:table-cell office:value-type="float" office:value="-0.04189453125" calcext:value-type="float">
            <text:p>-0.042</text:p>
          </table:table-cell>
          <table:table-cell office:value-type="float" office:value="0.49306640625" calcext:value-type="float">
            <text:p>0.493</text:p>
          </table:table-cell>
          <table:table-cell office:value-type="float" office:value="0.44794921875" calcext:value-type="float">
            <text:p>0.448</text:p>
          </table:table-cell>
          <table:table-cell/>
          <table:table-cell table:formula="of:=+MIN([.A282:.J282])" office:value-type="float" office:value="-0.17724609375" calcext:value-type="float">
            <text:p>-0.1772460938</text:p>
          </table:table-cell>
          <table:table-cell table:formula="of:=MAX([.A282:.J282])" office:value-type="float" office:value="0.49306640625" calcext:value-type="float">
            <text:p>0.493066406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3416015625" calcext:value-type="float">
            <text:p>-0.342</text:p>
          </table:table-cell>
          <table:table-cell office:value-type="float" office:value="1.173046875" calcext:value-type="float">
            <text:p>1.173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-0.425390625" calcext:value-type="float">
            <text:p>-0.425</text:p>
          </table:table-cell>
          <table:table-cell office:value-type="float" office:value="-0.45439453125" calcext:value-type="float">
            <text:p>-0.454</text:p>
          </table:table-cell>
          <table:table-cell/>
          <table:table-cell office:value-type="float" office:value="0.20302734375" calcext:value-type="float">
            <text:p>0.203</text:p>
          </table:table-cell>
          <table:table-cell office:value-type="float" office:value="1.637109375" calcext:value-type="float">
            <text:p>1.637</text:p>
          </table:table-cell>
          <table:table-cell office:value-type="float" office:value="-0.95390625" calcext:value-type="float">
            <text:p>-0.954</text:p>
          </table:table-cell>
          <table:table-cell/>
          <table:table-cell table:formula="of:=+MIN([.A283:.J283])" office:value-type="float" office:value="-0.95390625" calcext:value-type="float">
            <text:p>-0.95390625</text:p>
          </table:table-cell>
          <table:table-cell table:formula="of:=MAX([.A283:.J283])" office:value-type="float" office:value="1.637109375" calcext:value-type="float">
            <text:p>1.637109375</text:p>
          </table:table-cell>
          <table:table-cell table:number-columns-repeated="1011"/>
        </table:table-row>
        <table:table-row table:style-name="ro1">
          <table:table-cell office:value-type="float" office:value="0.12890625" calcext:value-type="float">
            <text:p>0.129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3287109375" calcext:value-type="float">
            <text:p>-0.329</text:p>
          </table:table-cell>
          <table:table-cell office:value-type="float" office:value="-0.4447265625" calcext:value-type="float">
            <text:p>-0.445</text:p>
          </table:table-cell>
          <table:table-cell office:value-type="float" office:value="0.31259765625" calcext:value-type="float">
            <text:p>0.313</text:p>
          </table:table-cell>
          <table:table-cell/>
          <table:table-cell table:formula="of:=+MIN([.A284:.J284])" office:value-type="float" office:value="-0.4447265625" calcext:value-type="float">
            <text:p>-0.4447265625</text:p>
          </table:table-cell>
          <table:table-cell table:formula="of:=MAX([.A284:.J284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0.16435546875" calcext:value-type="float">
            <text:p>0.164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-0.20302734375" calcext:value-type="float">
            <text:p>-0.203</text:p>
          </table:table-cell>
          <table:table-cell office:value-type="float" office:value="0.88623046875" calcext:value-type="float">
            <text:p>0.886</text:p>
          </table:table-cell>
          <table:table-cell office:value-type="float" office:value="0.0451171875" calcext:value-type="float">
            <text:p>0.045</text:p>
          </table:table-cell>
          <table:table-cell/>
          <table:table-cell table:formula="of:=+MIN([.A285:.J285])" office:value-type="float" office:value="-0.20302734375" calcext:value-type="float">
            <text:p>-0.2030273438</text:p>
          </table:table-cell>
          <table:table-cell table:formula="of:=MAX([.A285:.J285])" office:value-type="float" office:value="0.88623046875" calcext:value-type="float">
            <text:p>0.8862304688</text:p>
          </table:table-cell>
          <table:table-cell table:number-columns-repeated="1011"/>
        </table:table-row>
        <table:table-row table:style-name="ro1">
          <table:table-cell office:value-type="float" office:value="0.1546875" calcext:value-type="float">
            <text:p>0.155</text:p>
          </table:table-cell>
          <table:table-cell office:value-type="float" office:value="0.31904296875" calcext:value-type="float">
            <text:p>0.319</text:p>
          </table:table-cell>
          <table:table-cell office:value-type="float" office:value="-0.631640625" calcext:value-type="float">
            <text:p>-0.632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31904296875" calcext:value-type="float">
            <text:p>0.319</text:p>
          </table:table-cell>
          <table:table-cell/>
          <table:table-cell office:value-type="float" office:value="0.116015625" calcext:value-type="float">
            <text:p>0.116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1.20849609375" calcext:value-type="float">
            <text:p>1.208</text:p>
          </table:table-cell>
          <table:table-cell/>
          <table:table-cell table:formula="of:=+MIN([.A286:.J286])" office:value-type="float" office:value="-0.631640625" calcext:value-type="float">
            <text:p>-0.631640625</text:p>
          </table:table-cell>
          <table:table-cell table:formula="of:=MAX([.A286:.J286])" office:value-type="float" office:value="1.20849609375" calcext:value-type="float">
            <text:p>1.20849609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863671875" calcext:value-type="float">
            <text:p>0.864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25458984375" calcext:value-type="float">
            <text:p>-0.255</text:p>
          </table:table-cell>
          <table:table-cell office:value-type="float" office:value="-1.276171875" calcext:value-type="float">
            <text:p>-1.276</text:p>
          </table:table-cell>
          <table:table-cell/>
          <table:table-cell office:value-type="float" office:value="0.17080078125" calcext:value-type="float">
            <text:p>0.171</text:p>
          </table:table-cell>
          <table:table-cell office:value-type="float" office:value="-0.1546875" calcext:value-type="float">
            <text:p>-0.155</text:p>
          </table:table-cell>
          <table:table-cell office:value-type="float" office:value="0.38349609375" calcext:value-type="float">
            <text:p>0.383</text:p>
          </table:table-cell>
          <table:table-cell/>
          <table:table-cell table:formula="of:=+MIN([.A287:.J287])" office:value-type="float" office:value="-1.276171875" calcext:value-type="float">
            <text:p>-1.276171875</text:p>
          </table:table-cell>
          <table:table-cell table:formula="of:=MAX([.A287:.J287])" office:value-type="float" office:value="0.863671875" calcext:value-type="float">
            <text:p>0.863671875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6767578125" calcext:value-type="float">
            <text:p>-0.677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59619140625" calcext:value-type="float">
            <text:p>-0.596</text:p>
          </table:table-cell>
          <table:table-cell/>
          <table:table-cell office:value-type="float" office:value="0.31259765625" calcext:value-type="float">
            <text:p>0.313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0.1095703125" calcext:value-type="float">
            <text:p>0.110</text:p>
          </table:table-cell>
          <table:table-cell/>
          <table:table-cell table:formula="of:=+MIN([.A288:.J288])" office:value-type="float" office:value="-0.6767578125" calcext:value-type="float">
            <text:p>-0.6767578125</text:p>
          </table:table-cell>
          <table:table-cell table:formula="of:=MAX([.A288:.J288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2255859375" calcext:value-type="float">
            <text:p>0.226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80244140625" calcext:value-type="float">
            <text:p>0.802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8701171875" calcext:value-type="float">
            <text:p>0.087</text:p>
          </table:table-cell>
          <table:table-cell/>
          <table:table-cell office:value-type="float" office:value="-0.425390625" calcext:value-type="float">
            <text:p>-0.425</text:p>
          </table:table-cell>
          <table:table-cell office:value-type="float" office:value="0.69609375" calcext:value-type="float">
            <text:p>0.696</text:p>
          </table:table-cell>
          <table:table-cell office:value-type="float" office:value="0.270703125" calcext:value-type="float">
            <text:p>0.271</text:p>
          </table:table-cell>
          <table:table-cell/>
          <table:table-cell table:formula="of:=+MIN([.A289:.J289])" office:value-type="float" office:value="-0.425390625" calcext:value-type="float">
            <text:p>-0.425390625</text:p>
          </table:table-cell>
          <table:table-cell table:formula="of:=MAX([.A289:.J289])" office:value-type="float" office:value="0.80244140625" calcext:value-type="float">
            <text:p>0.8024414063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1.64033203125" calcext:value-type="float">
            <text:p>1.640</text:p>
          </table:table-cell>
          <table:table-cell/>
          <table:table-cell office:value-type="float" office:value="0.22880859375" calcext:value-type="float">
            <text:p>0.229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57041015625" calcext:value-type="float">
            <text:p>-0.570</text:p>
          </table:table-cell>
          <table:table-cell/>
          <table:table-cell table:formula="of:=+MIN([.A290:.J290])" office:value-type="float" office:value="-0.57041015625" calcext:value-type="float">
            <text:p>-0.5704101563</text:p>
          </table:table-cell>
          <table:table-cell table:formula="of:=MAX([.A290:.J290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-0.038671875" calcext:value-type="float">
            <text:p>-0.039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49951171875" calcext:value-type="float">
            <text:p>0.500</text:p>
          </table:table-cell>
          <table:table-cell office:value-type="float" office:value="0.44150390625" calcext:value-type="float">
            <text:p>0.442</text:p>
          </table:table-cell>
          <table:table-cell/>
          <table:table-cell office:value-type="float" office:value="0.451171875" calcext:value-type="float">
            <text:p>0.451</text:p>
          </table:table-cell>
          <table:table-cell office:value-type="float" office:value="0.29326171875" calcext:value-type="float">
            <text:p>0.293</text:p>
          </table:table-cell>
          <table:table-cell office:value-type="float" office:value="-0.29970703125" calcext:value-type="float">
            <text:p>-0.300</text:p>
          </table:table-cell>
          <table:table-cell/>
          <table:table-cell table:formula="of:=+MIN([.A291:.J291])" office:value-type="float" office:value="-0.29970703125" calcext:value-type="float">
            <text:p>-0.2997070313</text:p>
          </table:table-cell>
          <table:table-cell table:formula="of:=MAX([.A291:.J291])" office:value-type="float" office:value="0.49951171875" calcext:value-type="float">
            <text:p>0.4995117188</text:p>
          </table:table-cell>
          <table:table-cell table:number-columns-repeated="1011"/>
        </table:table-row>
        <table:table-row table:style-name="ro1">
          <table:table-cell office:value-type="float" office:value="-0.116015625" calcext:value-type="float">
            <text:p>-0.116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76376953125" calcext:value-type="float">
            <text:p>-0.764</text:p>
          </table:table-cell>
          <table:table-cell office:value-type="float" office:value="-0.01611328125" calcext:value-type="float">
            <text:p>-0.016</text:p>
          </table:table-cell>
          <table:table-cell/>
          <table:table-cell office:value-type="float" office:value="0.1740234375" calcext:value-type="float">
            <text:p>0.174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72509765625" calcext:value-type="float">
            <text:p>0.725</text:p>
          </table:table-cell>
          <table:table-cell/>
          <table:table-cell table:formula="of:=+MIN([.A292:.J292])" office:value-type="float" office:value="-0.76376953125" calcext:value-type="float">
            <text:p>-0.7637695313</text:p>
          </table:table-cell>
          <table:table-cell table:formula="of:=MAX([.A292:.J292])" office:value-type="float" office:value="0.72509765625" calcext:value-type="float">
            <text:p>0.7250976563</text:p>
          </table:table-cell>
          <table:table-cell table:number-columns-repeated="1011"/>
        </table:table-row>
        <table:table-row table:style-name="ro1">
          <table:table-cell office:value-type="float" office:value="-0.1353515625" calcext:value-type="float">
            <text:p>-0.135</text:p>
          </table:table-cell>
          <table:table-cell office:value-type="float" office:value="-0.657421875" calcext:value-type="float">
            <text:p>-0.657</text:p>
          </table:table-cell>
          <table:table-cell office:value-type="float" office:value="1.62099609375" calcext:value-type="float">
            <text:p>1.621</text:p>
          </table:table-cell>
          <table:table-cell office:value-type="float" office:value="-0.12568359375" calcext:value-type="float">
            <text:p>-0.126</text:p>
          </table:table-cell>
          <table:table-cell office:value-type="float" office:value="0.52529296875" calcext:value-type="float">
            <text:p>0.525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17724609375" calcext:value-type="float">
            <text:p>-0.17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5478515625" calcext:value-type="float">
            <text:p>-0.055</text:p>
          </table:table-cell>
          <table:table-cell/>
          <table:table-cell table:formula="of:=+MIN([.A293:.J293])" office:value-type="float" office:value="-0.657421875" calcext:value-type="float">
            <text:p>-0.657421875</text:p>
          </table:table-cell>
          <table:table-cell table:formula="of:=MAX([.A293:.J293])" office:value-type="float" office:value="1.62099609375" calcext:value-type="float">
            <text:p>1.6209960938</text:p>
          </table:table-cell>
          <table:table-cell table:number-columns-repeated="1011"/>
        </table:table-row>
        <table:table-row table:style-name="ro1">
          <table:table-cell office:value-type="float" office:value="0.2771484375" calcext:value-type="float">
            <text:p>0.277</text:p>
          </table:table-cell>
          <table:table-cell office:value-type="float" office:value="0.373828125" calcext:value-type="float">
            <text:p>0.374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837890625" calcext:value-type="float">
            <text:p>-0.838</text:p>
          </table:table-cell>
          <table:table-cell/>
          <table:table-cell office:value-type="float" office:value="0.6251953125" calcext:value-type="float">
            <text:p>0.625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0.064453125" calcext:value-type="float">
            <text:p>0.064</text:p>
          </table:table-cell>
          <table:table-cell/>
          <table:table-cell table:formula="of:=+MIN([.A294:.J294])" office:value-type="float" office:value="-0.837890625" calcext:value-type="float">
            <text:p>-0.837890625</text:p>
          </table:table-cell>
          <table:table-cell table:formula="of:=MAX([.A294:.J294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31259765625" calcext:value-type="float">
            <text:p>-0.313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-0.683203125" calcext:value-type="float">
            <text:p>-0.683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23525390625" calcext:value-type="float">
            <text:p>0.235</text:p>
          </table:table-cell>
          <table:table-cell/>
          <table:table-cell table:formula="of:=+MIN([.A295:.J295])" office:value-type="float" office:value="-0.683203125" calcext:value-type="float">
            <text:p>-0.683203125</text:p>
          </table:table-cell>
          <table:table-cell table:formula="of:=MAX([.A295:.J295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0.46083984375" calcext:value-type="float">
            <text:p>0.461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14501953125" calcext:value-type="float">
            <text:p>-0.145</text:p>
          </table:table-cell>
          <table:table-cell/>
          <table:table-cell office:value-type="float" office:value="0.0064453125" calcext:value-type="float">
            <text:p>0.006</text:p>
          </table:table-cell>
          <table:table-cell office:value-type="float" office:value="-0.42861328125" calcext:value-type="float">
            <text:p>-0.429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296:.J296])" office:value-type="float" office:value="-0.42861328125" calcext:value-type="float">
            <text:p>-0.4286132813</text:p>
          </table:table-cell>
          <table:table-cell table:formula="of:=MAX([.A296:.J296])" office:value-type="float" office:value="0.46083984375" calcext:value-type="float">
            <text:p>0.4608398438</text:p>
          </table:table-cell>
          <table:table-cell table:number-columns-repeated="1011"/>
        </table:table-row>
        <table:table-row table:style-name="ro1">
          <table:table-cell office:value-type="float" office:value="-0.49306640625" calcext:value-type="float">
            <text:p>-0.493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3931640625" calcext:value-type="float">
            <text:p>-0.39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32548828125" calcext:value-type="float">
            <text:p>-0.325</text:p>
          </table:table-cell>
          <table:table-cell/>
          <table:table-cell office:value-type="float" office:value="-0.3158203125" calcext:value-type="float">
            <text:p>-0.316</text:p>
          </table:table-cell>
          <table:table-cell office:value-type="float" office:value="-1.2181640625" calcext:value-type="float">
            <text:p>-1.218</text:p>
          </table:table-cell>
          <table:table-cell office:value-type="float" office:value="-0.1546875" calcext:value-type="float">
            <text:p>-0.155</text:p>
          </table:table-cell>
          <table:table-cell/>
          <table:table-cell table:formula="of:=+MIN([.A297:.J297])" office:value-type="float" office:value="-1.2181640625" calcext:value-type="float">
            <text:p>-1.2181640625</text:p>
          </table:table-cell>
          <table:table-cell table:formula="of:=MAX([.A297:.J297])" office:value-type="float" office:value="0.012890625" calcext:value-type="float">
            <text:p>0.012890625</text:p>
          </table:table-cell>
          <table:table-cell table:number-columns-repeated="1011"/>
        </table:table-row>
        <table:table-row table:style-name="ro1">
          <table:table-cell office:value-type="float" office:value="0.425390625" calcext:value-type="float">
            <text:p>0.425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35126953125" calcext:value-type="float">
            <text:p>-0.351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4125" calcext:value-type="float">
            <text:p>-0.413</text:p>
          </table:table-cell>
          <table:table-cell office:value-type="float" office:value="0.53818359375" calcext:value-type="float">
            <text:p>0.538</text:p>
          </table:table-cell>
          <table:table-cell/>
          <table:table-cell office:value-type="float" office:value="-0.0515625" calcext:value-type="float">
            <text:p>-0.052</text:p>
          </table:table-cell>
          <table:table-cell office:value-type="float" office:value="0.95712890625" calcext:value-type="float">
            <text:p>0.957</text:p>
          </table:table-cell>
          <table:table-cell office:value-type="float" office:value="0.0708984375" calcext:value-type="float">
            <text:p>0.071</text:p>
          </table:table-cell>
          <table:table-cell/>
          <table:table-cell table:formula="of:=+MIN([.A298:.J298])" office:value-type="float" office:value="-0.4125" calcext:value-type="float">
            <text:p>-0.4125</text:p>
          </table:table-cell>
          <table:table-cell table:formula="of:=MAX([.A298:.J298])" office:value-type="float" office:value="0.95712890625" calcext:value-type="float">
            <text:p>0.9571289063</text:p>
          </table:table-cell>
          <table:table-cell table:number-columns-repeated="1011"/>
        </table:table-row>
        <table:table-row table:style-name="ro1">
          <table:table-cell office:value-type="float" office:value="0.38994140625" calcext:value-type="float">
            <text:p>0.390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1998046875" calcext:value-type="float">
            <text:p>-0.200</text:p>
          </table:table-cell>
          <table:table-cell office:value-type="float" office:value="0.64130859375" calcext:value-type="float">
            <text:p>0.641</text:p>
          </table:table-cell>
          <table:table-cell/>
          <table:table-cell office:value-type="float" office:value="0.31259765625" calcext:value-type="float">
            <text:p>0.313</text:p>
          </table:table-cell>
          <table:table-cell office:value-type="float" office:value="0.60263671875" calcext:value-type="float">
            <text:p>0.603</text:p>
          </table:table-cell>
          <table:table-cell office:value-type="float" office:value="0.30615234375" calcext:value-type="float">
            <text:p>0.306</text:p>
          </table:table-cell>
          <table:table-cell/>
          <table:table-cell table:formula="of:=+MIN([.A299:.J299])" office:value-type="float" office:value="-0.1998046875" calcext:value-type="float">
            <text:p>-0.1998046875</text:p>
          </table:table-cell>
          <table:table-cell table:formula="of:=MAX([.A299:.J299])" office:value-type="float" office:value="0.64130859375" calcext:value-type="float">
            <text:p>0.641308593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1482421875" calcext:value-type="float">
            <text:p>0.148</text:p>
          </table:table-cell>
          <table:table-cell office:value-type="float" office:value="-0.4705078125" calcext:value-type="float">
            <text:p>-0.471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29970703125" calcext:value-type="float">
            <text:p>-0.300</text:p>
          </table:table-cell>
          <table:table-cell/>
          <table:table-cell office:value-type="float" office:value="-0.5478515625" calcext:value-type="float">
            <text:p>-0.548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13212890625" calcext:value-type="float">
            <text:p>-0.132</text:p>
          </table:table-cell>
          <table:table-cell/>
          <table:table-cell table:formula="of:=+MIN([.A300:.J300])" office:value-type="float" office:value="-0.5478515625" calcext:value-type="float">
            <text:p>-0.5478515625</text:p>
          </table:table-cell>
          <table:table-cell table:formula="of:=MAX([.A300:.J300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-1.3470703125" calcext:value-type="float">
            <text:p>-1.347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56396484375" calcext:value-type="float">
            <text:p>-0.564</text:p>
          </table:table-cell>
          <table:table-cell office:value-type="float" office:value="-0.0708984375" calcext:value-type="float">
            <text:p>-0.071</text:p>
          </table:table-cell>
          <table:table-cell office:value-type="float" office:value="-0.3609375" calcext:value-type="float">
            <text:p>-0.361</text:p>
          </table:table-cell>
          <table:table-cell office:value-type="float" office:value="-0.6767578125" calcext:value-type="float">
            <text:p>-0.677</text:p>
          </table:table-cell>
          <table:table-cell/>
          <table:table-cell office:value-type="float" office:value="0.67353515625" calcext:value-type="float">
            <text:p>0.674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0.1546875" calcext:value-type="float">
            <text:p>0.155</text:p>
          </table:table-cell>
          <table:table-cell/>
          <table:table-cell table:formula="of:=+MIN([.A301:.J301])" office:value-type="float" office:value="-1.3470703125" calcext:value-type="float">
            <text:p>-1.3470703125</text:p>
          </table:table-cell>
          <table:table-cell table:formula="of:=MAX([.A301:.J301])" office:value-type="float" office:value="0.67353515625" calcext:value-type="float">
            <text:p>0.6735351563</text:p>
          </table:table-cell>
          <table:table-cell table:number-columns-repeated="1011"/>
        </table:table-row>
        <table:table-row table:style-name="ro1">
          <table:table-cell office:value-type="float" office:value="0.48017578125" calcext:value-type="float">
            <text:p>0.480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-0.20625" calcext:value-type="float">
            <text:p>-0.206</text:p>
          </table:table-cell>
          <table:table-cell office:value-type="float" office:value="1.13115234375" calcext:value-type="float">
            <text:p>1.131</text:p>
          </table:table-cell>
          <table:table-cell office:value-type="float" office:value="0.00966796875" calcext:value-type="float">
            <text:p>0.010</text:p>
          </table:table-cell>
          <table:table-cell/>
          <table:table-cell table:formula="of:=+MIN([.A302:.J302])" office:value-type="float" office:value="-0.20625" calcext:value-type="float">
            <text:p>-0.20625</text:p>
          </table:table-cell>
          <table:table-cell table:formula="of:=MAX([.A302:.J302])" office:value-type="float" office:value="1.13115234375" calcext:value-type="float">
            <text:p>1.1311523438</text:p>
          </table:table-cell>
          <table:table-cell table:number-columns-repeated="1011"/>
        </table:table-row>
        <table:table-row table:style-name="ro1">
          <table:table-cell office:value-type="float" office:value="0.80888671875" calcext:value-type="float">
            <text:p>0.809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219140625" calcext:value-type="float">
            <text:p>-0.219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38671875" calcext:value-type="float">
            <text:p>0.387</text:p>
          </table:table-cell>
          <table:table-cell/>
          <table:table-cell table:formula="of:=+MIN([.A303:.J303])" office:value-type="float" office:value="-0.28681640625" calcext:value-type="float">
            <text:p>-0.2868164063</text:p>
          </table:table-cell>
          <table:table-cell table:formula="of:=MAX([.A303:.J303])" office:value-type="float" office:value="0.80888671875" calcext:value-type="float">
            <text:p>0.8088867188</text:p>
          </table:table-cell>
          <table:table-cell table:number-columns-repeated="1011"/>
        </table:table-row>
        <table:table-row table:style-name="ro1">
          <table:table-cell office:value-type="float" office:value="-1.36962890625" calcext:value-type="float">
            <text:p>-1.37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15791015625" calcext:value-type="float">
            <text:p>-0.158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54140625" calcext:value-type="float">
            <text:p>-0.541</text:p>
          </table:table-cell>
          <table:table-cell office:value-type="float" office:value="-0.17724609375" calcext:value-type="float">
            <text:p>-0.177</text:p>
          </table:table-cell>
          <table:table-cell/>
          <table:table-cell table:formula="of:=+MIN([.A304:.J304])" office:value-type="float" office:value="-1.36962890625" calcext:value-type="float">
            <text:p>-1.3696289063</text:p>
          </table:table-cell>
          <table:table-cell table:formula="of:=MAX([.A304:.J304])" office:value-type="float" office:value="0.348046875" calcext:value-type="float">
            <text:p>0.348046875</text:p>
          </table:table-cell>
          <table:table-cell table:number-columns-repeated="1011"/>
        </table:table-row>
        <table:table-row table:style-name="ro1">
          <table:table-cell office:value-type="float" office:value="-0.348046875" calcext:value-type="float">
            <text:p>-0.348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33837890625" calcext:value-type="float">
            <text:p>0.338</text:p>
          </table:table-cell>
          <table:table-cell/>
          <table:table-cell office:value-type="float" office:value="0.67998046875" calcext:value-type="float">
            <text:p>0.680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1279296875" calcext:value-type="float">
            <text:p>0.113</text:p>
          </table:table-cell>
          <table:table-cell/>
          <table:table-cell table:formula="of:=+MIN([.A305:.J305])" office:value-type="float" office:value="-0.348046875" calcext:value-type="float">
            <text:p>-0.348046875</text:p>
          </table:table-cell>
          <table:table-cell table:formula="of:=MAX([.A305:.J305])" office:value-type="float" office:value="0.67998046875" calcext:value-type="float">
            <text:p>0.6799804688</text:p>
          </table:table-cell>
          <table:table-cell table:number-columns-repeated="1011"/>
        </table:table-row>
        <table:table-row table:style-name="ro1">
          <table:table-cell office:value-type="float" office:value="0.40927734375" calcext:value-type="float">
            <text:p>0.409</text:p>
          </table:table-cell>
          <table:table-cell office:value-type="float" office:value="0.28681640625" calcext:value-type="float">
            <text:p>0.287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36416015625" calcext:value-type="float">
            <text:p>-0.364</text:p>
          </table:table-cell>
          <table:table-cell/>
          <table:table-cell office:value-type="float" office:value="0.08056640625" calcext:value-type="float">
            <text:p>0.081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9990234375" calcext:value-type="float">
            <text:p>-0.100</text:p>
          </table:table-cell>
          <table:table-cell/>
          <table:table-cell table:formula="of:=+MIN([.A306:.J306])" office:value-type="float" office:value="-0.36416015625" calcext:value-type="float">
            <text:p>-0.3641601563</text:p>
          </table:table-cell>
          <table:table-cell table:formula="of:=MAX([.A306:.J306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-0.07412109375" calcext:value-type="float">
            <text:p>-0.074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721875" calcext:value-type="float">
            <text:p>0.722</text:p>
          </table:table-cell>
          <table:table-cell office:value-type="float" office:value="0.06767578125" calcext:value-type="float">
            <text:p>0.068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-0.33515625" calcext:value-type="float">
            <text:p>-0.335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915234375" calcext:value-type="float">
            <text:p>0.915</text:p>
          </table:table-cell>
          <table:table-cell/>
          <table:table-cell table:formula="of:=+MIN([.A307:.J307])" office:value-type="float" office:value="-0.33515625" calcext:value-type="float">
            <text:p>-0.33515625</text:p>
          </table:table-cell>
          <table:table-cell table:formula="of:=MAX([.A307:.J307])" office:value-type="float" office:value="0.915234375" calcext:value-type="float">
            <text:p>0.915234375</text:p>
          </table:table-cell>
          <table:table-cell table:number-columns-repeated="1011"/>
        </table:table-row>
        <table:table-row table:style-name="ro1">
          <table:table-cell office:value-type="float" office:value="-0.116015625" calcext:value-type="float">
            <text:p>-0.116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-1.62744140625" calcext:value-type="float">
            <text:p>-1.627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502734375" calcext:value-type="float">
            <text:p>0.503</text:p>
          </table:table-cell>
          <table:table-cell office:value-type="float" office:value="0.80888671875" calcext:value-type="float">
            <text:p>0.809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193359375" calcext:value-type="float">
            <text:p>-0.193</text:p>
          </table:table-cell>
          <table:table-cell office:value-type="float" office:value="-0.11279296875" calcext:value-type="float">
            <text:p>-0.113</text:p>
          </table:table-cell>
          <table:table-cell/>
          <table:table-cell table:formula="of:=+MIN([.A308:.J308])" office:value-type="float" office:value="-1.62744140625" calcext:value-type="float">
            <text:p>-1.6274414063</text:p>
          </table:table-cell>
          <table:table-cell table:formula="of:=MAX([.A308:.J308])" office:value-type="float" office:value="0.80888671875" calcext:value-type="float">
            <text:p>0.8088867188</text:p>
          </table:table-cell>
          <table:table-cell table:number-columns-repeated="1011"/>
        </table:table-row>
        <table:table-row table:style-name="ro1">
          <table:table-cell office:value-type="float" office:value="-0.3609375" calcext:value-type="float">
            <text:p>-0.361</text:p>
          </table:table-cell>
          <table:table-cell office:value-type="float" office:value="-0.32548828125" calcext:value-type="float">
            <text:p>-0.325</text:p>
          </table:table-cell>
          <table:table-cell office:value-type="float" office:value="0.721875" calcext:value-type="float">
            <text:p>0.722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20302734375" calcext:value-type="float">
            <text:p>-0.203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0.37060546875" calcext:value-type="float">
            <text:p>0.371</text:p>
          </table:table-cell>
          <table:table-cell office:value-type="float" office:value="1.28583984375" calcext:value-type="float">
            <text:p>1.286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309:.J309])" office:value-type="float" office:value="-0.3609375" calcext:value-type="float">
            <text:p>-0.3609375</text:p>
          </table:table-cell>
          <table:table-cell table:formula="of:=MAX([.A309:.J309])" office:value-type="float" office:value="1.28583984375" calcext:value-type="float">
            <text:p>1.2858398438</text:p>
          </table:table-cell>
          <table:table-cell table:number-columns-repeated="1011"/>
        </table:table-row>
        <table:table-row table:style-name="ro1">
          <table:table-cell office:value-type="float" office:value="-0.4705078125" calcext:value-type="float">
            <text:p>-0.471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103125" calcext:value-type="float">
            <text:p>-0.103</text:p>
          </table:table-cell>
          <table:table-cell/>
          <table:table-cell office:value-type="float" office:value="0.399609375" calcext:value-type="float">
            <text:p>0.400</text:p>
          </table:table-cell>
          <table:table-cell office:value-type="float" office:value="-0.5736328125" calcext:value-type="float">
            <text:p>-0.574</text:p>
          </table:table-cell>
          <table:table-cell office:value-type="float" office:value="-0.11279296875" calcext:value-type="float">
            <text:p>-0.113</text:p>
          </table:table-cell>
          <table:table-cell/>
          <table:table-cell table:formula="of:=+MIN([.A310:.J310])" office:value-type="float" office:value="-0.5736328125" calcext:value-type="float">
            <text:p>-0.5736328125</text:p>
          </table:table-cell>
          <table:table-cell table:formula="of:=MAX([.A310:.J310])" office:value-type="float" office:value="0.399609375" calcext:value-type="float">
            <text:p>0.399609375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28359375" calcext:value-type="float">
            <text:p>0.284</text:p>
          </table:table-cell>
          <table:table-cell/>
          <table:table-cell office:value-type="float" office:value="0.2771484375" calcext:value-type="float">
            <text:p>0.277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311:.J311])" office:value-type="float" office:value="-0.1095703125" calcext:value-type="float">
            <text:p>-0.1095703125</text:p>
          </table:table-cell>
          <table:table-cell table:formula="of:=MAX([.A311:.J311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1.64033203125" calcext:value-type="float">
            <text:p>1.640</text:p>
          </table:table-cell>
          <table:table-cell office:value-type="float" office:value="0.34482421875" calcext:value-type="float">
            <text:p>0.345</text:p>
          </table:table-cell>
          <table:table-cell office:value-type="float" office:value="-0.42861328125" calcext:value-type="float">
            <text:p>-0.429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-0.116015625" calcext:value-type="float">
            <text:p>-0.116</text:p>
          </table:table-cell>
          <table:table-cell/>
          <table:table-cell office:value-type="float" office:value="-0.219140625" calcext:value-type="float">
            <text:p>-0.219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3287109375" calcext:value-type="float">
            <text:p>0.329</text:p>
          </table:table-cell>
          <table:table-cell/>
          <table:table-cell table:formula="of:=+MIN([.A312:.J312])" office:value-type="float" office:value="-0.42861328125" calcext:value-type="float">
            <text:p>-0.4286132813</text:p>
          </table:table-cell>
          <table:table-cell table:formula="of:=MAX([.A312:.J312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-0.64130859375" calcext:value-type="float">
            <text:p>-0.641</text:p>
          </table:table-cell>
          <table:table-cell office:value-type="float" office:value="-1.65" calcext:value-type="float">
            <text:p>-1.65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116015625" calcext:value-type="float">
            <text:p>0.116</text:p>
          </table:table-cell>
          <table:table-cell/>
          <table:table-cell office:value-type="float" office:value="-0.23203125" calcext:value-type="float">
            <text:p>-0.232</text:p>
          </table:table-cell>
          <table:table-cell office:value-type="float" office:value="1.36318359375" calcext:value-type="float">
            <text:p>1.363</text:p>
          </table:table-cell>
          <table:table-cell office:value-type="float" office:value="0.528515625" calcext:value-type="float">
            <text:p>0.529</text:p>
          </table:table-cell>
          <table:table-cell/>
          <table:table-cell table:formula="of:=+MIN([.A313:.J313])" office:value-type="float" office:value="-1.65" calcext:value-type="float">
            <text:p>-1.65</text:p>
          </table:table-cell>
          <table:table-cell table:formula="of:=MAX([.A313:.J313])" office:value-type="float" office:value="1.36318359375" calcext:value-type="float">
            <text:p>1.3631835938</text:p>
          </table:table-cell>
          <table:table-cell table:number-columns-repeated="1011"/>
        </table:table-row>
        <table:table-row table:style-name="ro1">
          <table:table-cell office:value-type="float" office:value="-0.45439453125" calcext:value-type="float">
            <text:p>-0.454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1.18271484375" calcext:value-type="float">
            <text:p>-1.18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26103515625" calcext:value-type="float">
            <text:p>0.261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50595703125" calcext:value-type="float">
            <text:p>-0.506</text:p>
          </table:table-cell>
          <table:table-cell office:value-type="float" office:value="-0.49306640625" calcext:value-type="float">
            <text:p>-0.493</text:p>
          </table:table-cell>
          <table:table-cell office:value-type="float" office:value="-0.57041015625" calcext:value-type="float">
            <text:p>-0.570</text:p>
          </table:table-cell>
          <table:table-cell/>
          <table:table-cell table:formula="of:=+MIN([.A314:.J314])" office:value-type="float" office:value="-1.18271484375" calcext:value-type="float">
            <text:p>-1.1827148438</text:p>
          </table:table-cell>
          <table:table-cell table:formula="of:=MAX([.A314:.J314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6638671875" calcext:value-type="float">
            <text:p>-0.664</text:p>
          </table:table-cell>
          <table:table-cell office:value-type="float" office:value="-0.090234375" calcext:value-type="float">
            <text:p>-0.090</text:p>
          </table:table-cell>
          <table:table-cell/>
          <table:table-cell office:value-type="float" office:value="-0.04189453125" calcext:value-type="float">
            <text:p>-0.042</text:p>
          </table:table-cell>
          <table:table-cell office:value-type="float" office:value="-0.64453125" calcext:value-type="float">
            <text:p>-0.645</text:p>
          </table:table-cell>
          <table:table-cell office:value-type="float" office:value="-0.62197265625" calcext:value-type="float">
            <text:p>-0.622</text:p>
          </table:table-cell>
          <table:table-cell/>
          <table:table-cell table:formula="of:=+MIN([.A315:.J315])" office:value-type="float" office:value="-0.6638671875" calcext:value-type="float">
            <text:p>-0.6638671875</text:p>
          </table:table-cell>
          <table:table-cell table:formula="of:=MAX([.A315:.J315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.37060546875" calcext:value-type="float">
            <text:p>0.37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270703125" calcext:value-type="float">
            <text:p>0.271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1.198828125" calcext:value-type="float">
            <text:p>-1.199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15146484375" calcext:value-type="float">
            <text:p>0.15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605859375" calcext:value-type="float">
            <text:p>0.606</text:p>
          </table:table-cell>
          <table:table-cell/>
          <table:table-cell table:formula="of:=+MIN([.A316:.J316])" office:value-type="float" office:value="-1.198828125" calcext:value-type="float">
            <text:p>-1.198828125</text:p>
          </table:table-cell>
          <table:table-cell table:formula="of:=MAX([.A316:.J316])" office:value-type="float" office:value="0.605859375" calcext:value-type="float">
            <text:p>0.605859375</text:p>
          </table:table-cell>
          <table:table-cell table:number-columns-repeated="1011"/>
        </table:table-row>
        <table:table-row table:style-name="ro1">
          <table:table-cell office:value-type="float" office:value="0.40927734375" calcext:value-type="float">
            <text:p>0.409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2384765625" calcext:value-type="float">
            <text:p>-0.238</text:p>
          </table:table-cell>
          <table:table-cell/>
          <table:table-cell office:value-type="float" office:value="-0.5220703125" calcext:value-type="float">
            <text:p>-0.522</text:p>
          </table:table-cell>
          <table:table-cell office:value-type="float" office:value="-0.38994140625" calcext:value-type="float">
            <text:p>-0.390</text:p>
          </table:table-cell>
          <table:table-cell office:value-type="float" office:value="-0.28681640625" calcext:value-type="float">
            <text:p>-0.287</text:p>
          </table:table-cell>
          <table:table-cell/>
          <table:table-cell table:formula="of:=+MIN([.A317:.J317])" office:value-type="float" office:value="-0.5220703125" calcext:value-type="float">
            <text:p>-0.5220703125</text:p>
          </table:table-cell>
          <table:table-cell table:formula="of:=MAX([.A317:.J317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0.3609375" calcext:value-type="float">
            <text:p>0.361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69931640625" calcext:value-type="float">
            <text:p>-0.699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40927734375" calcext:value-type="float">
            <text:p>0.409</text:p>
          </table:table-cell>
          <table:table-cell/>
          <table:table-cell office:value-type="float" office:value="0.40927734375" calcext:value-type="float">
            <text:p>0.409</text:p>
          </table:table-cell>
          <table:table-cell office:value-type="float" office:value="-0.38994140625" calcext:value-type="float">
            <text:p>-0.390</text:p>
          </table:table-cell>
          <table:table-cell office:value-type="float" office:value="-0.14501953125" calcext:value-type="float">
            <text:p>-0.145</text:p>
          </table:table-cell>
          <table:table-cell/>
          <table:table-cell table:formula="of:=+MIN([.A318:.J318])" office:value-type="float" office:value="-0.69931640625" calcext:value-type="float">
            <text:p>-0.6993164063</text:p>
          </table:table-cell>
          <table:table-cell table:formula="of:=MAX([.A318:.J318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-1.15048828125" calcext:value-type="float">
            <text:p>-1.150</text:p>
          </table:table-cell>
          <table:table-cell office:value-type="float" office:value="-0.5220703125" calcext:value-type="float">
            <text:p>-0.522</text:p>
          </table:table-cell>
          <table:table-cell office:value-type="float" office:value="0.425390625" calcext:value-type="float">
            <text:p>0.425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54462890625" calcext:value-type="float">
            <text:p>0.545</text:p>
          </table:table-cell>
          <table:table-cell office:value-type="float" office:value="0.012890625" calcext:value-type="float">
            <text:p>0.013</text:p>
          </table:table-cell>
          <table:table-cell/>
          <table:table-cell office:value-type="float" office:value="-0.09345703125" calcext:value-type="float">
            <text:p>-0.093</text:p>
          </table:table-cell>
          <table:table-cell office:value-type="float" office:value="-0.20302734375" calcext:value-type="float">
            <text:p>-0.203</text:p>
          </table:table-cell>
          <table:table-cell office:value-type="float" office:value="0.4189453125" calcext:value-type="float">
            <text:p>0.419</text:p>
          </table:table-cell>
          <table:table-cell/>
          <table:table-cell table:formula="of:=+MIN([.A319:.J319])" office:value-type="float" office:value="-1.15048828125" calcext:value-type="float">
            <text:p>-1.1504882813</text:p>
          </table:table-cell>
          <table:table-cell table:formula="of:=MAX([.A319:.J319])" office:value-type="float" office:value="0.54462890625" calcext:value-type="float">
            <text:p>0.5446289063</text:p>
          </table:table-cell>
          <table:table-cell table:number-columns-repeated="1011"/>
        </table:table-row>
        <table:table-row table:style-name="ro1">
          <table:table-cell office:value-type="float" office:value="0.49306640625" calcext:value-type="float">
            <text:p>0.49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53818359375" calcext:value-type="float">
            <text:p>-0.538</text:p>
          </table:table-cell>
          <table:table-cell office:value-type="float" office:value="0.5091796875" calcext:value-type="float">
            <text:p>0.509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13212890625" calcext:value-type="float">
            <text:p>0.132</text:p>
          </table:table-cell>
          <table:table-cell/>
          <table:table-cell office:value-type="float" office:value="0.0515625" calcext:value-type="float">
            <text:p>0.05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2513671875" calcext:value-type="float">
            <text:p>0.251</text:p>
          </table:table-cell>
          <table:table-cell/>
          <table:table-cell table:formula="of:=+MIN([.A320:.J320])" office:value-type="float" office:value="-0.53818359375" calcext:value-type="float">
            <text:p>-0.5381835938</text:p>
          </table:table-cell>
          <table:table-cell table:formula="of:=MAX([.A320:.J320])" office:value-type="float" office:value="0.5091796875" calcext:value-type="float">
            <text:p>0.5091796875</text:p>
          </table:table-cell>
          <table:table-cell table:number-columns-repeated="1011"/>
        </table:table-row>
        <table:table-row table:style-name="ro1">
          <table:table-cell office:value-type="float" office:value="0.43505859375" calcext:value-type="float">
            <text:p>0.435</text:p>
          </table:table-cell>
          <table:table-cell office:value-type="float" office:value="-0.61552734375" calcext:value-type="float">
            <text:p>-0.616</text:p>
          </table:table-cell>
          <table:table-cell office:value-type="float" office:value="-0.4125" calcext:value-type="float">
            <text:p>-0.413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17724609375" calcext:value-type="float">
            <text:p>-0.177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-0.17080078125" calcext:value-type="float">
            <text:p>-0.171</text:p>
          </table:table-cell>
          <table:table-cell/>
          <table:table-cell table:formula="of:=+MIN([.A321:.J321])" office:value-type="float" office:value="-0.61552734375" calcext:value-type="float">
            <text:p>-0.6155273438</text:p>
          </table:table-cell>
          <table:table-cell table:formula="of:=MAX([.A321:.J321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.2771484375" calcext:value-type="float">
            <text:p>0.2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4318359375" calcext:value-type="float">
            <text:p>0.432</text:p>
          </table:table-cell>
          <table:table-cell office:value-type="float" office:value="-0.59619140625" calcext:value-type="float">
            <text:p>-0.596</text:p>
          </table:table-cell>
          <table:table-cell office:value-type="float" office:value="-0.2642578125" calcext:value-type="float">
            <text:p>-0.264</text:p>
          </table:table-cell>
          <table:table-cell/>
          <table:table-cell office:value-type="float" office:value="-0.23203125" calcext:value-type="float">
            <text:p>-0.232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48662109375" calcext:value-type="float">
            <text:p>0.487</text:p>
          </table:table-cell>
          <table:table-cell/>
          <table:table-cell table:formula="of:=+MIN([.A322:.J322])" office:value-type="float" office:value="-0.59619140625" calcext:value-type="float">
            <text:p>-0.5961914063</text:p>
          </table:table-cell>
          <table:table-cell table:formula="of:=MAX([.A322:.J322])" office:value-type="float" office:value="0.48662109375" calcext:value-type="float">
            <text:p>0.4866210938</text:p>
          </table:table-cell>
          <table:table-cell table:number-columns-repeated="1011"/>
        </table:table-row>
        <table:table-row table:style-name="ro1">
          <table:table-cell office:value-type="float" office:value="-0.3029296875" calcext:value-type="float">
            <text:p>-0.303</text:p>
          </table:table-cell>
          <table:table-cell office:value-type="float" office:value="0.29970703125" calcext:value-type="float">
            <text:p>0.300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0.22236328125" calcext:value-type="float">
            <text:p>0.222</text:p>
          </table:table-cell>
          <table:table-cell office:value-type="float" office:value="-0.270703125" calcext:value-type="float">
            <text:p>-0.271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-0.57685546875" calcext:value-type="float">
            <text:p>-0.577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-0.8056640625" calcext:value-type="float">
            <text:p>-0.806</text:p>
          </table:table-cell>
          <table:table-cell/>
          <table:table-cell table:formula="of:=+MIN([.A323:.J323])" office:value-type="float" office:value="-0.8056640625" calcext:value-type="float">
            <text:p>-0.8056640625</text:p>
          </table:table-cell>
          <table:table-cell table:formula="of:=MAX([.A323:.J323])" office:value-type="float" office:value="0.29970703125" calcext:value-type="float">
            <text:p>0.2997070313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-0.38994140625" calcext:value-type="float">
            <text:p>-0.390</text:p>
          </table:table-cell>
          <table:table-cell office:value-type="float" office:value="-0.3416015625" calcext:value-type="float">
            <text:p>-0.342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-0.38994140625" calcext:value-type="float">
            <text:p>-0.390</text:p>
          </table:table-cell>
          <table:table-cell/>
          <table:table-cell office:value-type="float" office:value="0.22880859375" calcext:value-type="float">
            <text:p>0.229</text:p>
          </table:table-cell>
          <table:table-cell office:value-type="float" office:value="0.29326171875" calcext:value-type="float">
            <text:p>0.293</text:p>
          </table:table-cell>
          <table:table-cell office:value-type="float" office:value="0.296484375" calcext:value-type="float">
            <text:p>0.296</text:p>
          </table:table-cell>
          <table:table-cell/>
          <table:table-cell table:formula="of:=+MIN([.A324:.J324])" office:value-type="float" office:value="-0.38994140625" calcext:value-type="float">
            <text:p>-0.3899414063</text:p>
          </table:table-cell>
          <table:table-cell table:formula="of:=MAX([.A324:.J324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0.04189453125" calcext:value-type="float">
            <text:p>0.042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1.42119140625" calcext:value-type="float">
            <text:p>-1.421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33837890625" calcext:value-type="float">
            <text:p>0.338</text:p>
          </table:table-cell>
          <table:table-cell office:value-type="float" office:value="0.33193359375" calcext:value-type="float">
            <text:p>0.332</text:p>
          </table:table-cell>
          <table:table-cell/>
          <table:table-cell office:value-type="float" office:value="0.476953125" calcext:value-type="float">
            <text:p>0.477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8056640625" calcext:value-type="float">
            <text:p>-0.081</text:p>
          </table:table-cell>
          <table:table-cell/>
          <table:table-cell table:formula="of:=+MIN([.A325:.J325])" office:value-type="float" office:value="-1.42119140625" calcext:value-type="float">
            <text:p>-1.4211914063</text:p>
          </table:table-cell>
          <table:table-cell table:formula="of:=MAX([.A325:.J325])" office:value-type="float" office:value="0.476953125" calcext:value-type="float">
            <text:p>0.476953125</text:p>
          </table:table-cell>
          <table:table-cell table:number-columns-repeated="1011"/>
        </table:table-row>
        <table:table-row table:style-name="ro1">
          <table:table-cell office:value-type="float" office:value="-0.322265625" calcext:value-type="float">
            <text:p>-0.322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.193359375" calcext:value-type="float">
            <text:p>0.193</text:p>
          </table:table-cell>
          <table:table-cell/>
          <table:table-cell office:value-type="float" office:value="-0.58330078125" calcext:value-type="float">
            <text:p>-0.583</text:p>
          </table:table-cell>
          <table:table-cell office:value-type="float" office:value="0.36416015625" calcext:value-type="float">
            <text:p>0.364</text:p>
          </table:table-cell>
          <table:table-cell office:value-type="float" office:value="0.37060546875" calcext:value-type="float">
            <text:p>0.371</text:p>
          </table:table-cell>
          <table:table-cell/>
          <table:table-cell table:formula="of:=+MIN([.A326:.J326])" office:value-type="float" office:value="-0.58330078125" calcext:value-type="float">
            <text:p>-0.5833007813</text:p>
          </table:table-cell>
          <table:table-cell table:formula="of:=MAX([.A326:.J326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1.33740234375" calcext:value-type="float">
            <text:p>1.337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4060546875" calcext:value-type="float">
            <text:p>-0.406</text:p>
          </table:table-cell>
          <table:table-cell office:value-type="float" office:value="0.28037109375" calcext:value-type="float">
            <text:p>0.280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-0.53173828125" calcext:value-type="float">
            <text:p>-0.532</text:p>
          </table:table-cell>
          <table:table-cell/>
          <table:table-cell table:formula="of:=+MIN([.A327:.J327])" office:value-type="float" office:value="-0.53173828125" calcext:value-type="float">
            <text:p>-0.5317382813</text:p>
          </table:table-cell>
          <table:table-cell table:formula="of:=MAX([.A327:.J327])" office:value-type="float" office:value="1.33740234375" calcext:value-type="float">
            <text:p>1.3374023438</text:p>
          </table:table-cell>
          <table:table-cell table:number-columns-repeated="1011"/>
        </table:table-row>
        <table:table-row table:style-name="ro1">
          <table:table-cell office:value-type="float" office:value="-0.49306640625" calcext:value-type="float">
            <text:p>-0.493</text:p>
          </table:table-cell>
          <table:table-cell office:value-type="float" office:value="-0.78310546875" calcext:value-type="float">
            <text:p>-0.783</text:p>
          </table:table-cell>
          <table:table-cell office:value-type="float" office:value="-1.16015625" calcext:value-type="float">
            <text:p>-1.160</text:p>
          </table:table-cell>
          <table:table-cell office:value-type="float" office:value="-0.425390625" calcext:value-type="float">
            <text:p>-0.425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24169921875" calcext:value-type="float">
            <text:p>0.242</text:p>
          </table:table-cell>
          <table:table-cell/>
          <table:table-cell table:formula="of:=+MIN([.A328:.J328])" office:value-type="float" office:value="-1.16015625" calcext:value-type="float">
            <text:p>-1.16015625</text:p>
          </table:table-cell>
          <table:table-cell table:formula="of:=MAX([.A328:.J328])" office:value-type="float" office:value="0.24169921875" calcext:value-type="float">
            <text:p>0.2416992188</text:p>
          </table:table-cell>
          <table:table-cell table:number-columns-repeated="1011"/>
        </table:table-row>
        <table:table-row table:style-name="ro1">
          <table:table-cell office:value-type="float" office:value="-0.3931640625" calcext:value-type="float">
            <text:p>-0.393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55751953125" calcext:value-type="float">
            <text:p>-0.558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96357421875" calcext:value-type="float">
            <text:p>0.964</text:p>
          </table:table-cell>
          <table:table-cell/>
          <table:table-cell table:formula="of:=+MIN([.A329:.J329])" office:value-type="float" office:value="-0.55751953125" calcext:value-type="float">
            <text:p>-0.5575195313</text:p>
          </table:table-cell>
          <table:table-cell table:formula="of:=MAX([.A329:.J329])" office:value-type="float" office:value="0.96357421875" calcext:value-type="float">
            <text:p>0.9635742188</text:p>
          </table:table-cell>
          <table:table-cell table:number-columns-repeated="1011"/>
        </table:table-row>
        <table:table-row table:style-name="ro1">
          <table:table-cell office:value-type="float" office:value="0.1546875" calcext:value-type="float">
            <text:p>0.155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33837890625" calcext:value-type="float">
            <text:p>0.338</text:p>
          </table:table-cell>
          <table:table-cell office:value-type="float" office:value="0.57685546875" calcext:value-type="float">
            <text:p>0.577</text:p>
          </table:table-cell>
          <table:table-cell office:value-type="float" office:value="0.03544921875" calcext:value-type="float">
            <text:p>0.035</text:p>
          </table:table-cell>
          <table:table-cell/>
          <table:table-cell office:value-type="float" office:value="0.13212890625" calcext:value-type="float">
            <text:p>0.132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0.55107421875" calcext:value-type="float">
            <text:p>0.551</text:p>
          </table:table-cell>
          <table:table-cell/>
          <table:table-cell table:formula="of:=+MIN([.A330:.J330])" office:value-type="float" office:value="0.03544921875" calcext:value-type="float">
            <text:p>0.0354492188</text:p>
          </table:table-cell>
          <table:table-cell table:formula="of:=MAX([.A330:.J330])" office:value-type="float" office:value="0.57685546875" calcext:value-type="float">
            <text:p>0.5768554688</text:p>
          </table:table-cell>
          <table:table-cell table:number-columns-repeated="1011"/>
        </table:table-row>
        <table:table-row table:style-name="ro1">
          <table:table-cell office:value-type="float" office:value="-0.72509765625" calcext:value-type="float">
            <text:p>-0.725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-0.31904296875" calcext:value-type="float">
            <text:p>-0.319</text:p>
          </table:table-cell>
          <table:table-cell office:value-type="float" office:value="-0.50595703125" calcext:value-type="float">
            <text:p>-0.506</text:p>
          </table:table-cell>
          <table:table-cell office:value-type="float" office:value="0.13212890625" calcext:value-type="float">
            <text:p>0.132</text:p>
          </table:table-cell>
          <table:table-cell/>
          <table:table-cell office:value-type="float" office:value="0.3609375" calcext:value-type="float">
            <text:p>0.361</text:p>
          </table:table-cell>
          <table:table-cell office:value-type="float" office:value="0.657421875" calcext:value-type="float">
            <text:p>0.657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331:.J331])" office:value-type="float" office:value="-0.72509765625" calcext:value-type="float">
            <text:p>-0.7250976563</text:p>
          </table:table-cell>
          <table:table-cell table:formula="of:=MAX([.A331:.J331])" office:value-type="float" office:value="0.657421875" calcext:value-type="float">
            <text:p>0.657421875</text:p>
          </table:table-cell>
          <table:table-cell table:number-columns-repeated="1011"/>
        </table:table-row>
        <table:table-row table:style-name="ro1">
          <table:table-cell office:value-type="float" office:value="-0.2578125" calcext:value-type="float">
            <text:p>-0.258</text:p>
          </table:table-cell>
          <table:table-cell office:value-type="float" office:value="-0.74443359375" calcext:value-type="float">
            <text:p>-0.744</text:p>
          </table:table-cell>
          <table:table-cell office:value-type="float" office:value="-0.25458984375" calcext:value-type="float">
            <text:p>-0.255</text:p>
          </table:table-cell>
          <table:table-cell office:value-type="float" office:value="0.46083984375" calcext:value-type="float">
            <text:p>0.461</text:p>
          </table:table-cell>
          <table:table-cell office:value-type="float" office:value="0.40283203125" calcext:value-type="float">
            <text:p>0.403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-0.18369140625" calcext:value-type="float">
            <text:p>-0.184</text:p>
          </table:table-cell>
          <table:table-cell office:value-type="float" office:value="0.5091796875" calcext:value-type="float">
            <text:p>0.509</text:p>
          </table:table-cell>
          <table:table-cell office:value-type="float" office:value="-0.66064453125" calcext:value-type="float">
            <text:p>-0.661</text:p>
          </table:table-cell>
          <table:table-cell/>
          <table:table-cell table:formula="of:=+MIN([.A332:.J332])" office:value-type="float" office:value="-0.74443359375" calcext:value-type="float">
            <text:p>-0.7444335938</text:p>
          </table:table-cell>
          <table:table-cell table:formula="of:=MAX([.A332:.J332])" office:value-type="float" office:value="0.5091796875" calcext:value-type="float">
            <text:p>0.5091796875</text:p>
          </table:table-cell>
          <table:table-cell table:number-columns-repeated="1011"/>
        </table:table-row>
        <table:table-row table:style-name="ro1">
          <table:table-cell office:value-type="float" office:value="-0.915234375" calcext:value-type="float">
            <text:p>-0.91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33515625" calcext:value-type="float">
            <text:p>0.335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-0.103125" calcext:value-type="float">
            <text:p>-0.103</text:p>
          </table:table-cell>
          <table:table-cell office:value-type="float" office:value="-1.147265625" calcext:value-type="float">
            <text:p>-1.147</text:p>
          </table:table-cell>
          <table:table-cell office:value-type="float" office:value="-0.012890625" calcext:value-type="float">
            <text:p>-0.013</text:p>
          </table:table-cell>
          <table:table-cell/>
          <table:table-cell table:formula="of:=+MIN([.A333:.J333])" office:value-type="float" office:value="-1.147265625" calcext:value-type="float">
            <text:p>-1.147265625</text:p>
          </table:table-cell>
          <table:table-cell table:formula="of:=MAX([.A333:.J333])" office:value-type="float" office:value="0.33515625" calcext:value-type="float">
            <text:p>0.33515625</text:p>
          </table:table-cell>
          <table:table-cell table:number-columns-repeated="1011"/>
        </table:table-row>
        <table:table-row table:style-name="ro1">
          <table:table-cell office:value-type="float" office:value="0.3544921875" calcext:value-type="float">
            <text:p>0.35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82822265625" calcext:value-type="float">
            <text:p>0.828</text:p>
          </table:table-cell>
          <table:table-cell office:value-type="float" office:value="0.98935546875" calcext:value-type="float">
            <text:p>0.989</text:p>
          </table:table-cell>
          <table:table-cell office:value-type="float" office:value="-0.1482421875" calcext:value-type="float">
            <text:p>-0.148</text:p>
          </table:table-cell>
          <table:table-cell/>
          <table:table-cell table:formula="of:=+MIN([.A334:.J334])" office:value-type="float" office:value="-0.19658203125" calcext:value-type="float">
            <text:p>-0.1965820313</text:p>
          </table:table-cell>
          <table:table-cell table:formula="of:=MAX([.A334:.J334])" office:value-type="float" office:value="0.98935546875" calcext:value-type="float">
            <text:p>0.9893554688</text:p>
          </table:table-cell>
          <table:table-cell table:number-columns-repeated="1011"/>
        </table:table-row>
        <table:table-row table:style-name="ro1">
          <table:table-cell office:value-type="float" office:value="-0.56396484375" calcext:value-type="float">
            <text:p>-0.564</text:p>
          </table:table-cell>
          <table:table-cell office:value-type="float" office:value="-0.4447265625" calcext:value-type="float">
            <text:p>-0.445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92490234375" calcext:value-type="float">
            <text:p>0.925</text:p>
          </table:table-cell>
          <table:table-cell/>
          <table:table-cell office:value-type="float" office:value="0.53818359375" calcext:value-type="float">
            <text:p>0.538</text:p>
          </table:table-cell>
          <table:table-cell office:value-type="float" office:value="-0.44150390625" calcext:value-type="float">
            <text:p>-0.442</text:p>
          </table:table-cell>
          <table:table-cell office:value-type="float" office:value="0.60263671875" calcext:value-type="float">
            <text:p>0.603</text:p>
          </table:table-cell>
          <table:table-cell/>
          <table:table-cell table:formula="of:=+MIN([.A335:.J335])" office:value-type="float" office:value="-0.56396484375" calcext:value-type="float">
            <text:p>-0.5639648438</text:p>
          </table:table-cell>
          <table:table-cell table:formula="of:=MAX([.A335:.J335])" office:value-type="float" office:value="0.92490234375" calcext:value-type="float">
            <text:p>0.924902343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0.760546875" calcext:value-type="float">
            <text:p>0.761</text:p>
          </table:table-cell>
          <table:table-cell office:value-type="float" office:value="-0.17080078125" calcext:value-type="float">
            <text:p>-0.171</text:p>
          </table:table-cell>
          <table:table-cell office:value-type="float" office:value="0.32548828125" calcext:value-type="float">
            <text:p>0.325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28359375" calcext:value-type="float">
            <text:p>0.284</text:p>
          </table:table-cell>
          <table:table-cell/>
          <table:table-cell office:value-type="float" office:value="0.51884765625" calcext:value-type="float">
            <text:p>0.519</text:p>
          </table:table-cell>
          <table:table-cell office:value-type="float" office:value="0.5349609375" calcext:value-type="float">
            <text:p>0.535</text:p>
          </table:table-cell>
          <table:table-cell office:value-type="float" office:value="0.77666015625" calcext:value-type="float">
            <text:p>0.777</text:p>
          </table:table-cell>
          <table:table-cell/>
          <table:table-cell table:formula="of:=+MIN([.A336:.J336])" office:value-type="float" office:value="-0.17080078125" calcext:value-type="float">
            <text:p>-0.1708007813</text:p>
          </table:table-cell>
          <table:table-cell table:formula="of:=MAX([.A336:.J336])" office:value-type="float" office:value="0.77666015625" calcext:value-type="float">
            <text:p>0.7766601563</text:p>
          </table:table-cell>
          <table:table-cell table:number-columns-repeated="1011"/>
        </table:table-row>
        <table:table-row table:style-name="ro1">
          <table:table-cell office:value-type="float" office:value="-0.82822265625" calcext:value-type="float">
            <text:p>-0.828</text:p>
          </table:table-cell>
          <table:table-cell office:value-type="float" office:value="-0.25458984375" calcext:value-type="float">
            <text:p>-0.255</text:p>
          </table:table-cell>
          <table:table-cell office:value-type="float" office:value="0.49306640625" calcext:value-type="float">
            <text:p>0.493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0.48984375" calcext:value-type="float">
            <text:p>0.490</text:p>
          </table:table-cell>
          <table:table-cell/>
          <table:table-cell table:formula="of:=+MIN([.A337:.J337])" office:value-type="float" office:value="-0.82822265625" calcext:value-type="float">
            <text:p>-0.8282226563</text:p>
          </table:table-cell>
          <table:table-cell table:formula="of:=MAX([.A337:.J337])" office:value-type="float" office:value="0.49306640625" calcext:value-type="float">
            <text:p>0.4930664063</text:p>
          </table:table-cell>
          <table:table-cell table:number-columns-repeated="1011"/>
        </table:table-row>
        <table:table-row table:style-name="ro1">
          <table:table-cell office:value-type="float" office:value="-1.65" calcext:value-type="float">
            <text:p>-1.650</text:p>
          </table:table-cell>
          <table:table-cell office:value-type="float" office:value="-0.631640625" calcext:value-type="float">
            <text:p>-0.632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89267578125" calcext:value-type="float">
            <text:p>-0.893</text:p>
          </table:table-cell>
          <table:table-cell office:value-type="float" office:value="0.53818359375" calcext:value-type="float">
            <text:p>0.538</text:p>
          </table:table-cell>
          <table:table-cell office:value-type="float" office:value="-0.17724609375" calcext:value-type="float">
            <text:p>-0.177</text:p>
          </table:table-cell>
          <table:table-cell/>
          <table:table-cell office:value-type="float" office:value="-0.4189453125" calcext:value-type="float">
            <text:p>-0.419</text:p>
          </table:table-cell>
          <table:table-cell office:value-type="float" office:value="-1.65" calcext:value-type="float">
            <text:p>-1.650</text:p>
          </table:table-cell>
          <table:table-cell office:value-type="float" office:value="-1.18916015625" calcext:value-type="float">
            <text:p>-1.189</text:p>
          </table:table-cell>
          <table:table-cell/>
          <table:table-cell table:formula="of:=+MIN([.A338:.J338])" office:value-type="float" office:value="-1.65" calcext:value-type="float">
            <text:p>-1.65</text:p>
          </table:table-cell>
          <table:table-cell table:formula="of:=MAX([.A338:.J338])" office:value-type="float" office:value="0.53818359375" calcext:value-type="float">
            <text:p>0.5381835938</text:p>
          </table:table-cell>
          <table:table-cell table:number-columns-repeated="1011"/>
        </table:table-row>
        <table:table-row table:style-name="ro1">
          <table:table-cell office:value-type="float" office:value="0.309375" calcext:value-type="float">
            <text:p>0.309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14501953125" calcext:value-type="float">
            <text:p>0.145</text:p>
          </table:table-cell>
          <table:table-cell office:value-type="float" office:value="-0.46728515625" calcext:value-type="float">
            <text:p>-0.467</text:p>
          </table:table-cell>
          <table:table-cell office:value-type="float" office:value="-0.30615234375" calcext:value-type="float">
            <text:p>-0.306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0.721875" calcext:value-type="float">
            <text:p>0.722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339:.J339])" office:value-type="float" office:value="-0.46728515625" calcext:value-type="float">
            <text:p>-0.4672851563</text:p>
          </table:table-cell>
          <table:table-cell table:formula="of:=MAX([.A339:.J339])" office:value-type="float" office:value="0.721875" calcext:value-type="float">
            <text:p>0.721875</text:p>
          </table:table-cell>
          <table:table-cell table:number-columns-repeated="1011"/>
        </table:table-row>
        <table:table-row table:style-name="ro1">
          <table:table-cell office:value-type="float" office:value="-0.84755859375" calcext:value-type="float">
            <text:p>-0.848</text:p>
          </table:table-cell>
          <table:table-cell office:value-type="float" office:value="-0.373828125" calcext:value-type="float">
            <text:p>-0.37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1.21171875" calcext:value-type="float">
            <text:p>-1.212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193359375" calcext:value-type="float">
            <text:p>0.019</text:p>
          </table:table-cell>
          <table:table-cell/>
          <table:table-cell office:value-type="float" office:value="-0.4705078125" calcext:value-type="float">
            <text:p>-0.471</text:p>
          </table:table-cell>
          <table:table-cell office:value-type="float" office:value="0" calcext:value-type="float">
            <text:p>0.000</text:p>
          </table:table-cell>
          <table:table-cell office:value-type="float" office:value="0.03544921875" calcext:value-type="float">
            <text:p>0.035</text:p>
          </table:table-cell>
          <table:table-cell/>
          <table:table-cell table:formula="of:=+MIN([.A340:.J340])" office:value-type="float" office:value="-1.21171875" calcext:value-type="float">
            <text:p>-1.21171875</text:p>
          </table:table-cell>
          <table:table-cell table:formula="of:=MAX([.A340:.J340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55751953125" calcext:value-type="float">
            <text:p>-0.558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.3802734375" calcext:value-type="float">
            <text:p>0.38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32548828125" calcext:value-type="float">
            <text:p>-0.325</text:p>
          </table:table-cell>
          <table:table-cell office:value-type="float" office:value="0.08056640625" calcext:value-type="float">
            <text:p>0.081</text:p>
          </table:table-cell>
          <table:table-cell/>
          <table:table-cell office:value-type="float" office:value="0.26103515625" calcext:value-type="float">
            <text:p>0.2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33193359375" calcext:value-type="float">
            <text:p>0.332</text:p>
          </table:table-cell>
          <table:table-cell/>
          <table:table-cell table:formula="of:=+MIN([.A341:.J341])" office:value-type="float" office:value="-0.55751953125" calcext:value-type="float">
            <text:p>-0.5575195313</text:p>
          </table:table-cell>
          <table:table-cell table:formula="of:=MAX([.A341:.J341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1.62421875" calcext:value-type="float">
            <text:p>1.624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515625" calcext:value-type="float">
            <text:p>-0.516</text:p>
          </table:table-cell>
          <table:table-cell office:value-type="float" office:value="-0.23203125" calcext:value-type="float">
            <text:p>-0.232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0.52529296875" calcext:value-type="float">
            <text:p>0.525</text:p>
          </table:table-cell>
          <table:table-cell office:value-type="float" office:value="0.39638671875" calcext:value-type="float">
            <text:p>0.396</text:p>
          </table:table-cell>
          <table:table-cell/>
          <table:table-cell table:formula="of:=+MIN([.A342:.J342])" office:value-type="float" office:value="-0.515625" calcext:value-type="float">
            <text:p>-0.515625</text:p>
          </table:table-cell>
          <table:table-cell table:formula="of:=MAX([.A342:.J342])" office:value-type="float" office:value="1.62421875" calcext:value-type="float">
            <text:p>1.62421875</text:p>
          </table:table-cell>
          <table:table-cell table:number-columns-repeated="1011"/>
        </table:table-row>
        <table:table-row table:style-name="ro1">
          <table:table-cell office:value-type="float" office:value="0.67353515625" calcext:value-type="float">
            <text:p>0.674</text:p>
          </table:table-cell>
          <table:table-cell office:value-type="float" office:value="0.36416015625" calcext:value-type="float">
            <text:p>0.364</text:p>
          </table:table-cell>
          <table:table-cell office:value-type="float" office:value="-0.07734375" calcext:value-type="float">
            <text:p>-0.077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9326171875" calcext:value-type="float">
            <text:p>0.293</text:p>
          </table:table-cell>
          <table:table-cell office:value-type="float" office:value="-0.12890625" calcext:value-type="float">
            <text:p>-0.129</text:p>
          </table:table-cell>
          <table:table-cell/>
          <table:table-cell office:value-type="float" office:value="0.8443359375" calcext:value-type="float">
            <text:p>0.84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5607421875" calcext:value-type="float">
            <text:p>0.561</text:p>
          </table:table-cell>
          <table:table-cell/>
          <table:table-cell table:formula="of:=+MIN([.A343:.J343])" office:value-type="float" office:value="-0.12890625" calcext:value-type="float">
            <text:p>-0.12890625</text:p>
          </table:table-cell>
          <table:table-cell table:formula="of:=MAX([.A343:.J343])" office:value-type="float" office:value="0.8443359375" calcext:value-type="float">
            <text:p>0.8443359375</text:p>
          </table:table-cell>
          <table:table-cell table:number-columns-repeated="1011"/>
        </table:table-row>
        <table:table-row table:style-name="ro1">
          <table:table-cell office:value-type="float" office:value="-0.631640625" calcext:value-type="float">
            <text:p>-0.632</text:p>
          </table:table-cell>
          <table:table-cell office:value-type="float" office:value="-0.60908203125" calcext:value-type="float">
            <text:p>-0.609</text:p>
          </table:table-cell>
          <table:table-cell office:value-type="float" office:value="-0.373828125" calcext:value-type="float">
            <text:p>-0.374</text:p>
          </table:table-cell>
          <table:table-cell office:value-type="float" office:value="0.31904296875" calcext:value-type="float">
            <text:p>0.319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224609375" calcext:value-type="float">
            <text:p>0.122</text:p>
          </table:table-cell>
          <table:table-cell/>
          <table:table-cell office:value-type="float" office:value="0.31904296875" calcext:value-type="float">
            <text:p>0.319</text:p>
          </table:table-cell>
          <table:table-cell office:value-type="float" office:value="0.605859375" calcext:value-type="float">
            <text:p>0.606</text:p>
          </table:table-cell>
          <table:table-cell office:value-type="float" office:value="-0.18369140625" calcext:value-type="float">
            <text:p>-0.184</text:p>
          </table:table-cell>
          <table:table-cell/>
          <table:table-cell table:formula="of:=+MIN([.A344:.J344])" office:value-type="float" office:value="-0.631640625" calcext:value-type="float">
            <text:p>-0.631640625</text:p>
          </table:table-cell>
          <table:table-cell table:formula="of:=MAX([.A344:.J344])" office:value-type="float" office:value="0.605859375" calcext:value-type="float">
            <text:p>0.605859375</text:p>
          </table:table-cell>
          <table:table-cell table:number-columns-repeated="1011"/>
        </table:table-row>
        <table:table-row table:style-name="ro1">
          <table:table-cell office:value-type="float" office:value="1.405078125" calcext:value-type="float">
            <text:p>1.405</text:p>
          </table:table-cell>
          <table:table-cell office:value-type="float" office:value="0.71865234375" calcext:value-type="float">
            <text:p>0.719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18046875" calcext:value-type="float">
            <text:p>0.180</text:p>
          </table:table-cell>
          <table:table-cell/>
          <table:table-cell office:value-type="float" office:value="0.20302734375" calcext:value-type="float">
            <text:p>0.203</text:p>
          </table:table-cell>
          <table:table-cell office:value-type="float" office:value="0.04189453125" calcext:value-type="float">
            <text:p>0.042</text:p>
          </table:table-cell>
          <table:table-cell office:value-type="float" office:value="-0.786328125" calcext:value-type="float">
            <text:p>-0.786</text:p>
          </table:table-cell>
          <table:table-cell/>
          <table:table-cell table:formula="of:=+MIN([.A345:.J345])" office:value-type="float" office:value="-0.786328125" calcext:value-type="float">
            <text:p>-0.786328125</text:p>
          </table:table-cell>
          <table:table-cell table:formula="of:=MAX([.A345:.J345])" office:value-type="float" office:value="1.405078125" calcext:value-type="float">
            <text:p>1.405078125</text:p>
          </table:table-cell>
          <table:table-cell table:number-columns-repeated="1011"/>
        </table:table-row>
        <table:table-row table:style-name="ro1">
          <table:table-cell office:value-type="float" office:value="-1.069921875" calcext:value-type="float">
            <text:p>-1.070</text:p>
          </table:table-cell>
          <table:table-cell office:value-type="float" office:value="1.2568359375" calcext:value-type="float">
            <text:p>1.257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0.3287109375" calcext:value-type="float">
            <text:p>0.32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1.095703125" calcext:value-type="float">
            <text:p>-1.096</text:p>
          </table:table-cell>
          <table:table-cell/>
          <table:table-cell table:formula="of:=+MIN([.A346:.J346])" office:value-type="float" office:value="-1.095703125" calcext:value-type="float">
            <text:p>-1.095703125</text:p>
          </table:table-cell>
          <table:table-cell table:formula="of:=MAX([.A346:.J346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-0.2642578125" calcext:value-type="float">
            <text:p>-0.26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11279296875" calcext:value-type="float">
            <text:p>0.113</text:p>
          </table:table-cell>
          <table:table-cell office:value-type="float" office:value="-0.2771484375" calcext:value-type="float">
            <text:p>-0.277</text:p>
          </table:table-cell>
          <table:table-cell office:value-type="float" office:value="0.33193359375" calcext:value-type="float">
            <text:p>0.332</text:p>
          </table:table-cell>
          <table:table-cell/>
          <table:table-cell table:formula="of:=+MIN([.A347:.J347])" office:value-type="float" office:value="-0.2771484375" calcext:value-type="float">
            <text:p>-0.2771484375</text:p>
          </table:table-cell>
          <table:table-cell table:formula="of:=MAX([.A347:.J347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-0.734765625" calcext:value-type="float">
            <text:p>-0.735</text:p>
          </table:table-cell>
          <table:table-cell office:value-type="float" office:value="-0.270703125" calcext:value-type="float">
            <text:p>-0.271</text:p>
          </table:table-cell>
          <table:table-cell office:value-type="float" office:value="-0.84755859375" calcext:value-type="float">
            <text:p>-0.848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0515625" calcext:value-type="float">
            <text:p>0.052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-0.15146484375" calcext:value-type="float">
            <text:p>-0.151</text:p>
          </table:table-cell>
          <table:table-cell/>
          <table:table-cell table:formula="of:=+MIN([.A348:.J348])" office:value-type="float" office:value="-0.84755859375" calcext:value-type="float">
            <text:p>-0.8475585938</text:p>
          </table:table-cell>
          <table:table-cell table:formula="of:=MAX([.A348:.J348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-1.65" calcext:value-type="float">
            <text:p>-1.650</text:p>
          </table:table-cell>
          <table:table-cell office:value-type="float" office:value="-0.26748046875" calcext:value-type="float">
            <text:p>-0.267</text:p>
          </table:table-cell>
          <table:table-cell office:value-type="float" office:value="0.27392578125" calcext:value-type="float">
            <text:p>0.274</text:p>
          </table:table-cell>
          <table:table-cell office:value-type="float" office:value="-0.97001953125" calcext:value-type="float">
            <text:p>-0.970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812109375" calcext:value-type="float">
            <text:p>0.812</text:p>
          </table:table-cell>
          <table:table-cell/>
          <table:table-cell office:value-type="float" office:value="-0.67353515625" calcext:value-type="float">
            <text:p>-0.674</text:p>
          </table:table-cell>
          <table:table-cell office:value-type="float" office:value="-0.4125" calcext:value-type="float">
            <text:p>-0.413</text:p>
          </table:table-cell>
          <table:table-cell office:value-type="float" office:value="0.36416015625" calcext:value-type="float">
            <text:p>0.364</text:p>
          </table:table-cell>
          <table:table-cell/>
          <table:table-cell table:formula="of:=+MIN([.A349:.J349])" office:value-type="float" office:value="-1.65" calcext:value-type="float">
            <text:p>-1.65</text:p>
          </table:table-cell>
          <table:table-cell table:formula="of:=MAX([.A349:.J349])" office:value-type="float" office:value="0.812109375" calcext:value-type="float">
            <text:p>0.812109375</text:p>
          </table:table-cell>
          <table:table-cell table:number-columns-repeated="1011"/>
        </table:table-row>
        <table:table-row table:style-name="ro1">
          <table:table-cell office:value-type="float" office:value="-0.12890625" calcext:value-type="float">
            <text:p>-0.129</text:p>
          </table:table-cell>
          <table:table-cell office:value-type="float" office:value="-0.43828125" calcext:value-type="float">
            <text:p>-0.438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7734375" calcext:value-type="float">
            <text:p>0.77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12890625" calcext:value-type="float">
            <text:p>0.129</text:p>
          </table:table-cell>
          <table:table-cell/>
          <table:table-cell table:formula="of:=+MIN([.A350:.J350])" office:value-type="float" office:value="-0.43828125" calcext:value-type="float">
            <text:p>-0.43828125</text:p>
          </table:table-cell>
          <table:table-cell table:formula="of:=MAX([.A350:.J350])" office:value-type="float" office:value="0.7734375" calcext:value-type="float">
            <text:p>0.7734375</text:p>
          </table:table-cell>
          <table:table-cell table:number-columns-repeated="1011"/>
        </table:table-row>
        <table:table-row table:style-name="ro1">
          <table:table-cell office:value-type="float" office:value="-0.02900390625" calcext:value-type="float">
            <text:p>-0.029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44150390625" calcext:value-type="float">
            <text:p>0.442</text:p>
          </table:table-cell>
          <table:table-cell/>
          <table:table-cell office:value-type="float" office:value="-0.30615234375" calcext:value-type="float">
            <text:p>-0.306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0.167578125" calcext:value-type="float">
            <text:p>0.168</text:p>
          </table:table-cell>
          <table:table-cell/>
          <table:table-cell table:formula="of:=+MIN([.A351:.J351])" office:value-type="float" office:value="-0.30615234375" calcext:value-type="float">
            <text:p>-0.3061523438</text:p>
          </table:table-cell>
          <table:table-cell table:formula="of:=MAX([.A351:.J351])" office:value-type="float" office:value="0.44150390625" calcext:value-type="float">
            <text:p>0.4415039063</text:p>
          </table:table-cell>
          <table:table-cell table:number-columns-repeated="1011"/>
        </table:table-row>
        <table:table-row table:style-name="ro1">
          <table:table-cell office:value-type="float" office:value="-0.31904296875" calcext:value-type="float">
            <text:p>-0.319</text:p>
          </table:table-cell>
          <table:table-cell office:value-type="float" office:value="-0.4189453125" calcext:value-type="float">
            <text:p>-0.419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8056640625" calcext:value-type="float">
            <text:p>0.081</text:p>
          </table:table-cell>
          <table:table-cell/>
          <table:table-cell office:value-type="float" office:value="0.40927734375" calcext:value-type="float">
            <text:p>0.409</text:p>
          </table:table-cell>
          <table:table-cell office:value-type="float" office:value="-0.41572265625" calcext:value-type="float">
            <text:p>-0.416</text:p>
          </table:table-cell>
          <table:table-cell office:value-type="float" office:value="-0.6703125" calcext:value-type="float">
            <text:p>-0.670</text:p>
          </table:table-cell>
          <table:table-cell/>
          <table:table-cell table:formula="of:=+MIN([.A352:.J352])" office:value-type="float" office:value="-0.6703125" calcext:value-type="float">
            <text:p>-0.6703125</text:p>
          </table:table-cell>
          <table:table-cell table:formula="of:=MAX([.A352:.J352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-0.00966796875" calcext:value-type="float">
            <text:p>-0.010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0.62841796875" calcext:value-type="float">
            <text:p>0.628</text:p>
          </table:table-cell>
          <table:table-cell office:value-type="float" office:value="-0.270703125" calcext:value-type="float">
            <text:p>-0.271</text:p>
          </table:table-cell>
          <table:table-cell/>
          <table:table-cell office:value-type="float" office:value="-1.12470703125" calcext:value-type="float">
            <text:p>-1.125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31904296875" calcext:value-type="float">
            <text:p>0.319</text:p>
          </table:table-cell>
          <table:table-cell/>
          <table:table-cell table:formula="of:=+MIN([.A353:.J353])" office:value-type="float" office:value="-1.12470703125" calcext:value-type="float">
            <text:p>-1.1247070313</text:p>
          </table:table-cell>
          <table:table-cell table:formula="of:=MAX([.A353:.J353])" office:value-type="float" office:value="0.62841796875" calcext:value-type="float">
            <text:p>0.6284179688</text:p>
          </table:table-cell>
          <table:table-cell table:number-columns-repeated="1011"/>
        </table:table-row>
        <table:table-row table:style-name="ro1">
          <table:table-cell office:value-type="float" office:value="-0.38994140625" calcext:value-type="float">
            <text:p>-0.390</text:p>
          </table:table-cell>
          <table:table-cell office:value-type="float" office:value="0.657421875" calcext:value-type="float">
            <text:p>0.657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0.01611328125" calcext:value-type="float">
            <text:p>0.016</text:p>
          </table:table-cell>
          <table:table-cell office:value-type="float" office:value="-0.7669921875" calcext:value-type="float">
            <text:p>-0.767</text:p>
          </table:table-cell>
          <table:table-cell office:value-type="float" office:value="-0.29970703125" calcext:value-type="float">
            <text:p>-0.300</text:p>
          </table:table-cell>
          <table:table-cell/>
          <table:table-cell office:value-type="float" office:value="0.21591796875" calcext:value-type="float">
            <text:p>0.216</text:p>
          </table:table-cell>
          <table:table-cell office:value-type="float" office:value="-0.837890625" calcext:value-type="float">
            <text:p>-0.838</text:p>
          </table:table-cell>
          <table:table-cell office:value-type="float" office:value="0.3609375" calcext:value-type="float">
            <text:p>0.361</text:p>
          </table:table-cell>
          <table:table-cell/>
          <table:table-cell table:formula="of:=+MIN([.A354:.J354])" office:value-type="float" office:value="-0.837890625" calcext:value-type="float">
            <text:p>-0.837890625</text:p>
          </table:table-cell>
          <table:table-cell table:formula="of:=MAX([.A354:.J354])" office:value-type="float" office:value="0.657421875" calcext:value-type="float">
            <text:p>0.657421875</text:p>
          </table:table-cell>
          <table:table-cell table:number-columns-repeated="1011"/>
        </table:table-row>
        <table:table-row table:style-name="ro1">
          <table:table-cell office:value-type="float" office:value="0.43505859375" calcext:value-type="float">
            <text:p>0.435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-0.3931640625" calcext:value-type="float">
            <text:p>-0.393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28359375" calcext:value-type="float">
            <text:p>0.284</text:p>
          </table:table-cell>
          <table:table-cell/>
          <table:table-cell office:value-type="float" office:value="0.03544921875" calcext:value-type="float">
            <text:p>0.035</text:p>
          </table:table-cell>
          <table:table-cell office:value-type="float" office:value="0.89912109375" calcext:value-type="float">
            <text:p>0.899</text:p>
          </table:table-cell>
          <table:table-cell office:value-type="float" office:value="-0.580078125" calcext:value-type="float">
            <text:p>-0.580</text:p>
          </table:table-cell>
          <table:table-cell/>
          <table:table-cell table:formula="of:=+MIN([.A355:.J355])" office:value-type="float" office:value="-0.580078125" calcext:value-type="float">
            <text:p>-0.580078125</text:p>
          </table:table-cell>
          <table:table-cell table:formula="of:=MAX([.A355:.J355])" office:value-type="float" office:value="0.89912109375" calcext:value-type="float">
            <text:p>0.8991210938</text:p>
          </table:table-cell>
          <table:table-cell table:number-columns-repeated="1011"/>
        </table:table-row>
        <table:table-row table:style-name="ro1">
          <table:table-cell office:value-type="float" office:value="-0.59619140625" calcext:value-type="float">
            <text:p>-0.596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528515625" calcext:value-type="float">
            <text:p>0.529</text:p>
          </table:table-cell>
          <table:table-cell office:value-type="float" office:value="0.79921875" calcext:value-type="float">
            <text:p>0.799</text:p>
          </table:table-cell>
          <table:table-cell office:value-type="float" office:value="-0.33515625" calcext:value-type="float">
            <text:p>-0.335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-0.270703125" calcext:value-type="float">
            <text:p>-0.271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-0.30615234375" calcext:value-type="float">
            <text:p>-0.306</text:p>
          </table:table-cell>
          <table:table-cell/>
          <table:table-cell table:formula="of:=+MIN([.A356:.J356])" office:value-type="float" office:value="-0.59619140625" calcext:value-type="float">
            <text:p>-0.5961914063</text:p>
          </table:table-cell>
          <table:table-cell table:formula="of:=MAX([.A356:.J356])" office:value-type="float" office:value="0.79921875" calcext:value-type="float">
            <text:p>0.79921875</text:p>
          </table:table-cell>
          <table:table-cell table:number-columns-repeated="1011"/>
        </table:table-row>
        <table:table-row table:style-name="ro1">
          <table:table-cell office:value-type="float" office:value="-0.64453125" calcext:value-type="float">
            <text:p>-0.645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-1.40830078125" calcext:value-type="float">
            <text:p>-1.408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17724609375" calcext:value-type="float">
            <text:p>0.177</text:p>
          </table:table-cell>
          <table:table-cell/>
          <table:table-cell office:value-type="float" office:value="1.07958984375" calcext:value-type="float">
            <text:p>1.080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-1.3470703125" calcext:value-type="float">
            <text:p>-1.347</text:p>
          </table:table-cell>
          <table:table-cell/>
          <table:table-cell table:formula="of:=+MIN([.A357:.J357])" office:value-type="float" office:value="-1.40830078125" calcext:value-type="float">
            <text:p>-1.4083007813</text:p>
          </table:table-cell>
          <table:table-cell table:formula="of:=MAX([.A357:.J357])" office:value-type="float" office:value="1.07958984375" calcext:value-type="float">
            <text:p>1.0795898438</text:p>
          </table:table-cell>
          <table:table-cell table:number-columns-repeated="1011"/>
        </table:table-row>
        <table:table-row table:style-name="ro1">
          <table:table-cell office:value-type="float" office:value="0.528515625" calcext:value-type="float">
            <text:p>0.529</text:p>
          </table:table-cell>
          <table:table-cell office:value-type="float" office:value="-0.7283203125" calcext:value-type="float">
            <text:p>-0.728</text:p>
          </table:table-cell>
          <table:table-cell office:value-type="float" office:value="-0.2126953125" calcext:value-type="float">
            <text:p>-0.213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09345703125" calcext:value-type="float">
            <text:p>0.093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23203125" calcext:value-type="float">
            <text:p>-0.232</text:p>
          </table:table-cell>
          <table:table-cell/>
          <table:table-cell table:formula="of:=+MIN([.A358:.J358])" office:value-type="float" office:value="-0.7283203125" calcext:value-type="float">
            <text:p>-0.7283203125</text:p>
          </table:table-cell>
          <table:table-cell table:formula="of:=MAX([.A358:.J358])" office:value-type="float" office:value="0.528515625" calcext:value-type="float">
            <text:p>0.528515625</text:p>
          </table:table-cell>
          <table:table-cell table:number-columns-repeated="1011"/>
        </table:table-row>
        <table:table-row table:style-name="ro1">
          <table:table-cell office:value-type="float" office:value="0.4576171875" calcext:value-type="float">
            <text:p>0.458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36416015625" calcext:value-type="float">
            <text:p>0.364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167578125" calcext:value-type="float">
            <text:p>-0.168</text:p>
          </table:table-cell>
          <table:table-cell/>
          <table:table-cell office:value-type="float" office:value="0.167578125" calcext:value-type="float">
            <text:p>0.168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359:.J359])" office:value-type="float" office:value="-0.167578125" calcext:value-type="float">
            <text:p>-0.167578125</text:p>
          </table:table-cell>
          <table:table-cell table:formula="of:=MAX([.A359:.J359])" office:value-type="float" office:value="0.4576171875" calcext:value-type="float">
            <text:p>0.4576171875</text:p>
          </table:table-cell>
          <table:table-cell table:number-columns-repeated="1011"/>
        </table:table-row>
        <table:table-row table:style-name="ro1">
          <table:table-cell office:value-type="float" office:value="0.67998046875" calcext:value-type="float">
            <text:p>0.68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50595703125" calcext:value-type="float">
            <text:p>0.506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42216796875" calcext:value-type="float">
            <text:p>-0.422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-0.91845703125" calcext:value-type="float">
            <text:p>-0.918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34482421875" calcext:value-type="float">
            <text:p>0.345</text:p>
          </table:table-cell>
          <table:table-cell/>
          <table:table-cell table:formula="of:=+MIN([.A360:.J360])" office:value-type="float" office:value="-0.91845703125" calcext:value-type="float">
            <text:p>-0.9184570313</text:p>
          </table:table-cell>
          <table:table-cell table:formula="of:=MAX([.A360:.J360])" office:value-type="float" office:value="0.67998046875" calcext:value-type="float">
            <text:p>0.6799804688</text:p>
          </table:table-cell>
          <table:table-cell table:number-columns-repeated="1011"/>
        </table:table-row>
        <table:table-row table:style-name="ro1">
          <table:table-cell office:value-type="float" office:value="-1.21494140625" calcext:value-type="float">
            <text:p>-1.215</text:p>
          </table:table-cell>
          <table:table-cell office:value-type="float" office:value="-0.3609375" calcext:value-type="float">
            <text:p>-0.361</text:p>
          </table:table-cell>
          <table:table-cell office:value-type="float" office:value="-0.4447265625" calcext:value-type="float">
            <text:p>-0.445</text:p>
          </table:table-cell>
          <table:table-cell office:value-type="float" office:value="-0.20302734375" calcext:value-type="float">
            <text:p>-0.203</text:p>
          </table:table-cell>
          <table:table-cell office:value-type="float" office:value="0.31904296875" calcext:value-type="float">
            <text:p>0.319</text:p>
          </table:table-cell>
          <table:table-cell office:value-type="float" office:value="-0.87978515625" calcext:value-type="float">
            <text:p>-0.880</text:p>
          </table:table-cell>
          <table:table-cell/>
          <table:table-cell office:value-type="float" office:value="0.28359375" calcext:value-type="float">
            <text:p>0.284</text:p>
          </table:table-cell>
          <table:table-cell office:value-type="float" office:value="-0.95712890625" calcext:value-type="float">
            <text:p>-0.957</text:p>
          </table:table-cell>
          <table:table-cell office:value-type="float" office:value="0.554296875" calcext:value-type="float">
            <text:p>0.554</text:p>
          </table:table-cell>
          <table:table-cell/>
          <table:table-cell table:formula="of:=+MIN([.A361:.J361])" office:value-type="float" office:value="-1.21494140625" calcext:value-type="float">
            <text:p>-1.2149414063</text:p>
          </table:table-cell>
          <table:table-cell table:formula="of:=MAX([.A361:.J361])" office:value-type="float" office:value="0.554296875" calcext:value-type="float">
            <text:p>0.554296875</text:p>
          </table:table-cell>
          <table:table-cell table:number-columns-repeated="1011"/>
        </table:table-row>
        <table:table-row table:style-name="ro1">
          <table:table-cell office:value-type="float" office:value="0.25458984375" calcext:value-type="float">
            <text:p>0.255</text:p>
          </table:table-cell>
          <table:table-cell office:value-type="float" office:value="0.30615234375" calcext:value-type="float">
            <text:p>0.306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24169921875" calcext:value-type="float">
            <text:p>0.242</text:p>
          </table:table-cell>
          <table:table-cell/>
          <table:table-cell office:value-type="float" office:value="-0.30615234375" calcext:value-type="float">
            <text:p>-0.306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-0.3673828125" calcext:value-type="float">
            <text:p>-0.367</text:p>
          </table:table-cell>
          <table:table-cell/>
          <table:table-cell table:formula="of:=+MIN([.A362:.J362])" office:value-type="float" office:value="-0.3673828125" calcext:value-type="float">
            <text:p>-0.3673828125</text:p>
          </table:table-cell>
          <table:table-cell table:formula="of:=MAX([.A362:.J362])" office:value-type="float" office:value="0.309375" calcext:value-type="float">
            <text:p>0.309375</text:p>
          </table:table-cell>
          <table:table-cell table:number-columns-repeated="1011"/>
        </table:table-row>
        <table:table-row table:style-name="ro1">
          <table:table-cell office:value-type="float" office:value="-0.35126953125" calcext:value-type="float">
            <text:p>-0.351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580078125" calcext:value-type="float">
            <text:p>0.58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0.64775390625" calcext:value-type="float">
            <text:p>0.648</text:p>
          </table:table-cell>
          <table:table-cell/>
          <table:table-cell office:value-type="float" office:value="0.84755859375" calcext:value-type="float">
            <text:p>0.848</text:p>
          </table:table-cell>
          <table:table-cell office:value-type="float" office:value="0.825" calcext:value-type="float">
            <text:p>0.825</text:p>
          </table:table-cell>
          <table:table-cell office:value-type="float" office:value="-0.9796875" calcext:value-type="float">
            <text:p>-0.980</text:p>
          </table:table-cell>
          <table:table-cell/>
          <table:table-cell table:formula="of:=+MIN([.A363:.J363])" office:value-type="float" office:value="-0.9796875" calcext:value-type="float">
            <text:p>-0.9796875</text:p>
          </table:table-cell>
          <table:table-cell table:formula="of:=MAX([.A363:.J363])" office:value-type="float" office:value="0.84755859375" calcext:value-type="float">
            <text:p>0.8475585938</text:p>
          </table:table-cell>
          <table:table-cell table:number-columns-repeated="1011"/>
        </table:table-row>
        <table:table-row table:style-name="ro1">
          <table:table-cell office:value-type="float" office:value="0.167578125" calcext:value-type="float">
            <text:p>0.168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5091796875" calcext:value-type="float">
            <text:p>0.509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064453125" calcext:value-type="float">
            <text:p>0.064</text:p>
          </table:table-cell>
          <table:table-cell/>
          <table:table-cell office:value-type="float" office:value="-0.528515625" calcext:value-type="float">
            <text:p>-0.529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364:.J364])" office:value-type="float" office:value="-0.528515625" calcext:value-type="float">
            <text:p>-0.528515625</text:p>
          </table:table-cell>
          <table:table-cell table:formula="of:=MAX([.A364:.J364])" office:value-type="float" office:value="0.5091796875" calcext:value-type="float">
            <text:p>0.5091796875</text:p>
          </table:table-cell>
          <table:table-cell table:number-columns-repeated="1011"/>
        </table:table-row>
        <table:table-row table:style-name="ro1">
          <table:table-cell office:value-type="float" office:value="-0.97001953125" calcext:value-type="float">
            <text:p>-0.970</text:p>
          </table:table-cell>
          <table:table-cell office:value-type="float" office:value="-0.85078125" calcext:value-type="float">
            <text:p>-0.851</text:p>
          </table:table-cell>
          <table:table-cell office:value-type="float" office:value="1.52109375" calcext:value-type="float">
            <text:p>1.521</text:p>
          </table:table-cell>
          <table:table-cell office:value-type="float" office:value="0.39638671875" calcext:value-type="float">
            <text:p>0.396</text:p>
          </table:table-cell>
          <table:table-cell office:value-type="float" office:value="-0.425390625" calcext:value-type="float">
            <text:p>-0.425</text:p>
          </table:table-cell>
          <table:table-cell office:value-type="float" office:value="-0.1611328125" calcext:value-type="float">
            <text:p>-0.161</text:p>
          </table:table-cell>
          <table:table-cell/>
          <table:table-cell office:value-type="float" office:value="1.11181640625" calcext:value-type="float">
            <text:p>1.112</text:p>
          </table:table-cell>
          <table:table-cell office:value-type="float" office:value="-0.37705078125" calcext:value-type="float">
            <text:p>-0.377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365:.J365])" office:value-type="float" office:value="-0.97001953125" calcext:value-type="float">
            <text:p>-0.9700195313</text:p>
          </table:table-cell>
          <table:table-cell table:formula="of:=MAX([.A365:.J365])" office:value-type="float" office:value="1.52109375" calcext:value-type="float">
            <text:p>1.52109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61552734375" calcext:value-type="float">
            <text:p>0.616</text:p>
          </table:table-cell>
          <table:table-cell office:value-type="float" office:value="-0.33193359375" calcext:value-type="float">
            <text:p>-0.332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09345703125" calcext:value-type="float">
            <text:p>0.093</text:p>
          </table:table-cell>
          <table:table-cell/>
          <table:table-cell office:value-type="float" office:value="0.18046875" calcext:value-type="float">
            <text:p>0.180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4705078125" calcext:value-type="float">
            <text:p>-0.471</text:p>
          </table:table-cell>
          <table:table-cell/>
          <table:table-cell table:formula="of:=+MIN([.A366:.J366])" office:value-type="float" office:value="-0.4705078125" calcext:value-type="float">
            <text:p>-0.4705078125</text:p>
          </table:table-cell>
          <table:table-cell table:formula="of:=MAX([.A366:.J366])" office:value-type="float" office:value="0.61552734375" calcext:value-type="float">
            <text:p>0.6155273438</text:p>
          </table:table-cell>
          <table:table-cell table:number-columns-repeated="1011"/>
        </table:table-row>
        <table:table-row table:style-name="ro1">
          <table:table-cell office:value-type="float" office:value="-1.173046875" calcext:value-type="float">
            <text:p>-1.173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-1.65" calcext:value-type="float">
            <text:p>-1.650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3544921875" calcext:value-type="float">
            <text:p>0.354</text:p>
          </table:table-cell>
          <table:table-cell/>
          <table:table-cell table:formula="of:=+MIN([.A367:.J367])" office:value-type="float" office:value="-1.65" calcext:value-type="float">
            <text:p>-1.65</text:p>
          </table:table-cell>
          <table:table-cell table:formula="of:=MAX([.A367:.J367])" office:value-type="float" office:value="0.399609375" calcext:value-type="float">
            <text:p>0.399609375</text:p>
          </table:table-cell>
          <table:table-cell table:number-columns-repeated="1011"/>
        </table:table-row>
        <table:table-row table:style-name="ro1">
          <table:table-cell office:value-type="float" office:value="1.64033203125" calcext:value-type="float">
            <text:p>1.640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-0.33515625" calcext:value-type="float">
            <text:p>-0.335</text:p>
          </table:table-cell>
          <table:table-cell office:value-type="float" office:value="0" calcext:value-type="float">
            <text:p>0.00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296484375" calcext:value-type="float">
            <text:p>0.296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17080078125" calcext:value-type="float">
            <text:p>-0.171</text:p>
          </table:table-cell>
          <table:table-cell/>
          <table:table-cell table:formula="of:=+MIN([.A368:.J368])" office:value-type="float" office:value="-0.33515625" calcext:value-type="float">
            <text:p>-0.33515625</text:p>
          </table:table-cell>
          <table:table-cell table:formula="of:=MAX([.A368:.J368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-0.0580078125" calcext:value-type="float">
            <text:p>-0.058</text:p>
          </table:table-cell>
          <table:table-cell office:value-type="float" office:value="0.3544921875" calcext:value-type="float">
            <text:p>0.354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-0.2126953125" calcext:value-type="float">
            <text:p>-0.213</text:p>
          </table:table-cell>
          <table:table-cell/>
          <table:table-cell office:value-type="float" office:value="-0.78955078125" calcext:value-type="float">
            <text:p>-0.790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425390625" calcext:value-type="float">
            <text:p>-0.425</text:p>
          </table:table-cell>
          <table:table-cell/>
          <table:table-cell table:formula="of:=+MIN([.A369:.J369])" office:value-type="float" office:value="-0.78955078125" calcext:value-type="float">
            <text:p>-0.7895507813</text:p>
          </table:table-cell>
          <table:table-cell table:formula="of:=MAX([.A369:.J369])" office:value-type="float" office:value="0.3544921875" calcext:value-type="float">
            <text:p>0.3544921875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60908203125" calcext:value-type="float">
            <text:p>0.609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56396484375" calcext:value-type="float">
            <text:p>-0.564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167578125" calcext:value-type="float">
            <text:p>0.168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90234375" calcext:value-type="float">
            <text:p>0.090</text:p>
          </table:table-cell>
          <table:table-cell/>
          <table:table-cell table:formula="of:=+MIN([.A370:.J370])" office:value-type="float" office:value="-0.56396484375" calcext:value-type="float">
            <text:p>-0.5639648438</text:p>
          </table:table-cell>
          <table:table-cell table:formula="of:=MAX([.A370:.J370])" office:value-type="float" office:value="0.60908203125" calcext:value-type="float">
            <text:p>0.6090820313</text:p>
          </table:table-cell>
          <table:table-cell table:number-columns-repeated="1011"/>
        </table:table-row>
        <table:table-row table:style-name="ro1">
          <table:table-cell office:value-type="float" office:value="-0.22880859375" calcext:value-type="float">
            <text:p>-0.229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0.103125" calcext:value-type="float">
            <text:p>0.103</text:p>
          </table:table-cell>
          <table:table-cell office:value-type="float" office:value="-0.44794921875" calcext:value-type="float">
            <text:p>-0.448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17724609375" calcext:value-type="float">
            <text:p>0.177</text:p>
          </table:table-cell>
          <table:table-cell office:value-type="float" office:value="0.941015625" calcext:value-type="float">
            <text:p>0.941</text:p>
          </table:table-cell>
          <table:table-cell office:value-type="float" office:value="0.31259765625" calcext:value-type="float">
            <text:p>0.313</text:p>
          </table:table-cell>
          <table:table-cell/>
          <table:table-cell table:formula="of:=+MIN([.A371:.J371])" office:value-type="float" office:value="-0.44794921875" calcext:value-type="float">
            <text:p>-0.4479492188</text:p>
          </table:table-cell>
          <table:table-cell table:formula="of:=MAX([.A371:.J371])" office:value-type="float" office:value="0.941015625" calcext:value-type="float">
            <text:p>0.941015625</text:p>
          </table:table-cell>
          <table:table-cell table:number-columns-repeated="1011"/>
        </table:table-row>
        <table:table-row table:style-name="ro1">
          <table:table-cell office:value-type="float" office:value="-0.451171875" calcext:value-type="float">
            <text:p>-0.451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0.90234375" calcext:value-type="float">
            <text:p>0.902</text:p>
          </table:table-cell>
          <table:table-cell office:value-type="float" office:value="-1.07314453125" calcext:value-type="float">
            <text:p>-1.07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44794921875" calcext:value-type="float">
            <text:p>0.448</text:p>
          </table:table-cell>
          <table:table-cell/>
          <table:table-cell office:value-type="float" office:value="-0.1095703125" calcext:value-type="float">
            <text:p>-0.110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15791015625" calcext:value-type="float">
            <text:p>-0.158</text:p>
          </table:table-cell>
          <table:table-cell/>
          <table:table-cell table:formula="of:=+MIN([.A372:.J372])" office:value-type="float" office:value="-1.07314453125" calcext:value-type="float">
            <text:p>-1.0731445313</text:p>
          </table:table-cell>
          <table:table-cell table:formula="of:=MAX([.A372:.J372])" office:value-type="float" office:value="0.90234375" calcext:value-type="float">
            <text:p>0.90234375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48984375" calcext:value-type="float">
            <text:p>0.490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740234375" calcext:value-type="float">
            <text:p>0.174</text:p>
          </table:table-cell>
          <table:table-cell/>
          <table:table-cell office:value-type="float" office:value="-0.58330078125" calcext:value-type="float">
            <text:p>-0.583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0.62841796875" calcext:value-type="float">
            <text:p>0.628</text:p>
          </table:table-cell>
          <table:table-cell/>
          <table:table-cell table:formula="of:=+MIN([.A373:.J373])" office:value-type="float" office:value="-0.58330078125" calcext:value-type="float">
            <text:p>-0.5833007813</text:p>
          </table:table-cell>
          <table:table-cell table:formula="of:=MAX([.A373:.J373])" office:value-type="float" office:value="0.62841796875" calcext:value-type="float">
            <text:p>0.6284179688</text:p>
          </table:table-cell>
          <table:table-cell table:number-columns-repeated="1011"/>
        </table:table-row>
        <table:table-row table:style-name="ro1">
          <table:table-cell office:value-type="float" office:value="0.57685546875" calcext:value-type="float">
            <text:p>0.577</text:p>
          </table:table-cell>
          <table:table-cell office:value-type="float" office:value="-0.50595703125" calcext:value-type="float">
            <text:p>-0.5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28681640625" calcext:value-type="float">
            <text:p>0.287</text:p>
          </table:table-cell>
          <table:table-cell office:value-type="float" office:value="0.35771484375" calcext:value-type="float">
            <text:p>0.358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26103515625" calcext:value-type="float">
            <text:p>0.26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374:.J374])" office:value-type="float" office:value="-0.50595703125" calcext:value-type="float">
            <text:p>-0.5059570313</text:p>
          </table:table-cell>
          <table:table-cell table:formula="of:=MAX([.A374:.J374])" office:value-type="float" office:value="0.57685546875" calcext:value-type="float">
            <text:p>0.5768554688</text:p>
          </table:table-cell>
          <table:table-cell table:number-columns-repeated="1011"/>
        </table:table-row>
        <table:table-row table:style-name="ro1">
          <table:table-cell office:value-type="float" office:value="0.04189453125" calcext:value-type="float">
            <text:p>0.042</text:p>
          </table:table-cell>
          <table:table-cell office:value-type="float" office:value="-0.8830078125" calcext:value-type="float">
            <text:p>-0.883</text:p>
          </table:table-cell>
          <table:table-cell office:value-type="float" office:value="0.5607421875" calcext:value-type="float">
            <text:p>0.56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20947265625" calcext:value-type="float">
            <text:p>-0.209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-0.92490234375" calcext:value-type="float">
            <text:p>-0.925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+MIN([.A375:.J375])" office:value-type="float" office:value="-0.92490234375" calcext:value-type="float">
            <text:p>-0.9249023438</text:p>
          </table:table-cell>
          <table:table-cell table:formula="of:=MAX([.A375:.J375])" office:value-type="float" office:value="0.5607421875" calcext:value-type="float">
            <text:p>0.5607421875</text:p>
          </table:table-cell>
          <table:table-cell table:number-columns-repeated="1011"/>
        </table:table-row>
        <table:table-row table:style-name="ro1">
          <table:table-cell office:value-type="float" office:value="-0.8056640625" calcext:value-type="float">
            <text:p>-0.8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451171875" calcext:value-type="float">
            <text:p>0.045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-0.40927734375" calcext:value-type="float">
            <text:p>-0.409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376:.J376])" office:value-type="float" office:value="-0.8056640625" calcext:value-type="float">
            <text:p>-0.8056640625</text:p>
          </table:table-cell>
          <table:table-cell table:formula="of:=MAX([.A376:.J376])" office:value-type="float" office:value="0.090234375" calcext:value-type="float">
            <text:p>0.090234375</text:p>
          </table:table-cell>
          <table:table-cell table:number-columns-repeated="1011"/>
        </table:table-row>
        <table:table-row table:style-name="ro1">
          <table:table-cell office:value-type="float" office:value="0.38994140625" calcext:value-type="float">
            <text:p>0.390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-0.3158203125" calcext:value-type="float">
            <text:p>-0.316</text:p>
          </table:table-cell>
          <table:table-cell office:value-type="float" office:value="0" calcext:value-type="float">
            <text:p>0.000</text:p>
          </table:table-cell>
          <table:table-cell office:value-type="float" office:value="-0.141796875" calcext:value-type="float">
            <text:p>-0.142</text:p>
          </table:table-cell>
          <table:table-cell/>
          <table:table-cell office:value-type="float" office:value="1.64033203125" calcext:value-type="float">
            <text:p>1.640</text:p>
          </table:table-cell>
          <table:table-cell office:value-type="float" office:value="0.605859375" calcext:value-type="float">
            <text:p>0.606</text:p>
          </table:table-cell>
          <table:table-cell office:value-type="float" office:value="-0.4189453125" calcext:value-type="float">
            <text:p>-0.419</text:p>
          </table:table-cell>
          <table:table-cell/>
          <table:table-cell table:formula="of:=+MIN([.A377:.J377])" office:value-type="float" office:value="-0.4189453125" calcext:value-type="float">
            <text:p>-0.4189453125</text:p>
          </table:table-cell>
          <table:table-cell table:formula="of:=MAX([.A377:.J377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0.35771484375" calcext:value-type="float">
            <text:p>0.358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-0.20625" calcext:value-type="float">
            <text:p>-0.206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167578125" calcext:value-type="float">
            <text:p>-0.168</text:p>
          </table:table-cell>
          <table:table-cell/>
          <table:table-cell office:value-type="float" office:value="-0.103125" calcext:value-type="float">
            <text:p>-0.103</text:p>
          </table:table-cell>
          <table:table-cell office:value-type="float" office:value="-0.54140625" calcext:value-type="float">
            <text:p>-0.541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378:.J378])" office:value-type="float" office:value="-0.54140625" calcext:value-type="float">
            <text:p>-0.54140625</text:p>
          </table:table-cell>
          <table:table-cell table:formula="of:=MAX([.A378:.J378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-0.5091796875" calcext:value-type="float">
            <text:p>-0.509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43828125" calcext:value-type="float">
            <text:p>-0.438</text:p>
          </table:table-cell>
          <table:table-cell office:value-type="float" office:value="0.502734375" calcext:value-type="float">
            <text:p>0.503</text:p>
          </table:table-cell>
          <table:table-cell/>
          <table:table-cell office:value-type="float" office:value="0.46728515625" calcext:value-type="float">
            <text:p>0.467</text:p>
          </table:table-cell>
          <table:table-cell office:value-type="float" office:value="1.13759765625" calcext:value-type="float">
            <text:p>1.138</text:p>
          </table:table-cell>
          <table:table-cell office:value-type="float" office:value="-0.33515625" calcext:value-type="float">
            <text:p>-0.335</text:p>
          </table:table-cell>
          <table:table-cell/>
          <table:table-cell table:formula="of:=+MIN([.A379:.J379])" office:value-type="float" office:value="-0.5091796875" calcext:value-type="float">
            <text:p>-0.5091796875</text:p>
          </table:table-cell>
          <table:table-cell table:formula="of:=MAX([.A379:.J379])" office:value-type="float" office:value="1.13759765625" calcext:value-type="float">
            <text:p>1.1375976563</text:p>
          </table:table-cell>
          <table:table-cell table:number-columns-repeated="1011"/>
        </table:table-row>
        <table:table-row table:style-name="ro1">
          <table:table-cell office:value-type="float" office:value="0.95712890625" calcext:value-type="float">
            <text:p>0.957</text:p>
          </table:table-cell>
          <table:table-cell office:value-type="float" office:value="0.2900390625" calcext:value-type="float">
            <text:p>0.290</text:p>
          </table:table-cell>
          <table:table-cell office:value-type="float" office:value="-0.2513671875" calcext:value-type="float">
            <text:p>-0.251</text:p>
          </table:table-cell>
          <table:table-cell office:value-type="float" office:value="0.309375" calcext:value-type="float">
            <text:p>0.309</text:p>
          </table:table-cell>
          <table:table-cell office:value-type="float" office:value="-0.33515625" calcext:value-type="float">
            <text:p>-0.335</text:p>
          </table:table-cell>
          <table:table-cell office:value-type="float" office:value="-0.064453125" calcext:value-type="float">
            <text:p>-0.064</text:p>
          </table:table-cell>
          <table:table-cell/>
          <table:table-cell office:value-type="float" office:value="-0.734765625" calcext:value-type="float">
            <text:p>-0.735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380:.J380])" office:value-type="float" office:value="-0.734765625" calcext:value-type="float">
            <text:p>-0.734765625</text:p>
          </table:table-cell>
          <table:table-cell table:formula="of:=MAX([.A380:.J380])" office:value-type="float" office:value="0.95712890625" calcext:value-type="float">
            <text:p>0.9571289063</text:p>
          </table:table-cell>
          <table:table-cell table:number-columns-repeated="1011"/>
        </table:table-row>
        <table:table-row table:style-name="ro1">
          <table:table-cell office:value-type="float" office:value="-0.2578125" calcext:value-type="float">
            <text:p>-0.258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928125" calcext:value-type="float">
            <text:p>0.928</text:p>
          </table:table-cell>
          <table:table-cell office:value-type="float" office:value="-1.2181640625" calcext:value-type="float">
            <text:p>-1.218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-1.21494140625" calcext:value-type="float">
            <text:p>-1.215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0515625" calcext:value-type="float">
            <text:p>-0.052</text:p>
          </table:table-cell>
          <table:table-cell/>
          <table:table-cell table:formula="of:=+MIN([.A381:.J381])" office:value-type="float" office:value="-1.2181640625" calcext:value-type="float">
            <text:p>-1.2181640625</text:p>
          </table:table-cell>
          <table:table-cell table:formula="of:=MAX([.A381:.J381])" office:value-type="float" office:value="0.928125" calcext:value-type="float">
            <text:p>0.92812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1.65" calcext:value-type="float">
            <text:p>-1.650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631640625" calcext:value-type="float">
            <text:p>0.632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46083984375" calcext:value-type="float">
            <text:p>-0.461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0966796875" calcext:value-type="float">
            <text:p>0.097</text:p>
          </table:table-cell>
          <table:table-cell/>
          <table:table-cell table:formula="of:=+MIN([.A382:.J382])" office:value-type="float" office:value="-1.65" calcext:value-type="float">
            <text:p>-1.65</text:p>
          </table:table-cell>
          <table:table-cell table:formula="of:=MAX([.A382:.J382])" office:value-type="float" office:value="0.631640625" calcext:value-type="float">
            <text:p>0.631640625</text:p>
          </table:table-cell>
          <table:table-cell table:number-columns-repeated="1011"/>
        </table:table-row>
        <table:table-row table:style-name="ro1">
          <table:table-cell office:value-type="float" office:value="0.863671875" calcext:value-type="float">
            <text:p>0.86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-0.2384765625" calcext:value-type="float">
            <text:p>-0.238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-0.14501953125" calcext:value-type="float">
            <text:p>-0.145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26103515625" calcext:value-type="float">
            <text:p>0.261</text:p>
          </table:table-cell>
          <table:table-cell/>
          <table:table-cell table:formula="of:=+MIN([.A383:.J383])" office:value-type="float" office:value="-0.2384765625" calcext:value-type="float">
            <text:p>-0.2384765625</text:p>
          </table:table-cell>
          <table:table-cell table:formula="of:=MAX([.A383:.J383])" office:value-type="float" office:value="0.863671875" calcext:value-type="float">
            <text:p>0.863671875</text:p>
          </table:table-cell>
          <table:table-cell table:number-columns-repeated="1011"/>
        </table:table-row>
        <table:table-row table:style-name="ro1">
          <table:table-cell office:value-type="float" office:value="0.61875" calcext:value-type="float">
            <text:p>0.619</text:p>
          </table:table-cell>
          <table:table-cell office:value-type="float" office:value="-0.25458984375" calcext:value-type="float">
            <text:p>-0.255</text:p>
          </table:table-cell>
          <table:table-cell office:value-type="float" office:value="-1.65" calcext:value-type="float">
            <text:p>-1.650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0515625" calcext:value-type="float">
            <text:p>0.052</text:p>
          </table:table-cell>
          <table:table-cell/>
          <table:table-cell office:value-type="float" office:value="0.84755859375" calcext:value-type="float">
            <text:p>0.848</text:p>
          </table:table-cell>
          <table:table-cell office:value-type="float" office:value="-0.23525390625" calcext:value-type="float">
            <text:p>-0.235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384:.J384])" office:value-type="float" office:value="-1.65" calcext:value-type="float">
            <text:p>-1.65</text:p>
          </table:table-cell>
          <table:table-cell table:formula="of:=MAX([.A384:.J384])" office:value-type="float" office:value="0.84755859375" calcext:value-type="float">
            <text:p>0.8475585938</text:p>
          </table:table-cell>
          <table:table-cell table:number-columns-repeated="1011"/>
        </table:table-row>
        <table:table-row table:style-name="ro1">
          <table:table-cell office:value-type="float" office:value="-0.95068359375" calcext:value-type="float">
            <text:p>-0.951</text:p>
          </table:table-cell>
          <table:table-cell office:value-type="float" office:value="-1.27939453125" calcext:value-type="float">
            <text:p>-1.279</text:p>
          </table:table-cell>
          <table:table-cell office:value-type="float" office:value="0.31904296875" calcext:value-type="float">
            <text:p>0.319</text:p>
          </table:table-cell>
          <table:table-cell office:value-type="float" office:value="-0.915234375" calcext:value-type="float">
            <text:p>-0.91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1611328125" calcext:value-type="float">
            <text:p>0.016</text:p>
          </table:table-cell>
          <table:table-cell/>
          <table:table-cell office:value-type="float" office:value="-0.0837890625" calcext:value-type="float">
            <text:p>-0.084</text:p>
          </table:table-cell>
          <table:table-cell office:value-type="float" office:value="1.533984375" calcext:value-type="float">
            <text:p>1.534</text:p>
          </table:table-cell>
          <table:table-cell office:value-type="float" office:value="-0.11279296875" calcext:value-type="float">
            <text:p>-0.113</text:p>
          </table:table-cell>
          <table:table-cell/>
          <table:table-cell table:formula="of:=+MIN([.A385:.J385])" office:value-type="float" office:value="-1.27939453125" calcext:value-type="float">
            <text:p>-1.2793945313</text:p>
          </table:table-cell>
          <table:table-cell table:formula="of:=MAX([.A385:.J385])" office:value-type="float" office:value="1.533984375" calcext:value-type="float">
            <text:p>1.533984375</text:p>
          </table:table-cell>
          <table:table-cell table:number-columns-repeated="1011"/>
        </table:table-row>
        <table:table-row table:style-name="ro1">
          <table:table-cell office:value-type="float" office:value="0.74443359375" calcext:value-type="float">
            <text:p>0.744</text:p>
          </table:table-cell>
          <table:table-cell office:value-type="float" office:value="0.95712890625" calcext:value-type="float">
            <text:p>0.957</text:p>
          </table:table-cell>
          <table:table-cell office:value-type="float" office:value="0.78955078125" calcext:value-type="float">
            <text:p>0.790</text:p>
          </table:table-cell>
          <table:table-cell office:value-type="float" office:value="0.322265625" calcext:value-type="float">
            <text:p>0.322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31904296875" calcext:value-type="float">
            <text:p>0.319</text:p>
          </table:table-cell>
          <table:table-cell/>
          <table:table-cell office:value-type="float" office:value="-0.219140625" calcext:value-type="float">
            <text:p>-0.219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1.13759765625" calcext:value-type="float">
            <text:p>1.138</text:p>
          </table:table-cell>
          <table:table-cell/>
          <table:table-cell table:formula="of:=+MIN([.A386:.J386])" office:value-type="float" office:value="-0.219140625" calcext:value-type="float">
            <text:p>-0.219140625</text:p>
          </table:table-cell>
          <table:table-cell table:formula="of:=MAX([.A386:.J386])" office:value-type="float" office:value="1.13759765625" calcext:value-type="float">
            <text:p>1.1375976563</text:p>
          </table:table-cell>
          <table:table-cell table:number-columns-repeated="1011"/>
        </table:table-row>
        <table:table-row table:style-name="ro1">
          <table:table-cell office:value-type="float" office:value="-1.65" calcext:value-type="float">
            <text:p>-1.650</text:p>
          </table:table-cell>
          <table:table-cell office:value-type="float" office:value="-0.45439453125" calcext:value-type="float">
            <text:p>-0.454</text:p>
          </table:table-cell>
          <table:table-cell office:value-type="float" office:value="0.5478515625" calcext:value-type="float">
            <text:p>0.548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1998046875" calcext:value-type="float">
            <text:p>-0.200</text:p>
          </table:table-cell>
          <table:table-cell office:value-type="float" office:value="0.3802734375" calcext:value-type="float">
            <text:p>0.380</text:p>
          </table:table-cell>
          <table:table-cell/>
          <table:table-cell office:value-type="float" office:value="-0.15791015625" calcext:value-type="float">
            <text:p>-0.158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05478515625" calcext:value-type="float">
            <text:p>0.055</text:p>
          </table:table-cell>
          <table:table-cell/>
          <table:table-cell table:formula="of:=+MIN([.A387:.J387])" office:value-type="float" office:value="-1.65" calcext:value-type="float">
            <text:p>-1.65</text:p>
          </table:table-cell>
          <table:table-cell table:formula="of:=MAX([.A387:.J387])" office:value-type="float" office:value="0.5478515625" calcext:value-type="float">
            <text:p>0.5478515625</text:p>
          </table:table-cell>
          <table:table-cell table:number-columns-repeated="1011"/>
        </table:table-row>
        <table:table-row table:style-name="ro1">
          <table:table-cell office:value-type="float" office:value="-0.515625" calcext:value-type="float">
            <text:p>-0.516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15146484375" calcext:value-type="float">
            <text:p>0.151</text:p>
          </table:table-cell>
          <table:table-cell/>
          <table:table-cell table:formula="of:=+MIN([.A388:.J388])" office:value-type="float" office:value="-0.515625" calcext:value-type="float">
            <text:p>-0.515625</text:p>
          </table:table-cell>
          <table:table-cell table:formula="of:=MAX([.A388:.J388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-0.6703125" calcext:value-type="float">
            <text:p>-0.670</text:p>
          </table:table-cell>
          <table:table-cell office:value-type="float" office:value="0.90234375" calcext:value-type="float">
            <text:p>0.902</text:p>
          </table:table-cell>
          <table:table-cell office:value-type="float" office:value="-0.4125" calcext:value-type="float">
            <text:p>-0.413</text:p>
          </table:table-cell>
          <table:table-cell office:value-type="float" office:value="-0.82822265625" calcext:value-type="float">
            <text:p>-0.82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39638671875" calcext:value-type="float">
            <text:p>0.396</text:p>
          </table:table-cell>
          <table:table-cell/>
          <table:table-cell office:value-type="float" office:value="-0.33193359375" calcext:value-type="float">
            <text:p>-0.332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51240234375" calcext:value-type="float">
            <text:p>-0.512</text:p>
          </table:table-cell>
          <table:table-cell/>
          <table:table-cell table:formula="of:=+MIN([.A389:.J389])" office:value-type="float" office:value="-0.82822265625" calcext:value-type="float">
            <text:p>-0.8282226563</text:p>
          </table:table-cell>
          <table:table-cell table:formula="of:=MAX([.A389:.J389])" office:value-type="float" office:value="0.90234375" calcext:value-type="float">
            <text:p>0.90234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36416015625" calcext:value-type="float">
            <text:p>0.364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038671875" calcext:value-type="float">
            <text:p>0.039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348046875" calcext:value-type="float">
            <text:p>0.348</text:p>
          </table:table-cell>
          <table:table-cell/>
          <table:table-cell table:formula="of:=+MIN([.A390:.J390])" office:value-type="float" office:value="-0.116015625" calcext:value-type="float">
            <text:p>-0.116015625</text:p>
          </table:table-cell>
          <table:table-cell table:formula="of:=MAX([.A390:.J390])" office:value-type="float" office:value="0.36416015625" calcext:value-type="float">
            <text:p>0.3641601563</text:p>
          </table:table-cell>
          <table:table-cell table:number-columns-repeated="1011"/>
        </table:table-row>
        <table:table-row table:style-name="ro1">
          <table:table-cell office:value-type="float" office:value="-0.6251953125" calcext:value-type="float">
            <text:p>-0.625</text:p>
          </table:table-cell>
          <table:table-cell office:value-type="float" office:value="-0.20625" calcext:value-type="float">
            <text:p>-0.206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44150390625" calcext:value-type="float">
            <text:p>-0.442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-0.18369140625" calcext:value-type="float">
            <text:p>-0.184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391:.J391])" office:value-type="float" office:value="-0.6251953125" calcext:value-type="float">
            <text:p>-0.6251953125</text:p>
          </table:table-cell>
          <table:table-cell table:formula="of:=MAX([.A391:.J391])" office:value-type="float" office:value="0.012890625" calcext:value-type="float">
            <text:p>0.012890625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0.657421875" calcext:value-type="float">
            <text:p>0.657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-0.476953125" calcext:value-type="float">
            <text:p>-0.477</text:p>
          </table:table-cell>
          <table:table-cell office:value-type="float" office:value="-1.12470703125" calcext:value-type="float">
            <text:p>-1.125</text:p>
          </table:table-cell>
          <table:table-cell/>
          <table:table-cell table:formula="of:=+MIN([.A392:.J392])" office:value-type="float" office:value="-1.12470703125" calcext:value-type="float">
            <text:p>-1.1247070313</text:p>
          </table:table-cell>
          <table:table-cell table:formula="of:=MAX([.A392:.J392])" office:value-type="float" office:value="0.657421875" calcext:value-type="float">
            <text:p>0.657421875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-1.2439453125" calcext:value-type="float">
            <text:p>-1.24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12890625" calcext:value-type="float">
            <text:p>0.013</text:p>
          </table:table-cell>
          <table:table-cell/>
          <table:table-cell office:value-type="float" office:value="0.05478515625" calcext:value-type="float">
            <text:p>0.055</text:p>
          </table:table-cell>
          <table:table-cell office:value-type="float" office:value="0.502734375" calcext:value-type="float">
            <text:p>0.503</text:p>
          </table:table-cell>
          <table:table-cell office:value-type="float" office:value="0.8701171875" calcext:value-type="float">
            <text:p>0.870</text:p>
          </table:table-cell>
          <table:table-cell/>
          <table:table-cell table:formula="of:=+MIN([.A393:.J393])" office:value-type="float" office:value="-1.2439453125" calcext:value-type="float">
            <text:p>-1.2439453125</text:p>
          </table:table-cell>
          <table:table-cell table:formula="of:=MAX([.A393:.J393])" office:value-type="float" office:value="0.8701171875" calcext:value-type="float">
            <text:p>0.8701171875</text:p>
          </table:table-cell>
          <table:table-cell table:number-columns-repeated="1011"/>
        </table:table-row>
        <table:table-row table:style-name="ro1">
          <table:table-cell office:value-type="float" office:value="-0.07412109375" calcext:value-type="float">
            <text:p>-0.074</text:p>
          </table:table-cell>
          <table:table-cell office:value-type="float" office:value="0.57685546875" calcext:value-type="float">
            <text:p>0.577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219140625" calcext:value-type="float">
            <text:p>-0.219</text:p>
          </table:table-cell>
          <table:table-cell office:value-type="float" office:value="-0.26103515625" calcext:value-type="float">
            <text:p>-0.261</text:p>
          </table:table-cell>
          <table:table-cell office:value-type="float" office:value="0.5607421875" calcext:value-type="float">
            <text:p>0.561</text:p>
          </table:table-cell>
          <table:table-cell/>
          <table:table-cell table:formula="of:=+MIN([.A394:.J394])" office:value-type="float" office:value="-0.26103515625" calcext:value-type="float">
            <text:p>-0.2610351563</text:p>
          </table:table-cell>
          <table:table-cell table:formula="of:=MAX([.A394:.J394])" office:value-type="float" office:value="0.57685546875" calcext:value-type="float">
            <text:p>0.5768554688</text:p>
          </table:table-cell>
          <table:table-cell table:number-columns-repeated="1011"/>
        </table:table-row>
        <table:table-row table:style-name="ro1">
          <table:table-cell office:value-type="float" office:value="0.52529296875" calcext:value-type="float">
            <text:p>0.525</text:p>
          </table:table-cell>
          <table:table-cell office:value-type="float" office:value="-0.4640625" calcext:value-type="float">
            <text:p>-0.464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1998046875" calcext:value-type="float">
            <text:p>-0.200</text:p>
          </table:table-cell>
          <table:table-cell office:value-type="float" office:value="-0.27392578125" calcext:value-type="float">
            <text:p>-0.274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0.2126953125" calcext:value-type="float">
            <text:p>0.21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4962890625" calcext:value-type="float">
            <text:p>-0.496</text:p>
          </table:table-cell>
          <table:table-cell/>
          <table:table-cell table:formula="of:=+MIN([.A395:.J395])" office:value-type="float" office:value="-0.4962890625" calcext:value-type="float">
            <text:p>-0.4962890625</text:p>
          </table:table-cell>
          <table:table-cell table:formula="of:=MAX([.A395:.J395])" office:value-type="float" office:value="0.52529296875" calcext:value-type="float">
            <text:p>0.5252929688</text:p>
          </table:table-cell>
          <table:table-cell table:number-columns-repeated="1011"/>
        </table:table-row>
        <table:table-row table:style-name="ro1">
          <table:table-cell office:value-type="float" office:value="0.15791015625" calcext:value-type="float">
            <text:p>0.158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49306640625" calcext:value-type="float">
            <text:p>-0.493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0.92490234375" calcext:value-type="float">
            <text:p>0.925</text:p>
          </table:table-cell>
          <table:table-cell/>
          <table:table-cell table:formula="of:=+MIN([.A396:.J396])" office:value-type="float" office:value="-0.49306640625" calcext:value-type="float">
            <text:p>-0.4930664063</text:p>
          </table:table-cell>
          <table:table-cell table:formula="of:=MAX([.A396:.J396])" office:value-type="float" office:value="0.92490234375" calcext:value-type="float">
            <text:p>0.9249023438</text:p>
          </table:table-cell>
          <table:table-cell table:number-columns-repeated="1011"/>
        </table:table-row>
        <table:table-row table:style-name="ro1">
          <table:table-cell office:value-type="float" office:value="-0.23203125" calcext:value-type="float">
            <text:p>-0.232</text:p>
          </table:table-cell>
          <table:table-cell office:value-type="float" office:value="0.5607421875" calcext:value-type="float">
            <text:p>0.561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399609375" calcext:value-type="float">
            <text:p>0.400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-0.82822265625" calcext:value-type="float">
            <text:p>-0.828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12890625" calcext:value-type="float">
            <text:p>-0.129</text:p>
          </table:table-cell>
          <table:table-cell/>
          <table:table-cell table:formula="of:=+MIN([.A397:.J397])" office:value-type="float" office:value="-0.82822265625" calcext:value-type="float">
            <text:p>-0.8282226563</text:p>
          </table:table-cell>
          <table:table-cell table:formula="of:=MAX([.A397:.J397])" office:value-type="float" office:value="0.5607421875" calcext:value-type="float">
            <text:p>0.5607421875</text:p>
          </table:table-cell>
          <table:table-cell table:number-columns-repeated="1011"/>
        </table:table-row>
        <table:table-row table:style-name="ro1">
          <table:table-cell office:value-type="float" office:value="0.193359375" calcext:value-type="float">
            <text:p>0.193</text:p>
          </table:table-cell>
          <table:table-cell office:value-type="float" office:value="0.4060546875" calcext:value-type="float">
            <text:p>0.4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1.134375" calcext:value-type="float">
            <text:p>1.134</text:p>
          </table:table-cell>
          <table:table-cell office:value-type="float" office:value="-0.36416015625" calcext:value-type="float">
            <text:p>-0.364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62841796875" calcext:value-type="float">
            <text:p>0.628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398:.J398])" office:value-type="float" office:value="-0.36416015625" calcext:value-type="float">
            <text:p>-0.3641601563</text:p>
          </table:table-cell>
          <table:table-cell table:formula="of:=MAX([.A398:.J398])" office:value-type="float" office:value="1.134375" calcext:value-type="float">
            <text:p>1.134375</text:p>
          </table:table-cell>
          <table:table-cell table:number-columns-repeated="1011"/>
        </table:table-row>
        <table:table-row table:style-name="ro1">
          <table:table-cell office:value-type="float" office:value="-0.50595703125" calcext:value-type="float">
            <text:p>-0.506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-0.425390625" calcext:value-type="float">
            <text:p>-0.425</text:p>
          </table:table-cell>
          <table:table-cell office:value-type="float" office:value="-0.51240234375" calcext:value-type="float">
            <text:p>-0.512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0064453125" calcext:value-type="float">
            <text:p>0.006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2900390625" calcext:value-type="float">
            <text:p>-0.290</text:p>
          </table:table-cell>
          <table:table-cell/>
          <table:table-cell table:formula="of:=+MIN([.A399:.J399])" office:value-type="float" office:value="-0.51240234375" calcext:value-type="float">
            <text:p>-0.5124023438</text:p>
          </table:table-cell>
          <table:table-cell table:formula="of:=MAX([.A399:.J399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-0.19658203125" calcext:value-type="float">
            <text:p>-0.197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7283203125" calcext:value-type="float">
            <text:p>0.728</text:p>
          </table:table-cell>
          <table:table-cell office:value-type="float" office:value="0.90234375" calcext:value-type="float">
            <text:p>0.902</text:p>
          </table:table-cell>
          <table:table-cell office:value-type="float" office:value="0.0580078125" calcext:value-type="float">
            <text:p>0.058</text:p>
          </table:table-cell>
          <table:table-cell office:value-type="float" office:value="0.03544921875" calcext:value-type="float">
            <text:p>0.035</text:p>
          </table:table-cell>
          <table:table-cell/>
          <table:table-cell office:value-type="float" office:value="0.399609375" calcext:value-type="float">
            <text:p>0.400</text:p>
          </table:table-cell>
          <table:table-cell office:value-type="float" office:value="0.3544921875" calcext:value-type="float">
            <text:p>0.354</text:p>
          </table:table-cell>
          <table:table-cell office:value-type="float" office:value="-0.528515625" calcext:value-type="float">
            <text:p>-0.529</text:p>
          </table:table-cell>
          <table:table-cell/>
          <table:table-cell table:formula="of:=+MIN([.A400:.J400])" office:value-type="float" office:value="-0.528515625" calcext:value-type="float">
            <text:p>-0.528515625</text:p>
          </table:table-cell>
          <table:table-cell table:formula="of:=MAX([.A400:.J400])" office:value-type="float" office:value="0.90234375" calcext:value-type="float">
            <text:p>0.90234375</text:p>
          </table:table-cell>
          <table:table-cell table:number-columns-repeated="1011"/>
        </table:table-row>
        <table:table-row table:style-name="ro1">
          <table:table-cell office:value-type="float" office:value="-0.4125" calcext:value-type="float">
            <text:p>-0.41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3802734375" calcext:value-type="float">
            <text:p>0.380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-0.00966796875" calcext:value-type="float">
            <text:p>-0.010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0.51884765625" calcext:value-type="float">
            <text:p>0.519</text:p>
          </table:table-cell>
          <table:table-cell office:value-type="float" office:value="0.15791015625" calcext:value-type="float">
            <text:p>0.158</text:p>
          </table:table-cell>
          <table:table-cell/>
          <table:table-cell table:formula="of:=+MIN([.A401:.J401])" office:value-type="float" office:value="-0.4125" calcext:value-type="float">
            <text:p>-0.4125</text:p>
          </table:table-cell>
          <table:table-cell table:formula="of:=MAX([.A401:.J401])" office:value-type="float" office:value="0.51884765625" calcext:value-type="float">
            <text:p>0.5188476563</text:p>
          </table:table-cell>
          <table:table-cell table:number-columns-repeated="1011"/>
        </table:table-row>
        <table:table-row table:style-name="ro1">
          <table:table-cell office:value-type="float" office:value="0.3287109375" calcext:value-type="float">
            <text:p>0.329</text:p>
          </table:table-cell>
          <table:table-cell office:value-type="float" office:value="0.48984375" calcext:value-type="float">
            <text:p>0.49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708984375" calcext:value-type="float">
            <text:p>-0.071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3287109375" calcext:value-type="float">
            <text:p>0.329</text:p>
          </table:table-cell>
          <table:table-cell/>
          <table:table-cell table:formula="of:=+MIN([.A402:.J402])" office:value-type="float" office:value="-0.15791015625" calcext:value-type="float">
            <text:p>-0.1579101563</text:p>
          </table:table-cell>
          <table:table-cell table:formula="of:=MAX([.A402:.J402])" office:value-type="float" office:value="0.48984375" calcext:value-type="float">
            <text:p>0.48984375</text:p>
          </table:table-cell>
          <table:table-cell table:number-columns-repeated="1011"/>
        </table:table-row>
        <table:table-row table:style-name="ro1">
          <table:table-cell office:value-type="float" office:value="-0.46728515625" calcext:value-type="float">
            <text:p>-0.467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19658203125" calcext:value-type="float">
            <text:p>-0.197</text:p>
          </table:table-cell>
          <table:table-cell office:value-type="float" office:value="-0.20302734375" calcext:value-type="float">
            <text:p>-0.20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-0.1611328125" calcext:value-type="float">
            <text:p>-0.161</text:p>
          </table:table-cell>
          <table:table-cell/>
          <table:table-cell office:value-type="float" office:value="0.80244140625" calcext:value-type="float">
            <text:p>0.802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064453125" calcext:value-type="float">
            <text:p>-0.006</text:p>
          </table:table-cell>
          <table:table-cell/>
          <table:table-cell table:formula="of:=+MIN([.A403:.J403])" office:value-type="float" office:value="-0.46728515625" calcext:value-type="float">
            <text:p>-0.4672851563</text:p>
          </table:table-cell>
          <table:table-cell table:formula="of:=MAX([.A403:.J403])" office:value-type="float" office:value="0.80244140625" calcext:value-type="float">
            <text:p>0.8024414063</text:p>
          </table:table-cell>
          <table:table-cell table:number-columns-repeated="1011"/>
        </table:table-row>
        <table:table-row table:style-name="ro1">
          <table:table-cell office:value-type="float" office:value="0.15791015625" calcext:value-type="float">
            <text:p>0.158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1353515625" calcext:value-type="float">
            <text:p>0.135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0.15146484375" calcext:value-type="float">
            <text:p>0.151</text:p>
          </table:table-cell>
          <table:table-cell/>
          <table:table-cell office:value-type="float" office:value="-0.09990234375" calcext:value-type="float">
            <text:p>-0.100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0.26103515625" calcext:value-type="float">
            <text:p>0.261</text:p>
          </table:table-cell>
          <table:table-cell/>
          <table:table-cell table:formula="of:=+MIN([.A404:.J404])" office:value-type="float" office:value="-0.09990234375" calcext:value-type="float">
            <text:p>-0.0999023438</text:p>
          </table:table-cell>
          <table:table-cell table:formula="of:=MAX([.A404:.J404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-0.06767578125" calcext:value-type="float">
            <text:p>-0.068</text:p>
          </table:table-cell>
          <table:table-cell office:value-type="float" office:value="0.270703125" calcext:value-type="float">
            <text:p>0.271</text:p>
          </table:table-cell>
          <table:table-cell office:value-type="float" office:value="0.08701171875" calcext:value-type="float">
            <text:p>0.087</text:p>
          </table:table-cell>
          <table:table-cell table:number-columns-repeated="2" office:value-type="float" office:value="-0.19658203125" calcext:value-type="float">
            <text:p>-0.197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22880859375" calcext:value-type="float">
            <text:p>0.229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6123046875" calcext:value-type="float">
            <text:p>0.061</text:p>
          </table:table-cell>
          <table:table-cell/>
          <table:table-cell table:formula="of:=+MIN([.A405:.J405])" office:value-type="float" office:value="-0.19658203125" calcext:value-type="float">
            <text:p>-0.1965820313</text:p>
          </table:table-cell>
          <table:table-cell table:formula="of:=MAX([.A405:.J405])" office:value-type="float" office:value="0.270703125" calcext:value-type="float">
            <text:p>0.270703125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04189453125" calcext:value-type="float">
            <text:p>0.042</text:p>
          </table:table-cell>
          <table:table-cell/>
          <table:table-cell office:value-type="float" office:value="-0.12568359375" calcext:value-type="float">
            <text:p>-0.126</text:p>
          </table:table-cell>
          <table:table-cell office:value-type="float" office:value="-0.219140625" calcext:value-type="float">
            <text:p>-0.219</text:p>
          </table:table-cell>
          <table:table-cell office:value-type="float" office:value="0.309375" calcext:value-type="float">
            <text:p>0.309</text:p>
          </table:table-cell>
          <table:table-cell/>
          <table:table-cell table:formula="of:=+MIN([.A406:.J406])" office:value-type="float" office:value="-0.28681640625" calcext:value-type="float">
            <text:p>-0.2868164063</text:p>
          </table:table-cell>
          <table:table-cell table:formula="of:=MAX([.A406:.J406])" office:value-type="float" office:value="0.3609375" calcext:value-type="float">
            <text:p>0.36093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18046875" calcext:value-type="float">
            <text:p>0.180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-0.77666015625" calcext:value-type="float">
            <text:p>-0.777</text:p>
          </table:table-cell>
          <table:table-cell office:value-type="float" office:value="-0.56396484375" calcext:value-type="float">
            <text:p>-0.564</text:p>
          </table:table-cell>
          <table:table-cell office:value-type="float" office:value="-0.00966796875" calcext:value-type="float">
            <text:p>-0.010</text:p>
          </table:table-cell>
          <table:table-cell/>
          <table:table-cell office:value-type="float" office:value="-0.34482421875" calcext:value-type="float">
            <text:p>-0.345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-0.39638671875" calcext:value-type="float">
            <text:p>-0.396</text:p>
          </table:table-cell>
          <table:table-cell/>
          <table:table-cell table:formula="of:=+MIN([.A407:.J407])" office:value-type="float" office:value="-0.77666015625" calcext:value-type="float">
            <text:p>-0.7766601563</text:p>
          </table:table-cell>
          <table:table-cell table:formula="of:=MAX([.A407:.J407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580078125" calcext:value-type="float">
            <text:p>0.058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.72509765625" calcext:value-type="float">
            <text:p>0.725</text:p>
          </table:table-cell>
          <table:table-cell/>
          <table:table-cell table:formula="of:=+MIN([.A408:.J408])" office:value-type="float" office:value="-0.038671875" calcext:value-type="float">
            <text:p>-0.038671875</text:p>
          </table:table-cell>
          <table:table-cell table:formula="of:=MAX([.A408:.J408])" office:value-type="float" office:value="0.72509765625" calcext:value-type="float">
            <text:p>0.7250976563</text:p>
          </table:table-cell>
          <table:table-cell table:number-columns-repeated="1011"/>
        </table:table-row>
        <table:table-row table:style-name="ro1">
          <table:table-cell office:value-type="float" office:value="-0.49306640625" calcext:value-type="float">
            <text:p>-0.493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4318359375" calcext:value-type="float">
            <text:p>0.432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38671875" calcext:value-type="float">
            <text:p>0.039</text:p>
          </table:table-cell>
          <table:table-cell/>
          <table:table-cell office:value-type="float" office:value="0.399609375" calcext:value-type="float">
            <text:p>0.400</text:p>
          </table:table-cell>
          <table:table-cell office:value-type="float" office:value="0.373828125" calcext:value-type="float">
            <text:p>0.374</text:p>
          </table:table-cell>
          <table:table-cell office:value-type="float" office:value="-1.00224609375" calcext:value-type="float">
            <text:p>-1.002</text:p>
          </table:table-cell>
          <table:table-cell/>
          <table:table-cell table:formula="of:=+MIN([.A409:.J409])" office:value-type="float" office:value="-1.00224609375" calcext:value-type="float">
            <text:p>-1.0022460938</text:p>
          </table:table-cell>
          <table:table-cell table:formula="of:=MAX([.A409:.J409])" office:value-type="float" office:value="0.4318359375" calcext:value-type="float">
            <text:p>0.4318359375</text:p>
          </table:table-cell>
          <table:table-cell table:number-columns-repeated="1011"/>
        </table:table-row>
        <table:table-row table:style-name="ro1">
          <table:table-cell office:value-type="float" office:value="0.38349609375" calcext:value-type="float">
            <text:p>0.383</text:p>
          </table:table-cell>
          <table:table-cell office:value-type="float" office:value="-1.65" calcext:value-type="float">
            <text:p>-1.650</text:p>
          </table:table-cell>
          <table:table-cell office:value-type="float" office:value="-0.55751953125" calcext:value-type="float">
            <text:p>-0.558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1740234375" calcext:value-type="float">
            <text:p>0.174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4060546875" calcext:value-type="float">
            <text:p>0.406</text:p>
          </table:table-cell>
          <table:table-cell/>
          <table:table-cell table:formula="of:=+MIN([.A410:.J410])" office:value-type="float" office:value="-1.65" calcext:value-type="float">
            <text:p>-1.65</text:p>
          </table:table-cell>
          <table:table-cell table:formula="of:=MAX([.A410:.J410])" office:value-type="float" office:value="0.4060546875" calcext:value-type="float">
            <text:p>0.4060546875</text:p>
          </table:table-cell>
          <table:table-cell table:number-columns-repeated="1011"/>
        </table:table-row>
        <table:table-row table:style-name="ro1">
          <table:table-cell office:value-type="float" office:value="-0.103125" calcext:value-type="float">
            <text:p>-0.103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0.48984375" calcext:value-type="float">
            <text:p>0.490</text:p>
          </table:table-cell>
          <table:table-cell office:value-type="float" office:value="0.0451171875" calcext:value-type="float">
            <text:p>0.045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580078125" calcext:value-type="float">
            <text:p>-0.058</text:p>
          </table:table-cell>
          <table:table-cell/>
          <table:table-cell table:formula="of:=+MIN([.A411:.J411])" office:value-type="float" office:value="-0.116015625" calcext:value-type="float">
            <text:p>-0.116015625</text:p>
          </table:table-cell>
          <table:table-cell table:formula="of:=MAX([.A411:.J411])" office:value-type="float" office:value="0.48984375" calcext:value-type="float">
            <text:p>0.48984375</text:p>
          </table:table-cell>
          <table:table-cell table:number-columns-repeated="1011"/>
        </table:table-row>
        <table:table-row table:style-name="ro1">
          <table:table-cell office:value-type="float" office:value="-0.0580078125" calcext:value-type="float">
            <text:p>-0.058</text:p>
          </table:table-cell>
          <table:table-cell office:value-type="float" office:value="0.554296875" calcext:value-type="float">
            <text:p>0.554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-0.14501953125" calcext:value-type="float">
            <text:p>-0.145</text:p>
          </table:table-cell>
          <table:table-cell/>
          <table:table-cell office:value-type="float" office:value="-0.33515625" calcext:value-type="float">
            <text:p>-0.335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1869140625" calcext:value-type="float">
            <text:p>0.187</text:p>
          </table:table-cell>
          <table:table-cell/>
          <table:table-cell table:formula="of:=+MIN([.A412:.J412])" office:value-type="float" office:value="-0.33515625" calcext:value-type="float">
            <text:p>-0.33515625</text:p>
          </table:table-cell>
          <table:table-cell table:formula="of:=MAX([.A412:.J412])" office:value-type="float" office:value="0.554296875" calcext:value-type="float">
            <text:p>0.554296875</text:p>
          </table:table-cell>
          <table:table-cell table:number-columns-repeated="1011"/>
        </table:table-row>
        <table:table-row table:style-name="ro1">
          <table:table-cell office:value-type="float" office:value="-0.02900390625" calcext:value-type="float">
            <text:p>-0.029</text:p>
          </table:table-cell>
          <table:table-cell office:value-type="float" office:value="-0.17080078125" calcext:value-type="float">
            <text:p>-0.171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915234375" calcext:value-type="float">
            <text:p>0.915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0.38671875" calcext:value-type="float">
            <text:p>0.387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-0.77021484375" calcext:value-type="float">
            <text:p>-0.770</text:p>
          </table:table-cell>
          <table:table-cell/>
          <table:table-cell table:formula="of:=+MIN([.A413:.J413])" office:value-type="float" office:value="-0.77021484375" calcext:value-type="float">
            <text:p>-0.7702148438</text:p>
          </table:table-cell>
          <table:table-cell table:formula="of:=MAX([.A413:.J413])" office:value-type="float" office:value="0.915234375" calcext:value-type="float">
            <text:p>0.915234375</text:p>
          </table:table-cell>
          <table:table-cell table:number-columns-repeated="1011"/>
        </table:table-row>
        <table:table-row table:style-name="ro1">
          <table:table-cell office:value-type="float" office:value="-0.24814453125" calcext:value-type="float">
            <text:p>-0.248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83466796875" calcext:value-type="float">
            <text:p>0.83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399609375" calcext:value-type="float">
            <text:p>0.400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8701171875" calcext:value-type="float">
            <text:p>0.087</text:p>
          </table:table-cell>
          <table:table-cell/>
          <table:table-cell table:formula="of:=+MIN([.A414:.J414])" office:value-type="float" office:value="-0.24814453125" calcext:value-type="float">
            <text:p>-0.2481445313</text:p>
          </table:table-cell>
          <table:table-cell table:formula="of:=MAX([.A414:.J414])" office:value-type="float" office:value="0.83466796875" calcext:value-type="float">
            <text:p>0.8346679688</text:p>
          </table:table-cell>
          <table:table-cell table:number-columns-repeated="1011"/>
        </table:table-row>
        <table:table-row table:style-name="ro1">
          <table:table-cell office:value-type="float" office:value="0.5091796875" calcext:value-type="float">
            <text:p>0.509</text:p>
          </table:table-cell>
          <table:table-cell office:value-type="float" office:value="1.05703125" calcext:value-type="float">
            <text:p>1.057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631640625" calcext:value-type="float">
            <text:p>-0.632</text:p>
          </table:table-cell>
          <table:table-cell office:value-type="float" office:value="-0.40927734375" calcext:value-type="float">
            <text:p>-0.409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0.5607421875" calcext:value-type="float">
            <text:p>0.561</text:p>
          </table:table-cell>
          <table:table-cell office:value-type="float" office:value="0.1740234375" calcext:value-type="float">
            <text:p>0.174</text:p>
          </table:table-cell>
          <table:table-cell/>
          <table:table-cell table:formula="of:=+MIN([.A415:.J415])" office:value-type="float" office:value="-0.631640625" calcext:value-type="float">
            <text:p>-0.631640625</text:p>
          </table:table-cell>
          <table:table-cell table:formula="of:=MAX([.A415:.J415])" office:value-type="float" office:value="1.05703125" calcext:value-type="float">
            <text:p>1.05703125</text:p>
          </table:table-cell>
          <table:table-cell table:number-columns-repeated="1011"/>
        </table:table-row>
        <table:table-row table:style-name="ro1">
          <table:table-cell office:value-type="float" office:value="-0.0580078125" calcext:value-type="float">
            <text:p>-0.058</text:p>
          </table:table-cell>
          <table:table-cell office:value-type="float" office:value="0.760546875" calcext:value-type="float">
            <text:p>0.761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863671875" calcext:value-type="float">
            <text:p>0.864</text:p>
          </table:table-cell>
          <table:table-cell office:value-type="float" office:value="0.48984375" calcext:value-type="float">
            <text:p>0.490</text:p>
          </table:table-cell>
          <table:table-cell office:value-type="float" office:value="0.02578125" calcext:value-type="float">
            <text:p>0.026</text:p>
          </table:table-cell>
          <table:table-cell/>
          <table:table-cell office:value-type="float" office:value="0.18369140625" calcext:value-type="float">
            <text:p>0.184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07734375" calcext:value-type="float">
            <text:p>0.077</text:p>
          </table:table-cell>
          <table:table-cell/>
          <table:table-cell table:formula="of:=+MIN([.A416:.J416])" office:value-type="float" office:value="-0.0580078125" calcext:value-type="float">
            <text:p>-0.0580078125</text:p>
          </table:table-cell>
          <table:table-cell table:formula="of:=MAX([.A416:.J416])" office:value-type="float" office:value="0.863671875" calcext:value-type="float">
            <text:p>0.863671875</text:p>
          </table:table-cell>
          <table:table-cell table:number-columns-repeated="1011"/>
        </table:table-row>
        <table:table-row table:style-name="ro1">
          <table:table-cell office:value-type="float" office:value="0.941015625" calcext:value-type="float">
            <text:p>0.941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60908203125" calcext:value-type="float">
            <text:p>-0.609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2900390625" calcext:value-type="float">
            <text:p>0.029</text:p>
          </table:table-cell>
          <table:table-cell/>
          <table:table-cell office:value-type="float" office:value="0.57041015625" calcext:value-type="float">
            <text:p>0.57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417:.J417])" office:value-type="float" office:value="-0.60908203125" calcext:value-type="float">
            <text:p>-0.6090820313</text:p>
          </table:table-cell>
          <table:table-cell table:formula="of:=MAX([.A417:.J417])" office:value-type="float" office:value="0.941015625" calcext:value-type="float">
            <text:p>0.941015625</text:p>
          </table:table-cell>
          <table:table-cell table:number-columns-repeated="1011"/>
        </table:table-row>
        <table:table-row table:style-name="ro1">
          <table:table-cell office:value-type="float" office:value="-0.14501953125" calcext:value-type="float">
            <text:p>-0.145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0.39638671875" calcext:value-type="float">
            <text:p>0.396</text:p>
          </table:table-cell>
          <table:table-cell office:value-type="float" office:value="0.657421875" calcext:value-type="float">
            <text:p>0.657</text:p>
          </table:table-cell>
          <table:table-cell office:value-type="float" office:value="-0.29970703125" calcext:value-type="float">
            <text:p>-0.300</text:p>
          </table:table-cell>
          <table:table-cell office:value-type="float" office:value="-0.43828125" calcext:value-type="float">
            <text:p>-0.438</text:p>
          </table:table-cell>
          <table:table-cell/>
          <table:table-cell office:value-type="float" office:value="0.0064453125" calcext:value-type="float">
            <text:p>0.006</text:p>
          </table:table-cell>
          <table:table-cell office:value-type="float" office:value="0.2642578125" calcext:value-type="float">
            <text:p>0.264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418:.J418])" office:value-type="float" office:value="-0.43828125" calcext:value-type="float">
            <text:p>-0.43828125</text:p>
          </table:table-cell>
          <table:table-cell table:formula="of:=MAX([.A418:.J418])" office:value-type="float" office:value="0.657421875" calcext:value-type="float">
            <text:p>0.657421875</text:p>
          </table:table-cell>
          <table:table-cell table:number-columns-repeated="1011"/>
        </table:table-row>
        <table:table-row table:style-name="ro1">
          <table:table-cell office:value-type="float" office:value="0.77666015625" calcext:value-type="float">
            <text:p>0.777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760546875" calcext:value-type="float">
            <text:p>-0.761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47373046875" calcext:value-type="float">
            <text:p>0.474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038671875" calcext:value-type="float">
            <text:p>0.039</text:p>
          </table:table-cell>
          <table:table-cell/>
          <table:table-cell table:formula="of:=+MIN([.A419:.J419])" office:value-type="float" office:value="-0.760546875" calcext:value-type="float">
            <text:p>-0.760546875</text:p>
          </table:table-cell>
          <table:table-cell table:formula="of:=MAX([.A419:.J419])" office:value-type="float" office:value="0.77666015625" calcext:value-type="float">
            <text:p>0.776660156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-0.12568359375" calcext:value-type="float">
            <text:p>-0.126</text:p>
          </table:table-cell>
          <table:table-cell office:value-type="float" office:value="0.15791015625" calcext:value-type="float">
            <text:p>0.158</text:p>
          </table:table-cell>
          <table:table-cell/>
          <table:table-cell office:value-type="float" office:value="0.08056640625" calcext:value-type="float">
            <text:p>0.081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35126953125" calcext:value-type="float">
            <text:p>-0.351</text:p>
          </table:table-cell>
          <table:table-cell/>
          <table:table-cell table:formula="of:=+MIN([.A420:.J420])" office:value-type="float" office:value="-0.35126953125" calcext:value-type="float">
            <text:p>-0.3512695313</text:p>
          </table:table-cell>
          <table:table-cell table:formula="of:=MAX([.A420:.J420])" office:value-type="float" office:value="0.31259765625" calcext:value-type="float">
            <text:p>0.3125976563</text:p>
          </table:table-cell>
          <table:table-cell table:number-columns-repeated="1011"/>
        </table:table-row>
        <table:table-row table:style-name="ro1">
          <table:table-cell office:value-type="float" office:value="-0.4318359375" calcext:value-type="float">
            <text:p>-0.432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02578125" calcext:value-type="float">
            <text:p>0.026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20302734375" calcext:value-type="float">
            <text:p>0.203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4318359375" calcext:value-type="float">
            <text:p>0.432</text:p>
          </table:table-cell>
          <table:table-cell/>
          <table:table-cell table:formula="of:=+MIN([.A421:.J421])" office:value-type="float" office:value="-0.4318359375" calcext:value-type="float">
            <text:p>-0.4318359375</text:p>
          </table:table-cell>
          <table:table-cell table:formula="of:=MAX([.A421:.J421])" office:value-type="float" office:value="0.4318359375" calcext:value-type="float">
            <text:p>0.4318359375</text:p>
          </table:table-cell>
          <table:table-cell table:number-columns-repeated="1011"/>
        </table:table-row>
        <table:table-row table:style-name="ro1">
          <table:table-cell office:value-type="float" office:value="-0.2900390625" calcext:value-type="float">
            <text:p>-0.290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-0.69931640625" calcext:value-type="float">
            <text:p>-0.699</text:p>
          </table:table-cell>
          <table:table-cell office:value-type="float" office:value="-0.270703125" calcext:value-type="float">
            <text:p>-0.271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38349609375" calcext:value-type="float">
            <text:p>0.38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451171875" calcext:value-type="float">
            <text:p>0.451</text:p>
          </table:table-cell>
          <table:table-cell/>
          <table:table-cell table:formula="of:=+MIN([.A422:.J422])" office:value-type="float" office:value="-0.69931640625" calcext:value-type="float">
            <text:p>-0.6993164063</text:p>
          </table:table-cell>
          <table:table-cell table:formula="of:=MAX([.A422:.J422])" office:value-type="float" office:value="0.451171875" calcext:value-type="float">
            <text:p>0.451171875</text:p>
          </table:table-cell>
          <table:table-cell table:number-columns-repeated="1011"/>
        </table:table-row>
        <table:table-row table:style-name="ro1">
          <table:table-cell office:value-type="float" office:value="0.141796875" calcext:value-type="float">
            <text:p>0.142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-0.33515625" calcext:value-type="float">
            <text:p>-0.33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2384765625" calcext:value-type="float">
            <text:p>-0.238</text:p>
          </table:table-cell>
          <table:table-cell/>
          <table:table-cell table:formula="of:=+MIN([.A423:.J423])" office:value-type="float" office:value="-0.40283203125" calcext:value-type="float">
            <text:p>-0.4028320313</text:p>
          </table:table-cell>
          <table:table-cell table:formula="of:=MAX([.A423:.J423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69609375" calcext:value-type="float">
            <text:p>0.696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3287109375" calcext:value-type="float">
            <text:p>0.329</text:p>
          </table:table-cell>
          <table:table-cell office:value-type="float" office:value="0.44150390625" calcext:value-type="float">
            <text:p>0.442</text:p>
          </table:table-cell>
          <table:table-cell table:number-columns-repeated="2" office:value-type="float" office:value="0.06123046875" calcext:value-type="float">
            <text:p>0.061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5478515625" calcext:value-type="float">
            <text:p>0.055</text:p>
          </table:table-cell>
          <table:table-cell/>
          <table:table-cell table:formula="of:=+MIN([.A424:.J424])" office:value-type="float" office:value="-0.02578125" calcext:value-type="float">
            <text:p>-0.02578125</text:p>
          </table:table-cell>
          <table:table-cell table:formula="of:=MAX([.A424:.J424])" office:value-type="float" office:value="0.69609375" calcext:value-type="float">
            <text:p>0.69609375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2126953125" calcext:value-type="float">
            <text:p>0.213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0.2771484375" calcext:value-type="float">
            <text:p>0.277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116015625" calcext:value-type="float">
            <text:p>0.116</text:p>
          </table:table-cell>
          <table:table-cell/>
          <table:table-cell table:formula="of:=+MIN([.A425:.J425])" office:value-type="float" office:value="-0.17724609375" calcext:value-type="float">
            <text:p>-0.1772460938</text:p>
          </table:table-cell>
          <table:table-cell table:formula="of:=MAX([.A425:.J425])" office:value-type="float" office:value="0.2771484375" calcext:value-type="float">
            <text:p>0.2771484375</text:p>
          </table:table-cell>
          <table:table-cell table:number-columns-repeated="1011"/>
        </table:table-row>
        <table:table-row table:style-name="ro1">
          <table:table-cell office:value-type="float" office:value="-0.19013671875" calcext:value-type="float">
            <text:p>-0.190</text:p>
          </table:table-cell>
          <table:table-cell office:value-type="float" office:value="-0.44794921875" calcext:value-type="float">
            <text:p>-0.448</text:p>
          </table:table-cell>
          <table:table-cell office:value-type="float" office:value="-0.4447265625" calcext:value-type="float">
            <text:p>-0.445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15146484375" calcext:value-type="float">
            <text:p>0.151</text:p>
          </table:table-cell>
          <table:table-cell/>
          <table:table-cell office:value-type="float" office:value="-0.0064453125" calcext:value-type="float">
            <text:p>-0.0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10634765625" calcext:value-type="float">
            <text:p>-0.106</text:p>
          </table:table-cell>
          <table:table-cell/>
          <table:table-cell table:formula="of:=+MIN([.A426:.J426])" office:value-type="float" office:value="-0.44794921875" calcext:value-type="float">
            <text:p>-0.4479492188</text:p>
          </table:table-cell>
          <table:table-cell table:formula="of:=MAX([.A426:.J426])" office:value-type="float" office:value="0.15146484375" calcext:value-type="float">
            <text:p>0.1514648438</text:p>
          </table:table-cell>
          <table:table-cell table:number-columns-repeated="1011"/>
        </table:table-row>
        <table:table-row table:style-name="ro1">
          <table:table-cell office:value-type="float" office:value="0.193359375" calcext:value-type="float">
            <text:p>0.193</text:p>
          </table:table-cell>
          <table:table-cell office:value-type="float" office:value="-0.270703125" calcext:value-type="float">
            <text:p>-0.271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8701171875" calcext:value-type="float">
            <text:p>0.087</text:p>
          </table:table-cell>
          <table:table-cell/>
          <table:table-cell office:value-type="float" office:value="0.15791015625" calcext:value-type="float">
            <text:p>0.158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427:.J427])" office:value-type="float" office:value="-0.270703125" calcext:value-type="float">
            <text:p>-0.270703125</text:p>
          </table:table-cell>
          <table:table-cell table:formula="of:=MAX([.A427:.J427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-0.50595703125" calcext:value-type="float">
            <text:p>-0.506</text:p>
          </table:table-cell>
          <table:table-cell office:value-type="float" office:value="0.3931640625" calcext:value-type="float">
            <text:p>0.393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451171875" calcext:value-type="float">
            <text:p>0.045</text:p>
          </table:table-cell>
          <table:table-cell/>
          <table:table-cell table:formula="of:=+MIN([.A428:.J428])" office:value-type="float" office:value="-0.50595703125" calcext:value-type="float">
            <text:p>-0.5059570313</text:p>
          </table:table-cell>
          <table:table-cell table:formula="of:=MAX([.A428:.J428])" office:value-type="float" office:value="0.3931640625" calcext:value-type="float">
            <text:p>0.3931640625</text:p>
          </table:table-cell>
          <table:table-cell table:number-columns-repeated="1011"/>
        </table:table-row>
        <table:table-row table:style-name="ro1">
          <table:table-cell office:value-type="float" office:value="-0.78955078125" calcext:value-type="float">
            <text:p>-0.790</text:p>
          </table:table-cell>
          <table:table-cell office:value-type="float" office:value="-1.65" calcext:value-type="float">
            <text:p>-1.650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-0.89912109375" calcext:value-type="float">
            <text:p>-0.899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1.09248046875" calcext:value-type="float">
            <text:p>1.092</text:p>
          </table:table-cell>
          <table:table-cell/>
          <table:table-cell table:formula="of:=+MIN([.A429:.J429])" office:value-type="float" office:value="-1.65" calcext:value-type="float">
            <text:p>-1.65</text:p>
          </table:table-cell>
          <table:table-cell table:formula="of:=MAX([.A429:.J429])" office:value-type="float" office:value="1.09248046875" calcext:value-type="float">
            <text:p>1.092480468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98291015625" calcext:value-type="float">
            <text:p>0.983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31904296875" calcext:value-type="float">
            <text:p>0.31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1482421875" calcext:value-type="float">
            <text:p>0.148</text:p>
          </table:table-cell>
          <table:table-cell/>
          <table:table-cell table:formula="of:=+MIN([.A430:.J430])" office:value-type="float" office:value="0.00966796875" calcext:value-type="float">
            <text:p>0.0096679688</text:p>
          </table:table-cell>
          <table:table-cell table:formula="of:=MAX([.A430:.J430])" office:value-type="float" office:value="0.98291015625" calcext:value-type="float">
            <text:p>0.9829101563</text:p>
          </table:table-cell>
          <table:table-cell table:number-columns-repeated="1011"/>
        </table:table-row>
        <table:table-row table:style-name="ro1">
          <table:table-cell office:value-type="float" office:value="-0.20302734375" calcext:value-type="float">
            <text:p>-0.203</text:p>
          </table:table-cell>
          <table:table-cell office:value-type="float" office:value="-0.38994140625" calcext:value-type="float">
            <text:p>-0.390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67998046875" calcext:value-type="float">
            <text:p>0.680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61875" calcext:value-type="float">
            <text:p>0.619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431:.J431])" office:value-type="float" office:value="-0.38994140625" calcext:value-type="float">
            <text:p>-0.3899414063</text:p>
          </table:table-cell>
          <table:table-cell table:formula="of:=MAX([.A431:.J431])" office:value-type="float" office:value="0.67998046875" calcext:value-type="float">
            <text:p>0.6799804688</text:p>
          </table:table-cell>
          <table:table-cell table:number-columns-repeated="1011"/>
        </table:table-row>
        <table:table-row table:style-name="ro1">
          <table:table-cell office:value-type="float" office:value="0.4060546875" calcext:value-type="float">
            <text:p>0.406</text:p>
          </table:table-cell>
          <table:table-cell office:value-type="float" office:value="0.61875" calcext:value-type="float">
            <text:p>0.619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0.52529296875" calcext:value-type="float">
            <text:p>0.525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-0.35126953125" calcext:value-type="float">
            <text:p>-0.351</text:p>
          </table:table-cell>
          <table:table-cell office:value-type="float" office:value="-0.33193359375" calcext:value-type="float">
            <text:p>-0.332</text:p>
          </table:table-cell>
          <table:table-cell/>
          <table:table-cell table:formula="of:=+MIN([.A432:.J432])" office:value-type="float" office:value="-0.35126953125" calcext:value-type="float">
            <text:p>-0.3512695313</text:p>
          </table:table-cell>
          <table:table-cell table:formula="of:=MAX([.A432:.J432])" office:value-type="float" office:value="0.61875" calcext:value-type="float">
            <text:p>0.61875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26103515625" calcext:value-type="float">
            <text:p>-0.261</text:p>
          </table:table-cell>
          <table:table-cell office:value-type="float" office:value="-0.45439453125" calcext:value-type="float">
            <text:p>-0.454</text:p>
          </table:table-cell>
          <table:table-cell office:value-type="float" office:value="1.224609375" calcext:value-type="float">
            <text:p>1.225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167578125" calcext:value-type="float">
            <text:p>-0.168</text:p>
          </table:table-cell>
          <table:table-cell/>
          <table:table-cell office:value-type="float" office:value="0.5607421875" calcext:value-type="float">
            <text:p>0.56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74443359375" calcext:value-type="float">
            <text:p>0.744</text:p>
          </table:table-cell>
          <table:table-cell/>
          <table:table-cell table:formula="of:=+MIN([.A433:.J433])" office:value-type="float" office:value="-0.45439453125" calcext:value-type="float">
            <text:p>-0.4543945313</text:p>
          </table:table-cell>
          <table:table-cell table:formula="of:=MAX([.A433:.J433])" office:value-type="float" office:value="1.224609375" calcext:value-type="float">
            <text:p>1.224609375</text:p>
          </table:table-cell>
          <table:table-cell table:number-columns-repeated="1011"/>
        </table:table-row>
        <table:table-row table:style-name="ro1">
          <table:table-cell office:value-type="float" office:value="0.13212890625" calcext:value-type="float">
            <text:p>0.132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1.1150390625" calcext:value-type="float">
            <text:p>1.115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11279296875" calcext:value-type="float">
            <text:p>0.113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244921875" calcext:value-type="float">
            <text:p>0.245</text:p>
          </table:table-cell>
          <table:table-cell/>
          <table:table-cell table:formula="of:=+MIN([.A434:.J434])" office:value-type="float" office:value="0.02255859375" calcext:value-type="float">
            <text:p>0.0225585938</text:p>
          </table:table-cell>
          <table:table-cell table:formula="of:=MAX([.A434:.J434])" office:value-type="float" office:value="1.1150390625" calcext:value-type="float">
            <text:p>1.1150390625</text:p>
          </table:table-cell>
          <table:table-cell table:number-columns-repeated="1011"/>
        </table:table-row>
        <table:table-row table:style-name="ro1">
          <table:table-cell office:value-type="float" office:value="-1.35673828125" calcext:value-type="float">
            <text:p>-1.357</text:p>
          </table:table-cell>
          <table:table-cell office:value-type="float" office:value="0.66708984375" calcext:value-type="float">
            <text:p>0.667</text:p>
          </table:table-cell>
          <table:table-cell office:value-type="float" office:value="0.06767578125" calcext:value-type="float">
            <text:p>0.068</text:p>
          </table:table-cell>
          <table:table-cell office:value-type="float" office:value="-0.35126953125" calcext:value-type="float">
            <text:p>-0.351</text:p>
          </table:table-cell>
          <table:table-cell office:value-type="float" office:value="-0.373828125" calcext:value-type="float">
            <text:p>-0.374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1546875" calcext:value-type="float">
            <text:p>0.155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435:.J435])" office:value-type="float" office:value="-1.35673828125" calcext:value-type="float">
            <text:p>-1.3567382813</text:p>
          </table:table-cell>
          <table:table-cell table:formula="of:=MAX([.A435:.J435])" office:value-type="float" office:value="0.66708984375" calcext:value-type="float">
            <text:p>0.6670898438</text:p>
          </table:table-cell>
          <table:table-cell table:number-columns-repeated="1011"/>
        </table:table-row>
        <table:table-row table:style-name="ro1">
          <table:table-cell office:value-type="float" office:value="0.1482421875" calcext:value-type="float">
            <text:p>0.148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1611328125" calcext:value-type="float">
            <text:p>0.161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37060546875" calcext:value-type="float">
            <text:p>0.371</text:p>
          </table:table-cell>
          <table:table-cell/>
          <table:table-cell table:formula="of:=+MIN([.A436:.J436])" office:value-type="float" office:value="-0.064453125" calcext:value-type="float">
            <text:p>-0.064453125</text:p>
          </table:table-cell>
          <table:table-cell table:formula="of:=MAX([.A436:.J436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0.19013671875" calcext:value-type="float">
            <text:p>0.190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5478515625" calcext:value-type="float">
            <text:p>-0.548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515625" calcext:value-type="float">
            <text:p>-0.052</text:p>
          </table:table-cell>
          <table:table-cell office:value-type="float" office:value="0.12890625" calcext:value-type="float">
            <text:p>0.129</text:p>
          </table:table-cell>
          <table:table-cell office:value-type="float" office:value="0.3029296875" calcext:value-type="float">
            <text:p>0.303</text:p>
          </table:table-cell>
          <table:table-cell/>
          <table:table-cell table:formula="of:=+MIN([.A437:.J437])" office:value-type="float" office:value="-0.5478515625" calcext:value-type="float">
            <text:p>-0.5478515625</text:p>
          </table:table-cell>
          <table:table-cell table:formula="of:=MAX([.A437:.J437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-0.244921875" calcext:value-type="float">
            <text:p>-0.245</text:p>
          </table:table-cell>
          <table:table-cell office:value-type="float" office:value="0.62841796875" calcext:value-type="float">
            <text:p>0.628</text:p>
          </table:table-cell>
          <table:table-cell office:value-type="float" office:value="-0.31259765625" calcext:value-type="float">
            <text:p>-0.313</text:p>
          </table:table-cell>
          <table:table-cell office:value-type="float" office:value="-0.90556640625" calcext:value-type="float">
            <text:p>-0.906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64453125" calcext:value-type="float">
            <text:p>0.064</text:p>
          </table:table-cell>
          <table:table-cell/>
          <table:table-cell office:value-type="float" office:value="0.7412109375" calcext:value-type="float">
            <text:p>0.741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438:.J438])" office:value-type="float" office:value="-0.90556640625" calcext:value-type="float">
            <text:p>-0.9055664063</text:p>
          </table:table-cell>
          <table:table-cell table:formula="of:=MAX([.A438:.J438])" office:value-type="float" office:value="0.7412109375" calcext:value-type="float">
            <text:p>0.7412109375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-0.4640625" calcext:value-type="float">
            <text:p>-0.464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-1.00546875" calcext:value-type="float">
            <text:p>-1.005</text:p>
          </table:table-cell>
          <table:table-cell office:value-type="float" office:value="-0.12568359375" calcext:value-type="float">
            <text:p>-0.126</text:p>
          </table:table-cell>
          <table:table-cell office:value-type="float" office:value="0" calcext:value-type="float">
            <text:p>0.000</text:p>
          </table:table-cell>
          <table:table-cell/>
          <table:table-cell table:number-columns-repeated="2" office:value-type="float" office:value="0.02255859375" calcext:value-type="float">
            <text:p>0.023</text:p>
          </table:table-cell>
          <table:table-cell office:value-type="float" office:value="0.348046875" calcext:value-type="float">
            <text:p>0.348</text:p>
          </table:table-cell>
          <table:table-cell/>
          <table:table-cell table:formula="of:=+MIN([.A439:.J439])" office:value-type="float" office:value="-1.00546875" calcext:value-type="float">
            <text:p>-1.00546875</text:p>
          </table:table-cell>
          <table:table-cell table:formula="of:=MAX([.A439:.J439])" office:value-type="float" office:value="0.348046875" calcext:value-type="float">
            <text:p>0.348046875</text:p>
          </table:table-cell>
          <table:table-cell table:number-columns-repeated="1011"/>
        </table:table-row>
        <table:table-row table:style-name="ro1">
          <table:table-cell office:value-type="float" office:value="0.26748046875" calcext:value-type="float">
            <text:p>0.267</text:p>
          </table:table-cell>
          <table:table-cell office:value-type="float" office:value="0.24169921875" calcext:value-type="float">
            <text:p>0.242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1.64033203125" calcext:value-type="float">
            <text:p>1.640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-0.20625" calcext:value-type="float">
            <text:p>-0.206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57041015625" calcext:value-type="float">
            <text:p>-0.570</text:p>
          </table:table-cell>
          <table:table-cell/>
          <table:table-cell table:formula="of:=+MIN([.A440:.J440])" office:value-type="float" office:value="-0.57041015625" calcext:value-type="float">
            <text:p>-0.5704101563</text:p>
          </table:table-cell>
          <table:table-cell table:formula="of:=MAX([.A440:.J440])" office:value-type="float" office:value="1.64033203125" calcext:value-type="float">
            <text:p>1.6403320313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36416015625" calcext:value-type="float">
            <text:p>-0.364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10634765625" calcext:value-type="float">
            <text:p>0.106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1.24716796875" calcext:value-type="float">
            <text:p>1.247</text:p>
          </table:table-cell>
          <table:table-cell/>
          <table:table-cell table:formula="of:=+MIN([.A441:.J441])" office:value-type="float" office:value="-0.36416015625" calcext:value-type="float">
            <text:p>-0.3641601563</text:p>
          </table:table-cell>
          <table:table-cell table:formula="of:=MAX([.A441:.J441])" office:value-type="float" office:value="1.24716796875" calcext:value-type="float">
            <text:p>1.2471679688</text:p>
          </table:table-cell>
          <table:table-cell table:number-columns-repeated="1011"/>
        </table:table-row>
        <table:table-row table:style-name="ro1">
          <table:table-cell office:value-type="float" office:value="-0.13857421875" calcext:value-type="float">
            <text:p>-0.139</text:p>
          </table:table-cell>
          <table:table-cell office:value-type="float" office:value="0.373828125" calcext:value-type="float">
            <text:p>0.374</text:p>
          </table:table-cell>
          <table:table-cell office:value-type="float" office:value="-0.141796875" calcext:value-type="float">
            <text:p>-0.142</text:p>
          </table:table-cell>
          <table:table-cell office:value-type="float" office:value="0.51240234375" calcext:value-type="float">
            <text:p>0.512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0.65419921875" calcext:value-type="float">
            <text:p>0.654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-0.012890625" calcext:value-type="float">
            <text:p>-0.013</text:p>
          </table:table-cell>
          <table:table-cell/>
          <table:table-cell table:formula="of:=+MIN([.A442:.J442])" office:value-type="float" office:value="-0.141796875" calcext:value-type="float">
            <text:p>-0.141796875</text:p>
          </table:table-cell>
          <table:table-cell table:formula="of:=MAX([.A442:.J442])" office:value-type="float" office:value="0.65419921875" calcext:value-type="float">
            <text:p>0.6541992188</text:p>
          </table:table-cell>
          <table:table-cell table:number-columns-repeated="1011"/>
        </table:table-row>
        <table:table-row table:style-name="ro1">
          <table:table-cell office:value-type="float" office:value="0.863671875" calcext:value-type="float">
            <text:p>0.864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0.00322265625" calcext:value-type="float">
            <text:p>0.003</text:p>
          </table:table-cell>
          <table:table-cell/>
          <table:table-cell office:value-type="float" office:value="-0.012890625" calcext:value-type="float">
            <text:p>-0.013</text:p>
          </table:table-cell>
          <table:table-cell office:value-type="float" office:value="-0.4060546875" calcext:value-type="float">
            <text:p>-0.406</text:p>
          </table:table-cell>
          <table:table-cell office:value-type="float" office:value="0.064453125" calcext:value-type="float">
            <text:p>0.064</text:p>
          </table:table-cell>
          <table:table-cell/>
          <table:table-cell table:formula="of:=+MIN([.A443:.J443])" office:value-type="float" office:value="-0.4060546875" calcext:value-type="float">
            <text:p>-0.4060546875</text:p>
          </table:table-cell>
          <table:table-cell table:formula="of:=MAX([.A443:.J443])" office:value-type="float" office:value="0.863671875" calcext:value-type="float">
            <text:p>0.863671875</text:p>
          </table:table-cell>
          <table:table-cell table:number-columns-repeated="1011"/>
        </table:table-row>
        <table:table-row table:style-name="ro1">
          <table:table-cell office:value-type="float" office:value="0.580078125" calcext:value-type="float">
            <text:p>0.580</text:p>
          </table:table-cell>
          <table:table-cell office:value-type="float" office:value="0.296484375" calcext:value-type="float">
            <text:p>0.296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-0.244921875" calcext:value-type="float">
            <text:p>-0.245</text:p>
          </table:table-cell>
          <table:table-cell office:value-type="float" office:value="0.0193359375" calcext:value-type="float">
            <text:p>0.019</text:p>
          </table:table-cell>
          <table:table-cell/>
          <table:table-cell table:formula="of:=+MIN([.A444:.J444])" office:value-type="float" office:value="-0.244921875" calcext:value-type="float">
            <text:p>-0.244921875</text:p>
          </table:table-cell>
          <table:table-cell table:formula="of:=MAX([.A444:.J444])" office:value-type="float" office:value="0.580078125" calcext:value-type="float">
            <text:p>0.580078125</text:p>
          </table:table-cell>
          <table:table-cell table:number-columns-repeated="1011"/>
        </table:table-row>
        <table:table-row table:style-name="ro1">
          <table:table-cell office:value-type="float" office:value="0.28359375" calcext:value-type="float">
            <text:p>0.284</text:p>
          </table:table-cell>
          <table:table-cell office:value-type="float" office:value="-0.72509765625" calcext:value-type="float">
            <text:p>-0.725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0515625" calcext:value-type="float">
            <text:p>0.052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52529296875" calcext:value-type="float">
            <text:p>0.525</text:p>
          </table:table-cell>
          <table:table-cell/>
          <table:table-cell table:formula="of:=+MIN([.A445:.J445])" office:value-type="float" office:value="-0.72509765625" calcext:value-type="float">
            <text:p>-0.7250976563</text:p>
          </table:table-cell>
          <table:table-cell table:formula="of:=MAX([.A445:.J445])" office:value-type="float" office:value="0.52529296875" calcext:value-type="float">
            <text:p>0.5252929688</text:p>
          </table:table-cell>
          <table:table-cell table:number-columns-repeated="1011"/>
        </table:table-row>
        <table:table-row table:style-name="ro1">
          <table:table-cell office:value-type="float" office:value="-0.30615234375" calcext:value-type="float">
            <text:p>-0.306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0.49306640625" calcext:value-type="float">
            <text:p>0.49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446:.J446])" office:value-type="float" office:value="-0.30615234375" calcext:value-type="float">
            <text:p>-0.3061523438</text:p>
          </table:table-cell>
          <table:table-cell table:formula="of:=MAX([.A446:.J446])" office:value-type="float" office:value="0.49306640625" calcext:value-type="float">
            <text:p>0.4930664063</text:p>
          </table:table-cell>
          <table:table-cell table:number-columns-repeated="1011"/>
        </table:table-row>
        <table:table-row table:style-name="ro1">
          <table:table-cell office:value-type="float" office:value="0.20947265625" calcext:value-type="float">
            <text:p>0.209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-1.34384765625" calcext:value-type="float">
            <text:p>-1.344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51240234375" calcext:value-type="float">
            <text:p>0.512</text:p>
          </table:table-cell>
          <table:table-cell office:value-type="float" office:value="0.1095703125" calcext:value-type="float">
            <text:p>0.110</text:p>
          </table:table-cell>
          <table:table-cell office:value-type="float" office:value="0.4705078125" calcext:value-type="float">
            <text:p>0.471</text:p>
          </table:table-cell>
          <table:table-cell/>
          <table:table-cell table:formula="of:=+MIN([.A447:.J447])" office:value-type="float" office:value="-1.34384765625" calcext:value-type="float">
            <text:p>-1.3438476563</text:p>
          </table:table-cell>
          <table:table-cell table:formula="of:=MAX([.A447:.J447])" office:value-type="float" office:value="0.51240234375" calcext:value-type="float">
            <text:p>0.5124023438</text:p>
          </table:table-cell>
          <table:table-cell table:number-columns-repeated="1011"/>
        </table:table-row>
        <table:table-row table:style-name="ro1">
          <table:table-cell office:value-type="float" office:value="-0.04189453125" calcext:value-type="float">
            <text:p>-0.042</text:p>
          </table:table-cell>
          <table:table-cell office:value-type="float" office:value="0.92490234375" calcext:value-type="float">
            <text:p>0.925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00322265625" calcext:value-type="float">
            <text:p>0.003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-1.65" calcext:value-type="float">
            <text:p>-1.650</text:p>
          </table:table-cell>
          <table:table-cell/>
          <table:table-cell table:formula="of:=+MIN([.A448:.J448])" office:value-type="float" office:value="-1.65" calcext:value-type="float">
            <text:p>-1.65</text:p>
          </table:table-cell>
          <table:table-cell table:formula="of:=MAX([.A448:.J448])" office:value-type="float" office:value="0.92490234375" calcext:value-type="float">
            <text:p>0.9249023438</text:p>
          </table:table-cell>
          <table:table-cell table:number-columns-repeated="1011"/>
        </table:table-row>
        <table:table-row table:style-name="ro1">
          <table:table-cell office:value-type="float" office:value="-0.74443359375" calcext:value-type="float">
            <text:p>-0.744</text:p>
          </table:table-cell>
          <table:table-cell office:value-type="float" office:value="0.64130859375" calcext:value-type="float">
            <text:p>0.641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2642578125" calcext:value-type="float">
            <text:p>-0.264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064453125" calcext:value-type="float">
            <text:p>0.006</text:p>
          </table:table-cell>
          <table:table-cell/>
          <table:table-cell office:value-type="float" office:value="0.348046875" calcext:value-type="float">
            <text:p>0.348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760546875" calcext:value-type="float">
            <text:p>0.761</text:p>
          </table:table-cell>
          <table:table-cell/>
          <table:table-cell table:formula="of:=+MIN([.A449:.J449])" office:value-type="float" office:value="-0.74443359375" calcext:value-type="float">
            <text:p>-0.7444335938</text:p>
          </table:table-cell>
          <table:table-cell table:formula="of:=MAX([.A449:.J449])" office:value-type="float" office:value="0.760546875" calcext:value-type="float">
            <text:p>0.760546875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1.11181640625" calcext:value-type="float">
            <text:p>-1.112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103125" calcext:value-type="float">
            <text:p>0.103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064453125" calcext:value-type="float">
            <text:p>0.064</text:p>
          </table:table-cell>
          <table:table-cell office:value-type="float" office:value="-0.038671875" calcext:value-type="float">
            <text:p>-0.039</text:p>
          </table:table-cell>
          <table:table-cell/>
          <table:table-cell table:formula="of:=+MIN([.A450:.J450])" office:value-type="float" office:value="-1.11181640625" calcext:value-type="float">
            <text:p>-1.1118164063</text:p>
          </table:table-cell>
          <table:table-cell table:formula="of:=MAX([.A450:.J450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31904296875" calcext:value-type="float">
            <text:p>0.319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20947265625" calcext:value-type="float">
            <text:p>-0.209</text:p>
          </table:table-cell>
          <table:table-cell office:value-type="float" office:value="-0.06767578125" calcext:value-type="float">
            <text:p>-0.068</text:p>
          </table:table-cell>
          <table:table-cell office:value-type="float" office:value="0.31259765625" calcext:value-type="float">
            <text:p>0.313</text:p>
          </table:table-cell>
          <table:table-cell/>
          <table:table-cell table:formula="of:=+MIN([.A451:.J451])" office:value-type="float" office:value="-0.24814453125" calcext:value-type="float">
            <text:p>-0.2481445313</text:p>
          </table:table-cell>
          <table:table-cell table:formula="of:=MAX([.A451:.J451])" office:value-type="float" office:value="0.38671875" calcext:value-type="float">
            <text:p>0.38671875</text:p>
          </table:table-cell>
          <table:table-cell table:number-columns-repeated="1011"/>
        </table:table-row>
        <table:table-row table:style-name="ro1">
          <table:table-cell office:value-type="float" office:value="0.43505859375" calcext:value-type="float">
            <text:p>0.435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37060546875" calcext:value-type="float">
            <text:p>0.371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-0.38349609375" calcext:value-type="float">
            <text:p>-0.383</text:p>
          </table:table-cell>
          <table:table-cell/>
          <table:table-cell table:formula="of:=+MIN([.A452:.J452])" office:value-type="float" office:value="-0.38349609375" calcext:value-type="float">
            <text:p>-0.3834960938</text:p>
          </table:table-cell>
          <table:table-cell table:formula="of:=MAX([.A452:.J452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.31904296875" calcext:value-type="float">
            <text:p>0.319</text:p>
          </table:table-cell>
          <table:table-cell office:value-type="float" office:value="0.49306640625" calcext:value-type="float">
            <text:p>0.49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33515625" calcext:value-type="float">
            <text:p>-0.335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141796875" calcext:value-type="float">
            <text:p>0.142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5478515625" calcext:value-type="float">
            <text:p>-0.055</text:p>
          </table:table-cell>
          <table:table-cell/>
          <table:table-cell table:formula="of:=+MIN([.A453:.J453])" office:value-type="float" office:value="-0.33515625" calcext:value-type="float">
            <text:p>-0.33515625</text:p>
          </table:table-cell>
          <table:table-cell table:formula="of:=MAX([.A453:.J453])" office:value-type="float" office:value="0.49306640625" calcext:value-type="float">
            <text:p>0.4930664063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28359375" calcext:value-type="float">
            <text:p>-0.284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-0.15146484375" calcext:value-type="float">
            <text:p>-0.151</text:p>
          </table:table-cell>
          <table:table-cell office:value-type="float" office:value="-0.20625" calcext:value-type="float">
            <text:p>-0.206</text:p>
          </table:table-cell>
          <table:table-cell office:value-type="float" office:value="0.42216796875" calcext:value-type="float">
            <text:p>0.422</text:p>
          </table:table-cell>
          <table:table-cell/>
          <table:table-cell table:formula="of:=+MIN([.A454:.J454])" office:value-type="float" office:value="-0.28359375" calcext:value-type="float">
            <text:p>-0.28359375</text:p>
          </table:table-cell>
          <table:table-cell table:formula="of:=MAX([.A454:.J454])" office:value-type="float" office:value="0.42216796875" calcext:value-type="float">
            <text:p>0.4221679688</text:p>
          </table:table-cell>
          <table:table-cell table:number-columns-repeated="1011"/>
        </table:table-row>
        <table:table-row table:style-name="ro1">
          <table:table-cell office:value-type="float" office:value="-0.012890625" calcext:value-type="float">
            <text:p>-0.013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2771484375" calcext:value-type="float">
            <text:p>0.277</text:p>
          </table:table-cell>
          <table:table-cell office:value-type="float" office:value="0.348046875" calcext:value-type="float">
            <text:p>0.348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62197265625" calcext:value-type="float">
            <text:p>0.622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1.15048828125" calcext:value-type="float">
            <text:p>1.150</text:p>
          </table:table-cell>
          <table:table-cell/>
          <table:table-cell table:formula="of:=+MIN([.A455:.J455])" office:value-type="float" office:value="-0.012890625" calcext:value-type="float">
            <text:p>-0.012890625</text:p>
          </table:table-cell>
          <table:table-cell table:formula="of:=MAX([.A455:.J455])" office:value-type="float" office:value="1.15048828125" calcext:value-type="float">
            <text:p>1.1504882813</text:p>
          </table:table-cell>
          <table:table-cell table:number-columns-repeated="1011"/>
        </table:table-row>
        <table:table-row table:style-name="ro1">
          <table:table-cell office:value-type="float" office:value="0.19013671875" calcext:value-type="float">
            <text:p>0.190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16435546875" calcext:value-type="float">
            <text:p>0.164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900390625" calcext:value-type="float">
            <text:p>0.029</text:p>
          </table:table-cell>
          <table:table-cell/>
          <table:table-cell table:formula="of:=+MIN([.A456:.J456])" office:value-type="float" office:value="-0.08056640625" calcext:value-type="float">
            <text:p>-0.0805664063</text:p>
          </table:table-cell>
          <table:table-cell table:formula="of:=MAX([.A456:.J456])" office:value-type="float" office:value="0.19013671875" calcext:value-type="float">
            <text:p>0.1901367188</text:p>
          </table:table-cell>
          <table:table-cell table:number-columns-repeated="1011"/>
        </table:table-row>
        <table:table-row table:style-name="ro1">
          <table:table-cell office:value-type="float" office:value="-0.2384765625" calcext:value-type="float">
            <text:p>-0.238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657421875" calcext:value-type="float">
            <text:p>0.657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20947265625" calcext:value-type="float">
            <text:p>0.209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27392578125" calcext:value-type="float">
            <text:p>-0.274</text:p>
          </table:table-cell>
          <table:table-cell/>
          <table:table-cell table:formula="of:=+MIN([.A457:.J457])" office:value-type="float" office:value="-0.27392578125" calcext:value-type="float">
            <text:p>-0.2739257813</text:p>
          </table:table-cell>
          <table:table-cell table:formula="of:=MAX([.A457:.J457])" office:value-type="float" office:value="0.657421875" calcext:value-type="float">
            <text:p>0.657421875</text:p>
          </table:table-cell>
          <table:table-cell table:number-columns-repeated="1011"/>
        </table:table-row>
        <table:table-row table:style-name="ro1">
          <table:table-cell office:value-type="float" office:value="0.116015625" calcext:value-type="float">
            <text:p>0.11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837890625" calcext:value-type="float">
            <text:p>-0.838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0.064453125" calcext:value-type="float">
            <text:p>0.064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0.296484375" calcext:value-type="float">
            <text:p>0.296</text:p>
          </table:table-cell>
          <table:table-cell/>
          <table:table-cell table:formula="of:=+MIN([.A458:.J458])" office:value-type="float" office:value="-0.837890625" calcext:value-type="float">
            <text:p>-0.837890625</text:p>
          </table:table-cell>
          <table:table-cell table:formula="of:=MAX([.A458:.J458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1.07958984375" calcext:value-type="float">
            <text:p>1.080</text:p>
          </table:table-cell>
          <table:table-cell office:value-type="float" office:value="0.64775390625" calcext:value-type="float">
            <text:p>0.648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515625" calcext:value-type="float">
            <text:p>-0.052</text:p>
          </table:table-cell>
          <table:table-cell/>
          <table:table-cell table:formula="of:=+MIN([.A459:.J459])" office:value-type="float" office:value="-0.0515625" calcext:value-type="float">
            <text:p>-0.0515625</text:p>
          </table:table-cell>
          <table:table-cell table:formula="of:=MAX([.A459:.J459])" office:value-type="float" office:value="1.07958984375" calcext:value-type="float">
            <text:p>1.0795898438</text:p>
          </table:table-cell>
          <table:table-cell table:number-columns-repeated="1011"/>
        </table:table-row>
        <table:table-row table:style-name="ro1">
          <table:table-cell office:value-type="float" office:value="0.683203125" calcext:value-type="float">
            <text:p>0.683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29970703125" calcext:value-type="float">
            <text:p>-0.300</text:p>
          </table:table-cell>
          <table:table-cell office:value-type="float" office:value="0.12890625" calcext:value-type="float">
            <text:p>0.129</text:p>
          </table:table-cell>
          <table:table-cell office:value-type="float" office:value="0.1224609375" calcext:value-type="float">
            <text:p>0.122</text:p>
          </table:table-cell>
          <table:table-cell/>
          <table:table-cell office:value-type="float" office:value="0.23525390625" calcext:value-type="float">
            <text:p>0.23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24169921875" calcext:value-type="float">
            <text:p>-0.242</text:p>
          </table:table-cell>
          <table:table-cell/>
          <table:table-cell table:formula="of:=+MIN([.A460:.J460])" office:value-type="float" office:value="-0.29970703125" calcext:value-type="float">
            <text:p>-0.2997070313</text:p>
          </table:table-cell>
          <table:table-cell table:formula="of:=MAX([.A460:.J460])" office:value-type="float" office:value="0.683203125" calcext:value-type="float">
            <text:p>0.68320312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-0.322265625" calcext:value-type="float">
            <text:p>-0.32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116015625" calcext:value-type="float">
            <text:p>-0.116</text:p>
          </table:table-cell>
          <table:table-cell/>
          <table:table-cell office:value-type="float" office:value="0.0193359375" calcext:value-type="float">
            <text:p>0.019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7154296875" calcext:value-type="float">
            <text:p>0.715</text:p>
          </table:table-cell>
          <table:table-cell/>
          <table:table-cell table:formula="of:=+MIN([.A461:.J461])" office:value-type="float" office:value="-0.322265625" calcext:value-type="float">
            <text:p>-0.322265625</text:p>
          </table:table-cell>
          <table:table-cell table:formula="of:=MAX([.A461:.J461])" office:value-type="float" office:value="0.7154296875" calcext:value-type="float">
            <text:p>0.7154296875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0.64130859375" calcext:value-type="float">
            <text:p>0.641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-0.62197265625" calcext:value-type="float">
            <text:p>-0.622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09345703125" calcext:value-type="float">
            <text:p>0.093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1.06669921875" calcext:value-type="float">
            <text:p>1.067</text:p>
          </table:table-cell>
          <table:table-cell/>
          <table:table-cell table:formula="of:=+MIN([.A462:.J462])" office:value-type="float" office:value="-0.62197265625" calcext:value-type="float">
            <text:p>-0.6219726563</text:p>
          </table:table-cell>
          <table:table-cell table:formula="of:=MAX([.A462:.J462])" office:value-type="float" office:value="1.06669921875" calcext:value-type="float">
            <text:p>1.0666992188</text:p>
          </table:table-cell>
          <table:table-cell table:number-columns-repeated="1011"/>
        </table:table-row>
        <table:table-row table:style-name="ro1">
          <table:table-cell office:value-type="float" office:value="-0.12890625" calcext:value-type="float">
            <text:p>-0.129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37060546875" calcext:value-type="float">
            <text:p>0.371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02578125" calcext:value-type="float">
            <text:p>0.026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28681640625" calcext:value-type="float">
            <text:p>-0.287</text:p>
          </table:table-cell>
          <table:table-cell/>
          <table:table-cell table:formula="of:=+MIN([.A463:.J463])" office:value-type="float" office:value="-0.28681640625" calcext:value-type="float">
            <text:p>-0.2868164063</text:p>
          </table:table-cell>
          <table:table-cell table:formula="of:=MAX([.A463:.J463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-0.02900390625" calcext:value-type="float">
            <text:p>-0.029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-0.54462890625" calcext:value-type="float">
            <text:p>-0.54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8701171875" calcext:value-type="float">
            <text:p>0.087</text:p>
          </table:table-cell>
          <table:table-cell/>
          <table:table-cell office:value-type="float" office:value="0.167578125" calcext:value-type="float">
            <text:p>0.168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9345703125" calcext:value-type="float">
            <text:p>-0.093</text:p>
          </table:table-cell>
          <table:table-cell/>
          <table:table-cell table:formula="of:=+MIN([.A464:.J464])" office:value-type="float" office:value="-0.54462890625" calcext:value-type="float">
            <text:p>-0.5446289063</text:p>
          </table:table-cell>
          <table:table-cell table:formula="of:=MAX([.A464:.J464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28359375" calcext:value-type="float">
            <text:p>0.28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49306640625" calcext:value-type="float">
            <text:p>-0.493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-0.04189453125" calcext:value-type="float">
            <text:p>-0.042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0.6638671875" calcext:value-type="float">
            <text:p>0.664</text:p>
          </table:table-cell>
          <table:table-cell/>
          <table:table-cell table:formula="of:=+MIN([.A465:.J465])" office:value-type="float" office:value="-0.49306640625" calcext:value-type="float">
            <text:p>-0.4930664063</text:p>
          </table:table-cell>
          <table:table-cell table:formula="of:=MAX([.A465:.J465])" office:value-type="float" office:value="0.6638671875" calcext:value-type="float">
            <text:p>0.6638671875</text:p>
          </table:table-cell>
          <table:table-cell table:number-columns-repeated="1011"/>
        </table:table-row>
        <table:table-row table:style-name="ro1">
          <table:table-cell office:value-type="float" office:value="1.3921875" calcext:value-type="float">
            <text:p>1.392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9990234375" calcext:value-type="float">
            <text:p>0.100</text:p>
          </table:table-cell>
          <table:table-cell office:value-type="float" office:value="-0.270703125" calcext:value-type="float">
            <text:p>-0.271</text:p>
          </table:table-cell>
          <table:table-cell office:value-type="float" office:value="-0.28037109375" calcext:value-type="float">
            <text:p>-0.280</text:p>
          </table:table-cell>
          <table:table-cell/>
          <table:table-cell table:formula="of:=+MIN([.A466:.J466])" office:value-type="float" office:value="-0.28037109375" calcext:value-type="float">
            <text:p>-0.2803710938</text:p>
          </table:table-cell>
          <table:table-cell table:formula="of:=MAX([.A466:.J466])" office:value-type="float" office:value="1.3921875" calcext:value-type="float">
            <text:p>1.3921875</text:p>
          </table:table-cell>
          <table:table-cell table:number-columns-repeated="1011"/>
        </table:table-row>
        <table:table-row table:style-name="ro1">
          <table:table-cell office:value-type="float" office:value="-0.1611328125" calcext:value-type="float">
            <text:p>-0.161</text:p>
          </table:table-cell>
          <table:table-cell office:value-type="float" office:value="0.47373046875" calcext:value-type="float">
            <text:p>0.474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-0.5220703125" calcext:value-type="float">
            <text:p>-0.522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0.19013671875" calcext:value-type="float">
            <text:p>0.190</text:p>
          </table:table-cell>
          <table:table-cell office:value-type="float" office:value="0.0708984375" calcext:value-type="float">
            <text:p>0.071</text:p>
          </table:table-cell>
          <table:table-cell/>
          <table:table-cell table:formula="of:=+MIN([.A467:.J467])" office:value-type="float" office:value="-0.5220703125" calcext:value-type="float">
            <text:p>-0.5220703125</text:p>
          </table:table-cell>
          <table:table-cell table:formula="of:=MAX([.A467:.J467])" office:value-type="float" office:value="0.47373046875" calcext:value-type="float">
            <text:p>0.4737304688</text:p>
          </table:table-cell>
          <table:table-cell table:number-columns-repeated="1011"/>
        </table:table-row>
        <table:table-row table:style-name="ro1">
          <table:table-cell office:value-type="float" office:value="0.116015625" calcext:value-type="float">
            <text:p>0.116</text:p>
          </table:table-cell>
          <table:table-cell office:value-type="float" office:value="0.73154296875" calcext:value-type="float">
            <text:p>0.732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-0.451171875" calcext:value-type="float">
            <text:p>-0.451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1.482421875" calcext:value-type="float">
            <text:p>-1.482</text:p>
          </table:table-cell>
          <table:table-cell/>
          <table:table-cell table:formula="of:=+MIN([.A468:.J468])" office:value-type="float" office:value="-1.482421875" calcext:value-type="float">
            <text:p>-1.482421875</text:p>
          </table:table-cell>
          <table:table-cell table:formula="of:=MAX([.A468:.J468])" office:value-type="float" office:value="0.73154296875" calcext:value-type="float">
            <text:p>0.7315429688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0.75732421875" calcext:value-type="float">
            <text:p>0.757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16435546875" calcext:value-type="float">
            <text:p>0.164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1.36962890625" calcext:value-type="float">
            <text:p>1.370</text:p>
          </table:table-cell>
          <table:table-cell/>
          <table:table-cell table:formula="of:=+MIN([.A469:.J469])" office:value-type="float" office:value="-0.0322265625" calcext:value-type="float">
            <text:p>-0.0322265625</text:p>
          </table:table-cell>
          <table:table-cell table:formula="of:=MAX([.A469:.J469])" office:value-type="float" office:value="1.36962890625" calcext:value-type="float">
            <text:p>1.3696289063</text:p>
          </table:table-cell>
          <table:table-cell table:number-columns-repeated="1011"/>
        </table:table-row>
        <table:table-row table:style-name="ro1">
          <table:table-cell office:value-type="float" office:value="0.0322265625" calcext:value-type="float">
            <text:p>0.032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40927734375" calcext:value-type="float">
            <text:p>0.409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-0.373828125" calcext:value-type="float">
            <text:p>-0.374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-0.12568359375" calcext:value-type="float">
            <text:p>-0.126</text:p>
          </table:table-cell>
          <table:table-cell/>
          <table:table-cell table:formula="of:=+MIN([.A470:.J470])" office:value-type="float" office:value="-0.373828125" calcext:value-type="float">
            <text:p>-0.373828125</text:p>
          </table:table-cell>
          <table:table-cell table:formula="of:=MAX([.A470:.J470])" office:value-type="float" office:value="0.40927734375" calcext:value-type="float">
            <text:p>0.4092773438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4447265625" calcext:value-type="float">
            <text:p>-0.44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476953125" calcext:value-type="float">
            <text:p>0.47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43828125" calcext:value-type="float">
            <text:p>-0.438</text:p>
          </table:table-cell>
          <table:table-cell/>
          <table:table-cell table:formula="of:=+MIN([.A471:.J471])" office:value-type="float" office:value="-0.4447265625" calcext:value-type="float">
            <text:p>-0.4447265625</text:p>
          </table:table-cell>
          <table:table-cell table:formula="of:=MAX([.A471:.J471])" office:value-type="float" office:value="0.476953125" calcext:value-type="float">
            <text:p>0.476953125</text:p>
          </table:table-cell>
          <table:table-cell table:number-columns-repeated="1011"/>
        </table:table-row>
        <table:table-row table:style-name="ro1">
          <table:table-cell office:value-type="float" office:value="0.721875" calcext:value-type="float">
            <text:p>0.722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1611328125" calcext:value-type="float">
            <text:p>-0.016</text:p>
          </table:table-cell>
          <table:table-cell/>
          <table:table-cell office:value-type="float" office:value="-0.01611328125" calcext:value-type="float">
            <text:p>-0.016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46083984375" calcext:value-type="float">
            <text:p>0.461</text:p>
          </table:table-cell>
          <table:table-cell/>
          <table:table-cell table:formula="of:=+MIN([.A472:.J472])" office:value-type="float" office:value="-0.23203125" calcext:value-type="float">
            <text:p>-0.23203125</text:p>
          </table:table-cell>
          <table:table-cell table:formula="of:=MAX([.A472:.J472])" office:value-type="float" office:value="0.721875" calcext:value-type="float">
            <text:p>0.721875</text:p>
          </table:table-cell>
          <table:table-cell table:number-columns-repeated="1011"/>
        </table:table-row>
        <table:table-row table:style-name="ro1">
          <table:table-cell office:value-type="float" office:value="0.167578125" calcext:value-type="float">
            <text:p>0.168</text:p>
          </table:table-cell>
          <table:table-cell office:value-type="float" office:value="-0.23203125" calcext:value-type="float">
            <text:p>-0.232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58974609375" calcext:value-type="float">
            <text:p>-0.590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515625" calcext:value-type="float">
            <text:p>0.052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05478515625" calcext:value-type="float">
            <text:p>0.055</text:p>
          </table:table-cell>
          <table:table-cell/>
          <table:table-cell table:formula="of:=+MIN([.A473:.J473])" office:value-type="float" office:value="-0.58974609375" calcext:value-type="float">
            <text:p>-0.5897460938</text:p>
          </table:table-cell>
          <table:table-cell table:formula="of:=MAX([.A473:.J473])" office:value-type="float" office:value="0.3609375" calcext:value-type="float">
            <text:p>0.3609375</text:p>
          </table:table-cell>
          <table:table-cell table:number-columns-repeated="1011"/>
        </table:table-row>
        <table:table-row table:style-name="ro1">
          <table:table-cell office:value-type="float" office:value="0.44150390625" calcext:value-type="float">
            <text:p>0.442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605859375" calcext:value-type="float">
            <text:p>-0.606</text:p>
          </table:table-cell>
          <table:table-cell table:number-columns-repeated="2" office:value-type="float" office:value="0.04833984375" calcext:value-type="float">
            <text:p>0.048</text:p>
          </table:table-cell>
          <table:table-cell/>
          <table:table-cell office:value-type="float" office:value="-0.23203125" calcext:value-type="float">
            <text:p>-0.232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-0.46083984375" calcext:value-type="float">
            <text:p>-0.461</text:p>
          </table:table-cell>
          <table:table-cell/>
          <table:table-cell table:formula="of:=+MIN([.A474:.J474])" office:value-type="float" office:value="-0.605859375" calcext:value-type="float">
            <text:p>-0.605859375</text:p>
          </table:table-cell>
          <table:table-cell table:formula="of:=MAX([.A474:.J474])" office:value-type="float" office:value="0.44150390625" calcext:value-type="float">
            <text:p>0.441503906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96484375" calcext:value-type="float">
            <text:p>0.296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-0.4447265625" calcext:value-type="float">
            <text:p>-0.445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475:.J475])" office:value-type="float" office:value="-0.4447265625" calcext:value-type="float">
            <text:p>-0.4447265625</text:p>
          </table:table-cell>
          <table:table-cell table:formula="of:=MAX([.A475:.J475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26748046875" calcext:value-type="float">
            <text:p>0.267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22880859375" calcext:value-type="float">
            <text:p>-0.22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095703125" calcext:value-type="float">
            <text:p>0.110</text:p>
          </table:table-cell>
          <table:table-cell/>
          <table:table-cell office:value-type="float" office:value="0.43505859375" calcext:value-type="float">
            <text:p>0.435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74443359375" calcext:value-type="float">
            <text:p>-0.744</text:p>
          </table:table-cell>
          <table:table-cell/>
          <table:table-cell table:formula="of:=+MIN([.A476:.J476])" office:value-type="float" office:value="-0.74443359375" calcext:value-type="float">
            <text:p>-0.7444335938</text:p>
          </table:table-cell>
          <table:table-cell table:formula="of:=MAX([.A476:.J476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0.74443359375" calcext:value-type="float">
            <text:p>0.744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5671875" calcext:value-type="float">
            <text:p>0.567</text:p>
          </table:table-cell>
          <table:table-cell/>
          <table:table-cell table:formula="of:=+MIN([.A477:.J477])" office:value-type="float" office:value="-0.064453125" calcext:value-type="float">
            <text:p>-0.064453125</text:p>
          </table:table-cell>
          <table:table-cell table:formula="of:=MAX([.A477:.J477])" office:value-type="float" office:value="0.74443359375" calcext:value-type="float">
            <text:p>0.7444335938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18369140625" calcext:value-type="float">
            <text:p>-0.184</text:p>
          </table:table-cell>
          <table:table-cell office:value-type="float" office:value="-0.61552734375" calcext:value-type="float">
            <text:p>-0.616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-0.0580078125" calcext:value-type="float">
            <text:p>-0.058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0.090234375" calcext:value-type="float">
            <text:p>0.090</text:p>
          </table:table-cell>
          <table:table-cell/>
          <table:table-cell table:formula="of:=+MIN([.A478:.J478])" office:value-type="float" office:value="-0.61552734375" calcext:value-type="float">
            <text:p>-0.6155273438</text:p>
          </table:table-cell>
          <table:table-cell table:formula="of:=MAX([.A478:.J478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451171875" calcext:value-type="float">
            <text:p>0.045</text:p>
          </table:table-cell>
          <table:table-cell/>
          <table:table-cell office:value-type="float" office:value="0.1482421875" calcext:value-type="float">
            <text:p>0.148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1998046875" calcext:value-type="float">
            <text:p>-0.200</text:p>
          </table:table-cell>
          <table:table-cell/>
          <table:table-cell table:formula="of:=+MIN([.A479:.J479])" office:value-type="float" office:value="-0.1998046875" calcext:value-type="float">
            <text:p>-0.1998046875</text:p>
          </table:table-cell>
          <table:table-cell table:formula="of:=MAX([.A479:.J479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-0.07412109375" calcext:value-type="float">
            <text:p>-0.074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5671875" calcext:value-type="float">
            <text:p>0.56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-0.08056640625" calcext:value-type="float">
            <text:p>-0.08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64453125" calcext:value-type="float">
            <text:p>-0.064</text:p>
          </table:table-cell>
          <table:table-cell/>
          <table:table-cell table:formula="of:=+MIN([.A480:.J480])" office:value-type="float" office:value="-0.08056640625" calcext:value-type="float">
            <text:p>-0.0805664063</text:p>
          </table:table-cell>
          <table:table-cell table:formula="of:=MAX([.A480:.J480])" office:value-type="float" office:value="0.5671875" calcext:value-type="float">
            <text:p>0.5671875</text:p>
          </table:table-cell>
          <table:table-cell table:number-columns-repeated="1011"/>
        </table:table-row>
        <table:table-row table:style-name="ro1">
          <table:table-cell office:value-type="float" office:value="0.22880859375" calcext:value-type="float">
            <text:p>0.22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-0.0837890625" calcext:value-type="float">
            <text:p>-0.08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4833984375" calcext:value-type="float">
            <text:p>0.048</text:p>
          </table:table-cell>
          <table:table-cell/>
          <table:table-cell table:formula="of:=+MIN([.A481:.J481])" office:value-type="float" office:value="-0.12890625" calcext:value-type="float">
            <text:p>-0.12890625</text:p>
          </table:table-cell>
          <table:table-cell table:formula="of:=MAX([.A481:.J481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580078125" calcext:value-type="float">
            <text:p>0.580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4189453125" calcext:value-type="float">
            <text:p>0.419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8056640625" calcext:value-type="float">
            <text:p>0.081</text:p>
          </table:table-cell>
          <table:table-cell/>
          <table:table-cell office:value-type="float" office:value="0.07734375" calcext:value-type="float">
            <text:p>0.077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59296875" calcext:value-type="float">
            <text:p>0.593</text:p>
          </table:table-cell>
          <table:table-cell/>
          <table:table-cell table:formula="of:=+MIN([.A482:.J482])" office:value-type="float" office:value="-0.04833984375" calcext:value-type="float">
            <text:p>-0.0483398438</text:p>
          </table:table-cell>
          <table:table-cell table:formula="of:=MAX([.A482:.J482])" office:value-type="float" office:value="0.59296875" calcext:value-type="float">
            <text:p>0.59296875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22880859375" calcext:value-type="float">
            <text:p>0.229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1611328125" calcext:value-type="float">
            <text:p>-0.016</text:p>
          </table:table-cell>
          <table:table-cell/>
          <table:table-cell table:formula="of:=+MIN([.A483:.J483])" office:value-type="float" office:value="-0.064453125" calcext:value-type="float">
            <text:p>-0.064453125</text:p>
          </table:table-cell>
          <table:table-cell table:formula="of:=MAX([.A483:.J483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-0.28681640625" calcext:value-type="float">
            <text:p>-0.28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1611328125" calcext:value-type="float">
            <text:p>0.016</text:p>
          </table:table-cell>
          <table:table-cell office:value-type="float" office:value="0.07412109375" calcext:value-type="float">
            <text:p>0.074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425390625" calcext:value-type="float">
            <text:p>0.425</text:p>
          </table:table-cell>
          <table:table-cell/>
          <table:table-cell table:formula="of:=+MIN([.A484:.J484])" office:value-type="float" office:value="-0.28681640625" calcext:value-type="float">
            <text:p>-0.2868164063</text:p>
          </table:table-cell>
          <table:table-cell table:formula="of:=MAX([.A484:.J484])" office:value-type="float" office:value="0.425390625" calcext:value-type="float">
            <text:p>0.425390625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8958984375" calcext:value-type="float">
            <text:p>0.896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00322265625" calcext:value-type="float">
            <text:p>0.003</text:p>
          </table:table-cell>
          <table:table-cell/>
          <table:table-cell office:value-type="float" office:value="0.193359375" calcext:value-type="float">
            <text:p>0.193</text:p>
          </table:table-cell>
          <table:table-cell office:value-type="float" office:value="0.08701171875" calcext:value-type="float">
            <text:p>0.087</text:p>
          </table:table-cell>
          <table:table-cell office:value-type="float" office:value="0.41572265625" calcext:value-type="float">
            <text:p>0.416</text:p>
          </table:table-cell>
          <table:table-cell/>
          <table:table-cell table:formula="of:=+MIN([.A485:.J485])" office:value-type="float" office:value="0.00322265625" calcext:value-type="float">
            <text:p>0.0032226563</text:p>
          </table:table-cell>
          <table:table-cell table:formula="of:=MAX([.A485:.J485])" office:value-type="float" office:value="0.8958984375" calcext:value-type="float">
            <text:p>0.895898437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-0.37705078125" calcext:value-type="float">
            <text:p>-0.377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-0.2126953125" calcext:value-type="float">
            <text:p>-0.213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7154296875" calcext:value-type="float">
            <text:p>0.715</text:p>
          </table:table-cell>
          <table:table-cell/>
          <table:table-cell table:formula="of:=+MIN([.A486:.J486])" office:value-type="float" office:value="-0.37705078125" calcext:value-type="float">
            <text:p>-0.3770507813</text:p>
          </table:table-cell>
          <table:table-cell table:formula="of:=MAX([.A486:.J486])" office:value-type="float" office:value="0.7154296875" calcext:value-type="float">
            <text:p>0.7154296875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0.1998046875" calcext:value-type="float">
            <text:p>0.200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30615234375" calcext:value-type="float">
            <text:p>0.306</text:p>
          </table:table-cell>
          <table:table-cell office:value-type="float" office:value="0.322265625" calcext:value-type="float">
            <text:p>0.322</text:p>
          </table:table-cell>
          <table:table-cell office:value-type="float" office:value="0.06123046875" calcext:value-type="float">
            <text:p>0.061</text:p>
          </table:table-cell>
          <table:table-cell/>
          <table:table-cell table:formula="of:=+MIN([.A487:.J487])" office:value-type="float" office:value="-0.09345703125" calcext:value-type="float">
            <text:p>-0.0934570313</text:p>
          </table:table-cell>
          <table:table-cell table:formula="of:=MAX([.A487:.J487])" office:value-type="float" office:value="0.322265625" calcext:value-type="float">
            <text:p>0.322265625</text:p>
          </table:table-cell>
          <table:table-cell table:number-columns-repeated="1011"/>
        </table:table-row>
        <table:table-row table:style-name="ro1">
          <table:table-cell office:value-type="float" office:value="-0.24814453125" calcext:value-type="float">
            <text:p>-0.248</text:p>
          </table:table-cell>
          <table:table-cell office:value-type="float" office:value="-0.04189453125" calcext:value-type="float">
            <text:p>-0.042</text:p>
          </table:table-cell>
          <table:table-cell table:number-columns-repeated="2" office:value-type="float" office:value="-0.012890625" calcext:value-type="float">
            <text:p>-0.013</text:p>
          </table:table-cell>
          <table:table-cell office:value-type="float" office:value="-0.14501953125" calcext:value-type="float">
            <text:p>-0.145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49306640625" calcext:value-type="float">
            <text:p>-0.493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488:.J488])" office:value-type="float" office:value="-0.49306640625" calcext:value-type="float">
            <text:p>-0.4930664063</text:p>
          </table:table-cell>
          <table:table-cell table:formula="of:=MAX([.A488:.J488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-0.13212890625" calcext:value-type="float">
            <text:p>-0.132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21591796875" calcext:value-type="float">
            <text:p>0.216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5478515625" calcext:value-type="float">
            <text:p>0.055</text:p>
          </table:table-cell>
          <table:table-cell/>
          <table:table-cell table:formula="of:=+MIN([.A489:.J489])" office:value-type="float" office:value="-0.13212890625" calcext:value-type="float">
            <text:p>-0.1321289063</text:p>
          </table:table-cell>
          <table:table-cell table:formula="of:=MAX([.A489:.J489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22880859375" calcext:value-type="float">
            <text:p>0.229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08701171875" calcext:value-type="float">
            <text:p>0.087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373828125" calcext:value-type="float">
            <text:p>-0.374</text:p>
          </table:table-cell>
          <table:table-cell/>
          <table:table-cell table:formula="of:=+MIN([.A490:.J490])" office:value-type="float" office:value="-0.373828125" calcext:value-type="float">
            <text:p>-0.373828125</text:p>
          </table:table-cell>
          <table:table-cell table:formula="of:=MAX([.A490:.J490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-0.103125" calcext:value-type="float">
            <text:p>-0.103</text:p>
          </table:table-cell>
          <table:table-cell office:value-type="float" office:value="-0.40283203125" calcext:value-type="float">
            <text:p>-0.403</text:p>
          </table:table-cell>
          <table:table-cell office:value-type="float" office:value="0.38349609375" calcext:value-type="float">
            <text:p>0.383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0322265625" calcext:value-type="float">
            <text:p>0.003</text:p>
          </table:table-cell>
          <table:table-cell/>
          <table:table-cell office:value-type="float" office:value="0.554296875" calcext:value-type="float">
            <text:p>0.554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7283203125" calcext:value-type="float">
            <text:p>-0.728</text:p>
          </table:table-cell>
          <table:table-cell/>
          <table:table-cell table:formula="of:=+MIN([.A491:.J491])" office:value-type="float" office:value="-0.7283203125" calcext:value-type="float">
            <text:p>-0.7283203125</text:p>
          </table:table-cell>
          <table:table-cell table:formula="of:=MAX([.A491:.J491])" office:value-type="float" office:value="0.554296875" calcext:value-type="float">
            <text:p>0.554296875</text:p>
          </table:table-cell>
          <table:table-cell table:number-columns-repeated="1011"/>
        </table:table-row>
        <table:table-row table:style-name="ro1">
          <table:table-cell office:value-type="float" office:value="0.13212890625" calcext:value-type="float">
            <text:p>0.132</text:p>
          </table:table-cell>
          <table:table-cell office:value-type="float" office:value="0.4833984375" calcext:value-type="float">
            <text:p>0.483</text:p>
          </table:table-cell>
          <table:table-cell office:value-type="float" office:value="-0.10634765625" calcext:value-type="float">
            <text:p>-0.106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-0.167578125" calcext:value-type="float">
            <text:p>-0.168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683203125" calcext:value-type="float">
            <text:p>0.683</text:p>
          </table:table-cell>
          <table:table-cell/>
          <table:table-cell table:formula="of:=+MIN([.A492:.J492])" office:value-type="float" office:value="-0.167578125" calcext:value-type="float">
            <text:p>-0.167578125</text:p>
          </table:table-cell>
          <table:table-cell table:formula="of:=MAX([.A492:.J492])" office:value-type="float" office:value="0.683203125" calcext:value-type="float">
            <text:p>0.683203125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1998046875" calcext:value-type="float">
            <text:p>-0.200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309375" calcext:value-type="float">
            <text:p>0.309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476953125" calcext:value-type="float">
            <text:p>0.477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683203125" calcext:value-type="float">
            <text:p>0.683</text:p>
          </table:table-cell>
          <table:table-cell/>
          <table:table-cell table:formula="of:=+MIN([.A493:.J493])" office:value-type="float" office:value="-0.1998046875" calcext:value-type="float">
            <text:p>-0.1998046875</text:p>
          </table:table-cell>
          <table:table-cell table:formula="of:=MAX([.A493:.J493])" office:value-type="float" office:value="0.683203125" calcext:value-type="float">
            <text:p>0.683203125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28681640625" calcext:value-type="float">
            <text:p>-0.287</text:p>
          </table:table-cell>
          <table:table-cell/>
          <table:table-cell table:formula="of:=+MIN([.A494:.J494])" office:value-type="float" office:value="-0.28681640625" calcext:value-type="float">
            <text:p>-0.2868164063</text:p>
          </table:table-cell>
          <table:table-cell table:formula="of:=MAX([.A494:.J494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-0.58330078125" calcext:value-type="float">
            <text:p>-0.583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59619140625" calcext:value-type="float">
            <text:p>-0.596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00322265625" calcext:value-type="float">
            <text:p>0.003</text:p>
          </table:table-cell>
          <table:table-cell/>
          <table:table-cell office:value-type="float" office:value="-0.04833984375" calcext:value-type="float">
            <text:p>-0.048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0.07412109375" calcext:value-type="float">
            <text:p>0.074</text:p>
          </table:table-cell>
          <table:table-cell/>
          <table:table-cell table:formula="of:=+MIN([.A495:.J495])" office:value-type="float" office:value="-0.59619140625" calcext:value-type="float">
            <text:p>-0.5961914063</text:p>
          </table:table-cell>
          <table:table-cell table:formula="of:=MAX([.A495:.J495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0.38671875" calcext:value-type="float">
            <text:p>0.387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57041015625" calcext:value-type="float">
            <text:p>-0.570</text:p>
          </table:table-cell>
          <table:table-cell office:value-type="float" office:value="-0.2771484375" calcext:value-type="float">
            <text:p>-0.277</text:p>
          </table:table-cell>
          <table:table-cell office:value-type="float" office:value="0.09345703125" calcext:value-type="float">
            <text:p>0.093</text:p>
          </table:table-cell>
          <table:table-cell/>
          <table:table-cell office:value-type="float" office:value="-0.322265625" calcext:value-type="float">
            <text:p>-0.322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38671875" calcext:value-type="float">
            <text:p>0.039</text:p>
          </table:table-cell>
          <table:table-cell/>
          <table:table-cell table:formula="of:=+MIN([.A496:.J496])" office:value-type="float" office:value="-0.57041015625" calcext:value-type="float">
            <text:p>-0.5704101563</text:p>
          </table:table-cell>
          <table:table-cell table:formula="of:=MAX([.A496:.J496])" office:value-type="float" office:value="0.38671875" calcext:value-type="float">
            <text:p>0.38671875</text:p>
          </table:table-cell>
          <table:table-cell table:number-columns-repeated="1011"/>
        </table:table-row>
        <table:table-row table:style-name="ro1">
          <table:table-cell office:value-type="float" office:value="0.2255859375" calcext:value-type="float">
            <text:p>0.22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28359375" calcext:value-type="float">
            <text:p>0.284</text:p>
          </table:table-cell>
          <table:table-cell table:number-columns-repeated="2" office:value-type="float" office:value="0.0193359375" calcext:value-type="float">
            <text:p>0.019</text:p>
          </table:table-cell>
          <table:table-cell/>
          <table:table-cell office:value-type="float" office:value="0.3609375" calcext:value-type="float">
            <text:p>0.361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8056640625" calcext:value-type="float">
            <text:p>-0.081</text:p>
          </table:table-cell>
          <table:table-cell/>
          <table:table-cell table:formula="of:=+MIN([.A497:.J497])" office:value-type="float" office:value="-0.08056640625" calcext:value-type="float">
            <text:p>-0.0805664063</text:p>
          </table:table-cell>
          <table:table-cell table:formula="of:=MAX([.A497:.J497])" office:value-type="float" office:value="0.3609375" calcext:value-type="float">
            <text:p>0.36093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34482421875" calcext:value-type="float">
            <text:p>0.345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399609375" calcext:value-type="float">
            <text:p>-0.40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8056640625" calcext:value-type="float">
            <text:p>0.081</text:p>
          </table:table-cell>
          <table:table-cell/>
          <table:table-cell office:value-type="float" office:value="0.21591796875" calcext:value-type="float">
            <text:p>0.216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14501953125" calcext:value-type="float">
            <text:p>-0.145</text:p>
          </table:table-cell>
          <table:table-cell/>
          <table:table-cell table:formula="of:=+MIN([.A498:.J498])" office:value-type="float" office:value="-0.399609375" calcext:value-type="float">
            <text:p>-0.399609375</text:p>
          </table:table-cell>
          <table:table-cell table:formula="of:=MAX([.A498:.J498])" office:value-type="float" office:value="0.34482421875" calcext:value-type="float">
            <text:p>0.3448242188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219140625" calcext:value-type="float">
            <text:p>0.219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12568359375" calcext:value-type="float">
            <text:p>0.126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38349609375" calcext:value-type="float">
            <text:p>0.383</text:p>
          </table:table-cell>
          <table:table-cell/>
          <table:table-cell table:formula="of:=+MIN([.A499:.J499])" office:value-type="float" office:value="-0.05478515625" calcext:value-type="float">
            <text:p>-0.0547851563</text:p>
          </table:table-cell>
          <table:table-cell table:formula="of:=MAX([.A499:.J499])" office:value-type="float" office:value="0.38349609375" calcext:value-type="float">
            <text:p>0.3834960938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0.2255859375" calcext:value-type="float">
            <text:p>0.226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3802734375" calcext:value-type="float">
            <text:p>0.38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322265625" calcext:value-type="float">
            <text:p>-0.32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-0.2384765625" calcext:value-type="float">
            <text:p>-0.238</text:p>
          </table:table-cell>
          <table:table-cell/>
          <table:table-cell table:formula="of:=+MIN([.A500:.J500])" office:value-type="float" office:value="-0.322265625" calcext:value-type="float">
            <text:p>-0.322265625</text:p>
          </table:table-cell>
          <table:table-cell table:formula="of:=MAX([.A500:.J500])" office:value-type="float" office:value="0.3802734375" calcext:value-type="float">
            <text:p>0.3802734375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" calcext:value-type="float">
            <text:p>0.000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116015625" calcext:value-type="float">
            <text:p>-0.116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090234375" calcext:value-type="float">
            <text:p>0.090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31904296875" calcext:value-type="float">
            <text:p>0.319</text:p>
          </table:table-cell>
          <table:table-cell/>
          <table:table-cell table:formula="of:=+MIN([.A501:.J501])" office:value-type="float" office:value="-0.116015625" calcext:value-type="float">
            <text:p>-0.116015625</text:p>
          </table:table-cell>
          <table:table-cell table:formula="of:=MAX([.A501:.J501])" office:value-type="float" office:value="0.31904296875" calcext:value-type="float">
            <text:p>0.3190429688</text:p>
          </table:table-cell>
          <table:table-cell table:number-columns-repeated="1011"/>
        </table:table-row>
        <table:table-row table:style-name="ro1">
          <table:table-cell office:value-type="float" office:value="-0.62197265625" calcext:value-type="float">
            <text:p>-0.622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-0.00966796875" calcext:value-type="float">
            <text:p>-0.010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26103515625" calcext:value-type="float">
            <text:p>-0.261</text:p>
          </table:table-cell>
          <table:table-cell/>
          <table:table-cell table:formula="of:=+MIN([.A502:.J502])" office:value-type="float" office:value="-0.62197265625" calcext:value-type="float">
            <text:p>-0.6219726563</text:p>
          </table:table-cell>
          <table:table-cell table:formula="of:=MAX([.A502:.J502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 office:value-type="float" office:value="0.43828125" calcext:value-type="float">
            <text:p>0.438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0.01611328125" calcext:value-type="float">
            <text:p>0.016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15146484375" calcext:value-type="float">
            <text:p>0.151</text:p>
          </table:table-cell>
          <table:table-cell/>
          <table:table-cell table:formula="of:=+MIN([.A503:.J503])" office:value-type="float" office:value="-0.00322265625" calcext:value-type="float">
            <text:p>-0.0032226563</text:p>
          </table:table-cell>
          <table:table-cell table:formula="of:=MAX([.A503:.J503])" office:value-type="float" office:value="0.43828125" calcext:value-type="float">
            <text:p>0.43828125</text:p>
          </table:table-cell>
          <table:table-cell table:number-columns-repeated="1011"/>
        </table:table-row>
        <table:table-row table:style-name="ro1">
          <table:table-cell office:value-type="float" office:value="-0.43828125" calcext:value-type="float">
            <text:p>-0.438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4125" calcext:value-type="float">
            <text:p>-0.413</text:p>
          </table:table-cell>
          <table:table-cell office:value-type="float" office:value="0.0064453125" calcext:value-type="float">
            <text:p>0.006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-0.24814453125" calcext:value-type="float">
            <text:p>-0.248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35126953125" calcext:value-type="float">
            <text:p>-0.351</text:p>
          </table:table-cell>
          <table:table-cell/>
          <table:table-cell table:formula="of:=+MIN([.A504:.J504])" office:value-type="float" office:value="-0.43828125" calcext:value-type="float">
            <text:p>-0.43828125</text:p>
          </table:table-cell>
          <table:table-cell table:formula="of:=MAX([.A504:.J504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-0.012890625" calcext:value-type="float">
            <text:p>-0.013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61875" calcext:value-type="float">
            <text:p>0.619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515625" calcext:value-type="float">
            <text:p>0.052</text:p>
          </table:table-cell>
          <table:table-cell/>
          <table:table-cell table:formula="of:=+MIN([.A505:.J505])" office:value-type="float" office:value="-0.103125" calcext:value-type="float">
            <text:p>-0.103125</text:p>
          </table:table-cell>
          <table:table-cell table:formula="of:=MAX([.A505:.J505])" office:value-type="float" office:value="0.61875" calcext:value-type="float">
            <text:p>0.61875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-0.42861328125" calcext:value-type="float">
            <text:p>-0.429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-0.15791015625" calcext:value-type="float">
            <text:p>-0.158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506:.J506])" office:value-type="float" office:value="-0.42861328125" calcext:value-type="float">
            <text:p>-0.4286132813</text:p>
          </table:table-cell>
          <table:table-cell table:formula="of:=MAX([.A506:.J506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33193359375" calcext:value-type="float">
            <text:p>-0.3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0.1224609375" calcext:value-type="float">
            <text:p>0.122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6123046875" calcext:value-type="float">
            <text:p>0.061</text:p>
          </table:table-cell>
          <table:table-cell/>
          <table:table-cell table:formula="of:=+MIN([.A507:.J507])" office:value-type="float" office:value="-0.33193359375" calcext:value-type="float">
            <text:p>-0.3319335938</text:p>
          </table:table-cell>
          <table:table-cell table:formula="of:=MAX([.A507:.J507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.528515625" calcext:value-type="float">
            <text:p>0.529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-0.27392578125" calcext:value-type="float">
            <text:p>-0.274</text:p>
          </table:table-cell>
          <table:table-cell/>
          <table:table-cell table:formula="of:=+MIN([.A508:.J508])" office:value-type="float" office:value="-0.27392578125" calcext:value-type="float">
            <text:p>-0.2739257813</text:p>
          </table:table-cell>
          <table:table-cell table:formula="of:=MAX([.A508:.J508])" office:value-type="float" office:value="0.528515625" calcext:value-type="float">
            <text:p>0.528515625</text:p>
          </table:table-cell>
          <table:table-cell table:number-columns-repeated="1011"/>
        </table:table-row>
        <table:table-row table:style-name="ro1">
          <table:table-cell office:value-type="float" office:value="0.15791015625" calcext:value-type="float">
            <text:p>0.158</text:p>
          </table:table-cell>
          <table:table-cell office:value-type="float" office:value="-0.28681640625" calcext:value-type="float">
            <text:p>-0.287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31259765625" calcext:value-type="float">
            <text:p>0.313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00322265625" calcext:value-type="float">
            <text:p>-0.003</text:p>
          </table:table-cell>
          <table:table-cell/>
          <table:table-cell office:value-type="float" office:value="0.00966796875" calcext:value-type="float">
            <text:p>0.010</text:p>
          </table:table-cell>
          <table:table-cell office:value-type="float" office:value="0.103125" calcext:value-type="float">
            <text:p>0.103</text:p>
          </table:table-cell>
          <table:table-cell office:value-type="float" office:value="0.49306640625" calcext:value-type="float">
            <text:p>0.493</text:p>
          </table:table-cell>
          <table:table-cell/>
          <table:table-cell table:formula="of:=+MIN([.A509:.J509])" office:value-type="float" office:value="-0.28681640625" calcext:value-type="float">
            <text:p>-0.2868164063</text:p>
          </table:table-cell>
          <table:table-cell table:formula="of:=MAX([.A509:.J509])" office:value-type="float" office:value="0.49306640625" calcext:value-type="float">
            <text:p>0.4930664063</text:p>
          </table:table-cell>
          <table:table-cell table:number-columns-repeated="1011"/>
        </table:table-row>
        <table:table-row table:style-name="ro1">
          <table:table-cell office:value-type="float" office:value="-0.103125" calcext:value-type="float">
            <text:p>-0.103</text:p>
          </table:table-cell>
          <table:table-cell office:value-type="float" office:value="0.20947265625" calcext:value-type="float">
            <text:p>0.20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-0.309375" calcext:value-type="float">
            <text:p>-0.309</text:p>
          </table:table-cell>
          <table:table-cell office:value-type="float" office:value="-0.00966796875" calcext:value-type="float">
            <text:p>-0.010</text:p>
          </table:table-cell>
          <table:table-cell office:value-type="float" office:value="0.322265625" calcext:value-type="float">
            <text:p>0.322</text:p>
          </table:table-cell>
          <table:table-cell/>
          <table:table-cell table:formula="of:=+MIN([.A510:.J510])" office:value-type="float" office:value="-0.309375" calcext:value-type="float">
            <text:p>-0.309375</text:p>
          </table:table-cell>
          <table:table-cell table:formula="of:=MAX([.A510:.J510])" office:value-type="float" office:value="0.322265625" calcext:value-type="float">
            <text:p>0.322265625</text:p>
          </table:table-cell>
          <table:table-cell table:number-columns-repeated="1011"/>
        </table:table-row>
        <table:table-row table:style-name="ro1">
          <table:table-cell office:value-type="float" office:value="-0.10634765625" calcext:value-type="float">
            <text:p>-0.106</text:p>
          </table:table-cell>
          <table:table-cell office:value-type="float" office:value="-0.15146484375" calcext:value-type="float">
            <text:p>-0.151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1611328125" calcext:value-type="float">
            <text:p>-0.016</text:p>
          </table:table-cell>
          <table:table-cell/>
          <table:table-cell office:value-type="float" office:value="0.4705078125" calcext:value-type="float">
            <text:p>0.47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511:.J511])" office:value-type="float" office:value="-0.15146484375" calcext:value-type="float">
            <text:p>-0.1514648438</text:p>
          </table:table-cell>
          <table:table-cell table:formula="of:=MAX([.A511:.J511])" office:value-type="float" office:value="0.4705078125" calcext:value-type="float">
            <text:p>0.4705078125</text:p>
          </table:table-cell>
          <table:table-cell table:number-columns-repeated="1011"/>
        </table:table-row>
        <table:table-row table:style-name="ro1">
          <table:table-cell office:value-type="float" office:value="-0.12568359375" calcext:value-type="float">
            <text:p>-0.126</text:p>
          </table:table-cell>
          <table:table-cell office:value-type="float" office:value="0.244921875" calcext:value-type="float">
            <text:p>0.24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1095703125" calcext:value-type="float">
            <text:p>-0.110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29970703125" calcext:value-type="float">
            <text:p>0.3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451171875" calcext:value-type="float">
            <text:p>0.045</text:p>
          </table:table-cell>
          <table:table-cell/>
          <table:table-cell table:formula="of:=+MIN([.A512:.J512])" office:value-type="float" office:value="-0.12568359375" calcext:value-type="float">
            <text:p>-0.1256835938</text:p>
          </table:table-cell>
          <table:table-cell table:formula="of:=MAX([.A512:.J512])" office:value-type="float" office:value="0.29970703125" calcext:value-type="float">
            <text:p>0.2997070313</text:p>
          </table:table-cell>
          <table:table-cell table:number-columns-repeated="1011"/>
        </table:table-row>
        <table:table-row table:style-name="ro1">
          <table:table-cell office:value-type="float" office:value="-0.04189453125" calcext:value-type="float">
            <text:p>-0.04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167578125" calcext:value-type="float">
            <text:p>-0.168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12568359375" calcext:value-type="float">
            <text:p>0.126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513:.J513])" office:value-type="float" office:value="-0.167578125" calcext:value-type="float">
            <text:p>-0.167578125</text:p>
          </table:table-cell>
          <table:table-cell table:formula="of:=MAX([.A513:.J513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-0.17724609375" calcext:value-type="float">
            <text:p>-0.17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36416015625" calcext:value-type="float">
            <text:p>-0.364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6509765625" calcext:value-type="float">
            <text:p>-0.651</text:p>
          </table:table-cell>
          <table:table-cell/>
          <table:table-cell table:formula="of:=+MIN([.A514:.J514])" office:value-type="float" office:value="-0.6509765625" calcext:value-type="float">
            <text:p>-0.6509765625</text:p>
          </table:table-cell>
          <table:table-cell table:formula="of:=MAX([.A514:.J514])" office:value-type="float" office:value="0.07734375" calcext:value-type="float">
            <text:p>0.0773437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270703125" calcext:value-type="float">
            <text:p>0.271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0.193359375" calcext:value-type="float">
            <text:p>0.19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1.00869140625" calcext:value-type="float">
            <text:p>1.009</text:p>
          </table:table-cell>
          <table:table-cell/>
          <table:table-cell table:formula="of:=+MIN([.A515:.J515])" office:value-type="float" office:value="-0.0064453125" calcext:value-type="float">
            <text:p>-0.0064453125</text:p>
          </table:table-cell>
          <table:table-cell table:formula="of:=MAX([.A515:.J515])" office:value-type="float" office:value="1.00869140625" calcext:value-type="float">
            <text:p>1.0086914063</text:p>
          </table:table-cell>
          <table:table-cell table:number-columns-repeated="1011"/>
        </table:table-row>
        <table:table-row table:style-name="ro1">
          <table:table-cell office:value-type="float" office:value="0.1546875" calcext:value-type="float">
            <text:p>0.155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9345703125" calcext:value-type="float">
            <text:p>-0.093</text:p>
          </table:table-cell>
          <table:table-cell office:value-type="float" office:value="0.0966796875" calcext:value-type="float">
            <text:p>0.097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98291015625" calcext:value-type="float">
            <text:p>0.983</text:p>
          </table:table-cell>
          <table:table-cell/>
          <table:table-cell table:formula="of:=+MIN([.A516:.J516])" office:value-type="float" office:value="-0.09345703125" calcext:value-type="float">
            <text:p>-0.0934570313</text:p>
          </table:table-cell>
          <table:table-cell table:formula="of:=MAX([.A516:.J516])" office:value-type="float" office:value="0.98291015625" calcext:value-type="float">
            <text:p>0.9829101563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43505859375" calcext:value-type="float">
            <text:p>0.435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31904296875" calcext:value-type="float">
            <text:p>0.319</text:p>
          </table:table-cell>
          <table:table-cell/>
          <table:table-cell table:formula="of:=+MIN([.A517:.J517])" office:value-type="float" office:value="-0.08056640625" calcext:value-type="float">
            <text:p>-0.0805664063</text:p>
          </table:table-cell>
          <table:table-cell table:formula="of:=MAX([.A517:.J517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-0.28359375" calcext:value-type="float">
            <text:p>-0.284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93359375" calcext:value-type="float">
            <text:p>0.19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21591796875" calcext:value-type="float">
            <text:p>0.216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2900390625" calcext:value-type="float">
            <text:p>0.029</text:p>
          </table:table-cell>
          <table:table-cell/>
          <table:table-cell table:formula="of:=+MIN([.A518:.J518])" office:value-type="float" office:value="-0.28359375" calcext:value-type="float">
            <text:p>-0.28359375</text:p>
          </table:table-cell>
          <table:table-cell table:formula="of:=MAX([.A518:.J518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20947265625" calcext:value-type="float">
            <text:p>0.209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141796875" calcext:value-type="float">
            <text:p>0.142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38671875" calcext:value-type="float">
            <text:p>0.039</text:p>
          </table:table-cell>
          <table:table-cell/>
          <table:table-cell table:formula="of:=+MIN([.A519:.J519])" office:value-type="float" office:value="-0.064453125" calcext:value-type="float">
            <text:p>-0.064453125</text:p>
          </table:table-cell>
          <table:table-cell table:formula="of:=MAX([.A519:.J519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0.23525390625" calcext:value-type="float">
            <text:p>0.235</text:p>
          </table:table-cell>
          <table:table-cell office:value-type="float" office:value="0.10634765625" calcext:value-type="float">
            <text:p>0.106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11279296875" calcext:value-type="float">
            <text:p>0.11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8056640625" calcext:value-type="float">
            <text:p>-0.081</text:p>
          </table:table-cell>
          <table:table-cell/>
          <table:table-cell table:formula="of:=+MIN([.A520:.J520])" office:value-type="float" office:value="-0.090234375" calcext:value-type="float">
            <text:p>-0.090234375</text:p>
          </table:table-cell>
          <table:table-cell table:formula="of:=MAX([.A520:.J520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064453125" calcext:value-type="float">
            <text:p>-0.006</text:p>
          </table:table-cell>
          <table:table-cell office:value-type="float" office:value="0.2513671875" calcext:value-type="float">
            <text:p>0.251</text:p>
          </table:table-cell>
          <table:table-cell office:value-type="float" office:value="0.09345703125" calcext:value-type="float">
            <text:p>0.093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-0.13212890625" calcext:value-type="float">
            <text:p>-0.132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6767578125" calcext:value-type="float">
            <text:p>-0.068</text:p>
          </table:table-cell>
          <table:table-cell/>
          <table:table-cell table:formula="of:=+MIN([.A521:.J521])" office:value-type="float" office:value="-0.15791015625" calcext:value-type="float">
            <text:p>-0.1579101563</text:p>
          </table:table-cell>
          <table:table-cell table:formula="of:=MAX([.A521:.J521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90234375" calcext:value-type="float">
            <text:p>-0.090</text:p>
          </table:table-cell>
          <table:table-cell office:value-type="float" office:value="0" calcext:value-type="float">
            <text:p>0.00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0837890625" calcext:value-type="float">
            <text:p>0.084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15146484375" calcext:value-type="float">
            <text:p>-0.151</text:p>
          </table:table-cell>
          <table:table-cell/>
          <table:table-cell table:formula="of:=+MIN([.A522:.J522])" office:value-type="float" office:value="-0.15146484375" calcext:value-type="float">
            <text:p>-0.1514648438</text:p>
          </table:table-cell>
          <table:table-cell table:formula="of:=MAX([.A522:.J522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837890625" calcext:value-type="float">
            <text:p>0.084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0.296484375" calcext:value-type="float">
            <text:p>0.296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01611328125" calcext:value-type="float">
            <text:p>0.016</text:p>
          </table:table-cell>
          <table:table-cell/>
          <table:table-cell table:formula="of:=+MIN([.A523:.J523])" office:value-type="float" office:value="-0.02255859375" calcext:value-type="float">
            <text:p>-0.0225585938</text:p>
          </table:table-cell>
          <table:table-cell table:formula="of:=MAX([.A523:.J523])" office:value-type="float" office:value="0.296484375" calcext:value-type="float">
            <text:p>0.2964843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.07734375" calcext:value-type="float">
            <text:p>0.077</text:p>
          </table:table-cell>
          <table:table-cell office:value-type="float" office:value="-0.0837890625" calcext:value-type="float">
            <text:p>-0.084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" calcext:value-type="float">
            <text:p>0.000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15791015625" calcext:value-type="float">
            <text:p>0.158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54140625" calcext:value-type="float">
            <text:p>0.541</text:p>
          </table:table-cell>
          <table:table-cell/>
          <table:table-cell table:formula="of:=+MIN([.A524:.J524])" office:value-type="float" office:value="-0.0837890625" calcext:value-type="float">
            <text:p>-0.0837890625</text:p>
          </table:table-cell>
          <table:table-cell table:formula="of:=MAX([.A524:.J524])" office:value-type="float" office:value="0.54140625" calcext:value-type="float">
            <text:p>0.54140625</text:p>
          </table:table-cell>
          <table:table-cell table:number-columns-repeated="1011"/>
        </table:table-row>
        <table:table-row table:style-name="ro1">
          <table:table-cell office:value-type="float" office:value="-0.67998046875" calcext:value-type="float">
            <text:p>-0.68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-0.064453125" calcext:value-type="float">
            <text:p>-0.064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8056640625" calcext:value-type="float">
            <text:p>-0.081</text:p>
          </table:table-cell>
          <table:table-cell/>
          <table:table-cell table:formula="of:=+MIN([.A525:.J525])" office:value-type="float" office:value="-0.67998046875" calcext:value-type="float">
            <text:p>-0.6799804688</text:p>
          </table:table-cell>
          <table:table-cell table:formula="of:=MAX([.A525:.J525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53818359375" calcext:value-type="float">
            <text:p>0.538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16015625" calcext:value-type="float">
            <text:p>0.116</text:p>
          </table:table-cell>
          <table:table-cell/>
          <table:table-cell office:value-type="float" office:value="0.0966796875" calcext:value-type="float">
            <text:p>0.097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-0.08056640625" calcext:value-type="float">
            <text:p>-0.081</text:p>
          </table:table-cell>
          <table:table-cell/>
          <table:table-cell table:formula="of:=+MIN([.A526:.J526])" office:value-type="float" office:value="-0.08056640625" calcext:value-type="float">
            <text:p>-0.0805664063</text:p>
          </table:table-cell>
          <table:table-cell table:formula="of:=MAX([.A526:.J526])" office:value-type="float" office:value="0.53818359375" calcext:value-type="float">
            <text:p>0.5381835938</text:p>
          </table:table-cell>
          <table:table-cell table:number-columns-repeated="1011"/>
        </table:table-row>
        <table:table-row table:style-name="ro1">
          <table:table-cell office:value-type="float" office:value="0.0451171875" calcext:value-type="float">
            <text:p>0.045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08056640625" calcext:value-type="float">
            <text:p>0.081</text:p>
          </table:table-cell>
          <table:table-cell office:value-type="float" office:value="0.03544921875" calcext:value-type="float">
            <text:p>0.035</text:p>
          </table:table-cell>
          <table:table-cell office:value-type="float" office:value="0.02255859375" calcext:value-type="float">
            <text:p>0.023</text:p>
          </table:table-cell>
          <table:table-cell/>
          <table:table-cell office:value-type="float" office:value="-0.090234375" calcext:value-type="float">
            <text:p>-0.090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15146484375" calcext:value-type="float">
            <text:p>0.151</text:p>
          </table:table-cell>
          <table:table-cell/>
          <table:table-cell table:formula="of:=+MIN([.A527:.J527])" office:value-type="float" office:value="-0.090234375" calcext:value-type="float">
            <text:p>-0.090234375</text:p>
          </table:table-cell>
          <table:table-cell table:formula="of:=MAX([.A527:.J527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18046875" calcext:value-type="float">
            <text:p>0.180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928125" calcext:value-type="float">
            <text:p>-0.928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13857421875" calcext:value-type="float">
            <text:p>0.139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2900390625" calcext:value-type="float">
            <text:p>0.029</text:p>
          </table:table-cell>
          <table:table-cell/>
          <table:table-cell table:formula="of:=+MIN([.A528:.J528])" office:value-type="float" office:value="-0.928125" calcext:value-type="float">
            <text:p>-0.928125</text:p>
          </table:table-cell>
          <table:table-cell table:formula="of:=MAX([.A528:.J528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3609375" calcext:value-type="float">
            <text:p>0.361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0.23525390625" calcext:value-type="float">
            <text:p>0.235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529:.J529])" office:value-type="float" office:value="-0.02578125" calcext:value-type="float">
            <text:p>-0.02578125</text:p>
          </table:table-cell>
          <table:table-cell table:formula="of:=MAX([.A529:.J529])" office:value-type="float" office:value="0.3609375" calcext:value-type="float">
            <text:p>0.3609375</text:p>
          </table:table-cell>
          <table:table-cell table:number-columns-repeated="1011"/>
        </table:table-row>
        <table:table-row table:style-name="ro1">
          <table:table-cell office:value-type="float" office:value="0.064453125" calcext:value-type="float">
            <text:p>0.064</text:p>
          </table:table-cell>
          <table:table-cell office:value-type="float" office:value="0.22880859375" calcext:value-type="float">
            <text:p>0.229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-0.09990234375" calcext:value-type="float">
            <text:p>-0.100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-0.07412109375" calcext:value-type="float">
            <text:p>-0.074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-0.244921875" calcext:value-type="float">
            <text:p>-0.245</text:p>
          </table:table-cell>
          <table:table-cell/>
          <table:table-cell table:formula="of:=+MIN([.A530:.J530])" office:value-type="float" office:value="-0.244921875" calcext:value-type="float">
            <text:p>-0.244921875</text:p>
          </table:table-cell>
          <table:table-cell table:formula="of:=MAX([.A530:.J530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451171875" calcext:value-type="float">
            <text:p>0.045</text:p>
          </table:table-cell>
          <table:table-cell office:value-type="float" office:value="-0.02255859375" calcext:value-type="float">
            <text:p>-0.023</text:p>
          </table:table-cell>
          <table:table-cell/>
          <table:table-cell office:value-type="float" office:value="0.09990234375" calcext:value-type="float">
            <text:p>0.100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0.38671875" calcext:value-type="float">
            <text:p>0.387</text:p>
          </table:table-cell>
          <table:table-cell/>
          <table:table-cell table:formula="of:=+MIN([.A531:.J531])" office:value-type="float" office:value="-0.02255859375" calcext:value-type="float">
            <text:p>-0.0225585938</text:p>
          </table:table-cell>
          <table:table-cell table:formula="of:=MAX([.A531:.J531])" office:value-type="float" office:value="0.38671875" calcext:value-type="float">
            <text:p>0.386718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0.02255859375" calcext:value-type="float">
            <text:p>0.023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9013671875" calcext:value-type="float">
            <text:p>0.190</text:p>
          </table:table-cell>
          <table:table-cell/>
          <table:table-cell table:formula="of:=+MIN([.A532:.J532])" office:value-type="float" office:value="-0.04833984375" calcext:value-type="float">
            <text:p>-0.0483398438</text:p>
          </table:table-cell>
          <table:table-cell table:formula="of:=MAX([.A532:.J532])" office:value-type="float" office:value="0.19013671875" calcext:value-type="float">
            <text:p>0.1901367188</text:p>
          </table:table-cell>
          <table:table-cell table:number-columns-repeated="1011"/>
        </table:table-row>
        <table:table-row table:style-name="ro1">
          <table:table-cell office:value-type="float" office:value="-0.16435546875" calcext:value-type="float">
            <text:p>-0.164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064453125" calcext:value-type="float">
            <text:p>0.064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38671875" calcext:value-type="float">
            <text:p>0.039</text:p>
          </table:table-cell>
          <table:table-cell/>
          <table:table-cell table:formula="of:=+MIN([.A533:.J533])" office:value-type="float" office:value="-0.16435546875" calcext:value-type="float">
            <text:p>-0.1643554688</text:p>
          </table:table-cell>
          <table:table-cell table:formula="of:=MAX([.A533:.J533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141796875" calcext:value-type="float">
            <text:p>0.142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-0.09345703125" calcext:value-type="float">
            <text:p>-0.093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3544921875" calcext:value-type="float">
            <text:p>0.035</text:p>
          </table:table-cell>
          <table:table-cell/>
          <table:table-cell table:formula="of:=+MIN([.A534:.J534])" office:value-type="float" office:value="-0.09345703125" calcext:value-type="float">
            <text:p>-0.0934570313</text:p>
          </table:table-cell>
          <table:table-cell table:formula="of:=MAX([.A534:.J534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54140625" calcext:value-type="float">
            <text:p>-0.541</text:p>
          </table:table-cell>
          <table:table-cell office:value-type="float" office:value="0.0515625" calcext:value-type="float">
            <text:p>0.052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04833984375" calcext:value-type="float">
            <text:p>0.048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12890625" calcext:value-type="float">
            <text:p>-0.013</text:p>
          </table:table-cell>
          <table:table-cell/>
          <table:table-cell table:formula="of:=+MIN([.A535:.J535])" office:value-type="float" office:value="-0.54140625" calcext:value-type="float">
            <text:p>-0.54140625</text:p>
          </table:table-cell>
          <table:table-cell table:formula="of:=MAX([.A535:.J535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-0.1611328125" calcext:value-type="float">
            <text:p>-0.161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02900390625" calcext:value-type="float">
            <text:p>0.029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536:.J536])" office:value-type="float" office:value="-0.1611328125" calcext:value-type="float">
            <text:p>-0.1611328125</text:p>
          </table:table-cell>
          <table:table-cell table:formula="of:=MAX([.A536:.J53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0.42216796875" calcext:value-type="float">
            <text:p>0.422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193359375" calcext:value-type="float">
            <text:p>0.193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00966796875" calcext:value-type="float">
            <text:p>0.010</text:p>
          </table:table-cell>
          <table:table-cell/>
          <table:table-cell table:formula="of:=+MIN([.A537:.J537])" office:value-type="float" office:value="-0.04189453125" calcext:value-type="float">
            <text:p>-0.0418945313</text:p>
          </table:table-cell>
          <table:table-cell table:formula="of:=MAX([.A537:.J537])" office:value-type="float" office:value="0.42216796875" calcext:value-type="float">
            <text:p>0.4221679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30615234375" calcext:value-type="float">
            <text:p>-0.306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-0.02578125" calcext:value-type="float">
            <text:p>-0.0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103125" calcext:value-type="float">
            <text:p>-0.103</text:p>
          </table:table-cell>
          <table:table-cell/>
          <table:table-cell table:formula="of:=+MIN([.A538:.J538])" office:value-type="float" office:value="-0.30615234375" calcext:value-type="float">
            <text:p>-0.3061523438</text:p>
          </table:table-cell>
          <table:table-cell table:formula="of:=MAX([.A538:.J538])" office:value-type="float" office:value="0.13857421875" calcext:value-type="float">
            <text:p>0.1385742188</text:p>
          </table:table-cell>
          <table:table-cell table:number-columns-repeated="1011"/>
        </table:table-row>
        <table:table-row table:style-name="ro1">
          <table:table-cell office:value-type="float" office:value="-0.19658203125" calcext:value-type="float">
            <text:p>-0.197</text:p>
          </table:table-cell>
          <table:table-cell office:value-type="float" office:value="-0.20947265625" calcext:value-type="float">
            <text:p>-0.20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0.06123046875" calcext:value-type="float">
            <text:p>0.061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+MIN([.A539:.J539])" office:value-type="float" office:value="-0.20947265625" calcext:value-type="float">
            <text:p>-0.2094726563</text:p>
          </table:table-cell>
          <table:table-cell table:formula="of:=MAX([.A539:.J539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43505859375" calcext:value-type="float">
            <text:p>0.43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103125" calcext:value-type="float">
            <text:p>0.10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0708984375" calcext:value-type="float">
            <text:p>0.071</text:p>
          </table:table-cell>
          <table:table-cell/>
          <table:table-cell office:value-type="float" office:value="-0.00322265625" calcext:value-type="float">
            <text:p>-0.003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-0.06123046875" calcext:value-type="float">
            <text:p>-0.061</text:p>
          </table:table-cell>
          <table:table-cell/>
          <table:table-cell table:formula="of:=+MIN([.A540:.J540])" office:value-type="float" office:value="-0.06123046875" calcext:value-type="float">
            <text:p>-0.0612304688</text:p>
          </table:table-cell>
          <table:table-cell table:formula="of:=MAX([.A540:.J540])" office:value-type="float" office:value="0.43505859375" calcext:value-type="float">
            <text:p>0.4350585938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-0.45439453125" calcext:value-type="float">
            <text:p>-0.45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193359375" calcext:value-type="float">
            <text:p>0.19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3673828125" calcext:value-type="float">
            <text:p>0.367</text:p>
          </table:table-cell>
          <table:table-cell/>
          <table:table-cell table:formula="of:=+MIN([.A541:.J541])" office:value-type="float" office:value="-0.45439453125" calcext:value-type="float">
            <text:p>-0.4543945313</text:p>
          </table:table-cell>
          <table:table-cell table:formula="of:=MAX([.A541:.J541])" office:value-type="float" office:value="0.3673828125" calcext:value-type="float">
            <text:p>0.3673828125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12890625" calcext:value-type="float">
            <text:p>0.013</text:p>
          </table:table-cell>
          <table:table-cell office:value-type="float" office:value="-0.02900390625" calcext:value-type="float">
            <text:p>-0.029</text:p>
          </table:table-cell>
          <table:table-cell table:number-columns-repeated="2"/>
          <table:table-cell office:value-type="float" office:value="0.1546875" calcext:value-type="float">
            <text:p>0.155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0966796875" calcext:value-type="float">
            <text:p>0.010</text:p>
          </table:table-cell>
          <table:table-cell/>
          <table:table-cell table:formula="of:=+MIN([.A542:.J542])" office:value-type="float" office:value="-0.0515625" calcext:value-type="float">
            <text:p>-0.0515625</text:p>
          </table:table-cell>
          <table:table-cell table:formula="of:=MAX([.A542:.J542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1095703125" calcext:value-type="float">
            <text:p>0.110</text:p>
          </table:table-cell>
          <table:table-cell office:value-type="float" office:value="0.05478515625" calcext:value-type="float">
            <text:p>0.055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2900390625" calcext:value-type="float">
            <text:p>0.029</text:p>
          </table:table-cell>
          <table:table-cell table:number-columns-repeated="2"/>
          <table:table-cell office:value-type="float" office:value="0.13212890625" calcext:value-type="float">
            <text:p>0.132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-0.20302734375" calcext:value-type="float">
            <text:p>-0.203</text:p>
          </table:table-cell>
          <table:table-cell/>
          <table:table-cell table:formula="of:=+MIN([.A543:.J543])" office:value-type="float" office:value="-0.20302734375" calcext:value-type="float">
            <text:p>-0.2030273438</text:p>
          </table:table-cell>
          <table:table-cell table:formula="of:=MAX([.A543:.J543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580078125" calcext:value-type="float">
            <text:p>0.058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4189453125" calcext:value-type="float">
            <text:p>0.042</text:p>
          </table:table-cell>
          <table:table-cell office:value-type="float" office:value="-0.02578125" calcext:value-type="float">
            <text:p>-0.026</text:p>
          </table:table-cell>
          <table:table-cell table:number-columns-repeated="2"/>
          <table:table-cell office:value-type="float" office:value="0.00322265625" calcext:value-type="float">
            <text:p>0.00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38671875" calcext:value-type="float">
            <text:p>0.039</text:p>
          </table:table-cell>
          <table:table-cell/>
          <table:table-cell table:formula="of:=+MIN([.A544:.J544])" office:value-type="float" office:value="-0.038671875" calcext:value-type="float">
            <text:p>-0.038671875</text:p>
          </table:table-cell>
          <table:table-cell table:formula="of:=MAX([.A544:.J544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-0.24814453125" calcext:value-type="float">
            <text:p>-0.248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734765625" calcext:value-type="float">
            <text:p>-0.735</text:p>
          </table:table-cell>
          <table:table-cell office:value-type="float" office:value="0.0451171875" calcext:value-type="float">
            <text:p>0.045</text:p>
          </table:table-cell>
          <table:table-cell table:number-columns-repeated="2"/>
          <table:table-cell office:value-type="float" office:value="0.12568359375" calcext:value-type="float">
            <text:p>0.126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0708984375" calcext:value-type="float">
            <text:p>0.071</text:p>
          </table:table-cell>
          <table:table-cell/>
          <table:table-cell table:formula="of:=+MIN([.A545:.J545])" office:value-type="float" office:value="-0.734765625" calcext:value-type="float">
            <text:p>-0.734765625</text:p>
          </table:table-cell>
          <table:table-cell table:formula="of:=MAX([.A545:.J545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0.141796875" calcext:value-type="float">
            <text:p>0.142</text:p>
          </table:table-cell>
          <table:table-cell office:value-type="float" office:value="0.605859375" calcext:value-type="float">
            <text:p>0.6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-0.012890625" calcext:value-type="float">
            <text:p>-0.013</text:p>
          </table:table-cell>
          <table:table-cell table:number-columns-repeated="2"/>
          <table:table-cell office:value-type="float" office:value="-0.31259765625" calcext:value-type="float">
            <text:p>-0.31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1611328125" calcext:value-type="float">
            <text:p>-0.016</text:p>
          </table:table-cell>
          <table:table-cell/>
          <table:table-cell table:formula="of:=+MIN([.A546:.J546])" office:value-type="float" office:value="-0.31259765625" calcext:value-type="float">
            <text:p>-0.3125976563</text:p>
          </table:table-cell>
          <table:table-cell table:formula="of:=MAX([.A546:.J546])" office:value-type="float" office:value="0.605859375" calcext:value-type="float">
            <text:p>0.605859375</text:p>
          </table:table-cell>
          <table:table-cell table:number-columns-repeated="1011"/>
        </table:table-row>
        <table:table-row table:style-name="ro1">
          <table:table-cell office:value-type="float" office:value="-0.103125" calcext:value-type="float">
            <text:p>-0.103</text:p>
          </table:table-cell>
          <table:table-cell office:value-type="float" office:value="0.3287109375" calcext:value-type="float">
            <text:p>0.32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2900390625" calcext:value-type="float">
            <text:p>0.029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-0.00322265625" calcext:value-type="float">
            <text:p>-0.00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012890625" calcext:value-type="float">
            <text:p>0.013</text:p>
          </table:table-cell>
          <table:table-cell/>
          <table:table-cell table:formula="of:=+MIN([.A547:.J547])" office:value-type="float" office:value="-0.103125" calcext:value-type="float">
            <text:p>-0.103125</text:p>
          </table:table-cell>
          <table:table-cell table:formula="of:=MAX([.A547:.J547])" office:value-type="float" office:value="0.3287109375" calcext:value-type="float">
            <text:p>0.3287109375</text:p>
          </table:table-cell>
          <table:table-cell table:number-columns-repeated="1011"/>
        </table:table-row>
        <table:table-row table:style-name="ro1">
          <table:table-cell office:value-type="float" office:value="0.15146484375" calcext:value-type="float">
            <text:p>0.151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348046875" calcext:value-type="float">
            <text:p>-0.348</text:p>
          </table:table-cell>
          <table:table-cell office:value-type="float" office:value="-0.01611328125" calcext:value-type="float">
            <text:p>-0.016</text:p>
          </table:table-cell>
          <table:table-cell table:number-columns-repeated="2"/>
          <table:table-cell office:value-type="float" office:value="-0.1869140625" calcext:value-type="float">
            <text:p>-0.187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0193359375" calcext:value-type="float">
            <text:p>0.019</text:p>
          </table:table-cell>
          <table:table-cell/>
          <table:table-cell table:formula="of:=+MIN([.A548:.J548])" office:value-type="float" office:value="-0.348046875" calcext:value-type="float">
            <text:p>-0.348046875</text:p>
          </table:table-cell>
          <table:table-cell table:formula="of:=MAX([.A548:.J548])" office:value-type="float" office:value="0.15146484375" calcext:value-type="float">
            <text:p>0.1514648438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9990234375" calcext:value-type="float">
            <text:p>0.100</text:p>
          </table:table-cell>
          <table:table-cell office:value-type="float" office:value="0.0451171875" calcext:value-type="float">
            <text:p>0.045</text:p>
          </table:table-cell>
          <table:table-cell table:number-columns-repeated="2"/>
          <table:table-cell office:value-type="float" office:value="0.13212890625" calcext:value-type="float">
            <text:p>0.132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20625" calcext:value-type="float">
            <text:p>-0.206</text:p>
          </table:table-cell>
          <table:table-cell/>
          <table:table-cell table:formula="of:=+MIN([.A549:.J549])" office:value-type="float" office:value="-0.20625" calcext:value-type="float">
            <text:p>-0.20625</text:p>
          </table:table-cell>
          <table:table-cell table:formula="of:=MAX([.A549:.J549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0708984375" calcext:value-type="float">
            <text:p>0.071</text:p>
          </table:table-cell>
          <table:table-cell office:value-type="float" office:value="-0.012890625" calcext:value-type="float">
            <text:p>-0.013</text:p>
          </table:table-cell>
          <table:table-cell table:number-columns-repeated="2"/>
          <table:table-cell office:value-type="float" office:value="-0.1095703125" calcext:value-type="float">
            <text:p>-0.11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29970703125" calcext:value-type="float">
            <text:p>-0.300</text:p>
          </table:table-cell>
          <table:table-cell/>
          <table:table-cell table:formula="of:=+MIN([.A550:.J550])" office:value-type="float" office:value="-0.29970703125" calcext:value-type="float">
            <text:p>-0.2997070313</text:p>
          </table:table-cell>
          <table:table-cell table:formula="of:=MAX([.A550:.J550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" calcext:value-type="float">
            <text:p>0.000</text:p>
          </table:table-cell>
          <table:table-cell office:value-type="float" office:value="0.03544921875" calcext:value-type="float">
            <text:p>0.035</text:p>
          </table:table-cell>
          <table:table-cell table:number-columns-repeated="2"/>
          <table:table-cell office:value-type="float" office:value="0.18046875" calcext:value-type="float">
            <text:p>0.180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51:.J551])" office:value-type="float" office:value="0" calcext:value-type="float">
            <text:p>0</text:p>
          </table:table-cell>
          <table:table-cell table:formula="of:=MAX([.A551:.J551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6767578125" calcext:value-type="float">
            <text:p>-0.068</text:p>
          </table:table-cell>
          <table:table-cell office:value-type="float" office:value="-0.1611328125" calcext:value-type="float">
            <text:p>-0.161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2578125" calcext:value-type="float">
            <text:p>-0.026</text:p>
          </table:table-cell>
          <table:table-cell table:number-columns-repeated="2"/>
          <table:table-cell office:value-type="float" office:value="0.04833984375" calcext:value-type="float">
            <text:p>0.048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244921875" calcext:value-type="float">
            <text:p>0.245</text:p>
          </table:table-cell>
          <table:table-cell/>
          <table:table-cell table:formula="of:=+MIN([.A552:.J552])" office:value-type="float" office:value="-0.1611328125" calcext:value-type="float">
            <text:p>-0.1611328125</text:p>
          </table:table-cell>
          <table:table-cell table:formula="of:=MAX([.A552:.J552])" office:value-type="float" office:value="0.244921875" calcext:value-type="float">
            <text:p>0.244921875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-0.07412109375" calcext:value-type="float">
            <text:p>-0.074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0064453125" calcext:value-type="float">
            <text:p>-0.006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00322265625" calcext:value-type="float">
            <text:p>0.00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553:.J553])" office:value-type="float" office:value="-0.07412109375" calcext:value-type="float">
            <text:p>-0.0741210938</text:p>
          </table:table-cell>
          <table:table-cell table:formula="of:=MAX([.A553:.J553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02578125" calcext:value-type="float">
            <text:p>-0.026</text:p>
          </table:table-cell>
          <table:table-cell table:number-columns-repeated="2"/>
          <table:table-cell office:value-type="float" office:value="0.08056640625" calcext:value-type="float">
            <text:p>0.081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10634765625" calcext:value-type="float">
            <text:p>-0.106</text:p>
          </table:table-cell>
          <table:table-cell/>
          <table:table-cell table:formula="of:=+MIN([.A554:.J554])" office:value-type="float" office:value="-0.10634765625" calcext:value-type="float">
            <text:p>-0.1063476563</text:p>
          </table:table-cell>
          <table:table-cell table:formula="of:=MAX([.A554:.J554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0.18369140625" calcext:value-type="float">
            <text:p>0.184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07734375" calcext:value-type="float">
            <text:p>0.077</text:p>
          </table:table-cell>
          <table:table-cell office:value-type="float" office:value="0.17080078125" calcext:value-type="float">
            <text:p>0.171</text:p>
          </table:table-cell>
          <table:table-cell office:value-type="float" office:value="0.1998046875" calcext:value-type="float">
            <text:p>0.200</text:p>
          </table:table-cell>
          <table:table-cell/>
          <table:table-cell table:formula="of:=+MIN([.A555:.J555])" office:value-type="float" office:value="-0.00322265625" calcext:value-type="float">
            <text:p>-0.0032226563</text:p>
          </table:table-cell>
          <table:table-cell table:formula="of:=MAX([.A555:.J555])" office:value-type="float" office:value="0.1998046875" calcext:value-type="float">
            <text:p>0.1998046875</text:p>
          </table:table-cell>
          <table:table-cell table:number-columns-repeated="1011"/>
        </table:table-row>
        <table:table-row table:style-name="ro1">
          <table:table-cell office:value-type="float" office:value="0.0451171875" calcext:value-type="float">
            <text:p>0.045</text:p>
          </table:table-cell>
          <table:table-cell office:value-type="float" office:value="0.04833984375" calcext:value-type="float">
            <text:p>0.048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064453125" calcext:value-type="float">
            <text:p>-0.006</text:p>
          </table:table-cell>
          <table:table-cell table:number-columns-repeated="2"/>
          <table:table-cell office:value-type="float" office:value="-0.16435546875" calcext:value-type="float">
            <text:p>-0.164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23525390625" calcext:value-type="float">
            <text:p>-0.235</text:p>
          </table:table-cell>
          <table:table-cell/>
          <table:table-cell table:formula="of:=+MIN([.A556:.J556])" office:value-type="float" office:value="-0.23525390625" calcext:value-type="float">
            <text:p>-0.2352539063</text:p>
          </table:table-cell>
          <table:table-cell table:formula="of:=MAX([.A556:.J556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12890625" calcext:value-type="float">
            <text:p>-0.013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2890625" calcext:value-type="float">
            <text:p>0.129</text:p>
          </table:table-cell>
          <table:table-cell office:value-type="float" office:value="0.29970703125" calcext:value-type="float">
            <text:p>0.300</text:p>
          </table:table-cell>
          <table:table-cell office:value-type="float" office:value="0.04833984375" calcext:value-type="float">
            <text:p>0.048</text:p>
          </table:table-cell>
          <table:table-cell table:number-columns-repeated="2"/>
          <table:table-cell office:value-type="float" office:value="0.2513671875" calcext:value-type="float">
            <text:p>0.251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2384765625" calcext:value-type="float">
            <text:p>-0.238</text:p>
          </table:table-cell>
          <table:table-cell/>
          <table:table-cell table:formula="of:=+MIN([.A557:.J557])" office:value-type="float" office:value="-0.2384765625" calcext:value-type="float">
            <text:p>-0.2384765625</text:p>
          </table:table-cell>
          <table:table-cell table:formula="of:=MAX([.A557:.J557])" office:value-type="float" office:value="0.29970703125" calcext:value-type="float">
            <text:p>0.2997070313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-0.012890625" calcext:value-type="float">
            <text:p>-0.013</text:p>
          </table:table-cell>
          <table:table-cell table:number-columns-repeated="2"/>
          <table:table-cell office:value-type="float" office:value="0.12568359375" calcext:value-type="float">
            <text:p>0.1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26103515625" calcext:value-type="float">
            <text:p>0.261</text:p>
          </table:table-cell>
          <table:table-cell/>
          <table:table-cell table:formula="of:=+MIN([.A558:.J558])" office:value-type="float" office:value="-0.04189453125" calcext:value-type="float">
            <text:p>-0.0418945313</text:p>
          </table:table-cell>
          <table:table-cell table:formula="of:=MAX([.A558:.J558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28359375" calcext:value-type="float">
            <text:p>0.284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04189453125" calcext:value-type="float">
            <text:p>0.042</text:p>
          </table:table-cell>
          <table:table-cell table:number-columns-repeated="2"/>
          <table:table-cell office:value-type="float" office:value="0.20302734375" calcext:value-type="float">
            <text:p>0.203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559:.J559])" office:value-type="float" office:value="-0.02578125" calcext:value-type="float">
            <text:p>-0.02578125</text:p>
          </table:table-cell>
          <table:table-cell table:formula="of:=MAX([.A559:.J559])" office:value-type="float" office:value="0.28359375" calcext:value-type="float">
            <text:p>0.28359375</text:p>
          </table:table-cell>
          <table:table-cell table:number-columns-repeated="1011"/>
        </table:table-row>
        <table:table-row table:style-name="ro1">
          <table:table-cell office:value-type="float" office:value="0.1482421875" calcext:value-type="float">
            <text:p>0.148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1611328125" calcext:value-type="float">
            <text:p>-0.016</text:p>
          </table:table-cell>
          <table:table-cell table:number-columns-repeated="2"/>
          <table:table-cell office:value-type="float" office:value="-0.0322265625" calcext:value-type="float">
            <text:p>-0.032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12890625" calcext:value-type="float">
            <text:p>-0.129</text:p>
          </table:table-cell>
          <table:table-cell/>
          <table:table-cell table:formula="of:=+MIN([.A560:.J560])" office:value-type="float" office:value="-0.12890625" calcext:value-type="float">
            <text:p>-0.12890625</text:p>
          </table:table-cell>
          <table:table-cell table:formula="of:=MAX([.A560:.J560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-0.064453125" calcext:value-type="float">
            <text:p>-0.064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561:.J561])" office:value-type="float" office:value="-0.064453125" calcext:value-type="float">
            <text:p>-0.064453125</text:p>
          </table:table-cell>
          <table:table-cell table:formula="of:=MAX([.A561:.J561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1611328125" calcext:value-type="float">
            <text:p>-0.016</text:p>
          </table:table-cell>
          <table:table-cell table:number-columns-repeated="2"/>
          <table:table-cell office:value-type="float" office:value="-0.02900390625" calcext:value-type="float">
            <text:p>-0.029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6123046875" calcext:value-type="float">
            <text:p>0.061</text:p>
          </table:table-cell>
          <table:table-cell/>
          <table:table-cell table:formula="of:=+MIN([.A562:.J562])" office:value-type="float" office:value="-0.04833984375" calcext:value-type="float">
            <text:p>-0.0483398438</text:p>
          </table:table-cell>
          <table:table-cell table:formula="of:=MAX([.A562:.J562])" office:value-type="float" office:value="0.090234375" calcext:value-type="float">
            <text:p>0.0902343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90234375" calcext:value-type="float">
            <text:p>0.090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04833984375" calcext:value-type="float">
            <text:p>0.048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563:.J563])" office:value-type="float" office:value="-0.038671875" calcext:value-type="float">
            <text:p>-0.038671875</text:p>
          </table:table-cell>
          <table:table-cell table:formula="of:=MAX([.A563:.J563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07734375" calcext:value-type="float">
            <text:p>0.07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2578125" calcext:value-type="float">
            <text:p>-0.026</text:p>
          </table:table-cell>
          <table:table-cell table:number-columns-repeated="2"/>
          <table:table-cell office:value-type="float" office:value="-0.09345703125" calcext:value-type="float">
            <text:p>-0.09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7412109375" calcext:value-type="float">
            <text:p>-0.074</text:p>
          </table:table-cell>
          <table:table-cell/>
          <table:table-cell table:formula="of:=+MIN([.A564:.J564])" office:value-type="float" office:value="-0.09345703125" calcext:value-type="float">
            <text:p>-0.0934570313</text:p>
          </table:table-cell>
          <table:table-cell table:formula="of:=MAX([.A564:.J564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-0.11923828125" calcext:value-type="float">
            <text:p>-0.119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06123046875" calcext:value-type="float">
            <text:p>0.061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16015625" calcext:value-type="float">
            <text:p>0.116</text:p>
          </table:table-cell>
          <table:table-cell/>
          <table:table-cell table:formula="of:=+MIN([.A565:.J565])" office:value-type="float" office:value="-0.11923828125" calcext:value-type="float">
            <text:p>-0.1192382813</text:p>
          </table:table-cell>
          <table:table-cell table:formula="of:=MAX([.A565:.J565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8701171875" calcext:value-type="float">
            <text:p>0.087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-0.03544921875" calcext:value-type="float">
            <text:p>-0.035</text:p>
          </table:table-cell>
          <table:table-cell table:number-columns-repeated="2" office:value-type="float" office:value="-0.012890625" calcext:value-type="float">
            <text:p>-0.013</text:p>
          </table:table-cell>
          <table:table-cell table:number-columns-repeated="2"/>
          <table:table-cell office:value-type="float" office:value="0.02900390625" calcext:value-type="float">
            <text:p>0.029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37705078125" calcext:value-type="float">
            <text:p>-0.377</text:p>
          </table:table-cell>
          <table:table-cell/>
          <table:table-cell table:formula="of:=+MIN([.A566:.J566])" office:value-type="float" office:value="-0.37705078125" calcext:value-type="float">
            <text:p>-0.3770507813</text:p>
          </table:table-cell>
          <table:table-cell table:formula="of:=MAX([.A566:.J566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-0.04833984375" calcext:value-type="float">
            <text:p>-0.048</text:p>
          </table:table-cell>
          <table:table-cell office:value-type="float" office:value="0.18369140625" calcext:value-type="float">
            <text:p>0.184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18046875" calcext:value-type="float">
            <text:p>0.180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20947265625" calcext:value-type="float">
            <text:p>0.209</text:p>
          </table:table-cell>
          <table:table-cell/>
          <table:table-cell table:formula="of:=+MIN([.A567:.J567])" office:value-type="float" office:value="-0.04833984375" calcext:value-type="float">
            <text:p>-0.0483398438</text:p>
          </table:table-cell>
          <table:table-cell table:formula="of:=MAX([.A567:.J567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33193359375" calcext:value-type="float">
            <text:p>0.332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2255859375" calcext:value-type="float">
            <text:p>-0.023</text:p>
          </table:table-cell>
          <table:table-cell table:number-columns-repeated="2"/>
          <table:table-cell office:value-type="float" office:value="0.0966796875" calcext:value-type="float">
            <text:p>0.097</text:p>
          </table:table-cell>
          <table:table-cell office:value-type="float" office:value="-0.03544921875" calcext:value-type="float">
            <text:p>-0.035</text:p>
          </table:table-cell>
          <table:table-cell office:value-type="float" office:value="-0.0580078125" calcext:value-type="float">
            <text:p>-0.058</text:p>
          </table:table-cell>
          <table:table-cell/>
          <table:table-cell table:formula="of:=+MIN([.A568:.J568])" office:value-type="float" office:value="-0.0580078125" calcext:value-type="float">
            <text:p>-0.0580078125</text:p>
          </table:table-cell>
          <table:table-cell table:formula="of:=MAX([.A568:.J568])" office:value-type="float" office:value="0.33193359375" calcext:value-type="float">
            <text:p>0.3319335938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-0.296484375" calcext:value-type="float">
            <text:p>-0.296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03544921875" calcext:value-type="float">
            <text:p>0.035</text:p>
          </table:table-cell>
          <table:table-cell table:number-columns-repeated="2"/>
          <table:table-cell office:value-type="float" office:value="0.0451171875" calcext:value-type="float">
            <text:p>0.045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08701171875" calcext:value-type="float">
            <text:p>0.087</text:p>
          </table:table-cell>
          <table:table-cell/>
          <table:table-cell table:formula="of:=+MIN([.A569:.J569])" office:value-type="float" office:value="-0.296484375" calcext:value-type="float">
            <text:p>-0.296484375</text:p>
          </table:table-cell>
          <table:table-cell table:formula="of:=MAX([.A569:.J569])" office:value-type="float" office:value="0.17724609375" calcext:value-type="float">
            <text:p>0.1772460938</text:p>
          </table:table-cell>
          <table:table-cell table:number-columns-repeated="1011"/>
        </table:table-row>
        <table:table-row table:style-name="ro1">
          <table:table-cell office:value-type="float" office:value="0.10634765625" calcext:value-type="float">
            <text:p>0.106</text:p>
          </table:table-cell>
          <table:table-cell office:value-type="float" office:value="0.18046875" calcext:value-type="float">
            <text:p>0.180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29326171875" calcext:value-type="float">
            <text:p>0.293</text:p>
          </table:table-cell>
          <table:table-cell office:value-type="float" office:value="-0.02578125" calcext:value-type="float">
            <text:p>-0.026</text:p>
          </table:table-cell>
          <table:table-cell table:number-columns-repeated="2"/>
          <table:table-cell office:value-type="float" office:value="-0.0515625" calcext:value-type="float">
            <text:p>-0.052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966796875" calcext:value-type="float">
            <text:p>0.097</text:p>
          </table:table-cell>
          <table:table-cell/>
          <table:table-cell table:formula="of:=+MIN([.A570:.J570])" office:value-type="float" office:value="-0.0580078125" calcext:value-type="float">
            <text:p>-0.0580078125</text:p>
          </table:table-cell>
          <table:table-cell table:formula="of:=MAX([.A570:.J570])" office:value-type="float" office:value="0.29326171875" calcext:value-type="float">
            <text:p>0.2932617188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3212890625" calcext:value-type="float">
            <text:p>0.132</text:p>
          </table:table-cell>
          <table:table-cell office:value-type="float" office:value="-0.1869140625" calcext:value-type="float">
            <text:p>-0.187</text:p>
          </table:table-cell>
          <table:table-cell office:value-type="float" office:value="0.038671875" calcext:value-type="float">
            <text:p>0.039</text:p>
          </table:table-cell>
          <table:table-cell table:number-columns-repeated="2"/>
          <table:table-cell office:value-type="float" office:value="0.02900390625" calcext:value-type="float">
            <text:p>0.029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219140625" calcext:value-type="float">
            <text:p>0.219</text:p>
          </table:table-cell>
          <table:table-cell/>
          <table:table-cell table:formula="of:=+MIN([.A571:.J571])" office:value-type="float" office:value="-0.1869140625" calcext:value-type="float">
            <text:p>-0.1869140625</text:p>
          </table:table-cell>
          <table:table-cell table:formula="of:=MAX([.A571:.J571])" office:value-type="float" office:value="0.219140625" calcext:value-type="float">
            <text:p>0.219140625</text:p>
          </table:table-cell>
          <table:table-cell table:number-columns-repeated="1011"/>
        </table:table-row>
        <table:table-row table:style-name="ro1">
          <table:table-cell office:value-type="float" office:value="0.0966796875" calcext:value-type="float">
            <text:p>0.097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21591796875" calcext:value-type="float">
            <text:p>0.216</text:p>
          </table:table-cell>
          <table:table-cell table:number-columns-repeated="3"/>
          <table:table-cell office:value-type="float" office:value="-0.064453125" calcext:value-type="float">
            <text:p>-0.064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18046875" calcext:value-type="float">
            <text:p>0.180</text:p>
          </table:table-cell>
          <table:table-cell/>
          <table:table-cell table:formula="of:=+MIN([.A572:.J572])" office:value-type="float" office:value="-0.064453125" calcext:value-type="float">
            <text:p>-0.064453125</text:p>
          </table:table-cell>
          <table:table-cell table:formula="of:=MAX([.A572:.J572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15146484375" calcext:value-type="float">
            <text:p>0.151</text:p>
          </table:table-cell>
          <table:table-cell office:value-type="float" office:value="-0.06123046875" calcext:value-type="float">
            <text:p>-0.061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12890625" calcext:value-type="float">
            <text:p>-0.013</text:p>
          </table:table-cell>
          <table:table-cell table:number-columns-repeated="3"/>
          <table:table-cell office:value-type="float" office:value="0.15146484375" calcext:value-type="float">
            <text:p>0.151</text:p>
          </table:table-cell>
          <table:table-cell office:value-type="float" office:value="0.17724609375" calcext:value-type="float">
            <text:p>0.177</text:p>
          </table:table-cell>
          <table:table-cell office:value-type="float" office:value="0.67998046875" calcext:value-type="float">
            <text:p>0.680</text:p>
          </table:table-cell>
          <table:table-cell/>
          <table:table-cell table:formula="of:=+MIN([.A573:.J573])" office:value-type="float" office:value="-0.06123046875" calcext:value-type="float">
            <text:p>-0.0612304688</text:p>
          </table:table-cell>
          <table:table-cell table:formula="of:=MAX([.A573:.J573])" office:value-type="float" office:value="0.67998046875" calcext:value-type="float">
            <text:p>0.6799804688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-0.103125" calcext:value-type="float">
            <text:p>-0.1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740234375" calcext:value-type="float">
            <text:p>0.174</text:p>
          </table:table-cell>
          <table:table-cell table:number-columns-repeated="3"/>
          <table:table-cell office:value-type="float" office:value="-0.07412109375" calcext:value-type="float">
            <text:p>-0.074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244921875" calcext:value-type="float">
            <text:p>-0.245</text:p>
          </table:table-cell>
          <table:table-cell/>
          <table:table-cell table:formula="of:=+MIN([.A574:.J574])" office:value-type="float" office:value="-0.244921875" calcext:value-type="float">
            <text:p>-0.244921875</text:p>
          </table:table-cell>
          <table:table-cell table:formula="of:=MAX([.A574:.J574])" office:value-type="float" office:value="0.1740234375" calcext:value-type="float">
            <text:p>0.1740234375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0.1740234375" calcext:value-type="float">
            <text:p>0.17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0322265625" calcext:value-type="float">
            <text:p>-0.003</text:p>
          </table:table-cell>
          <table:table-cell table:number-columns-repeated="3"/>
          <table:table-cell office:value-type="float" office:value="-0.02578125" calcext:value-type="float">
            <text:p>-0.026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42216796875" calcext:value-type="float">
            <text:p>0.422</text:p>
          </table:table-cell>
          <table:table-cell/>
          <table:table-cell table:formula="of:=+MIN([.A575:.J575])" office:value-type="float" office:value="-0.02578125" calcext:value-type="float">
            <text:p>-0.02578125</text:p>
          </table:table-cell>
          <table:table-cell table:formula="of:=MAX([.A575:.J575])" office:value-type="float" office:value="0.42216796875" calcext:value-type="float">
            <text:p>0.4221679688</text:p>
          </table:table-cell>
          <table:table-cell table:number-columns-repeated="1011"/>
        </table:table-row>
        <table:table-row table:style-name="ro1">
          <table:table-cell office:value-type="float" office:value="0.0708984375" calcext:value-type="float">
            <text:p>0.071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0.47373046875" calcext:value-type="float">
            <text:p>0.474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576:.J576])" office:value-type="float" office:value="-0.038671875" calcext:value-type="float">
            <text:p>-0.038671875</text:p>
          </table:table-cell>
          <table:table-cell table:formula="of:=MAX([.A576:.J576])" office:value-type="float" office:value="0.47373046875" calcext:value-type="float">
            <text:p>0.4737304688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0322265625" calcext:value-type="float">
            <text:p>0.003</text:p>
          </table:table-cell>
          <table:table-cell table:number-columns-repeated="3"/>
          <table:table-cell office:value-type="float" office:value="0.167578125" calcext:value-type="float">
            <text:p>0.168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3857421875" calcext:value-type="float">
            <text:p>0.139</text:p>
          </table:table-cell>
          <table:table-cell/>
          <table:table-cell table:formula="of:=+MIN([.A577:.J577])" office:value-type="float" office:value="-0.012890625" calcext:value-type="float">
            <text:p>-0.012890625</text:p>
          </table:table-cell>
          <table:table-cell table:formula="of:=MAX([.A577:.J577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0322265625" calcext:value-type="float">
            <text:p>-0.003</text:p>
          </table:table-cell>
          <table:table-cell office:value-type="float" office:value="-0.0451171875" calcext:value-type="float">
            <text:p>-0.045</text:p>
          </table:table-cell>
          <table:table-cell office:value-type="float" office:value="0.20302734375" calcext:value-type="float">
            <text:p>0.203</text:p>
          </table:table-cell>
          <table:table-cell table:number-columns-repeated="3"/>
          <table:table-cell office:value-type="float" office:value="-0.01611328125" calcext:value-type="float">
            <text:p>-0.016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20625" calcext:value-type="float">
            <text:p>-0.206</text:p>
          </table:table-cell>
          <table:table-cell/>
          <table:table-cell table:formula="of:=+MIN([.A578:.J578])" office:value-type="float" office:value="-0.20625" calcext:value-type="float">
            <text:p>-0.20625</text:p>
          </table:table-cell>
          <table:table-cell table:formula="of:=MAX([.A578:.J578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1482421875" calcext:value-type="float">
            <text:p>0.148</text:p>
          </table:table-cell>
          <table:table-cell office:value-type="float" office:value="-0.08056640625" calcext:value-type="float">
            <text:p>-0.081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6123046875" calcext:value-type="float">
            <text:p>0.061</text:p>
          </table:table-cell>
          <table:table-cell table:number-columns-repeated="3"/>
          <table:table-cell office:value-type="float" office:value="0.12568359375" calcext:value-type="float">
            <text:p>0.126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21591796875" calcext:value-type="float">
            <text:p>0.216</text:p>
          </table:table-cell>
          <table:table-cell/>
          <table:table-cell table:formula="of:=+MIN([.A579:.J579])" office:value-type="float" office:value="-0.08056640625" calcext:value-type="float">
            <text:p>-0.0805664063</text:p>
          </table:table-cell>
          <table:table-cell table:formula="of:=MAX([.A579:.J579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0.13212890625" calcext:value-type="float">
            <text:p>0.132</text:p>
          </table:table-cell>
          <table:table-cell office:value-type="float" office:value="0.21591796875" calcext:value-type="float">
            <text:p>0.216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0515625" calcext:value-type="float">
            <text:p>0.052</text:p>
          </table:table-cell>
          <table:table-cell table:number-columns-repeated="3"/>
          <table:table-cell office:value-type="float" office:value="0.09990234375" calcext:value-type="float">
            <text:p>0.10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35771484375" calcext:value-type="float">
            <text:p>-0.358</text:p>
          </table:table-cell>
          <table:table-cell/>
          <table:table-cell table:formula="of:=+MIN([.A580:.J580])" office:value-type="float" office:value="-0.35771484375" calcext:value-type="float">
            <text:p>-0.3577148438</text:p>
          </table:table-cell>
          <table:table-cell table:formula="of:=MAX([.A580:.J580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4189453125" calcext:value-type="float">
            <text:p>-0.042</text:p>
          </table:table-cell>
          <table:table-cell office:value-type="float" office:value="0.02255859375" calcext:value-type="float">
            <text:p>0.02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2568359375" calcext:value-type="float">
            <text:p>0.126</text:p>
          </table:table-cell>
          <table:table-cell table:number-columns-repeated="3"/>
          <table:table-cell office:value-type="float" office:value="0.12568359375" calcext:value-type="float">
            <text:p>0.126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15146484375" calcext:value-type="float">
            <text:p>0.151</text:p>
          </table:table-cell>
          <table:table-cell/>
          <table:table-cell table:formula="of:=+MIN([.A581:.J581])" office:value-type="float" office:value="-0.04189453125" calcext:value-type="float">
            <text:p>-0.0418945313</text:p>
          </table:table-cell>
          <table:table-cell table:formula="of:=MAX([.A581:.J581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0.3029296875" calcext:value-type="float">
            <text:p>0.303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8046875" calcext:value-type="float">
            <text:p>0.180</text:p>
          </table:table-cell>
          <table:table-cell table:number-columns-repeated="3"/>
          <table:table-cell office:value-type="float" office:value="-0.2126953125" calcext:value-type="float">
            <text:p>-0.21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27392578125" calcext:value-type="float">
            <text:p>-0.274</text:p>
          </table:table-cell>
          <table:table-cell/>
          <table:table-cell table:formula="of:=+MIN([.A582:.J582])" office:value-type="float" office:value="-0.27392578125" calcext:value-type="float">
            <text:p>-0.2739257813</text:p>
          </table:table-cell>
          <table:table-cell table:formula="of:=MAX([.A582:.J582])" office:value-type="float" office:value="0.3029296875" calcext:value-type="float">
            <text:p>0.302929687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" calcext:value-type="float">
            <text:p>0.000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38671875" calcext:value-type="float">
            <text:p>-0.039</text:p>
          </table:table-cell>
          <table:table-cell table:number-columns-repeated="3"/>
          <table:table-cell office:value-type="float" office:value="0.08701171875" calcext:value-type="float">
            <text:p>0.087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1279296875" calcext:value-type="float">
            <text:p>0.113</text:p>
          </table:table-cell>
          <table:table-cell/>
          <table:table-cell table:formula="of:=+MIN([.A583:.J583])" office:value-type="float" office:value="-0.038671875" calcext:value-type="float">
            <text:p>-0.038671875</text:p>
          </table:table-cell>
          <table:table-cell table:formula="of:=MAX([.A583:.J583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2126953125" calcext:value-type="float">
            <text:p>0.21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-0.167578125" calcext:value-type="float">
            <text:p>-0.168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12890625" calcext:value-type="float">
            <text:p>-0.013</text:p>
          </table:table-cell>
          <table:table-cell/>
          <table:table-cell table:formula="of:=+MIN([.A584:.J584])" office:value-type="float" office:value="-0.167578125" calcext:value-type="float">
            <text:p>-0.167578125</text:p>
          </table:table-cell>
          <table:table-cell table:formula="of:=MAX([.A584:.J584])" office:value-type="float" office:value="0.2126953125" calcext:value-type="float">
            <text:p>0.2126953125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4833984375" calcext:value-type="float">
            <text:p>-0.048</text:p>
          </table:table-cell>
          <table:table-cell table:number-columns-repeated="3"/>
          <table:table-cell office:value-type="float" office:value="0.11279296875" calcext:value-type="float">
            <text:p>0.113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585:.J585])" office:value-type="float" office:value="-0.05478515625" calcext:value-type="float">
            <text:p>-0.0547851563</text:p>
          </table:table-cell>
          <table:table-cell table:formula="of:=MAX([.A585:.J585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06123046875" calcext:value-type="float">
            <text:p>0.061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0322265625" calcext:value-type="float">
            <text:p>-0.003</text:p>
          </table:table-cell>
          <table:table-cell table:number-columns-repeated="3"/>
          <table:table-cell office:value-type="float" office:value="0.02578125" calcext:value-type="float">
            <text:p>0.0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586:.J586])" office:value-type="float" office:value="-0.04189453125" calcext:value-type="float">
            <text:p>-0.0418945313</text:p>
          </table:table-cell>
          <table:table-cell table:formula="of:=MAX([.A586:.J586])" office:value-type="float" office:value="0.06123046875" calcext:value-type="float">
            <text:p>0.0612304688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0" calcext:value-type="float">
            <text:p>0.000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04189453125" calcext:value-type="float">
            <text:p>0.042</text:p>
          </table:table-cell>
          <table:table-cell table:number-columns-repeated="3"/>
          <table:table-cell office:value-type="float" office:value="0.0708984375" calcext:value-type="float">
            <text:p>0.07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587:.J587])" office:value-type="float" office:value="-0.04189453125" calcext:value-type="float">
            <text:p>-0.0418945313</text:p>
          </table:table-cell>
          <table:table-cell table:formula="of:=MAX([.A587:.J587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-0.15791015625" calcext:value-type="float">
            <text:p>-0.158</text:p>
          </table:table-cell>
          <table:table-cell office:value-type="float" office:value="0.20302734375" calcext:value-type="float">
            <text:p>0.203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0.219140625" calcext:value-type="float">
            <text:p>0.219</text:p>
          </table:table-cell>
          <table:table-cell table:number-columns-repeated="3"/>
          <table:table-cell office:value-type="float" office:value="0.167578125" calcext:value-type="float">
            <text:p>0.168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588:.J588])" office:value-type="float" office:value="-0.15791015625" calcext:value-type="float">
            <text:p>-0.1579101563</text:p>
          </table:table-cell>
          <table:table-cell table:formula="of:=MAX([.A588:.J588])" office:value-type="float" office:value="0.219140625" calcext:value-type="float">
            <text:p>0.21914062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12890625" calcext:value-type="float">
            <text:p>-0.013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12890625" calcext:value-type="float">
            <text:p>-0.013</text:p>
          </table:table-cell>
          <table:table-cell table:number-columns-repeated="3"/>
          <table:table-cell office:value-type="float" office:value="-0.31259765625" calcext:value-type="float">
            <text:p>-0.313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39638671875" calcext:value-type="float">
            <text:p>0.396</text:p>
          </table:table-cell>
          <table:table-cell/>
          <table:table-cell table:formula="of:=+MIN([.A589:.J589])" office:value-type="float" office:value="-0.31259765625" calcext:value-type="float">
            <text:p>-0.3125976563</text:p>
          </table:table-cell>
          <table:table-cell table:formula="of:=MAX([.A589:.J589])" office:value-type="float" office:value="0.39638671875" calcext:value-type="float">
            <text:p>0.39638671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0.193359375" calcext:value-type="float">
            <text:p>0.193</text:p>
          </table:table-cell>
          <table:table-cell table:number-columns-repeated="3"/>
          <table:table-cell office:value-type="float" office:value="-0.103125" calcext:value-type="float">
            <text:p>-0.1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095703125" calcext:value-type="float">
            <text:p>0.110</text:p>
          </table:table-cell>
          <table:table-cell/>
          <table:table-cell table:formula="of:=+MIN([.A590:.J590])" office:value-type="float" office:value="-0.103125" calcext:value-type="float">
            <text:p>-0.103125</text:p>
          </table:table-cell>
          <table:table-cell table:formula="of:=MAX([.A590:.J590])" office:value-type="float" office:value="0.193359375" calcext:value-type="float">
            <text:p>0.193359375</text:p>
          </table:table-cell>
          <table:table-cell table:number-columns-repeated="1011"/>
        </table:table-row>
        <table:table-row table:style-name="ro1">
          <table:table-cell office:value-type="float" office:value="0.18369140625" calcext:value-type="float">
            <text:p>0.184</text:p>
          </table:table-cell>
          <table:table-cell office:value-type="float" office:value="-0.12890625" calcext:value-type="float">
            <text:p>-0.12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67578125" calcext:value-type="float">
            <text:p>0.168</text:p>
          </table:table-cell>
          <table:table-cell table:number-columns-repeated="3"/>
          <table:table-cell office:value-type="float" office:value="0.54462890625" calcext:value-type="float">
            <text:p>0.545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02255859375" calcext:value-type="float">
            <text:p>0.023</text:p>
          </table:table-cell>
          <table:table-cell/>
          <table:table-cell table:formula="of:=+MIN([.A591:.J591])" office:value-type="float" office:value="-0.12890625" calcext:value-type="float">
            <text:p>-0.12890625</text:p>
          </table:table-cell>
          <table:table-cell table:formula="of:=MAX([.A591:.J591])" office:value-type="float" office:value="0.54462890625" calcext:value-type="float">
            <text:p>0.5446289063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0.3287109375" calcext:value-type="float">
            <text:p>0.329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9013671875" calcext:value-type="float">
            <text:p>0.190</text:p>
          </table:table-cell>
          <table:table-cell table:number-columns-repeated="3"/>
          <table:table-cell office:value-type="float" office:value="-0.0515625" calcext:value-type="float">
            <text:p>-0.052</text:p>
          </table:table-cell>
          <table:table-cell table:number-columns-repeated="2" office:value-type="float" office:value="-0.0451171875" calcext:value-type="float">
            <text:p>-0.045</text:p>
          </table:table-cell>
          <table:table-cell/>
          <table:table-cell table:formula="of:=+MIN([.A592:.J592])" office:value-type="float" office:value="-0.0515625" calcext:value-type="float">
            <text:p>-0.0515625</text:p>
          </table:table-cell>
          <table:table-cell table:formula="of:=MAX([.A592:.J592])" office:value-type="float" office:value="0.3287109375" calcext:value-type="float">
            <text:p>0.328710937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12890625" calcext:value-type="float">
            <text:p>-0.129</text:p>
          </table:table-cell>
          <table:table-cell table:number-columns-repeated="3"/>
          <table:table-cell office:value-type="float" office:value="0.04833984375" calcext:value-type="float">
            <text:p>0.048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593:.J593])" office:value-type="float" office:value="-0.12890625" calcext:value-type="float">
            <text:p>-0.12890625</text:p>
          </table:table-cell>
          <table:table-cell table:formula="of:=MAX([.A593:.J593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5478515625" calcext:value-type="float">
            <text:p>0.055</text:p>
          </table:table-cell>
          <table:table-cell office:value-type="float" office:value="0.00322265625" calcext:value-type="float">
            <text:p>0.0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24169921875" calcext:value-type="float">
            <text:p>0.242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594:.J594])" office:value-type="float" office:value="-0.0515625" calcext:value-type="float">
            <text:p>-0.0515625</text:p>
          </table:table-cell>
          <table:table-cell table:formula="of:=MAX([.A594:.J594])" office:value-type="float" office:value="0.24169921875" calcext:value-type="float">
            <text:p>0.2416992188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0193359375" calcext:value-type="float">
            <text:p>0.019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451171875" calcext:value-type="float">
            <text:p>0.045</text:p>
          </table:table-cell>
          <table:table-cell table:number-columns-repeated="3"/>
          <table:table-cell office:value-type="float" office:value="0.06123046875" calcext:value-type="float">
            <text:p>0.061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595:.J595])" office:value-type="float" office:value="0.0193359375" calcext:value-type="float">
            <text:p>0.0193359375</text:p>
          </table:table-cell>
          <table:table-cell table:formula="of:=MAX([.A595:.J595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3544921875" calcext:value-type="float">
            <text:p>0.035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9013671875" calcext:value-type="float">
            <text:p>0.190</text:p>
          </table:table-cell>
          <table:table-cell table:number-columns-repeated="3"/>
          <table:table-cell office:value-type="float" office:value="0.26748046875" calcext:value-type="float">
            <text:p>0.267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18369140625" calcext:value-type="float">
            <text:p>-0.184</text:p>
          </table:table-cell>
          <table:table-cell/>
          <table:table-cell table:formula="of:=+MIN([.A596:.J596])" office:value-type="float" office:value="-0.18369140625" calcext:value-type="float">
            <text:p>-0.1836914063</text:p>
          </table:table-cell>
          <table:table-cell table:formula="of:=MAX([.A596:.J596])" office:value-type="float" office:value="0.26748046875" calcext:value-type="float">
            <text:p>0.2674804688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3857421875" calcext:value-type="float">
            <text:p>0.139</text:p>
          </table:table-cell>
          <table:table-cell office:value-type="float" office:value="0.012890625" calcext:value-type="float">
            <text:p>0.013</text:p>
          </table:table-cell>
          <table:table-cell table:number-columns-repeated="3"/>
          <table:table-cell office:value-type="float" office:value="0.20947265625" calcext:value-type="float">
            <text:p>0.209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0322265625" calcext:value-type="float">
            <text:p>-0.003</text:p>
          </table:table-cell>
          <table:table-cell/>
          <table:table-cell table:formula="of:=+MIN([.A597:.J597])" office:value-type="float" office:value="-0.04833984375" calcext:value-type="float">
            <text:p>-0.0483398438</text:p>
          </table:table-cell>
          <table:table-cell table:formula="of:=MAX([.A597:.J597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0.10634765625" calcext:value-type="float">
            <text:p>0.106</text:p>
          </table:table-cell>
          <table:table-cell office:value-type="float" office:value="0.25458984375" calcext:value-type="float">
            <text:p>0.255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10634765625" calcext:value-type="float">
            <text:p>0.106</text:p>
          </table:table-cell>
          <table:table-cell table:number-columns-repeated="3"/>
          <table:table-cell office:value-type="float" office:value="0.10634765625" calcext:value-type="float">
            <text:p>0.106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5478515625" calcext:value-type="float">
            <text:p>0.055</text:p>
          </table:table-cell>
          <table:table-cell/>
          <table:table-cell table:formula="of:=+MIN([.A598:.J598])" office:value-type="float" office:value="-0.04833984375" calcext:value-type="float">
            <text:p>-0.0483398438</text:p>
          </table:table-cell>
          <table:table-cell table:formula="of:=MAX([.A598:.J598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1353515625" calcext:value-type="float">
            <text:p>-0.135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-0.0064453125" calcext:value-type="float">
            <text:p>-0.006</text:p>
          </table:table-cell>
          <table:table-cell table:number-columns-repeated="3"/>
          <table:table-cell office:value-type="float" office:value="0.03544921875" calcext:value-type="float">
            <text:p>0.035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1353515625" calcext:value-type="float">
            <text:p>-0.135</text:p>
          </table:table-cell>
          <table:table-cell/>
          <table:table-cell table:formula="of:=+MIN([.A599:.J599])" office:value-type="float" office:value="-0.1353515625" calcext:value-type="float">
            <text:p>-0.1353515625</text:p>
          </table:table-cell>
          <table:table-cell table:formula="of:=MAX([.A599:.J599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-0.0193359375" calcext:value-type="float">
            <text:p>-0.019</text:p>
          </table:table-cell>
          <table:table-cell office:value-type="float" office:value="0.116015625" calcext:value-type="float">
            <text:p>0.11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1611328125" calcext:value-type="float">
            <text:p>-0.016</text:p>
          </table:table-cell>
          <table:table-cell table:number-columns-repeated="3"/>
          <table:table-cell office:value-type="float" office:value="0.00322265625" calcext:value-type="float">
            <text:p>0.003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4189453125" calcext:value-type="float">
            <text:p>-0.042</text:p>
          </table:table-cell>
          <table:table-cell/>
          <table:table-cell table:formula="of:=+MIN([.A600:.J600])" office:value-type="float" office:value="-0.04189453125" calcext:value-type="float">
            <text:p>-0.0418945313</text:p>
          </table:table-cell>
          <table:table-cell table:formula="of:=MAX([.A600:.J600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 office:value-type="float" office:value="-0.07734375" calcext:value-type="float">
            <text:p>-0.077</text:p>
          </table:table-cell>
          <table:table-cell office:value-type="float" office:value="-0.01611328125" calcext:value-type="float">
            <text:p>-0.016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0.09990234375" calcext:value-type="float">
            <text:p>0.100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0.1224609375" calcext:value-type="float">
            <text:p>0.122</text:p>
          </table:table-cell>
          <table:table-cell/>
          <table:table-cell table:formula="of:=+MIN([.A601:.J601])" office:value-type="float" office:value="-0.07734375" calcext:value-type="float">
            <text:p>-0.07734375</text:p>
          </table:table-cell>
          <table:table-cell table:formula="of:=MAX([.A601:.J601])" office:value-type="float" office:value="0.15146484375" calcext:value-type="float">
            <text:p>0.1514648438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-0.15791015625" calcext:value-type="float">
            <text:p>-0.158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-0.0837890625" calcext:value-type="float">
            <text:p>-0.084</text:p>
          </table:table-cell>
          <table:table-cell table:number-columns-repeated="3"/>
          <table:table-cell office:value-type="float" office:value="-0.0515625" calcext:value-type="float">
            <text:p>-0.052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0.09990234375" calcext:value-type="float">
            <text:p>0.100</text:p>
          </table:table-cell>
          <table:table-cell/>
          <table:table-cell table:formula="of:=+MIN([.A602:.J602])" office:value-type="float" office:value="-0.15791015625" calcext:value-type="float">
            <text:p>-0.1579101563</text:p>
          </table:table-cell>
          <table:table-cell table:formula="of:=MAX([.A602:.J602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 office:value-type="float" office:value="-0.20625" calcext:value-type="float">
            <text:p>-0.206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8056640625" calcext:value-type="float">
            <text:p>0.08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2890625" calcext:value-type="float">
            <text:p>0.129</text:p>
          </table:table-cell>
          <table:table-cell/>
          <table:table-cell table:formula="of:=+MIN([.A603:.J603])" office:value-type="float" office:value="-0.20625" calcext:value-type="float">
            <text:p>-0.20625</text:p>
          </table:table-cell>
          <table:table-cell table:formula="of:=MAX([.A603:.J603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13212890625" calcext:value-type="float">
            <text:p>0.132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3212890625" calcext:value-type="float">
            <text:p>0.132</text:p>
          </table:table-cell>
          <table:table-cell table:number-columns-repeated="3"/>
          <table:table-cell office:value-type="float" office:value="-0.0064453125" calcext:value-type="float">
            <text:p>-0.006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2900390625" calcext:value-type="float">
            <text:p>-0.029</text:p>
          </table:table-cell>
          <table:table-cell/>
          <table:table-cell table:formula="of:=+MIN([.A604:.J604])" office:value-type="float" office:value="-0.0515625" calcext:value-type="float">
            <text:p>-0.0515625</text:p>
          </table:table-cell>
          <table:table-cell table:formula="of:=MAX([.A604:.J604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00966796875" calcext:value-type="float">
            <text:p>0.010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-0.04189453125" calcext:value-type="float">
            <text:p>-0.042</text:p>
          </table:table-cell>
          <table:table-cell table:number-columns-repeated="3"/>
          <table:table-cell office:value-type="float" office:value="0.37060546875" calcext:value-type="float">
            <text:p>0.37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+MIN([.A605:.J605])" office:value-type="float" office:value="-0.04189453125" calcext:value-type="float">
            <text:p>-0.0418945313</text:p>
          </table:table-cell>
          <table:table-cell table:formula="of:=MAX([.A605:.J605])" office:value-type="float" office:value="0.37060546875" calcext:value-type="float">
            <text:p>0.3706054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-0.116015625" calcext:value-type="float">
            <text:p>-0.116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13857421875" calcext:value-type="float">
            <text:p>0.139</text:p>
          </table:table-cell>
          <table:table-cell/>
          <table:table-cell table:formula="of:=+MIN([.A606:.J606])" office:value-type="float" office:value="-0.116015625" calcext:value-type="float">
            <text:p>-0.116015625</text:p>
          </table:table-cell>
          <table:table-cell table:formula="of:=MAX([.A606:.J606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-0.0580078125" calcext:value-type="float">
            <text:p>-0.058</text:p>
          </table:table-cell>
          <table:table-cell office:value-type="float" office:value="0.1224609375" calcext:value-type="float">
            <text:p>0.122</text:p>
          </table:table-cell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0.167578125" calcext:value-type="float">
            <text:p>0.168</text:p>
          </table:table-cell>
          <table:table-cell office:value-type="float" office:value="0.1611328125" calcext:value-type="float">
            <text:p>0.161</text:p>
          </table:table-cell>
          <table:table-cell office:value-type="float" office:value="0.1546875" calcext:value-type="float">
            <text:p>0.155</text:p>
          </table:table-cell>
          <table:table-cell/>
          <table:table-cell table:formula="of:=+MIN([.A607:.J607])" office:value-type="float" office:value="-0.0580078125" calcext:value-type="float">
            <text:p>-0.0580078125</text:p>
          </table:table-cell>
          <table:table-cell table:formula="of:=MAX([.A607:.J607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0322265625" calcext:value-type="float">
            <text:p>0.003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-0.2578125" calcext:value-type="float">
            <text:p>-0.258</text:p>
          </table:table-cell>
          <table:table-cell/>
          <table:table-cell table:formula="of:=+MIN([.A608:.J608])" office:value-type="float" office:value="-0.2578125" calcext:value-type="float">
            <text:p>-0.2578125</text:p>
          </table:table-cell>
          <table:table-cell table:formula="of:=MAX([.A608:.J608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-0.04189453125" calcext:value-type="float">
            <text:p>-0.042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90234375" calcext:value-type="float">
            <text:p>0.090</text:p>
          </table:table-cell>
          <table:table-cell table:number-columns-repeated="3"/>
          <table:table-cell office:value-type="float" office:value="0.04189453125" calcext:value-type="float">
            <text:p>0.042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0.08056640625" calcext:value-type="float">
            <text:p>0.081</text:p>
          </table:table-cell>
          <table:table-cell/>
          <table:table-cell table:formula="of:=+MIN([.A609:.J609])" office:value-type="float" office:value="-0.04189453125" calcext:value-type="float">
            <text:p>-0.0418945313</text:p>
          </table:table-cell>
          <table:table-cell table:formula="of:=MAX([.A609:.J609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8701171875" calcext:value-type="float">
            <text:p>0.087</text:p>
          </table:table-cell>
          <table:table-cell office:value-type="float" office:value="0.12568359375" calcext:value-type="float">
            <text:p>0.126</text:p>
          </table:table-cell>
          <table:table-cell office:value-type="float" office:value="-0.064453125" calcext:value-type="float">
            <text:p>-0.064</text:p>
          </table:table-cell>
          <table:table-cell office:value-type="float" office:value="0.14501953125" calcext:value-type="float">
            <text:p>0.145</text:p>
          </table:table-cell>
          <table:table-cell table:number-columns-repeated="3"/>
          <table:table-cell office:value-type="float" office:value="0.09990234375" calcext:value-type="float">
            <text:p>0.100</text:p>
          </table:table-cell>
          <table:table-cell office:value-type="float" office:value="-0.0322265625" calcext:value-type="float">
            <text:p>-0.032</text:p>
          </table:table-cell>
          <table:table-cell office:value-type="float" office:value="-0.0580078125" calcext:value-type="float">
            <text:p>-0.058</text:p>
          </table:table-cell>
          <table:table-cell/>
          <table:table-cell table:formula="of:=+MIN([.A610:.J610])" office:value-type="float" office:value="-0.064453125" calcext:value-type="float">
            <text:p>-0.064453125</text:p>
          </table:table-cell>
          <table:table-cell table:formula="of:=MAX([.A610:.J610])" office:value-type="float" office:value="0.14501953125" calcext:value-type="float">
            <text:p>0.1450195313</text:p>
          </table:table-cell>
          <table:table-cell table:number-columns-repeated="1011"/>
        </table:table-row>
        <table:table-row table:style-name="ro1">
          <table:table-cell office:value-type="float" office:value="-0.038671875" calcext:value-type="float">
            <text:p>-0.039</text:p>
          </table:table-cell>
          <table:table-cell office:value-type="float" office:value="0.038671875" calcext:value-type="float">
            <text:p>0.039</text:p>
          </table:table-cell>
          <table:table-cell office:value-type="float" office:value="0.11279296875" calcext:value-type="float">
            <text:p>0.113</text:p>
          </table:table-cell>
          <table:table-cell office:value-type="float" office:value="0.0580078125" calcext:value-type="float">
            <text:p>0.058</text:p>
          </table:table-cell>
          <table:table-cell table:number-columns-repeated="3"/>
          <table:table-cell office:value-type="float" office:value="-0.012890625" calcext:value-type="float">
            <text:p>-0.013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611:.J611])" office:value-type="float" office:value="-0.038671875" calcext:value-type="float">
            <text:p>-0.038671875</text:p>
          </table:table-cell>
          <table:table-cell table:formula="of:=MAX([.A611:.J611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0.064453125" calcext:value-type="float">
            <text:p>0.064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0.00966796875" calcext:value-type="float">
            <text:p>0.010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612:.J612])" office:value-type="float" office:value="-0.038671875" calcext:value-type="float">
            <text:p>-0.038671875</text:p>
          </table:table-cell>
          <table:table-cell table:formula="of:=MAX([.A612:.J612])" office:value-type="float" office:value="0.064453125" calcext:value-type="float">
            <text:p>0.06445312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3"/>
          <table:table-cell office:value-type="float" office:value="-0.06767578125" calcext:value-type="float">
            <text:p>-0.068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-0.116015625" calcext:value-type="float">
            <text:p>-0.116</text:p>
          </table:table-cell>
          <table:table-cell/>
          <table:table-cell table:formula="of:=+MIN([.A613:.J613])" office:value-type="float" office:value="-0.116015625" calcext:value-type="float">
            <text:p>-0.116015625</text:p>
          </table:table-cell>
          <table:table-cell table:formula="of:=MAX([.A613:.J613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103125" calcext:value-type="float">
            <text:p>0.103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0966796875" calcext:value-type="float">
            <text:p>0.010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17724609375" calcext:value-type="float">
            <text:p>-0.177</text:p>
          </table:table-cell>
          <table:table-cell/>
          <table:table-cell table:formula="of:=+MIN([.A614:.J614])" office:value-type="float" office:value="-0.17724609375" calcext:value-type="float">
            <text:p>-0.1772460938</text:p>
          </table:table-cell>
          <table:table-cell table:formula="of:=MAX([.A614:.J614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0064453125" calcext:value-type="float">
            <text:p>0.006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-0.090234375" calcext:value-type="float">
            <text:p>-0.090</text:p>
          </table:table-cell>
          <table:table-cell table:number-columns-repeated="3"/>
          <table:table-cell office:value-type="float" office:value="0.08701171875" calcext:value-type="float">
            <text:p>0.087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08056640625" calcext:value-type="float">
            <text:p>0.081</text:p>
          </table:table-cell>
          <table:table-cell/>
          <table:table-cell table:formula="of:=+MIN([.A615:.J615])" office:value-type="float" office:value="-0.090234375" calcext:value-type="float">
            <text:p>-0.090234375</text:p>
          </table:table-cell>
          <table:table-cell table:formula="of:=MAX([.A615:.J615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8701171875" calcext:value-type="float">
            <text:p>0.087</text:p>
          </table:table-cell>
          <table:table-cell table:number-columns-repeated="3"/>
          <table:table-cell office:value-type="float" office:value="0.0708984375" calcext:value-type="float">
            <text:p>0.071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12890625" calcext:value-type="float">
            <text:p>-0.129</text:p>
          </table:table-cell>
          <table:table-cell/>
          <table:table-cell table:formula="of:=+MIN([.A616:.J616])" office:value-type="float" office:value="-0.12890625" calcext:value-type="float">
            <text:p>-0.12890625</text:p>
          </table:table-cell>
          <table:table-cell table:formula="of:=MAX([.A616:.J61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1611328125" calcext:value-type="float">
            <text:p>-0.016</text:p>
          </table:table-cell>
          <table:table-cell/>
          <table:table-cell office:value-type="float" office:value="-0.09990234375" calcext:value-type="float">
            <text:p>-0.100</text:p>
          </table:table-cell>
          <table:table-cell table:number-columns-repeated="3"/>
          <table:table-cell office:value-type="float" office:value="0.06123046875" calcext:value-type="float">
            <text:p>0.06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6435546875" calcext:value-type="float">
            <text:p>0.164</text:p>
          </table:table-cell>
          <table:table-cell/>
          <table:table-cell table:formula="of:=+MIN([.A617:.J617])" office:value-type="float" office:value="-0.09990234375" calcext:value-type="float">
            <text:p>-0.0999023438</text:p>
          </table:table-cell>
          <table:table-cell table:formula="of:=MAX([.A617:.J617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7412109375" calcext:value-type="float">
            <text:p>0.074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0.20302734375" calcext:value-type="float">
            <text:p>0.203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0322265625" calcext:value-type="float">
            <text:p>-0.032</text:p>
          </table:table-cell>
          <table:table-cell/>
          <table:table-cell table:formula="of:=+MIN([.A618:.J618])" office:value-type="float" office:value="-0.04189453125" calcext:value-type="float">
            <text:p>-0.0418945313</text:p>
          </table:table-cell>
          <table:table-cell table:formula="of:=MAX([.A618:.J618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0.2513671875" calcext:value-type="float">
            <text:p>0.251</text:p>
          </table:table-cell>
          <table:table-cell/>
          <table:table-cell office:value-type="float" office:value="-0.00322265625" calcext:value-type="float">
            <text:p>-0.003</text:p>
          </table:table-cell>
          <table:table-cell table:number-columns-repeated="3"/>
          <table:table-cell office:value-type="float" office:value="-0.08056640625" calcext:value-type="float">
            <text:p>-0.081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07734375" calcext:value-type="float">
            <text:p>0.077</text:p>
          </table:table-cell>
          <table:table-cell/>
          <table:table-cell table:formula="of:=+MIN([.A619:.J619])" office:value-type="float" office:value="-0.08056640625" calcext:value-type="float">
            <text:p>-0.0805664063</text:p>
          </table:table-cell>
          <table:table-cell table:formula="of:=MAX([.A619:.J619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0.01611328125" calcext:value-type="float">
            <text:p>0.016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-0.012890625" calcext:value-type="float">
            <text:p>-0.013</text:p>
          </table:table-cell>
          <table:table-cell table:number-columns-repeated="3"/>
          <table:table-cell office:value-type="float" office:value="-0.43828125" calcext:value-type="float">
            <text:p>-0.438</text:p>
          </table:table-cell>
          <table:table-cell office:value-type="float" office:value="-0.04189453125" calcext:value-type="float">
            <text:p>-0.042</text:p>
          </table:table-cell>
          <table:table-cell office:value-type="float" office:value="-0.23525390625" calcext:value-type="float">
            <text:p>-0.235</text:p>
          </table:table-cell>
          <table:table-cell/>
          <table:table-cell table:formula="of:=+MIN([.A620:.J620])" office:value-type="float" office:value="-0.43828125" calcext:value-type="float">
            <text:p>-0.43828125</text:p>
          </table:table-cell>
          <table:table-cell table:formula="of:=MAX([.A620:.J620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05478515625" calcext:value-type="float">
            <text:p>0.055</text:p>
          </table:table-cell>
          <table:table-cell/>
          <table:table-cell office:value-type="float" office:value="-0.012890625" calcext:value-type="float">
            <text:p>-0.013</text:p>
          </table:table-cell>
          <table:table-cell table:number-columns-repeated="3"/>
          <table:table-cell office:value-type="float" office:value="-0.08056640625" calcext:value-type="float">
            <text:p>-0.081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0.116015625" calcext:value-type="float">
            <text:p>0.116</text:p>
          </table:table-cell>
          <table:table-cell/>
          <table:table-cell table:formula="of:=+MIN([.A621:.J621])" office:value-type="float" office:value="-0.08056640625" calcext:value-type="float">
            <text:p>-0.0805664063</text:p>
          </table:table-cell>
          <table:table-cell table:formula="of:=MAX([.A621:.J621])" office:value-type="float" office:value="0.15146484375" calcext:value-type="float">
            <text:p>0.1514648438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1482421875" calcext:value-type="float">
            <text:p>0.148</text:p>
          </table:table-cell>
          <table:table-cell table:number-columns-repeated="3"/>
          <table:table-cell office:value-type="float" office:value="0.0580078125" calcext:value-type="float">
            <text:p>0.058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622:.J622])" office:value-type="float" office:value="-0.04833984375" calcext:value-type="float">
            <text:p>-0.0483398438</text:p>
          </table:table-cell>
          <table:table-cell table:formula="of:=MAX([.A622:.J622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-0.10634765625" calcext:value-type="float">
            <text:p>-0.106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2578125" calcext:value-type="float">
            <text:p>-0.026</text:p>
          </table:table-cell>
          <table:table-cell table:number-columns-repeated="3"/>
          <table:table-cell office:value-type="float" office:value="0.038671875" calcext:value-type="float">
            <text:p>0.039</text:p>
          </table:table-cell>
          <table:table-cell office:value-type="float" office:value="0.15146484375" calcext:value-type="float">
            <text:p>0.151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623:.J623])" office:value-type="float" office:value="-0.10634765625" calcext:value-type="float">
            <text:p>-0.1063476563</text:p>
          </table:table-cell>
          <table:table-cell table:formula="of:=MAX([.A623:.J623])" office:value-type="float" office:value="0.15146484375" calcext:value-type="float">
            <text:p>0.1514648438</text:p>
          </table:table-cell>
          <table:table-cell table:number-columns-repeated="1011"/>
        </table:table-row>
        <table:table-row table:style-name="ro1">
          <table:table-cell office:value-type="float" office:value="0.038671875" calcext:value-type="float">
            <text:p>0.039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-0.12568359375" calcext:value-type="float">
            <text:p>-0.1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624:.J624])" office:value-type="float" office:value="-0.12568359375" calcext:value-type="float">
            <text:p>-0.1256835938</text:p>
          </table:table-cell>
          <table:table-cell table:formula="of:=MAX([.A624:.J624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17724609375" calcext:value-type="float">
            <text:p>-0.177</text:p>
          </table:table-cell>
          <table:table-cell/>
          <table:table-cell office:value-type="float" office:value="-0.18369140625" calcext:value-type="float">
            <text:p>-0.184</text:p>
          </table:table-cell>
          <table:table-cell table:number-columns-repeated="3"/>
          <table:table-cell office:value-type="float" office:value="0.31904296875" calcext:value-type="float">
            <text:p>0.319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04189453125" calcext:value-type="float">
            <text:p>0.042</text:p>
          </table:table-cell>
          <table:table-cell/>
          <table:table-cell table:formula="of:=+MIN([.A625:.J625])" office:value-type="float" office:value="-0.18369140625" calcext:value-type="float">
            <text:p>-0.1836914063</text:p>
          </table:table-cell>
          <table:table-cell table:formula="of:=MAX([.A625:.J625])" office:value-type="float" office:value="0.31904296875" calcext:value-type="float">
            <text:p>0.319042968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0966796875" calcext:value-type="float">
            <text:p>0.097</text:p>
          </table:table-cell>
          <table:table-cell/>
          <table:table-cell office:value-type="float" office:value="0.10634765625" calcext:value-type="float">
            <text:p>0.106</text:p>
          </table:table-cell>
          <table:table-cell table:number-columns-repeated="3"/>
          <table:table-cell office:value-type="float" office:value="0.12568359375" calcext:value-type="float">
            <text:p>0.1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6767578125" calcext:value-type="float">
            <text:p>-0.068</text:p>
          </table:table-cell>
          <table:table-cell/>
          <table:table-cell table:formula="of:=+MIN([.A626:.J626])" office:value-type="float" office:value="-0.06767578125" calcext:value-type="float">
            <text:p>-0.0676757813</text:p>
          </table:table-cell>
          <table:table-cell table:formula="of:=MAX([.A626:.J62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02900390625" calcext:value-type="float">
            <text:p>0.029</text:p>
          </table:table-cell>
          <table:table-cell/>
          <table:table-cell office:value-type="float" office:value="0.2513671875" calcext:value-type="float">
            <text:p>0.251</text:p>
          </table:table-cell>
          <table:table-cell table:number-columns-repeated="3"/>
          <table:table-cell office:value-type="float" office:value="0.1224609375" calcext:value-type="float">
            <text:p>0.122</text:p>
          </table:table-cell>
          <table:table-cell office:value-type="float" office:value="0.141796875" calcext:value-type="float">
            <text:p>0.142</text:p>
          </table:table-cell>
          <table:table-cell office:value-type="float" office:value="0.18046875" calcext:value-type="float">
            <text:p>0.180</text:p>
          </table:table-cell>
          <table:table-cell/>
          <table:table-cell table:formula="of:=+MIN([.A627:.J627])" office:value-type="float" office:value="0" calcext:value-type="float">
            <text:p>0</text:p>
          </table:table-cell>
          <table:table-cell table:formula="of:=MAX([.A627:.J627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0.08056640625" calcext:value-type="float">
            <text:p>0.081</text:p>
          </table:table-cell>
          <table:table-cell office:value-type="float" office:value="0.09990234375" calcext:value-type="float">
            <text:p>0.100</text:p>
          </table:table-cell>
          <table:table-cell/>
          <table:table-cell office:value-type="float" office:value="0.12568359375" calcext:value-type="float">
            <text:p>0.126</text:p>
          </table:table-cell>
          <table:table-cell table:number-columns-repeated="3"/>
          <table:table-cell office:value-type="float" office:value="0.09345703125" calcext:value-type="float">
            <text:p>0.093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93359375" calcext:value-type="float">
            <text:p>0.193</text:p>
          </table:table-cell>
          <table:table-cell/>
          <table:table-cell table:formula="of:=+MIN([.A628:.J628])" office:value-type="float" office:value="-0.0515625" calcext:value-type="float">
            <text:p>-0.0515625</text:p>
          </table:table-cell>
          <table:table-cell table:formula="of:=MAX([.A628:.J628])" office:value-type="float" office:value="0.193359375" calcext:value-type="float">
            <text:p>0.19335937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6767578125" calcext:value-type="float">
            <text:p>-0.068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46083984375" calcext:value-type="float">
            <text:p>0.461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6380859375" calcext:value-type="float">
            <text:p>0.638</text:p>
          </table:table-cell>
          <table:table-cell/>
          <table:table-cell table:formula="of:=+MIN([.A629:.J629])" office:value-type="float" office:value="-0.06767578125" calcext:value-type="float">
            <text:p>-0.0676757813</text:p>
          </table:table-cell>
          <table:table-cell table:formula="of:=MAX([.A629:.J629])" office:value-type="float" office:value="0.6380859375" calcext:value-type="float">
            <text:p>0.6380859375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12568359375" calcext:value-type="float">
            <text:p>0.126</text:p>
          </table:table-cell>
          <table:table-cell table:number-columns-repeated="3"/>
          <table:table-cell office:value-type="float" office:value="-0.141796875" calcext:value-type="float">
            <text:p>-0.142</text:p>
          </table:table-cell>
          <table:table-cell office:value-type="float" office:value="-0.05478515625" calcext:value-type="float">
            <text:p>-0.055</text:p>
          </table:table-cell>
          <table:table-cell office:value-type="float" office:value="0.00322265625" calcext:value-type="float">
            <text:p>0.003</text:p>
          </table:table-cell>
          <table:table-cell/>
          <table:table-cell table:formula="of:=+MIN([.A630:.J630])" office:value-type="float" office:value="-0.141796875" calcext:value-type="float">
            <text:p>-0.141796875</text:p>
          </table:table-cell>
          <table:table-cell table:formula="of:=MAX([.A630:.J630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-0.02578125" calcext:value-type="float">
            <text:p>-0.026</text:p>
          </table:table-cell>
          <table:table-cell office:value-type="float" office:value="-0.0580078125" calcext:value-type="float">
            <text:p>-0.058</text:p>
          </table:table-cell>
          <table:table-cell/>
          <table:table-cell office:value-type="float" office:value="-0.04189453125" calcext:value-type="float">
            <text:p>-0.042</text:p>
          </table:table-cell>
          <table:table-cell table:number-columns-repeated="3"/>
          <table:table-cell office:value-type="float" office:value="0.012890625" calcext:value-type="float">
            <text:p>0.013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167578125" calcext:value-type="float">
            <text:p>0.168</text:p>
          </table:table-cell>
          <table:table-cell/>
          <table:table-cell table:formula="of:=+MIN([.A631:.J631])" office:value-type="float" office:value="-0.0580078125" calcext:value-type="float">
            <text:p>-0.0580078125</text:p>
          </table:table-cell>
          <table:table-cell table:formula="of:=MAX([.A631:.J631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193359375" calcext:value-type="float">
            <text:p>0.019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1224609375" calcext:value-type="float">
            <text:p>0.122</text:p>
          </table:table-cell>
          <table:table-cell table:number-columns-repeated="3"/>
          <table:table-cell office:value-type="float" office:value="-0.090234375" calcext:value-type="float">
            <text:p>-0.090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0322265625" calcext:value-type="float">
            <text:p>-0.003</text:p>
          </table:table-cell>
          <table:table-cell/>
          <table:table-cell table:formula="of:=+MIN([.A632:.J632])" office:value-type="float" office:value="-0.090234375" calcext:value-type="float">
            <text:p>-0.090234375</text:p>
          </table:table-cell>
          <table:table-cell table:formula="of:=MAX([.A632:.J632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13857421875" calcext:value-type="float">
            <text:p>0.139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-0.0515625" calcext:value-type="float">
            <text:p>-0.052</text:p>
          </table:table-cell>
          <table:table-cell table:number-columns-repeated="3"/>
          <table:table-cell office:value-type="float" office:value="0.3544921875" calcext:value-type="float">
            <text:p>0.354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012890625" calcext:value-type="float">
            <text:p>0.013</text:p>
          </table:table-cell>
          <table:table-cell/>
          <table:table-cell table:formula="of:=+MIN([.A633:.J633])" office:value-type="float" office:value="-0.0515625" calcext:value-type="float">
            <text:p>-0.0515625</text:p>
          </table:table-cell>
          <table:table-cell table:formula="of:=MAX([.A633:.J633])" office:value-type="float" office:value="0.3544921875" calcext:value-type="float">
            <text:p>0.3544921875</text:p>
          </table:table-cell>
          <table:table-cell table:number-columns-repeated="1011"/>
        </table:table-row>
        <table:table-row table:style-name="ro1">
          <table:table-cell office:value-type="float" office:value="0.06123046875" calcext:value-type="float">
            <text:p>0.061</text:p>
          </table:table-cell>
          <table:table-cell office:value-type="float" office:value="0.13212890625" calcext:value-type="float">
            <text:p>0.132</text:p>
          </table:table-cell>
          <table:table-cell/>
          <table:table-cell office:value-type="float" office:value="0.15791015625" calcext:value-type="float">
            <text:p>0.158</text:p>
          </table:table-cell>
          <table:table-cell table:number-columns-repeated="3"/>
          <table:table-cell office:value-type="float" office:value="0.064453125" calcext:value-type="float">
            <text:p>0.064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451171875" calcext:value-type="float">
            <text:p>-0.045</text:p>
          </table:table-cell>
          <table:table-cell/>
          <table:table-cell table:formula="of:=+MIN([.A634:.J634])" office:value-type="float" office:value="-0.0515625" calcext:value-type="float">
            <text:p>-0.0515625</text:p>
          </table:table-cell>
          <table:table-cell table:formula="of:=MAX([.A634:.J634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2900390625" calcext:value-type="float">
            <text:p>0.029</text:p>
          </table:table-cell>
          <table:table-cell office:value-type="float" office:value="-0.08056640625" calcext:value-type="float">
            <text:p>-0.081</text:p>
          </table:table-cell>
          <table:table-cell/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90234375" calcext:value-type="float">
            <text:p>0.090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5865234375" calcext:value-type="float">
            <text:p>0.587</text:p>
          </table:table-cell>
          <table:table-cell/>
          <table:table-cell table:formula="of:=+MIN([.A635:.J635])" office:value-type="float" office:value="-0.08056640625" calcext:value-type="float">
            <text:p>-0.0805664063</text:p>
          </table:table-cell>
          <table:table-cell table:formula="of:=MAX([.A635:.J635])" office:value-type="float" office:value="0.5865234375" calcext:value-type="float">
            <text:p>0.5865234375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0.07412109375" calcext:value-type="float">
            <text:p>0.074</text:p>
          </table:table-cell>
          <table:table-cell/>
          <table:table-cell office:value-type="float" office:value="0.141796875" calcext:value-type="float">
            <text:p>0.142</text:p>
          </table:table-cell>
          <table:table-cell table:number-columns-repeated="3"/>
          <table:table-cell office:value-type="float" office:value="-0.01611328125" calcext:value-type="float">
            <text:p>-0.016</text:p>
          </table:table-cell>
          <table:table-cell office:value-type="float" office:value="-0.038671875" calcext:value-type="float">
            <text:p>-0.039</text:p>
          </table:table-cell>
          <table:table-cell office:value-type="float" office:value="-0.06767578125" calcext:value-type="float">
            <text:p>-0.068</text:p>
          </table:table-cell>
          <table:table-cell/>
          <table:table-cell table:formula="of:=+MIN([.A636:.J636])" office:value-type="float" office:value="-0.06767578125" calcext:value-type="float">
            <text:p>-0.0676757813</text:p>
          </table:table-cell>
          <table:table-cell table:formula="of:=MAX([.A636:.J636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-0.02255859375" calcext:value-type="float">
            <text:p>-0.023</text:p>
          </table:table-cell>
          <table:table-cell table:number-columns-repeated="3"/>
          <table:table-cell office:value-type="float" office:value="-0.0451171875" calcext:value-type="float">
            <text:p>-0.045</text:p>
          </table:table-cell>
          <table:table-cell office:value-type="float" office:value="0.16435546875" calcext:value-type="float">
            <text:p>0.164</text:p>
          </table:table-cell>
          <table:table-cell office:value-type="float" office:value="0.07412109375" calcext:value-type="float">
            <text:p>0.074</text:p>
          </table:table-cell>
          <table:table-cell/>
          <table:table-cell table:formula="of:=+MIN([.A637:.J637])" office:value-type="float" office:value="-0.064453125" calcext:value-type="float">
            <text:p>-0.064453125</text:p>
          </table:table-cell>
          <table:table-cell table:formula="of:=MAX([.A637:.J637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090234375" calcext:value-type="float">
            <text:p>0.090</text:p>
          </table:table-cell>
          <table:table-cell office:value-type="float" office:value="0.07734375" calcext:value-type="float">
            <text:p>0.077</text:p>
          </table:table-cell>
          <table:table-cell/>
          <table:table-cell office:value-type="float" office:value="0.16435546875" calcext:value-type="float">
            <text:p>0.164</text:p>
          </table:table-cell>
          <table:table-cell table:number-columns-repeated="3"/>
          <table:table-cell office:value-type="float" office:value="-0.05478515625" calcext:value-type="float">
            <text:p>-0.055</text:p>
          </table:table-cell>
          <table:table-cell office:value-type="float" office:value="-0.02578125" calcext:value-type="float">
            <text:p>-0.026</text:p>
          </table:table-cell>
          <table:table-cell office:value-type="float" office:value="-0.07734375" calcext:value-type="float">
            <text:p>-0.077</text:p>
          </table:table-cell>
          <table:table-cell/>
          <table:table-cell table:formula="of:=+MIN([.A638:.J638])" office:value-type="float" office:value="-0.07734375" calcext:value-type="float">
            <text:p>-0.07734375</text:p>
          </table:table-cell>
          <table:table-cell table:formula="of:=MAX([.A638:.J638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-0.04833984375" calcext:value-type="float">
            <text:p>-0.048</text:p>
          </table:table-cell>
          <table:table-cell table:number-columns-repeated="3"/>
          <table:table-cell office:value-type="float" office:value="0.193359375" calcext:value-type="float">
            <text:p>0.193</text:p>
          </table:table-cell>
          <table:table-cell office:value-type="float" office:value="0.17080078125" calcext:value-type="float">
            <text:p>0.171</text:p>
          </table:table-cell>
          <table:table-cell office:value-type="float" office:value="0.15791015625" calcext:value-type="float">
            <text:p>0.158</text:p>
          </table:table-cell>
          <table:table-cell/>
          <table:table-cell table:formula="of:=+MIN([.A639:.J639])" office:value-type="float" office:value="-0.0515625" calcext:value-type="float">
            <text:p>-0.0515625</text:p>
          </table:table-cell>
          <table:table-cell table:formula="of:=MAX([.A639:.J639])" office:value-type="float" office:value="0.193359375" calcext:value-type="float">
            <text:p>0.193359375</text:p>
          </table:table-cell>
          <table:table-cell table:number-columns-repeated="1011"/>
        </table:table-row>
        <table:table-row table:style-name="ro1">
          <table:table-cell office:value-type="float" office:value="-0.04189453125" calcext:value-type="float">
            <text:p>-0.042</text:p>
          </table:table-cell>
          <table:table-cell office:value-type="float" office:value="0.08056640625" calcext:value-type="float">
            <text:p>0.081</text:p>
          </table:table-cell>
          <table:table-cell/>
          <table:table-cell office:value-type="float" office:value="0.11279296875" calcext:value-type="float">
            <text:p>0.113</text:p>
          </table:table-cell>
          <table:table-cell table:number-columns-repeated="3"/>
          <table:table-cell office:value-type="float" office:value="-0.116015625" calcext:value-type="float">
            <text:p>-0.116</text:p>
          </table:table-cell>
          <table:table-cell office:value-type="float" office:value="-0.02255859375" calcext:value-type="float">
            <text:p>-0.023</text:p>
          </table:table-cell>
          <table:table-cell office:value-type="float" office:value="-0.090234375" calcext:value-type="float">
            <text:p>-0.090</text:p>
          </table:table-cell>
          <table:table-cell/>
          <table:table-cell table:formula="of:=+MIN([.A640:.J640])" office:value-type="float" office:value="-0.116015625" calcext:value-type="float">
            <text:p>-0.116015625</text:p>
          </table:table-cell>
          <table:table-cell table:formula="of:=MAX([.A640:.J640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07734375" calcext:value-type="float">
            <text:p>-0.077</text:p>
          </table:table-cell>
          <table:table-cell/>
          <table:table-cell office:value-type="float" office:value="-0.05478515625" calcext:value-type="float">
            <text:p>-0.055</text:p>
          </table:table-cell>
          <table:table-cell table:number-columns-repeated="3"/>
          <table:table-cell office:value-type="float" office:value="0.02255859375" calcext:value-type="float">
            <text:p>0.023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20302734375" calcext:value-type="float">
            <text:p>0.203</text:p>
          </table:table-cell>
          <table:table-cell/>
          <table:table-cell table:formula="of:=+MIN([.A641:.J641])" office:value-type="float" office:value="-0.07734375" calcext:value-type="float">
            <text:p>-0.07734375</text:p>
          </table:table-cell>
          <table:table-cell table:formula="of:=MAX([.A641:.J641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0.1353515625" calcext:value-type="float">
            <text:p>0.135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9990234375" calcext:value-type="float">
            <text:p>0.100</text:p>
          </table:table-cell>
          <table:table-cell table:number-columns-repeated="3"/>
          <table:table-cell office:value-type="float" office:value="0.0451171875" calcext:value-type="float">
            <text:p>0.045</text:p>
          </table:table-cell>
          <table:table-cell office:value-type="float" office:value="-0.0193359375" calcext:value-type="float">
            <text:p>-0.019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642:.J642])" office:value-type="float" office:value="-0.02578125" calcext:value-type="float">
            <text:p>-0.02578125</text:p>
          </table:table-cell>
          <table:table-cell table:formula="of:=MAX([.A642:.J642])" office:value-type="float" office:value="0.1353515625" calcext:value-type="float">
            <text:p>0.1353515625</text:p>
          </table:table-cell>
          <table:table-cell table:number-columns-repeated="1011"/>
        </table:table-row>
        <table:table-row table:style-name="ro1">
          <table:table-cell office:value-type="float" office:value="-0.0064453125" calcext:value-type="float">
            <text:p>-0.006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064453125" calcext:value-type="float">
            <text:p>-0.064</text:p>
          </table:table-cell>
          <table:table-cell table:number-columns-repeated="3"/>
          <table:table-cell office:value-type="float" office:value="0.11279296875" calcext:value-type="float">
            <text:p>0.113</text:p>
          </table:table-cell>
          <table:table-cell office:value-type="float" office:value="0.167578125" calcext:value-type="float">
            <text:p>0.168</text:p>
          </table:table-cell>
          <table:table-cell office:value-type="float" office:value="0.090234375" calcext:value-type="float">
            <text:p>0.090</text:p>
          </table:table-cell>
          <table:table-cell/>
          <table:table-cell table:formula="of:=+MIN([.A643:.J643])" office:value-type="float" office:value="-0.064453125" calcext:value-type="float">
            <text:p>-0.064453125</text:p>
          </table:table-cell>
          <table:table-cell table:formula="of:=MAX([.A643:.J643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09990234375" calcext:value-type="float">
            <text:p>0.100</text:p>
          </table:table-cell>
          <table:table-cell table:number-columns-repeated="3"/>
          <table:table-cell office:value-type="float" office:value="-0.0837890625" calcext:value-type="float">
            <text:p>-0.084</text:p>
          </table:table-cell>
          <table:table-cell office:value-type="float" office:value="-0.02900390625" calcext:value-type="float">
            <text:p>-0.029</text:p>
          </table:table-cell>
          <table:table-cell office:value-type="float" office:value="0.141796875" calcext:value-type="float">
            <text:p>0.142</text:p>
          </table:table-cell>
          <table:table-cell/>
          <table:table-cell table:formula="of:=+MIN([.A644:.J644])" office:value-type="float" office:value="-0.0837890625" calcext:value-type="float">
            <text:p>-0.0837890625</text:p>
          </table:table-cell>
          <table:table-cell table:formula="of:=MAX([.A644:.J644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.012890625" calcext:value-type="float">
            <text:p>0.013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0515625" calcext:value-type="float">
            <text:p>-0.052</text:p>
          </table:table-cell>
          <table:table-cell table:number-columns-repeated="3"/>
          <table:table-cell office:value-type="float" office:value="0.13212890625" calcext:value-type="float">
            <text:p>0.132</text:p>
          </table:table-cell>
          <table:table-cell office:value-type="float" office:value="0.15791015625" calcext:value-type="float">
            <text:p>0.158</text:p>
          </table:table-cell>
          <table:table-cell office:value-type="float" office:value="-0.012890625" calcext:value-type="float">
            <text:p>-0.013</text:p>
          </table:table-cell>
          <table:table-cell/>
          <table:table-cell table:formula="of:=+MIN([.A645:.J645])" office:value-type="float" office:value="-0.0515625" calcext:value-type="float">
            <text:p>-0.0515625</text:p>
          </table:table-cell>
          <table:table-cell table:formula="of:=MAX([.A645:.J645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18369140625" calcext:value-type="float">
            <text:p>0.184</text:p>
          </table:table-cell>
          <table:table-cell table:number-columns-repeated="3"/>
          <table:table-cell office:value-type="float" office:value="0.04833984375" calcext:value-type="float">
            <text:p>0.048</text:p>
          </table:table-cell>
          <table:table-cell office:value-type="float" office:value="-0.04833984375" calcext:value-type="float">
            <text:p>-0.048</text:p>
          </table:table-cell>
          <table:table-cell office:value-type="float" office:value="0.090234375" calcext:value-type="float">
            <text:p>0.090</text:p>
          </table:table-cell>
          <table:table-cell/>
          <table:table-cell table:formula="of:=+MIN([.A646:.J646])" office:value-type="float" office:value="-0.04833984375" calcext:value-type="float">
            <text:p>-0.0483398438</text:p>
          </table:table-cell>
          <table:table-cell table:formula="of:=MAX([.A646:.J646])" office:value-type="float" office:value="0.18369140625" calcext:value-type="float">
            <text:p>0.1836914063</text:p>
          </table:table-cell>
          <table:table-cell table:number-columns-repeated="1011"/>
        </table:table-row>
        <table:table-row table:style-name="ro1">
          <table:table-cell office:value-type="float" office:value="-0.0064453125" calcext:value-type="float">
            <text:p>-0.006</text:p>
          </table:table-cell>
          <table:table-cell office:value-type="float" office:value="-0.04833984375" calcext:value-type="float">
            <text:p>-0.048</text:p>
          </table:table-cell>
          <table:table-cell/>
          <table:table-cell office:value-type="float" office:value="-0.02578125" calcext:value-type="float">
            <text:p>-0.026</text:p>
          </table:table-cell>
          <table:table-cell table:number-columns-repeated="3"/>
          <table:table-cell office:value-type="float" office:value="0.0580078125" calcext:value-type="float">
            <text:p>0.058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647:.J647])" office:value-type="float" office:value="-0.04833984375" calcext:value-type="float">
            <text:p>-0.0483398438</text:p>
          </table:table-cell>
          <table:table-cell table:formula="of:=MAX([.A647:.J647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-0.0322265625" calcext:value-type="float">
            <text:p>-0.032</text:p>
          </table:table-cell>
          <table:table-cell office:value-type="float" office:value="0.15791015625" calcext:value-type="float">
            <text:p>0.158</text:p>
          </table:table-cell>
          <table:table-cell/>
          <table:table-cell office:value-type="float" office:value="0.090234375" calcext:value-type="float">
            <text:p>0.090</text:p>
          </table:table-cell>
          <table:table-cell table:number-columns-repeated="3"/>
          <table:table-cell office:value-type="float" office:value="0.12568359375" calcext:value-type="float">
            <text:p>0.126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-0.02578125" calcext:value-type="float">
            <text:p>-0.026</text:p>
          </table:table-cell>
          <table:table-cell/>
          <table:table-cell table:formula="of:=+MIN([.A648:.J648])" office:value-type="float" office:value="-0.0515625" calcext:value-type="float">
            <text:p>-0.0515625</text:p>
          </table:table-cell>
          <table:table-cell table:formula="of:=MAX([.A648:.J648])" office:value-type="float" office:value="0.15791015625" calcext:value-type="float">
            <text:p>0.1579101563</text:p>
          </table:table-cell>
          <table:table-cell table:number-columns-repeated="1011"/>
        </table:table-row>
        <table:table-row table:style-name="ro1">
          <table:table-cell office:value-type="float" office:value="0.04833984375" calcext:value-type="float">
            <text:p>0.048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4833984375" calcext:value-type="float">
            <text:p>-0.048</text:p>
          </table:table-cell>
          <table:table-cell table:number-columns-repeated="3"/>
          <table:table-cell office:value-type="float" office:value="0.07412109375" calcext:value-type="float">
            <text:p>0.074</text:p>
          </table:table-cell>
          <table:table-cell office:value-type="float" office:value="0.1482421875" calcext:value-type="float">
            <text:p>0.148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649:.J649])" office:value-type="float" office:value="-0.04833984375" calcext:value-type="float">
            <text:p>-0.0483398438</text:p>
          </table:table-cell>
          <table:table-cell table:formula="of:=MAX([.A649:.J649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1224609375" calcext:value-type="float">
            <text:p>0.122</text:p>
          </table:table-cell>
          <table:table-cell/>
          <table:table-cell office:value-type="float" office:value="0.1224609375" calcext:value-type="float">
            <text:p>0.122</text:p>
          </table:table-cell>
          <table:table-cell table:number-columns-repeated="3"/>
          <table:table-cell office:value-type="float" office:value="0.03544921875" calcext:value-type="float">
            <text:p>0.035</text:p>
          </table:table-cell>
          <table:table-cell office:value-type="float" office:value="-0.0515625" calcext:value-type="float">
            <text:p>-0.052</text:p>
          </table:table-cell>
          <table:table-cell office:value-type="float" office:value="0.12568359375" calcext:value-type="float">
            <text:p>0.126</text:p>
          </table:table-cell>
          <table:table-cell/>
          <table:table-cell table:formula="of:=+MIN([.A650:.J650])" office:value-type="float" office:value="-0.0515625" calcext:value-type="float">
            <text:p>-0.0515625</text:p>
          </table:table-cell>
          <table:table-cell table:formula="of:=MAX([.A650:.J650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-0.06767578125" calcext:value-type="float">
            <text:p>-0.068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 office:value-type="float" office:value="0.1546875" calcext:value-type="float">
            <text:p>0.155</text:p>
          </table:table-cell>
          <table:table-cell office:value-type="float" office:value="0.13212890625" calcext:value-type="float">
            <text:p>0.132</text:p>
          </table:table-cell>
          <table:table-cell/>
          <table:table-cell table:formula="of:=+MIN([.A651:.J651])" office:value-type="float" office:value="-0.06767578125" calcext:value-type="float">
            <text:p>-0.0676757813</text:p>
          </table:table-cell>
          <table:table-cell table:formula="of:=MAX([.A651:.J651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08701171875" calcext:value-type="float">
            <text:p>0.087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12568359375" calcext:value-type="float">
            <text:p>0.126</text:p>
          </table:table-cell>
          <table:table-cell table:number-columns-repeated="3"/>
          <table:table-cell office:value-type="float" office:value="-0.012890625" calcext:value-type="float">
            <text:p>-0.013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formula="of:=+MIN([.A652:.J652])" office:value-type="float" office:value="-0.012890625" calcext:value-type="float">
            <text:p>-0.012890625</text:p>
          </table:table-cell>
          <table:table-cell table:formula="of:=MAX([.A652:.J652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-0.01611328125" calcext:value-type="float">
            <text:p>-0.016</text:p>
          </table:table-cell>
          <table:table-cell table:number-columns-repeated="3"/>
          <table:table-cell office:value-type="float" office:value="0.064453125" calcext:value-type="float">
            <text:p>0.064</text:p>
          </table:table-cell>
          <table:table-cell/>
          <table:table-cell office:value-type="float" office:value="0.1546875" calcext:value-type="float">
            <text:p>0.155</text:p>
          </table:table-cell>
          <table:table-cell/>
          <table:table-cell table:formula="of:=+MIN([.A653:.J653])" office:value-type="float" office:value="-0.0322265625" calcext:value-type="float">
            <text:p>-0.0322265625</text:p>
          </table:table-cell>
          <table:table-cell table:formula="of:=MAX([.A653:.J653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322265625" calcext:value-type="float">
            <text:p>-0.032</text:p>
          </table:table-cell>
          <table:table-cell/>
          <table:table-cell table:formula="of:=+MIN([.A654:.J654])" office:value-type="float" office:value="-0.0322265625" calcext:value-type="float">
            <text:p>-0.0322265625</text:p>
          </table:table-cell>
          <table:table-cell table:formula="of:=MAX([.A654:.J654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0322265625" calcext:value-type="float">
            <text:p>-0.003</text:p>
          </table:table-cell>
          <table:table-cell office:value-type="float" office:value="-0.02900390625" calcext:value-type="float">
            <text:p>-0.029</text:p>
          </table:table-cell>
          <table:table-cell/>
          <table:table-cell office:value-type="float" office:value="0.038671875" calcext:value-type="float">
            <text:p>0.039</text:p>
          </table:table-cell>
          <table:table-cell table:number-columns-repeated="3"/>
          <table:table-cell office:value-type="float" office:value="0.0451171875" calcext:value-type="float">
            <text:p>0.045</text:p>
          </table:table-cell>
          <table:table-cell/>
          <table:table-cell office:value-type="float" office:value="0.00966796875" calcext:value-type="float">
            <text:p>0.010</text:p>
          </table:table-cell>
          <table:table-cell/>
          <table:table-cell table:formula="of:=+MIN([.A655:.J655])" office:value-type="float" office:value="-0.02900390625" calcext:value-type="float">
            <text:p>-0.0290039063</text:p>
          </table:table-cell>
          <table:table-cell table:formula="of:=MAX([.A655:.J655])" office:value-type="float" office:value="0.0451171875" calcext:value-type="float">
            <text:p>0.0451171875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08056640625" calcext:value-type="float">
            <text:p>0.081</text:p>
          </table:table-cell>
          <table:table-cell table:number-columns-repeated="3"/>
          <table:table-cell office:value-type="float" office:value="-0.0322265625" calcext:value-type="float">
            <text:p>-0.032</text:p>
          </table:table-cell>
          <table:table-cell/>
          <table:table-cell office:value-type="float" office:value="-0.29970703125" calcext:value-type="float">
            <text:p>-0.300</text:p>
          </table:table-cell>
          <table:table-cell/>
          <table:table-cell table:formula="of:=+MIN([.A656:.J656])" office:value-type="float" office:value="-0.29970703125" calcext:value-type="float">
            <text:p>-0.2997070313</text:p>
          </table:table-cell>
          <table:table-cell table:formula="of:=MAX([.A656:.J656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-0.02255859375" calcext:value-type="float">
            <text:p>-0.023</text:p>
          </table:table-cell>
          <table:table-cell office:value-type="float" office:value="-0.0515625" calcext:value-type="float">
            <text:p>-0.052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16435546875" calcext:value-type="float">
            <text:p>0.164</text:p>
          </table:table-cell>
          <table:table-cell/>
          <table:table-cell office:value-type="float" office:value="0.19013671875" calcext:value-type="float">
            <text:p>0.190</text:p>
          </table:table-cell>
          <table:table-cell/>
          <table:table-cell table:formula="of:=+MIN([.A657:.J657])" office:value-type="float" office:value="-0.0515625" calcext:value-type="float">
            <text:p>-0.0515625</text:p>
          </table:table-cell>
          <table:table-cell table:formula="of:=MAX([.A657:.J657])" office:value-type="float" office:value="0.19013671875" calcext:value-type="float">
            <text:p>0.1901367188</text:p>
          </table:table-cell>
          <table:table-cell table:number-columns-repeated="1011"/>
        </table:table-row>
        <table:table-row table:style-name="ro1">
          <table:table-cell office:value-type="float" office:value="0.11923828125" calcext:value-type="float">
            <text:p>0.119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3"/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04189453125" calcext:value-type="float">
            <text:p>-0.042</text:p>
          </table:table-cell>
          <table:table-cell/>
          <table:table-cell table:formula="of:=+MIN([.A658:.J658])" office:value-type="float" office:value="-0.04189453125" calcext:value-type="float">
            <text:p>-0.0418945313</text:p>
          </table:table-cell>
          <table:table-cell table:formula="of:=MAX([.A658:.J658])" office:value-type="float" office:value="0.11923828125" calcext:value-type="float">
            <text:p>0.1192382813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3"/>
          <table:table-cell office:value-type="float" office:value="0.090234375" calcext:value-type="float">
            <text:p>0.090</text:p>
          </table:table-cell>
          <table:table-cell/>
          <table:table-cell office:value-type="float" office:value="0.10634765625" calcext:value-type="float">
            <text:p>0.106</text:p>
          </table:table-cell>
          <table:table-cell/>
          <table:table-cell table:formula="of:=+MIN([.A659:.J659])" office:value-type="float" office:value="-0.05478515625" calcext:value-type="float">
            <text:p>-0.0547851563</text:p>
          </table:table-cell>
          <table:table-cell table:formula="of:=MAX([.A659:.J659])" office:value-type="float" office:value="0.10634765625" calcext:value-type="float">
            <text:p>0.1063476563</text:p>
          </table:table-cell>
          <table:table-cell table:number-columns-repeated="1011"/>
        </table:table-row>
        <table:table-row table:style-name="ro1">
          <table:table-cell office:value-type="float" office:value="0.12568359375" calcext:value-type="float">
            <text:p>0.126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0.00322265625" calcext:value-type="float">
            <text:p>0.003</text:p>
          </table:table-cell>
          <table:table-cell/>
          <table:table-cell office:value-type="float" office:value="-0.04189453125" calcext:value-type="float">
            <text:p>-0.042</text:p>
          </table:table-cell>
          <table:table-cell/>
          <table:table-cell table:formula="of:=+MIN([.A660:.J660])" office:value-type="float" office:value="-0.04189453125" calcext:value-type="float">
            <text:p>-0.0418945313</text:p>
          </table:table-cell>
          <table:table-cell table:formula="of:=MAX([.A660:.J660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224609375" calcext:value-type="float">
            <text:p>0.122</text:p>
          </table:table-cell>
          <table:table-cell/>
          <table:table-cell table:formula="of:=+MIN([.A661:.J661])" office:value-type="float" office:value="-0.07412109375" calcext:value-type="float">
            <text:p>-0.0741210938</text:p>
          </table:table-cell>
          <table:table-cell table:formula="of:=MAX([.A661:.J661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06123046875" calcext:value-type="float">
            <text:p>0.061</text:p>
          </table:table-cell>
          <table:table-cell table:number-columns-repeated="3"/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15146484375" calcext:value-type="float">
            <text:p>-0.151</text:p>
          </table:table-cell>
          <table:table-cell/>
          <table:table-cell table:formula="of:=+MIN([.A662:.J662])" office:value-type="float" office:value="-0.15146484375" calcext:value-type="float">
            <text:p>-0.1514648438</text:p>
          </table:table-cell>
          <table:table-cell table:formula="of:=MAX([.A662:.J662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8056640625" calcext:value-type="float">
            <text:p>0.081</text:p>
          </table:table-cell>
          <table:table-cell/>
          <table:table-cell office:value-type="float" office:value="0.0966796875" calcext:value-type="float">
            <text:p>0.097</text:p>
          </table:table-cell>
          <table:table-cell/>
          <table:table-cell table:formula="of:=+MIN([.A663:.J663])" office:value-type="float" office:value="-0.08056640625" calcext:value-type="float">
            <text:p>-0.0805664063</text:p>
          </table:table-cell>
          <table:table-cell table:formula="of:=MAX([.A663:.J663])" office:value-type="float" office:value="0.0966796875" calcext:value-type="float">
            <text:p>0.0966796875</text:p>
          </table:table-cell>
          <table:table-cell table:number-columns-repeated="1011"/>
        </table:table-row>
        <table:table-row table:style-name="ro1">
          <table:table-cell office:value-type="float" office:value="0.22880859375" calcext:value-type="float">
            <text:p>0.229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/>
          <table:table-cell office:value-type="float" office:value="-0.0064453125" calcext:value-type="float">
            <text:p>-0.006</text:p>
          </table:table-cell>
          <table:table-cell/>
          <table:table-cell table:formula="of:=+MIN([.A664:.J664])" office:value-type="float" office:value="-0.0064453125" calcext:value-type="float">
            <text:p>-0.0064453125</text:p>
          </table:table-cell>
          <table:table-cell table:formula="of:=MAX([.A664:.J664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141796875" calcext:value-type="float">
            <text:p>0.142</text:p>
          </table:table-cell>
          <table:table-cell/>
          <table:table-cell office:value-type="float" office:value="0.08701171875" calcext:value-type="float">
            <text:p>0.087</text:p>
          </table:table-cell>
          <table:table-cell/>
          <table:table-cell table:formula="of:=+MIN([.A665:.J665])" office:value-type="float" office:value="-0.08056640625" calcext:value-type="float">
            <text:p>-0.0805664063</text:p>
          </table:table-cell>
          <table:table-cell table:formula="of:=MAX([.A665:.J665])" office:value-type="float" office:value="0.141796875" calcext:value-type="float">
            <text:p>0.141796875</text:p>
          </table:table-cell>
          <table:table-cell table:number-columns-repeated="1011"/>
        </table:table-row>
        <table:table-row table:style-name="ro1">
          <table:table-cell office:value-type="float" office:value="0.22880859375" calcext:value-type="float">
            <text:p>0.229</text:p>
          </table:table-cell>
          <table:table-cell office:value-type="float" office:value="0.116015625" calcext:value-type="float">
            <text:p>0.116</text:p>
          </table:table-cell>
          <table:table-cell/>
          <table:table-cell office:value-type="float" office:value="0.0580078125" calcext:value-type="float">
            <text:p>0.058</text:p>
          </table:table-cell>
          <table:table-cell table:number-columns-repeated="3"/>
          <table:table-cell office:value-type="float" office:value="-0.04833984375" calcext:value-type="float">
            <text:p>-0.048</text:p>
          </table:table-cell>
          <table:table-cell/>
          <table:table-cell office:value-type="float" office:value="-0.00322265625" calcext:value-type="float">
            <text:p>-0.003</text:p>
          </table:table-cell>
          <table:table-cell/>
          <table:table-cell table:formula="of:=+MIN([.A666:.J666])" office:value-type="float" office:value="-0.04833984375" calcext:value-type="float">
            <text:p>-0.0483398438</text:p>
          </table:table-cell>
          <table:table-cell table:formula="of:=MAX([.A666:.J666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09345703125" calcext:value-type="float">
            <text:p>0.093</text:p>
          </table:table-cell>
          <table:table-cell/>
          <table:table-cell office:value-type="float" office:value="0.219140625" calcext:value-type="float">
            <text:p>0.219</text:p>
          </table:table-cell>
          <table:table-cell/>
          <table:table-cell table:formula="of:=+MIN([.A667:.J667])" office:value-type="float" office:value="-0.08056640625" calcext:value-type="float">
            <text:p>-0.0805664063</text:p>
          </table:table-cell>
          <table:table-cell table:formula="of:=MAX([.A667:.J667])" office:value-type="float" office:value="0.219140625" calcext:value-type="float">
            <text:p>0.219140625</text:p>
          </table:table-cell>
          <table:table-cell table:number-columns-repeated="1011"/>
        </table:table-row>
        <table:table-row table:style-name="ro1">
          <table:table-cell office:value-type="float" office:value="0.23525390625" calcext:value-type="float">
            <text:p>0.235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0.03544921875" calcext:value-type="float">
            <text:p>0.035</text:p>
          </table:table-cell>
          <table:table-cell table:number-columns-repeated="3"/>
          <table:table-cell office:value-type="float" office:value="0.00966796875" calcext:value-type="float">
            <text:p>0.010</text:p>
          </table:table-cell>
          <table:table-cell/>
          <table:table-cell office:value-type="float" office:value="-0.038671875" calcext:value-type="float">
            <text:p>-0.039</text:p>
          </table:table-cell>
          <table:table-cell/>
          <table:table-cell table:formula="of:=+MIN([.A668:.J668])" office:value-type="float" office:value="-0.038671875" calcext:value-type="float">
            <text:p>-0.038671875</text:p>
          </table:table-cell>
          <table:table-cell table:formula="of:=MAX([.A668:.J668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3"/>
          <table:table-cell office:value-type="float" office:value="0.090234375" calcext:value-type="float">
            <text:p>0.090</text:p>
          </table:table-cell>
          <table:table-cell/>
          <table:table-cell office:value-type="float" office:value="0.1546875" calcext:value-type="float">
            <text:p>0.155</text:p>
          </table:table-cell>
          <table:table-cell/>
          <table:table-cell table:formula="of:=+MIN([.A669:.J669])" office:value-type="float" office:value="-0.064453125" calcext:value-type="float">
            <text:p>-0.064453125</text:p>
          </table:table-cell>
          <table:table-cell table:formula="of:=MAX([.A669:.J669])" office:value-type="float" office:value="0.1546875" calcext:value-type="float">
            <text:p>0.1546875</text:p>
          </table:table-cell>
          <table:table-cell table:number-columns-repeated="1011"/>
        </table:table-row>
        <table:table-row table:style-name="ro1">
          <table:table-cell office:value-type="float" office:value="0.26103515625" calcext:value-type="float">
            <text:p>0.261</text:p>
          </table:table-cell>
          <table:table-cell office:value-type="float" office:value="0.09345703125" calcext:value-type="float">
            <text:p>0.093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0.06123046875" calcext:value-type="float">
            <text:p>0.061</text:p>
          </table:table-cell>
          <table:table-cell/>
          <table:table-cell office:value-type="float" office:value="-0.08056640625" calcext:value-type="float">
            <text:p>-0.081</text:p>
          </table:table-cell>
          <table:table-cell/>
          <table:table-cell table:formula="of:=+MIN([.A670:.J670])" office:value-type="float" office:value="-0.08056640625" calcext:value-type="float">
            <text:p>-0.0805664063</text:p>
          </table:table-cell>
          <table:table-cell table:formula="of:=MAX([.A670:.J670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-0.064453125" calcext:value-type="float">
            <text:p>-0.064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482421875" calcext:value-type="float">
            <text:p>0.148</text:p>
          </table:table-cell>
          <table:table-cell/>
          <table:table-cell table:formula="of:=+MIN([.A671:.J671])" office:value-type="float" office:value="-0.064453125" calcext:value-type="float">
            <text:p>-0.064453125</text:p>
          </table:table-cell>
          <table:table-cell table:formula="of:=MAX([.A671:.J671])" office:value-type="float" office:value="0.1482421875" calcext:value-type="float">
            <text:p>0.1482421875</text:p>
          </table:table-cell>
          <table:table-cell table:number-columns-repeated="1011"/>
        </table:table-row>
        <table:table-row table:style-name="ro1">
          <table:table-cell office:value-type="float" office:value="0.2513671875" calcext:value-type="float">
            <text:p>0.251</text:p>
          </table:table-cell>
          <table:table-cell office:value-type="float" office:value="0.13857421875" calcext:value-type="float">
            <text:p>0.139</text:p>
          </table:table-cell>
          <table:table-cell/>
          <table:table-cell office:value-type="float" office:value="0.0515625" calcext:value-type="float">
            <text:p>0.052</text:p>
          </table:table-cell>
          <table:table-cell table:number-columns-repeated="3"/>
          <table:table-cell office:value-type="float" office:value="0.01611328125" calcext:value-type="float">
            <text:p>0.016</text:p>
          </table:table-cell>
          <table:table-cell/>
          <table:table-cell office:value-type="float" office:value="-0.0064453125" calcext:value-type="float">
            <text:p>-0.006</text:p>
          </table:table-cell>
          <table:table-cell/>
          <table:table-cell table:formula="of:=+MIN([.A672:.J672])" office:value-type="float" office:value="-0.0064453125" calcext:value-type="float">
            <text:p>-0.0064453125</text:p>
          </table:table-cell>
          <table:table-cell table:formula="of:=MAX([.A672:.J672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-0.06767578125" calcext:value-type="float">
            <text:p>-0.068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03544921875" calcext:value-type="float">
            <text:p>0.035</text:p>
          </table:table-cell>
          <table:table-cell table:number-columns-repeated="3"/>
          <table:table-cell office:value-type="float" office:value="0.06123046875" calcext:value-type="float">
            <text:p>0.061</text:p>
          </table:table-cell>
          <table:table-cell/>
          <table:table-cell office:value-type="float" office:value="0.16435546875" calcext:value-type="float">
            <text:p>0.164</text:p>
          </table:table-cell>
          <table:table-cell/>
          <table:table-cell table:formula="of:=+MIN([.A673:.J673])" office:value-type="float" office:value="-0.06767578125" calcext:value-type="float">
            <text:p>-0.0676757813</text:p>
          </table:table-cell>
          <table:table-cell table:formula="of:=MAX([.A673:.J673])" office:value-type="float" office:value="0.16435546875" calcext:value-type="float">
            <text:p>0.1643554688</text:p>
          </table:table-cell>
          <table:table-cell table:number-columns-repeated="1011"/>
        </table:table-row>
        <table:table-row table:style-name="ro1">
          <table:table-cell office:value-type="float" office:value="0.26103515625" calcext:value-type="float">
            <text:p>0.261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8056640625" calcext:value-type="float">
            <text:p>-0.081</text:p>
          </table:table-cell>
          <table:table-cell/>
          <table:table-cell table:formula="of:=+MIN([.A674:.J674])" office:value-type="float" office:value="-0.08056640625" calcext:value-type="float">
            <text:p>-0.0805664063</text:p>
          </table:table-cell>
          <table:table-cell table:formula="of:=MAX([.A674:.J674])" office:value-type="float" office:value="0.26103515625" calcext:value-type="float">
            <text:p>0.2610351563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1611328125" calcext:value-type="float">
            <text:p>-0.016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3212890625" calcext:value-type="float">
            <text:p>0.132</text:p>
          </table:table-cell>
          <table:table-cell/>
          <table:table-cell table:formula="of:=+MIN([.A675:.J675])" office:value-type="float" office:value="-0.08056640625" calcext:value-type="float">
            <text:p>-0.0805664063</text:p>
          </table:table-cell>
          <table:table-cell table:formula="of:=MAX([.A675:.J675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 office:value-type="float" office:value="0.25458984375" calcext:value-type="float">
            <text:p>0.255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5478515625" calcext:value-type="float">
            <text:p>0.055</text:p>
          </table:table-cell>
          <table:table-cell table:number-columns-repeated="3"/>
          <table:table-cell office:value-type="float" office:value="0.00322265625" calcext:value-type="float">
            <text:p>0.003</text:p>
          </table:table-cell>
          <table:table-cell/>
          <table:table-cell office:value-type="float" office:value="0.00966796875" calcext:value-type="float">
            <text:p>0.010</text:p>
          </table:table-cell>
          <table:table-cell/>
          <table:table-cell table:formula="of:=+MIN([.A676:.J676])" office:value-type="float" office:value="0.00322265625" calcext:value-type="float">
            <text:p>0.0032226563</text:p>
          </table:table-cell>
          <table:table-cell table:formula="of:=MAX([.A676:.J676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3"/>
          <table:table-cell office:value-type="float" office:value="0.090234375" calcext:value-type="float">
            <text:p>0.090</text:p>
          </table:table-cell>
          <table:table-cell/>
          <table:table-cell office:value-type="float" office:value="0.06123046875" calcext:value-type="float">
            <text:p>0.061</text:p>
          </table:table-cell>
          <table:table-cell/>
          <table:table-cell table:formula="of:=+MIN([.A677:.J677])" office:value-type="float" office:value="-0.08056640625" calcext:value-type="float">
            <text:p>-0.0805664063</text:p>
          </table:table-cell>
          <table:table-cell table:formula="of:=MAX([.A677:.J677])" office:value-type="float" office:value="0.090234375" calcext:value-type="float">
            <text:p>0.090234375</text:p>
          </table:table-cell>
          <table:table-cell table:number-columns-repeated="1011"/>
        </table:table-row>
        <table:table-row table:style-name="ro1">
          <table:table-cell office:value-type="float" office:value="0.25458984375" calcext:value-type="float">
            <text:p>0.255</text:p>
          </table:table-cell>
          <table:table-cell office:value-type="float" office:value="0.1482421875" calcext:value-type="float">
            <text:p>0.148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-0.012890625" calcext:value-type="float">
            <text:p>-0.013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formula="of:=+MIN([.A678:.J678])" office:value-type="float" office:value="-0.012890625" calcext:value-type="float">
            <text:p>-0.012890625</text:p>
          </table:table-cell>
          <table:table-cell table:formula="of:=MAX([.A678:.J678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8701171875" calcext:value-type="float">
            <text:p>0.08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79:.J679])" office:value-type="float" office:value="-0.0837890625" calcext:value-type="float">
            <text:p>-0.0837890625</text:p>
          </table:table-cell>
          <table:table-cell table:formula="of:=MAX([.A679:.J679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5458984375" calcext:value-type="float">
            <text:p>0.255</text:p>
          </table:table-cell>
          <table:table-cell office:value-type="float" office:value="0.13212890625" calcext:value-type="float">
            <text:p>0.132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3"/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12890625" calcext:value-type="float">
            <text:p>-0.013</text:p>
          </table:table-cell>
          <table:table-cell/>
          <table:table-cell table:formula="of:=+MIN([.A680:.J680])" office:value-type="float" office:value="-0.012890625" calcext:value-type="float">
            <text:p>-0.012890625</text:p>
          </table:table-cell>
          <table:table-cell table:formula="of:=MAX([.A680:.J680])" office:value-type="float" office:value="0.25458984375" calcext:value-type="float">
            <text:p>0.2545898438</text:p>
          </table:table-cell>
          <table:table-cell table:number-columns-repeated="1011"/>
        </table:table-row>
        <table:table-row table:style-name="ro1">
          <table:table-cell office:value-type="float" office:value="-0.09345703125" calcext:value-type="float">
            <text:p>-0.093</text:p>
          </table:table-cell>
          <table:table-cell office:value-type="float" office:value="-0.0322265625" calcext:value-type="float">
            <text:p>-0.032</text:p>
          </table:table-cell>
          <table:table-cell/>
          <table:table-cell office:value-type="float" office:value="0.02900390625" calcext:value-type="float">
            <text:p>0.029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81:.J681])" office:value-type="float" office:value="-0.09345703125" calcext:value-type="float">
            <text:p>-0.0934570313</text:p>
          </table:table-cell>
          <table:table-cell table:formula="of:=MAX([.A681:.J68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4169921875" calcext:value-type="float">
            <text:p>0.242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0.07412109375" calcext:value-type="float">
            <text:p>0.07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/>
          <table:table-cell office:value-type="float" office:value="-0.02578125" calcext:value-type="float">
            <text:p>-0.026</text:p>
          </table:table-cell>
          <table:table-cell/>
          <table:table-cell table:formula="of:=+MIN([.A682:.J682])" office:value-type="float" office:value="-0.02578125" calcext:value-type="float">
            <text:p>-0.02578125</text:p>
          </table:table-cell>
          <table:table-cell table:formula="of:=MAX([.A682:.J682])" office:value-type="float" office:value="0.24169921875" calcext:value-type="float">
            <text:p>0.2416992188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8056640625" calcext:value-type="float">
            <text:p>0.081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83:.J683])" office:value-type="float" office:value="-0.0837890625" calcext:value-type="float">
            <text:p>-0.0837890625</text:p>
          </table:table-cell>
          <table:table-cell table:formula="of:=MAX([.A683:.J683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4169921875" calcext:value-type="float">
            <text:p>0.242</text:p>
          </table:table-cell>
          <table:table-cell office:value-type="float" office:value="0.13212890625" calcext:value-type="float">
            <text:p>0.132</text:p>
          </table:table-cell>
          <table:table-cell/>
          <table:table-cell office:value-type="float" office:value="0.0515625" calcext:value-type="float">
            <text:p>0.052</text:p>
          </table:table-cell>
          <table:table-cell table:number-columns-repeated="3"/>
          <table:table-cell office:value-type="float" office:value="0.00966796875" calcext:value-type="float">
            <text:p>0.010</text:p>
          </table:table-cell>
          <table:table-cell/>
          <table:table-cell office:value-type="float" office:value="-0.0322265625" calcext:value-type="float">
            <text:p>-0.032</text:p>
          </table:table-cell>
          <table:table-cell/>
          <table:table-cell table:formula="of:=+MIN([.A684:.J684])" office:value-type="float" office:value="-0.0322265625" calcext:value-type="float">
            <text:p>-0.0322265625</text:p>
          </table:table-cell>
          <table:table-cell table:formula="of:=MAX([.A684:.J684])" office:value-type="float" office:value="0.24169921875" calcext:value-type="float">
            <text:p>0.2416992188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-0.02900390625" calcext:value-type="float">
            <text:p>-0.029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3"/>
          <table:table-cell office:value-type="float" office:value="0.0966796875" calcext:value-type="float">
            <text:p>0.09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85:.J685])" office:value-type="float" office:value="-0.0837890625" calcext:value-type="float">
            <text:p>-0.0837890625</text:p>
          </table:table-cell>
          <table:table-cell table:formula="of:=MAX([.A685:.J685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07734375" calcext:value-type="float">
            <text:p>0.077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3"/>
          <table:table-cell office:value-type="float" office:value="0.02255859375" calcext:value-type="float">
            <text:p>0.023</text:p>
          </table:table-cell>
          <table:table-cell/>
          <table:table-cell office:value-type="float" office:value="-0.00966796875" calcext:value-type="float">
            <text:p>-0.010</text:p>
          </table:table-cell>
          <table:table-cell/>
          <table:table-cell table:formula="of:=+MIN([.A686:.J686])" office:value-type="float" office:value="-0.00966796875" calcext:value-type="float">
            <text:p>-0.0096679688</text:p>
          </table:table-cell>
          <table:table-cell table:formula="of:=MAX([.A686:.J686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0966796875" calcext:value-type="float">
            <text:p>0.010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09990234375" calcext:value-type="float">
            <text:p>0.100</text:p>
          </table:table-cell>
          <table:table-cell/>
          <table:table-cell office:value-type="float" office:value="0.12568359375" calcext:value-type="float">
            <text:p>0.126</text:p>
          </table:table-cell>
          <table:table-cell/>
          <table:table-cell table:formula="of:=+MIN([.A687:.J687])" office:value-type="float" office:value="-0.038671875" calcext:value-type="float">
            <text:p>-0.038671875</text:p>
          </table:table-cell>
          <table:table-cell table:formula="of:=MAX([.A687:.J687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64453125" calcext:value-type="float">
            <text:p>0.064</text:p>
          </table:table-cell>
          <table:table-cell table:number-columns-repeated="3"/>
          <table:table-cell office:value-type="float" office:value="0.0451171875" calcext:value-type="float">
            <text:p>0.045</text:p>
          </table:table-cell>
          <table:table-cell/>
          <table:table-cell office:value-type="float" office:value="-0.02900390625" calcext:value-type="float">
            <text:p>-0.029</text:p>
          </table:table-cell>
          <table:table-cell/>
          <table:table-cell table:formula="of:=+MIN([.A688:.J688])" office:value-type="float" office:value="-0.02900390625" calcext:value-type="float">
            <text:p>-0.0290039063</text:p>
          </table:table-cell>
          <table:table-cell table:formula="of:=MAX([.A688:.J688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9990234375" calcext:value-type="float">
            <text:p>0.100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89:.J689])" office:value-type="float" office:value="-0.04189453125" calcext:value-type="float">
            <text:p>-0.0418945313</text:p>
          </table:table-cell>
          <table:table-cell table:formula="of:=MAX([.A689:.J689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1224609375" calcext:value-type="float">
            <text:p>0.122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6767578125" calcext:value-type="float">
            <text:p>0.068</text:p>
          </table:table-cell>
          <table:table-cell table:number-columns-repeated="3"/>
          <table:table-cell office:value-type="float" office:value="0.0193359375" calcext:value-type="float">
            <text:p>0.019</text:p>
          </table:table-cell>
          <table:table-cell/>
          <table:table-cell office:value-type="float" office:value="0.06767578125" calcext:value-type="float">
            <text:p>0.068</text:p>
          </table:table-cell>
          <table:table-cell/>
          <table:table-cell table:formula="of:=+MIN([.A690:.J690])" office:value-type="float" office:value="0.0193359375" calcext:value-type="float">
            <text:p>0.0193359375</text:p>
          </table:table-cell>
          <table:table-cell table:formula="of:=MAX([.A690:.J690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02255859375" calcext:value-type="float">
            <text:p>0.023</text:p>
          </table:table-cell>
          <table:table-cell office:value-type="float" office:value="-0.18369140625" calcext:value-type="float">
            <text:p>-0.184</text:p>
          </table:table-cell>
          <table:table-cell/>
          <table:table-cell office:value-type="float" office:value="0.012890625" calcext:value-type="float">
            <text:p>0.013</text:p>
          </table:table-cell>
          <table:table-cell table:number-columns-repeated="3"/>
          <table:table-cell office:value-type="float" office:value="0.1224609375" calcext:value-type="float">
            <text:p>0.122</text:p>
          </table:table-cell>
          <table:table-cell/>
          <table:table-cell office:value-type="float" office:value="0.038671875" calcext:value-type="float">
            <text:p>0.039</text:p>
          </table:table-cell>
          <table:table-cell/>
          <table:table-cell table:formula="of:=+MIN([.A691:.J691])" office:value-type="float" office:value="-0.18369140625" calcext:value-type="float">
            <text:p>-0.1836914063</text:p>
          </table:table-cell>
          <table:table-cell table:formula="of:=MAX([.A691:.J691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 office:value-type="float" office:value="0.1095703125" calcext:value-type="float">
            <text:p>0.110</text:p>
          </table:table-cell>
          <table:table-cell office:value-type="float" office:value="0.116015625" calcext:value-type="float">
            <text:p>0.116</text:p>
          </table:table-cell>
          <table:table-cell/>
          <table:table-cell office:value-type="float" office:value="0.06123046875" calcext:value-type="float">
            <text:p>0.061</text:p>
          </table:table-cell>
          <table:table-cell table:number-columns-repeated="3"/>
          <table:table-cell office:value-type="float" office:value="0.05478515625" calcext:value-type="float">
            <text:p>0.055</text:p>
          </table:table-cell>
          <table:table-cell/>
          <table:table-cell office:value-type="float" office:value="-0.00322265625" calcext:value-type="float">
            <text:p>-0.003</text:p>
          </table:table-cell>
          <table:table-cell/>
          <table:table-cell table:formula="of:=+MIN([.A692:.J692])" office:value-type="float" office:value="-0.00322265625" calcext:value-type="float">
            <text:p>-0.0032226563</text:p>
          </table:table-cell>
          <table:table-cell table:formula="of:=MAX([.A692:.J692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 office:value-type="float" office:value="0.00322265625" calcext:value-type="float">
            <text:p>0.003</text:p>
          </table:table-cell>
          <table:table-cell office:value-type="float" office:value="0.193359375" calcext:value-type="float">
            <text:p>0.193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05478515625" calcext:value-type="float">
            <text:p>0.055</text:p>
          </table:table-cell>
          <table:table-cell/>
          <table:table-cell office:value-type="float" office:value="0.12568359375" calcext:value-type="float">
            <text:p>0.126</text:p>
          </table:table-cell>
          <table:table-cell/>
          <table:table-cell table:formula="of:=+MIN([.A693:.J693])" office:value-type="float" office:value="0.00322265625" calcext:value-type="float">
            <text:p>0.0032226563</text:p>
          </table:table-cell>
          <table:table-cell table:formula="of:=MAX([.A693:.J693])" office:value-type="float" office:value="0.193359375" calcext:value-type="float">
            <text:p>0.193359375</text:p>
          </table:table-cell>
          <table:table-cell table:number-columns-repeated="1011"/>
        </table:table-row>
        <table:table-row table:style-name="ro1">
          <table:table-cell office:value-type="float" office:value="0.09990234375" calcext:value-type="float">
            <text:p>0.100</text:p>
          </table:table-cell>
          <table:table-cell office:value-type="float" office:value="0.12568359375" calcext:value-type="float">
            <text:p>0.126</text:p>
          </table:table-cell>
          <table:table-cell/>
          <table:table-cell office:value-type="float" office:value="0.06123046875" calcext:value-type="float">
            <text:p>0.061</text:p>
          </table:table-cell>
          <table:table-cell table:number-columns-repeated="3"/>
          <table:table-cell office:value-type="float" office:value="0.012890625" calcext:value-type="float">
            <text:p>0.013</text:p>
          </table:table-cell>
          <table:table-cell/>
          <table:table-cell office:value-type="float" office:value="-0.02578125" calcext:value-type="float">
            <text:p>-0.026</text:p>
          </table:table-cell>
          <table:table-cell/>
          <table:table-cell table:formula="of:=+MIN([.A694:.J694])" office:value-type="float" office:value="-0.02578125" calcext:value-type="float">
            <text:p>-0.02578125</text:p>
          </table:table-cell>
          <table:table-cell table:formula="of:=MAX([.A694:.J694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04833984375" calcext:value-type="float">
            <text:p>-0.048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8056640625" calcext:value-type="float">
            <text:p>0.081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95:.J695])" office:value-type="float" office:value="-0.04833984375" calcext:value-type="float">
            <text:p>-0.0483398438</text:p>
          </table:table-cell>
          <table:table-cell table:formula="of:=MAX([.A695:.J695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11279296875" calcext:value-type="float">
            <text:p>0.113</text:p>
          </table:table-cell>
          <table:table-cell office:value-type="float" office:value="0.090234375" calcext:value-type="float">
            <text:p>0.090</text:p>
          </table:table-cell>
          <table:table-cell/>
          <table:table-cell office:value-type="float" office:value="0.0580078125" calcext:value-type="float">
            <text:p>0.058</text:p>
          </table:table-cell>
          <table:table-cell table:number-columns-repeated="3"/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2578125" calcext:value-type="float">
            <text:p>-0.026</text:p>
          </table:table-cell>
          <table:table-cell/>
          <table:table-cell table:formula="of:=+MIN([.A696:.J696])" office:value-type="float" office:value="-0.02578125" calcext:value-type="float">
            <text:p>-0.02578125</text:p>
          </table:table-cell>
          <table:table-cell table:formula="of:=MAX([.A696:.J696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-0.0580078125" calcext:value-type="float">
            <text:p>-0.058</text:p>
          </table:table-cell>
          <table:table-cell office:value-type="float" office:value="-0.02578125" calcext:value-type="float">
            <text:p>-0.026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697:.J697])" office:value-type="float" office:value="-0.0580078125" calcext:value-type="float">
            <text:p>-0.0580078125</text:p>
          </table:table-cell>
          <table:table-cell table:formula="of:=MAX([.A697:.J697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3525390625" calcext:value-type="float">
            <text:p>0.235</text:p>
          </table:table-cell>
          <table:table-cell office:value-type="float" office:value="0.141796875" calcext:value-type="float">
            <text:p>0.142</text:p>
          </table:table-cell>
          <table:table-cell/>
          <table:table-cell office:value-type="float" office:value="0.06123046875" calcext:value-type="float">
            <text:p>0.061</text:p>
          </table:table-cell>
          <table:table-cell table:number-columns-repeated="3"/>
          <table:table-cell office:value-type="float" office:value="-0.0064453125" calcext:value-type="float">
            <text:p>-0.006</text:p>
          </table:table-cell>
          <table:table-cell/>
          <table:table-cell office:value-type="float" office:value="-0.038671875" calcext:value-type="float">
            <text:p>-0.039</text:p>
          </table:table-cell>
          <table:table-cell/>
          <table:table-cell table:formula="of:=+MIN([.A698:.J698])" office:value-type="float" office:value="-0.038671875" calcext:value-type="float">
            <text:p>-0.038671875</text:p>
          </table:table-cell>
          <table:table-cell table:formula="of:=MAX([.A698:.J698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7412109375" calcext:value-type="float">
            <text:p>-0.074</text:p>
          </table:table-cell>
          <table:table-cell office:value-type="float" office:value="-0.02900390625" calcext:value-type="float">
            <text:p>-0.029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6123046875" calcext:value-type="float">
            <text:p>0.061</text:p>
          </table:table-cell>
          <table:table-cell/>
          <table:table-cell office:value-type="float" office:value="0.116015625" calcext:value-type="float">
            <text:p>0.116</text:p>
          </table:table-cell>
          <table:table-cell/>
          <table:table-cell table:formula="of:=+MIN([.A699:.J699])" office:value-type="float" office:value="-0.07412109375" calcext:value-type="float">
            <text:p>-0.0741210938</text:p>
          </table:table-cell>
          <table:table-cell table:formula="of:=MAX([.A699:.J699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 office:value-type="float" office:value="0.23525390625" calcext:value-type="float">
            <text:p>0.235</text:p>
          </table:table-cell>
          <table:table-cell office:value-type="float" office:value="0.2255859375" calcext:value-type="float">
            <text:p>0.226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3"/>
          <table:table-cell office:value-type="float" office:value="-0.00322265625" calcext:value-type="float">
            <text:p>-0.003</text:p>
          </table:table-cell>
          <table:table-cell/>
          <table:table-cell office:value-type="float" office:value="-0.02578125" calcext:value-type="float">
            <text:p>-0.026</text:p>
          </table:table-cell>
          <table:table-cell/>
          <table:table-cell table:formula="of:=+MIN([.A700:.J700])" office:value-type="float" office:value="-0.02578125" calcext:value-type="float">
            <text:p>-0.02578125</text:p>
          </table:table-cell>
          <table:table-cell table:formula="of:=MAX([.A700:.J700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580078125" calcext:value-type="float">
            <text:p>-0.058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02255859375" calcext:value-type="float">
            <text:p>0.023</text:p>
          </table:table-cell>
          <table:table-cell table:number-columns-repeated="3"/>
          <table:table-cell office:value-type="float" office:value="0.04189453125" calcext:value-type="float">
            <text:p>0.042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701:.J701])" office:value-type="float" office:value="-0.0580078125" calcext:value-type="float">
            <text:p>-0.0580078125</text:p>
          </table:table-cell>
          <table:table-cell table:formula="of:=MAX([.A701:.J70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3525390625" calcext:value-type="float">
            <text:p>0.235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3"/>
          <table:table-cell office:value-type="float" office:value="0.00966796875" calcext:value-type="float">
            <text:p>0.010</text:p>
          </table:table-cell>
          <table:table-cell/>
          <table:table-cell office:value-type="float" office:value="-0.02255859375" calcext:value-type="float">
            <text:p>-0.023</text:p>
          </table:table-cell>
          <table:table-cell/>
          <table:table-cell table:formula="of:=+MIN([.A702:.J702])" office:value-type="float" office:value="-0.02255859375" calcext:value-type="float">
            <text:p>-0.0225585938</text:p>
          </table:table-cell>
          <table:table-cell table:formula="of:=MAX([.A702:.J702])" office:value-type="float" office:value="0.23525390625" calcext:value-type="float">
            <text:p>0.2352539063</text:p>
          </table:table-cell>
          <table:table-cell table:number-columns-repeated="1011"/>
        </table:table-row>
        <table:table-row table:style-name="ro1">
          <table:table-cell office:value-type="float" office:value="-0.05478515625" calcext:value-type="float">
            <text:p>-0.055</text:p>
          </table:table-cell>
          <table:table-cell office:value-type="float" office:value="0.02578125" calcext:value-type="float">
            <text:p>0.026</text:p>
          </table:table-cell>
          <table:table-cell/>
          <table:table-cell office:value-type="float" office:value="0.012890625" calcext:value-type="float">
            <text:p>0.013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703:.J703])" office:value-type="float" office:value="-0.05478515625" calcext:value-type="float">
            <text:p>-0.0547851563</text:p>
          </table:table-cell>
          <table:table-cell table:formula="of:=MAX([.A703:.J703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513671875" calcext:value-type="float">
            <text:p>0.251</text:p>
          </table:table-cell>
          <table:table-cell office:value-type="float" office:value="0.1546875" calcext:value-type="float">
            <text:p>0.155</text:p>
          </table:table-cell>
          <table:table-cell/>
          <table:table-cell office:value-type="float" office:value="0.064453125" calcext:value-type="float">
            <text:p>0.064</text:p>
          </table:table-cell>
          <table:table-cell table:number-columns-repeated="3"/>
          <table:table-cell office:value-type="float" office:value="-0.012890625" calcext:value-type="float">
            <text:p>-0.013</text:p>
          </table:table-cell>
          <table:table-cell/>
          <table:table-cell office:value-type="float" office:value="-0.02578125" calcext:value-type="float">
            <text:p>-0.026</text:p>
          </table:table-cell>
          <table:table-cell/>
          <table:table-cell table:formula="of:=+MIN([.A704:.J704])" office:value-type="float" office:value="-0.02578125" calcext:value-type="float">
            <text:p>-0.02578125</text:p>
          </table:table-cell>
          <table:table-cell table:formula="of:=MAX([.A704:.J704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-0.0515625" calcext:value-type="float">
            <text:p>-0.052</text:p>
          </table:table-cell>
          <table:table-cell office:value-type="float" office:value="0.00966796875" calcext:value-type="float">
            <text:p>0.010</text:p>
          </table:table-cell>
          <table:table-cell/>
          <table:table-cell office:value-type="float" office:value="0.012890625" calcext:value-type="float">
            <text:p>0.013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224609375" calcext:value-type="float">
            <text:p>0.122</text:p>
          </table:table-cell>
          <table:table-cell/>
          <table:table-cell table:formula="of:=+MIN([.A705:.J705])" office:value-type="float" office:value="-0.0515625" calcext:value-type="float">
            <text:p>-0.0515625</text:p>
          </table:table-cell>
          <table:table-cell table:formula="of:=MAX([.A705:.J705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 office:value-type="float" office:value="0.2513671875" calcext:value-type="float">
            <text:p>0.251</text:p>
          </table:table-cell>
          <table:table-cell office:value-type="float" office:value="0.16435546875" calcext:value-type="float">
            <text:p>0.164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/>
          <table:table-cell office:value-type="float" office:value="-0.01611328125" calcext:value-type="float">
            <text:p>-0.016</text:p>
          </table:table-cell>
          <table:table-cell/>
          <table:table-cell table:formula="of:=+MIN([.A706:.J706])" office:value-type="float" office:value="-0.01611328125" calcext:value-type="float">
            <text:p>-0.0161132813</text:p>
          </table:table-cell>
          <table:table-cell table:formula="of:=MAX([.A706:.J706])" office:value-type="float" office:value="0.2513671875" calcext:value-type="float">
            <text:p>0.2513671875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.0580078125" calcext:value-type="float">
            <text:p>0.058</text:p>
          </table:table-cell>
          <table:table-cell/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2568359375" calcext:value-type="float">
            <text:p>0.126</text:p>
          </table:table-cell>
          <table:table-cell/>
          <table:table-cell table:formula="of:=+MIN([.A707:.J707])" office:value-type="float" office:value="-0.08056640625" calcext:value-type="float">
            <text:p>-0.0805664063</text:p>
          </table:table-cell>
          <table:table-cell table:formula="of:=MAX([.A707:.J707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21591796875" calcext:value-type="float">
            <text:p>0.216</text:p>
          </table:table-cell>
          <table:table-cell office:value-type="float" office:value="0.04833984375" calcext:value-type="float">
            <text:p>0.048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/>
          <table:table-cell office:value-type="float" office:value="-0.012890625" calcext:value-type="float">
            <text:p>-0.013</text:p>
          </table:table-cell>
          <table:table-cell/>
          <table:table-cell table:formula="of:=+MIN([.A708:.J708])" office:value-type="float" office:value="-0.012890625" calcext:value-type="float">
            <text:p>-0.012890625</text:p>
          </table:table-cell>
          <table:table-cell table:formula="of:=MAX([.A708:.J708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-0.012890625" calcext:value-type="float">
            <text:p>-0.013</text:p>
          </table:table-cell>
          <table:table-cell/>
          <table:table-cell office:value-type="float" office:value="0.0193359375" calcext:value-type="float">
            <text:p>0.019</text:p>
          </table:table-cell>
          <table:table-cell table:number-columns-repeated="3"/>
          <table:table-cell office:value-type="float" office:value="0.08056640625" calcext:value-type="float">
            <text:p>0.081</text:p>
          </table:table-cell>
          <table:table-cell/>
          <table:table-cell office:value-type="float" office:value="0.12568359375" calcext:value-type="float">
            <text:p>0.126</text:p>
          </table:table-cell>
          <table:table-cell/>
          <table:table-cell table:formula="of:=+MIN([.A709:.J709])" office:value-type="float" office:value="-0.0837890625" calcext:value-type="float">
            <text:p>-0.0837890625</text:p>
          </table:table-cell>
          <table:table-cell table:formula="of:=MAX([.A709:.J709])" office:value-type="float" office:value="0.12568359375" calcext:value-type="float">
            <text:p>0.1256835938</text:p>
          </table:table-cell>
          <table:table-cell table:number-columns-repeated="1011"/>
        </table:table-row>
        <table:table-row table:style-name="ro1">
          <table:table-cell office:value-type="float" office:value="0.21591796875" calcext:value-type="float">
            <text:p>0.216</text:p>
          </table:table-cell>
          <table:table-cell office:value-type="float" office:value="0.1224609375" calcext:value-type="float">
            <text:p>0.122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/>
          <table:table-cell office:value-type="float" office:value="-0.00966796875" calcext:value-type="float">
            <text:p>-0.010</text:p>
          </table:table-cell>
          <table:table-cell/>
          <table:table-cell table:formula="of:=+MIN([.A710:.J710])" office:value-type="float" office:value="-0.00966796875" calcext:value-type="float">
            <text:p>-0.0096679688</text:p>
          </table:table-cell>
          <table:table-cell table:formula="of:=MAX([.A710:.J710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5478515625" calcext:value-type="float">
            <text:p>-0.055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3"/>
          <table:table-cell office:value-type="float" office:value="0.07734375" calcext:value-type="float">
            <text:p>0.077</text:p>
          </table:table-cell>
          <table:table-cell/>
          <table:table-cell office:value-type="float" office:value="0.11279296875" calcext:value-type="float">
            <text:p>0.113</text:p>
          </table:table-cell>
          <table:table-cell/>
          <table:table-cell table:formula="of:=+MIN([.A711:.J711])" office:value-type="float" office:value="-0.08056640625" calcext:value-type="float">
            <text:p>-0.0805664063</text:p>
          </table:table-cell>
          <table:table-cell table:formula="of:=MAX([.A711:.J71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0708984375" calcext:value-type="float">
            <text:p>0.071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12:.J712])" office:value-type="float" office:value="-0.02578125" calcext:value-type="float">
            <text:p>-0.02578125</text:p>
          </table:table-cell>
          <table:table-cell table:formula="of:=MAX([.A712:.J712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38671875" calcext:value-type="float">
            <text:p>-0.039</text:p>
          </table:table-cell>
          <table:table-cell/>
          <table:table-cell office:value-type="float" office:value="0.012890625" calcext:value-type="float">
            <text:p>0.013</text:p>
          </table:table-cell>
          <table:table-cell table:number-columns-repeated="5"/>
          <table:table-cell office:value-type="float" office:value="0.116015625" calcext:value-type="float">
            <text:p>0.116</text:p>
          </table:table-cell>
          <table:table-cell/>
          <table:table-cell table:formula="of:=+MIN([.A713:.J713])" office:value-type="float" office:value="-0.08056640625" calcext:value-type="float">
            <text:p>-0.0805664063</text:p>
          </table:table-cell>
          <table:table-cell table:formula="of:=MAX([.A713:.J713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 office:value-type="float" office:value="0.20947265625" calcext:value-type="float">
            <text:p>0.209</text:p>
          </table:table-cell>
          <table:table-cell office:value-type="float" office:value="0.10634765625" calcext:value-type="float">
            <text:p>0.106</text:p>
          </table:table-cell>
          <table:table-cell/>
          <table:table-cell office:value-type="float" office:value="0.05478515625" calcext:value-type="float">
            <text:p>0.055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14:.J714])" office:value-type="float" office:value="-0.02578125" calcext:value-type="float">
            <text:p>-0.02578125</text:p>
          </table:table-cell>
          <table:table-cell table:formula="of:=MAX([.A714:.J714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4189453125" calcext:value-type="float">
            <text:p>-0.042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5"/>
          <table:table-cell office:value-type="float" office:value="0.1224609375" calcext:value-type="float">
            <text:p>0.122</text:p>
          </table:table-cell>
          <table:table-cell/>
          <table:table-cell table:formula="of:=+MIN([.A715:.J715])" office:value-type="float" office:value="-0.08056640625" calcext:value-type="float">
            <text:p>-0.0805664063</text:p>
          </table:table-cell>
          <table:table-cell table:formula="of:=MAX([.A715:.J715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 office:value-type="float" office:value="0.20947265625" calcext:value-type="float">
            <text:p>0.209</text:p>
          </table:table-cell>
          <table:table-cell office:value-type="float" office:value="0.06123046875" calcext:value-type="float">
            <text:p>0.061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16:.J716])" office:value-type="float" office:value="-0.02578125" calcext:value-type="float">
            <text:p>-0.02578125</text:p>
          </table:table-cell>
          <table:table-cell table:formula="of:=MAX([.A716:.J716])" office:value-type="float" office:value="0.20947265625" calcext:value-type="float">
            <text:p>0.2094726563</text:p>
          </table:table-cell>
          <table:table-cell table:number-columns-repeated="1011"/>
        </table:table-row>
        <table:table-row table:style-name="ro1">
          <table:table-cell office:value-type="float" office:value="-0.0837890625" calcext:value-type="float">
            <text:p>-0.084</text:p>
          </table:table-cell>
          <table:table-cell office:value-type="float" office:value="-0.0064453125" calcext:value-type="float">
            <text:p>-0.006</text:p>
          </table:table-cell>
          <table:table-cell/>
          <table:table-cell office:value-type="float" office:value="-0.08056640625" calcext:value-type="float">
            <text:p>-0.081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17:.J717])" office:value-type="float" office:value="-0.0837890625" calcext:value-type="float">
            <text:p>-0.0837890625</text:p>
          </table:table-cell>
          <table:table-cell table:formula="of:=MAX([.A717:.J717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office:value-type="float" office:value="0.21591796875" calcext:value-type="float">
            <text:p>0.216</text:p>
          </table:table-cell>
          <table:table-cell office:value-type="float" office:value="0.11279296875" calcext:value-type="float">
            <text:p>0.113</text:p>
          </table:table-cell>
          <table:table-cell/>
          <table:table-cell office:value-type="float" office:value="0.167578125" calcext:value-type="float">
            <text:p>0.168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18:.J718])" office:value-type="float" office:value="-0.02578125" calcext:value-type="float">
            <text:p>-0.02578125</text:p>
          </table:table-cell>
          <table:table-cell table:formula="of:=MAX([.A718:.J718])" office:value-type="float" office:value="0.21591796875" calcext:value-type="float">
            <text:p>0.215917968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-0.0708984375" calcext:value-type="float">
            <text:p>-0.071</text:p>
          </table:table-cell>
          <table:table-cell table:number-columns-repeated="5"/>
          <table:table-cell office:value-type="float" office:value="0.116015625" calcext:value-type="float">
            <text:p>0.116</text:p>
          </table:table-cell>
          <table:table-cell/>
          <table:table-cell table:formula="of:=+MIN([.A719:.J719])" office:value-type="float" office:value="-0.08056640625" calcext:value-type="float">
            <text:p>-0.0805664063</text:p>
          </table:table-cell>
          <table:table-cell table:formula="of:=MAX([.A719:.J719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 office:value-type="float" office:value="0.20302734375" calcext:value-type="float">
            <text:p>0.203</text:p>
          </table:table-cell>
          <table:table-cell office:value-type="float" office:value="0.13857421875" calcext:value-type="float">
            <text:p>0.139</text:p>
          </table:table-cell>
          <table:table-cell/>
          <table:table-cell office:value-type="float" office:value="0.20302734375" calcext:value-type="float">
            <text:p>0.203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20:.J720])" office:value-type="float" office:value="-0.02578125" calcext:value-type="float">
            <text:p>-0.02578125</text:p>
          </table:table-cell>
          <table:table-cell table:formula="of:=MAX([.A720:.J720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 office:value-type="float" office:value="-0.08056640625" calcext:value-type="float">
            <text:p>-0.081</text:p>
          </table:table-cell>
          <table:table-cell office:value-type="float" office:value="-0.07412109375" calcext:value-type="float">
            <text:p>-0.074</text:p>
          </table:table-cell>
          <table:table-cell/>
          <table:table-cell office:value-type="float" office:value="-0.064453125" calcext:value-type="float">
            <text:p>-0.064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21:.J721])" office:value-type="float" office:value="-0.08056640625" calcext:value-type="float">
            <text:p>-0.0805664063</text:p>
          </table:table-cell>
          <table:table-cell table:formula="of:=MAX([.A721:.J72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38671875" calcext:value-type="float">
            <text:p>0.039</text:p>
          </table:table-cell>
          <table:table-cell/>
          <table:table-cell office:value-type="float" office:value="0.20302734375" calcext:value-type="float">
            <text:p>0.203</text:p>
          </table:table-cell>
          <table:table-cell table:number-columns-repeated="5"/>
          <table:table-cell office:value-type="float" office:value="-0.012890625" calcext:value-type="float">
            <text:p>-0.013</text:p>
          </table:table-cell>
          <table:table-cell/>
          <table:table-cell table:formula="of:=+MIN([.A722:.J722])" office:value-type="float" office:value="-0.012890625" calcext:value-type="float">
            <text:p>-0.012890625</text:p>
          </table:table-cell>
          <table:table-cell table:formula="of:=MAX([.A722:.J722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07734375" calcext:value-type="float">
            <text:p>-0.077</text:p>
          </table:table-cell>
          <table:table-cell table:number-columns-repeated="5"/>
          <table:table-cell office:value-type="float" office:value="0.1224609375" calcext:value-type="float">
            <text:p>0.122</text:p>
          </table:table-cell>
          <table:table-cell/>
          <table:table-cell table:formula="of:=+MIN([.A723:.J723])" office:value-type="float" office:value="-0.07734375" calcext:value-type="float">
            <text:p>-0.07734375</text:p>
          </table:table-cell>
          <table:table-cell table:formula="of:=MAX([.A723:.J723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966796875" calcext:value-type="float">
            <text:p>0.097</text:p>
          </table:table-cell>
          <table:table-cell/>
          <table:table-cell office:value-type="float" office:value="0.20302734375" calcext:value-type="float">
            <text:p>0.203</text:p>
          </table:table-cell>
          <table:table-cell table:number-columns-repeated="5"/>
          <table:table-cell office:value-type="float" office:value="-0.012890625" calcext:value-type="float">
            <text:p>-0.013</text:p>
          </table:table-cell>
          <table:table-cell/>
          <table:table-cell table:formula="of:=+MIN([.A724:.J724])" office:value-type="float" office:value="-0.012890625" calcext:value-type="float">
            <text:p>-0.012890625</text:p>
          </table:table-cell>
          <table:table-cell table:formula="of:=MAX([.A724:.J724])" office:value-type="float" office:value="0.20302734375" calcext:value-type="float">
            <text:p>0.20302734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07412109375" calcext:value-type="float">
            <text:p>-0.074</text:p>
          </table:table-cell>
          <table:table-cell table:number-columns-repeated="5"/>
          <table:table-cell office:value-type="float" office:value="0.116015625" calcext:value-type="float">
            <text:p>0.116</text:p>
          </table:table-cell>
          <table:table-cell/>
          <table:table-cell table:formula="of:=+MIN([.A725:.J725])" office:value-type="float" office:value="-0.07412109375" calcext:value-type="float">
            <text:p>-0.0741210938</text:p>
          </table:table-cell>
          <table:table-cell table:formula="of:=MAX([.A725:.J725])" office:value-type="float" office:value="0.116015625" calcext:value-type="float">
            <text:p>0.1160156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7734375" calcext:value-type="float">
            <text:p>0.077</text:p>
          </table:table-cell>
          <table:table-cell/>
          <table:table-cell office:value-type="float" office:value="0.13212890625" calcext:value-type="float">
            <text:p>0.132</text:p>
          </table:table-cell>
          <table:table-cell table:number-columns-repeated="5"/>
          <table:table-cell office:value-type="float" office:value="-0.012890625" calcext:value-type="float">
            <text:p>-0.013</text:p>
          </table:table-cell>
          <table:table-cell/>
          <table:table-cell table:formula="of:=+MIN([.A726:.J726])" office:value-type="float" office:value="-0.012890625" calcext:value-type="float">
            <text:p>-0.012890625</text:p>
          </table:table-cell>
          <table:table-cell table:formula="of:=MAX([.A726:.J726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1611328125" calcext:value-type="float">
            <text:p>-0.016</text:p>
          </table:table-cell>
          <table:table-cell/>
          <table:table-cell office:value-type="float" office:value="0.03544921875" calcext:value-type="float">
            <text:p>0.035</text:p>
          </table:table-cell>
          <table:table-cell table:number-columns-repeated="5"/>
          <table:table-cell office:value-type="float" office:value="0.13212890625" calcext:value-type="float">
            <text:p>0.132</text:p>
          </table:table-cell>
          <table:table-cell/>
          <table:table-cell table:formula="of:=+MIN([.A727:.J727])" office:value-type="float" office:value="-0.01611328125" calcext:value-type="float">
            <text:p>-0.0161132813</text:p>
          </table:table-cell>
          <table:table-cell table:formula="of:=MAX([.A727:.J727])" office:value-type="float" office:value="0.13212890625" calcext:value-type="float">
            <text:p>0.13212890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11279296875" calcext:value-type="float">
            <text:p>0.113</text:p>
          </table:table-cell>
          <table:table-cell/>
          <table:table-cell office:value-type="float" office:value="0.090234375" calcext:value-type="float">
            <text:p>0.090</text:p>
          </table:table-cell>
          <table:table-cell table:number-columns-repeated="5"/>
          <table:table-cell office:value-type="float" office:value="-0.012890625" calcext:value-type="float">
            <text:p>-0.013</text:p>
          </table:table-cell>
          <table:table-cell/>
          <table:table-cell table:formula="of:=+MIN([.A728:.J728])" office:value-type="float" office:value="-0.012890625" calcext:value-type="float">
            <text:p>-0.012890625</text:p>
          </table:table-cell>
          <table:table-cell table:formula="of:=MAX([.A728:.J728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580078125" calcext:value-type="float">
            <text:p>-0.058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29:.J729])" office:value-type="float" office:value="-0.0580078125" calcext:value-type="float">
            <text:p>-0.0580078125</text:p>
          </table:table-cell>
          <table:table-cell table:formula="of:=MAX([.A729:.J729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1224609375" calcext:value-type="float">
            <text:p>0.122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30:.J730])" office:value-type="float" office:value="-0.02578125" calcext:value-type="float">
            <text:p>-0.02578125</text:p>
          </table:table-cell>
          <table:table-cell table:formula="of:=MAX([.A730:.J730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2578125" calcext:value-type="float">
            <text:p>-0.026</text:p>
          </table:table-cell>
          <table:table-cell/>
          <table:table-cell office:value-type="float" office:value="0.00322265625" calcext:value-type="float">
            <text:p>0.003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31:.J731])" office:value-type="float" office:value="-0.02578125" calcext:value-type="float">
            <text:p>-0.02578125</text:p>
          </table:table-cell>
          <table:table-cell table:formula="of:=MAX([.A731:.J73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103125" calcext:value-type="float">
            <text:p>0.103</text:p>
          </table:table-cell>
          <table:table-cell/>
          <table:table-cell office:value-type="float" office:value="0.064453125" calcext:value-type="float">
            <text:p>0.064</text:p>
          </table:table-cell>
          <table:table-cell table:number-columns-repeated="5"/>
          <table:table-cell office:value-type="float" office:value="-0.02255859375" calcext:value-type="float">
            <text:p>-0.023</text:p>
          </table:table-cell>
          <table:table-cell/>
          <table:table-cell table:formula="of:=+MIN([.A732:.J732])" office:value-type="float" office:value="-0.02255859375" calcext:value-type="float">
            <text:p>-0.0225585938</text:p>
          </table:table-cell>
          <table:table-cell table:formula="of:=MAX([.A732:.J732])" office:value-type="float" office:value="0.103125" calcext:value-type="float">
            <text:p>0.1031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451171875" calcext:value-type="float">
            <text:p>-0.045</text:p>
          </table:table-cell>
          <table:table-cell/>
          <table:table-cell office:value-type="float" office:value="0.00966796875" calcext:value-type="float">
            <text:p>0.010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33:.J733])" office:value-type="float" office:value="-0.0451171875" calcext:value-type="float">
            <text:p>-0.0451171875</text:p>
          </table:table-cell>
          <table:table-cell table:formula="of:=MAX([.A733:.J733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22880859375" calcext:value-type="float">
            <text:p>0.229</text:p>
          </table:table-cell>
          <table:table-cell/>
          <table:table-cell office:value-type="float" office:value="0.04833984375" calcext:value-type="float">
            <text:p>0.048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34:.J734])" office:value-type="float" office:value="-0.02578125" calcext:value-type="float">
            <text:p>-0.02578125</text:p>
          </table:table-cell>
          <table:table-cell table:formula="of:=MAX([.A734:.J734])" office:value-type="float" office:value="0.22880859375" calcext:value-type="float">
            <text:p>0.22880859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1611328125" calcext:value-type="float">
            <text:p>-0.161</text:p>
          </table:table-cell>
          <table:table-cell/>
          <table:table-cell office:value-type="float" office:value="-0.00322265625" calcext:value-type="float">
            <text:p>-0.003</text:p>
          </table:table-cell>
          <table:table-cell table:number-columns-repeated="5"/>
          <table:table-cell office:value-type="float" office:value="0.1224609375" calcext:value-type="float">
            <text:p>0.122</text:p>
          </table:table-cell>
          <table:table-cell/>
          <table:table-cell table:formula="of:=+MIN([.A735:.J735])" office:value-type="float" office:value="-0.1611328125" calcext:value-type="float">
            <text:p>-0.1611328125</text:p>
          </table:table-cell>
          <table:table-cell table:formula="of:=MAX([.A735:.J735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167578125" calcext:value-type="float">
            <text:p>0.168</text:p>
          </table:table-cell>
          <table:table-cell/>
          <table:table-cell office:value-type="float" office:value="0.07734375" calcext:value-type="float">
            <text:p>0.077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36:.J736])" office:value-type="float" office:value="-0.02578125" calcext:value-type="float">
            <text:p>-0.02578125</text:p>
          </table:table-cell>
          <table:table-cell table:formula="of:=MAX([.A736:.J736])" office:value-type="float" office:value="0.167578125" calcext:value-type="float">
            <text:p>0.16757812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4833984375" calcext:value-type="float">
            <text:p>-0.048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5"/>
          <table:table-cell office:value-type="float" office:value="0.1224609375" calcext:value-type="float">
            <text:p>0.122</text:p>
          </table:table-cell>
          <table:table-cell/>
          <table:table-cell table:formula="of:=+MIN([.A737:.J737])" office:value-type="float" office:value="-0.04833984375" calcext:value-type="float">
            <text:p>-0.0483398438</text:p>
          </table:table-cell>
          <table:table-cell table:formula="of:=MAX([.A737:.J737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9990234375" calcext:value-type="float">
            <text:p>0.100</text:p>
          </table:table-cell>
          <table:table-cell/>
          <table:table-cell office:value-type="float" office:value="0.03544921875" calcext:value-type="float">
            <text:p>0.035</text:p>
          </table:table-cell>
          <table:table-cell table:number-columns-repeated="5"/>
          <table:table-cell office:value-type="float" office:value="-0.02255859375" calcext:value-type="float">
            <text:p>-0.023</text:p>
          </table:table-cell>
          <table:table-cell/>
          <table:table-cell table:formula="of:=+MIN([.A738:.J738])" office:value-type="float" office:value="-0.02255859375" calcext:value-type="float">
            <text:p>-0.0225585938</text:p>
          </table:table-cell>
          <table:table-cell table:formula="of:=MAX([.A738:.J738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4189453125" calcext:value-type="float">
            <text:p>-0.042</text:p>
          </table:table-cell>
          <table:table-cell/>
          <table:table-cell office:value-type="float" office:value="-0.103125" calcext:value-type="float">
            <text:p>-0.103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39:.J739])" office:value-type="float" office:value="-0.103125" calcext:value-type="float">
            <text:p>-0.103125</text:p>
          </table:table-cell>
          <table:table-cell table:formula="of:=MAX([.A739:.J739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1482421875" calcext:value-type="float">
            <text:p>0.148</text:p>
          </table:table-cell>
          <table:table-cell/>
          <table:table-cell office:value-type="float" office:value="0.18046875" calcext:value-type="float">
            <text:p>0.180</text:p>
          </table:table-cell>
          <table:table-cell table:number-columns-repeated="5"/>
          <table:table-cell office:value-type="float" office:value="-0.02578125" calcext:value-type="float">
            <text:p>-0.026</text:p>
          </table:table-cell>
          <table:table-cell/>
          <table:table-cell table:formula="of:=+MIN([.A740:.J740])" office:value-type="float" office:value="-0.02578125" calcext:value-type="float">
            <text:p>-0.02578125</text:p>
          </table:table-cell>
          <table:table-cell table:formula="of:=MAX([.A740:.J740])" office:value-type="float" office:value="0.18046875" calcext:value-type="float">
            <text:p>0.180468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0.0322265625" calcext:value-type="float">
            <text:p>-0.032</text:p>
          </table:table-cell>
          <table:table-cell/>
          <table:table-cell office:value-type="float" office:value="-0.064453125" calcext:value-type="float">
            <text:p>-0.064</text:p>
          </table:table-cell>
          <table:table-cell table:number-columns-repeated="5"/>
          <table:table-cell office:value-type="float" office:value="0.11279296875" calcext:value-type="float">
            <text:p>0.113</text:p>
          </table:table-cell>
          <table:table-cell/>
          <table:table-cell table:formula="of:=+MIN([.A741:.J741])" office:value-type="float" office:value="-0.064453125" calcext:value-type="float">
            <text:p>-0.064453125</text:p>
          </table:table-cell>
          <table:table-cell table:formula="of:=MAX([.A741:.J74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42:.J742])" office:value-type="float" office:value="-0.02578125" calcext:value-type="float">
            <text:p>-0.02578125</text:p>
          </table:table-cell>
          <table:table-cell table:formula="of:=MAX([.A742:.J742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634765625" calcext:value-type="float">
            <text:p>0.106</text:p>
          </table:table-cell>
          <table:table-cell/>
          <table:table-cell table:formula="of:=+MIN([.A743:.J743])" office:value-type="float" office:value="0.10634765625" calcext:value-type="float">
            <text:p>0.1063476563</text:p>
          </table:table-cell>
          <table:table-cell table:formula="of:=MAX([.A743:.J743])" office:value-type="float" office:value="0.10634765625" calcext:value-type="float">
            <text:p>0.106347656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44:.J744])" office:value-type="float" office:value="-0.02578125" calcext:value-type="float">
            <text:p>-0.02578125</text:p>
          </table:table-cell>
          <table:table-cell table:formula="of:=MAX([.A744:.J744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45:.J745])" office:value-type="float" office:value="0.11279296875" calcext:value-type="float">
            <text:p>0.1127929688</text:p>
          </table:table-cell>
          <table:table-cell table:formula="of:=MAX([.A745:.J745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46:.J746])" office:value-type="float" office:value="-0.02578125" calcext:value-type="float">
            <text:p>-0.02578125</text:p>
          </table:table-cell>
          <table:table-cell table:formula="of:=MAX([.A746:.J746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47:.J747])" office:value-type="float" office:value="0.11279296875" calcext:value-type="float">
            <text:p>0.1127929688</text:p>
          </table:table-cell>
          <table:table-cell table:formula="of:=MAX([.A747:.J747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255859375" calcext:value-type="float">
            <text:p>-0.023</text:p>
          </table:table-cell>
          <table:table-cell/>
          <table:table-cell table:formula="of:=+MIN([.A748:.J748])" office:value-type="float" office:value="-0.02255859375" calcext:value-type="float">
            <text:p>-0.0225585938</text:p>
          </table:table-cell>
          <table:table-cell table:formula="of:=MAX([.A748:.J748])" office:value-type="float" office:value="-0.02255859375" calcext:value-type="float">
            <text:p>-0.02255859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634765625" calcext:value-type="float">
            <text:p>0.106</text:p>
          </table:table-cell>
          <table:table-cell/>
          <table:table-cell table:formula="of:=+MIN([.A749:.J749])" office:value-type="float" office:value="0.10634765625" calcext:value-type="float">
            <text:p>0.1063476563</text:p>
          </table:table-cell>
          <table:table-cell table:formula="of:=MAX([.A749:.J749])" office:value-type="float" office:value="0.10634765625" calcext:value-type="float">
            <text:p>0.106347656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611328125" calcext:value-type="float">
            <text:p>-0.016</text:p>
          </table:table-cell>
          <table:table-cell/>
          <table:table-cell table:formula="of:=+MIN([.A750:.J750])" office:value-type="float" office:value="-0.01611328125" calcext:value-type="float">
            <text:p>-0.0161132813</text:p>
          </table:table-cell>
          <table:table-cell table:formula="of:=MAX([.A750:.J750])" office:value-type="float" office:value="-0.01611328125" calcext:value-type="float">
            <text:p>-0.01611328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51:.J751])" office:value-type="float" office:value="0.11279296875" calcext:value-type="float">
            <text:p>0.1127929688</text:p>
          </table:table-cell>
          <table:table-cell table:formula="of:=MAX([.A751:.J75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255859375" calcext:value-type="float">
            <text:p>-0.023</text:p>
          </table:table-cell>
          <table:table-cell/>
          <table:table-cell table:formula="of:=+MIN([.A752:.J752])" office:value-type="float" office:value="-0.02255859375" calcext:value-type="float">
            <text:p>-0.0225585938</text:p>
          </table:table-cell>
          <table:table-cell table:formula="of:=MAX([.A752:.J752])" office:value-type="float" office:value="-0.02255859375" calcext:value-type="float">
            <text:p>-0.02255859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53:.J753])" office:value-type="float" office:value="0.11279296875" calcext:value-type="float">
            <text:p>0.1127929688</text:p>
          </table:table-cell>
          <table:table-cell table:formula="of:=MAX([.A753:.J753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611328125" calcext:value-type="float">
            <text:p>-0.016</text:p>
          </table:table-cell>
          <table:table-cell/>
          <table:table-cell table:formula="of:=+MIN([.A754:.J754])" office:value-type="float" office:value="-0.01611328125" calcext:value-type="float">
            <text:p>-0.0161132813</text:p>
          </table:table-cell>
          <table:table-cell table:formula="of:=MAX([.A754:.J754])" office:value-type="float" office:value="-0.01611328125" calcext:value-type="float">
            <text:p>-0.01611328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55:.J755])" office:value-type="float" office:value="0.11279296875" calcext:value-type="float">
            <text:p>0.1127929688</text:p>
          </table:table-cell>
          <table:table-cell table:formula="of:=MAX([.A755:.J755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2890625" calcext:value-type="float">
            <text:p>-0.013</text:p>
          </table:table-cell>
          <table:table-cell/>
          <table:table-cell table:formula="of:=+MIN([.A756:.J756])" office:value-type="float" office:value="-0.012890625" calcext:value-type="float">
            <text:p>-0.012890625</text:p>
          </table:table-cell>
          <table:table-cell table:formula="of:=MAX([.A756:.J756])" office:value-type="float" office:value="-0.012890625" calcext:value-type="float">
            <text:p>-0.0128906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57:.J757])" office:value-type="float" office:value="0.11279296875" calcext:value-type="float">
            <text:p>0.1127929688</text:p>
          </table:table-cell>
          <table:table-cell table:formula="of:=MAX([.A757:.J757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255859375" calcext:value-type="float">
            <text:p>-0.023</text:p>
          </table:table-cell>
          <table:table-cell/>
          <table:table-cell table:formula="of:=+MIN([.A758:.J758])" office:value-type="float" office:value="-0.02255859375" calcext:value-type="float">
            <text:p>-0.0225585938</text:p>
          </table:table-cell>
          <table:table-cell table:formula="of:=MAX([.A758:.J758])" office:value-type="float" office:value="-0.02255859375" calcext:value-type="float">
            <text:p>-0.02255859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634765625" calcext:value-type="float">
            <text:p>0.106</text:p>
          </table:table-cell>
          <table:table-cell/>
          <table:table-cell table:formula="of:=+MIN([.A759:.J759])" office:value-type="float" office:value="0.10634765625" calcext:value-type="float">
            <text:p>0.1063476563</text:p>
          </table:table-cell>
          <table:table-cell table:formula="of:=MAX([.A759:.J759])" office:value-type="float" office:value="0.10634765625" calcext:value-type="float">
            <text:p>0.106347656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60:.J760])" office:value-type="float" office:value="-0.02578125" calcext:value-type="float">
            <text:p>-0.02578125</text:p>
          </table:table-cell>
          <table:table-cell table:formula="of:=MAX([.A760:.J760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634765625" calcext:value-type="float">
            <text:p>0.106</text:p>
          </table:table-cell>
          <table:table-cell/>
          <table:table-cell table:formula="of:=+MIN([.A761:.J761])" office:value-type="float" office:value="0.10634765625" calcext:value-type="float">
            <text:p>0.1063476563</text:p>
          </table:table-cell>
          <table:table-cell table:formula="of:=MAX([.A761:.J761])" office:value-type="float" office:value="0.10634765625" calcext:value-type="float">
            <text:p>0.106347656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611328125" calcext:value-type="float">
            <text:p>-0.016</text:p>
          </table:table-cell>
          <table:table-cell/>
          <table:table-cell table:formula="of:=+MIN([.A762:.J762])" office:value-type="float" office:value="-0.01611328125" calcext:value-type="float">
            <text:p>-0.0161132813</text:p>
          </table:table-cell>
          <table:table-cell table:formula="of:=MAX([.A762:.J762])" office:value-type="float" office:value="-0.01611328125" calcext:value-type="float">
            <text:p>-0.01611328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3125" calcext:value-type="float">
            <text:p>0.103</text:p>
          </table:table-cell>
          <table:table-cell/>
          <table:table-cell table:formula="of:=+MIN([.A763:.J763])" office:value-type="float" office:value="0.103125" calcext:value-type="float">
            <text:p>0.103125</text:p>
          </table:table-cell>
          <table:table-cell table:formula="of:=MAX([.A763:.J763])" office:value-type="float" office:value="0.103125" calcext:value-type="float">
            <text:p>0.103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64:.J764])" office:value-type="float" office:value="-0.02578125" calcext:value-type="float">
            <text:p>-0.02578125</text:p>
          </table:table-cell>
          <table:table-cell table:formula="of:=MAX([.A764:.J764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9990234375" calcext:value-type="float">
            <text:p>0.100</text:p>
          </table:table-cell>
          <table:table-cell/>
          <table:table-cell table:formula="of:=+MIN([.A765:.J765])" office:value-type="float" office:value="0.09990234375" calcext:value-type="float">
            <text:p>0.0999023438</text:p>
          </table:table-cell>
          <table:table-cell table:formula="of:=MAX([.A765:.J765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66:.J766])" office:value-type="float" office:value="-0.02578125" calcext:value-type="float">
            <text:p>-0.02578125</text:p>
          </table:table-cell>
          <table:table-cell table:formula="of:=MAX([.A766:.J766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9990234375" calcext:value-type="float">
            <text:p>0.100</text:p>
          </table:table-cell>
          <table:table-cell/>
          <table:table-cell table:formula="of:=+MIN([.A767:.J767])" office:value-type="float" office:value="0.09990234375" calcext:value-type="float">
            <text:p>0.0999023438</text:p>
          </table:table-cell>
          <table:table-cell table:formula="of:=MAX([.A767:.J767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68:.J768])" office:value-type="float" office:value="-0.02578125" calcext:value-type="float">
            <text:p>-0.02578125</text:p>
          </table:table-cell>
          <table:table-cell table:formula="of:=MAX([.A768:.J768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9990234375" calcext:value-type="float">
            <text:p>0.100</text:p>
          </table:table-cell>
          <table:table-cell/>
          <table:table-cell table:formula="of:=+MIN([.A769:.J769])" office:value-type="float" office:value="0.09990234375" calcext:value-type="float">
            <text:p>0.0999023438</text:p>
          </table:table-cell>
          <table:table-cell table:formula="of:=MAX([.A769:.J769])" office:value-type="float" office:value="0.09990234375" calcext:value-type="float">
            <text:p>0.099902343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2578125" calcext:value-type="float">
            <text:p>-0.026</text:p>
          </table:table-cell>
          <table:table-cell/>
          <table:table-cell table:formula="of:=+MIN([.A770:.J770])" office:value-type="float" office:value="-0.02578125" calcext:value-type="float">
            <text:p>-0.02578125</text:p>
          </table:table-cell>
          <table:table-cell table:formula="of:=MAX([.A770:.J770])" office:value-type="float" office:value="-0.02578125" calcext:value-type="float">
            <text:p>-0.02578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71:.J771])" office:value-type="float" office:value="0.11279296875" calcext:value-type="float">
            <text:p>0.1127929688</text:p>
          </table:table-cell>
          <table:table-cell table:formula="of:=MAX([.A771:.J771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2890625" calcext:value-type="float">
            <text:p>-0.013</text:p>
          </table:table-cell>
          <table:table-cell/>
          <table:table-cell table:formula="of:=+MIN([.A772:.J772])" office:value-type="float" office:value="-0.012890625" calcext:value-type="float">
            <text:p>-0.012890625</text:p>
          </table:table-cell>
          <table:table-cell table:formula="of:=MAX([.A772:.J772])" office:value-type="float" office:value="-0.012890625" calcext:value-type="float">
            <text:p>-0.0128906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095703125" calcext:value-type="float">
            <text:p>0.110</text:p>
          </table:table-cell>
          <table:table-cell/>
          <table:table-cell table:formula="of:=+MIN([.A773:.J773])" office:value-type="float" office:value="0.1095703125" calcext:value-type="float">
            <text:p>0.1095703125</text:p>
          </table:table-cell>
          <table:table-cell table:formula="of:=MAX([.A773:.J773])" office:value-type="float" office:value="0.1095703125" calcext:value-type="float">
            <text:p>0.1095703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064453125" calcext:value-type="float">
            <text:p>-0.006</text:p>
          </table:table-cell>
          <table:table-cell/>
          <table:table-cell table:formula="of:=+MIN([.A774:.J774])" office:value-type="float" office:value="-0.0064453125" calcext:value-type="float">
            <text:p>-0.0064453125</text:p>
          </table:table-cell>
          <table:table-cell table:formula="of:=MAX([.A774:.J774])" office:value-type="float" office:value="-0.0064453125" calcext:value-type="float">
            <text:p>-0.00644531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75:.J775])" office:value-type="float" office:value="0.11279296875" calcext:value-type="float">
            <text:p>0.1127929688</text:p>
          </table:table-cell>
          <table:table-cell table:formula="of:=MAX([.A775:.J775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0966796875" calcext:value-type="float">
            <text:p>-0.010</text:p>
          </table:table-cell>
          <table:table-cell/>
          <table:table-cell table:formula="of:=+MIN([.A776:.J776])" office:value-type="float" office:value="-0.00966796875" calcext:value-type="float">
            <text:p>-0.0096679688</text:p>
          </table:table-cell>
          <table:table-cell table:formula="of:=MAX([.A776:.J776])" office:value-type="float" office:value="-0.00966796875" calcext:value-type="float">
            <text:p>-0.009667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77:.J777])" office:value-type="float" office:value="0.11279296875" calcext:value-type="float">
            <text:p>0.1127929688</text:p>
          </table:table-cell>
          <table:table-cell table:formula="of:=MAX([.A777:.J777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611328125" calcext:value-type="float">
            <text:p>-0.016</text:p>
          </table:table-cell>
          <table:table-cell/>
          <table:table-cell table:formula="of:=+MIN([.A778:.J778])" office:value-type="float" office:value="-0.01611328125" calcext:value-type="float">
            <text:p>-0.0161132813</text:p>
          </table:table-cell>
          <table:table-cell table:formula="of:=MAX([.A778:.J778])" office:value-type="float" office:value="-0.01611328125" calcext:value-type="float">
            <text:p>-0.01611328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1279296875" calcext:value-type="float">
            <text:p>0.113</text:p>
          </table:table-cell>
          <table:table-cell/>
          <table:table-cell table:formula="of:=+MIN([.A779:.J779])" office:value-type="float" office:value="0.11279296875" calcext:value-type="float">
            <text:p>0.1127929688</text:p>
          </table:table-cell>
          <table:table-cell table:formula="of:=MAX([.A779:.J779])" office:value-type="float" office:value="0.11279296875" calcext:value-type="float">
            <text:p>0.11279296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0.012890625" calcext:value-type="float">
            <text:p>-0.013</text:p>
          </table:table-cell>
          <table:table-cell/>
          <table:table-cell table:formula="of:=+MIN([.A780:.J780])" office:value-type="float" office:value="-0.012890625" calcext:value-type="float">
            <text:p>-0.012890625</text:p>
          </table:table-cell>
          <table:table-cell table:formula="of:=MAX([.A780:.J780])" office:value-type="float" office:value="-0.012890625" calcext:value-type="float">
            <text:p>-0.0128906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224609375" calcext:value-type="float">
            <text:p>0.122</text:p>
          </table:table-cell>
          <table:table-cell/>
          <table:table-cell table:formula="of:=+MIN([.A781:.J781])" office:value-type="float" office:value="0.1224609375" calcext:value-type="float">
            <text:p>0.1224609375</text:p>
          </table:table-cell>
          <table:table-cell table:formula="of:=MAX([.A781:.J781])" office:value-type="float" office:value="0.1224609375" calcext:value-type="float">
            <text:p>0.1224609375</text:p>
          </table:table-cell>
          <table:table-cell table:number-columns-repeated="1011"/>
        </table:table-row>
        <table:table-row table:style-name="ro1" table:number-rows-repeated="10477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6:16:53.974779549</dc:date>
    <meta:editing-duration>PT6M46S</meta:editing-duration>
    <meta:editing-cycles>1</meta:editing-cycles>
    <meta:document-statistic meta:table-count="1" meta:cell-count="7630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319cm" svg:height="9cm" xlink:href=".." xlink:type="simple" chart:class="chart:line" chart:style-name="ch1">
        <chart:legend chart:legend-position="end" svg:x="43.414cm" svg:y="3.952cm" style:legend-expansion="high" chart:style-name="ch2"/>
        <chart:plot-area chart:style-name="ch3" table:cell-range-address="test1.L2:test1.M781" svg:x="0.926cm" svg:y="0.18cm" svg:width="41.562cm" svg:height="8.64cm">
          <chartooo:coordinate-region svg:x="1.759cm" svg:y="0.379cm" svg:width="40.7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.L2:test1.L781" chart:class="chart:line">
            <chart:data-point chart:repeated="780"/>
          </chart:series>
          <chart:series chart:style-name="ch7" chart:values-cell-range-address="test1.M2:test1.M781" chart:class="chart:line">
            <chart:data-point chart:repeated="7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857421875">
                <text:p>-0.13857421875</text:p>
                <draw:g>
                  <svg:desc>test1.L2:test1.L781</svg:desc>
                </draw:g>
              </table:table-cell>
              <table:table-cell office:value-type="float" office:value="0.16435546875">
                <text:p>0.16435546875</text:p>
                <draw:g>
                  <svg:desc>test1.M2:test1.M7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212890625">
                <text:p>-0.13212890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037109375">
                <text:p>0.28037109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8046875">
                <text:p>-0.1804687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7080078125">
                <text:p>0.170800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771484375">
                <text:p>0.277148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13857421875">
                <text:p>0.1385742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771484375">
                <text:p>0.277148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9345703125">
                <text:p>0.093457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037109375">
                <text:p>0.2803710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681640625">
                <text:p>0.2868164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8349609375">
                <text:p>0.3834960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52529296875">
                <text:p>0.52529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0.399609375">
                <text:p>0.39960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5478515625">
                <text:p>0.547851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48984375">
                <text:p>0.4898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4640625">
                <text:p>0.4640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5771484375">
                <text:p>0.3577148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3486328125">
                <text:p>-0.634863281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3802734375">
                <text:p>0.3802734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900390625">
                <text:p>-0.2900390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158203125">
                <text:p>-0.3158203125</text:p>
              </table:table-cell>
              <table:table-cell office:value-type="float" office:value="0.425390625">
                <text:p>0.425390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35771484375">
                <text:p>0.357714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24169921875">
                <text:p>-0.241699218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36416015625">
                <text:p>0.36416015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66064453125">
                <text:p>-0.66064453125</text:p>
              </table:table-cell>
              <table:table-cell office:value-type="float" office:value="0.28681640625">
                <text:p>0.2868164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51884765625">
                <text:p>-0.51884765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0.14501953125">
                <text:p>0.145019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8314453125">
                <text:p>0.831445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74765625">
                <text:p>-0.74765625</text:p>
              </table:table-cell>
              <table:table-cell office:value-type="float" office:value="0.44150390625">
                <text:p>0.4415039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408203125">
                <text:p>-1.14082031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79599609375">
                <text:p>-0.7959960937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7541015625">
                <text:p>-0.7541015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1.17626953125">
                <text:p>1.17626953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74765625">
                <text:p>-0.74765625</text:p>
              </table:table-cell>
              <table:table-cell office:value-type="float" office:value="0.4060546875">
                <text:p>0.4060546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9013671875">
                <text:p>-0.1901367187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0.760546875">
                <text:p>0.760546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7541015625">
                <text:p>-0.7541015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03125">
                <text:p>-0.10312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57685546875">
                <text:p>0.5768554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51884765625">
                <text:p>0.5188476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03125">
                <text:p>-1.03125</text:p>
              </table:table-cell>
              <table:table-cell office:value-type="float" office:value="0.2771484375">
                <text:p>0.277148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41572265625">
                <text:p>0.4157226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36416015625">
                <text:p>0.3641601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77021484375">
                <text:p>0.77021484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8349609375">
                <text:p>-0.38349609375</text:p>
              </table:table-cell>
              <table:table-cell office:value-type="float" office:value="0.49951171875">
                <text:p>0.4995117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13759765625">
                <text:p>-1.13759765625</text:p>
              </table:table-cell>
              <table:table-cell office:value-type="float" office:value="0.62197265625">
                <text:p>0.6219726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8830078125">
                <text:p>0.883007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0376953125">
                <text:p>-1.0376953125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6083984375">
                <text:p>-0.46083984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92490234375">
                <text:p>0.924902343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20625">
                <text:p>-0.206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095703125">
                <text:p>-1.09570312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65">
                <text:p>-1.6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502734375">
                <text:p>-0.50273437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03125">
                <text:p>-0.1031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6318359375">
                <text:p>-1.36318359375</text:p>
              </table:table-cell>
              <table:table-cell office:value-type="float" office:value="0.32548828125">
                <text:p>0.3254882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125">
                <text:p>-0.4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314453125">
                <text:p>-0.83144531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5">
                <text:p>-1.65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37705078125">
                <text:p>-0.37705078125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0.48984375">
                <text:p>0.48984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05380859375">
                <text:p>-1.0538085937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2236328125">
                <text:p>-0.22236328125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1666015625">
                <text:p>-1.1666015625</text:p>
              </table:table-cell>
              <table:table-cell office:value-type="float" office:value="0.3802734375">
                <text:p>0.380273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2642578125">
                <text:p>-0.2642578125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5390625">
                <text:p>-0.95390625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0.88623046875">
                <text:p>0.88623046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76171875">
                <text:p>-1.276171875</text:p>
              </table:table-cell>
              <table:table-cell office:value-type="float" office:value="0.863671875">
                <text:p>0.8636718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6767578125">
                <text:p>-0.67675781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57041015625">
                <text:p>-0.570410156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49951171875">
                <text:p>0.49951171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76376953125">
                <text:p>-0.76376953125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57421875">
                <text:p>-0.657421875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83203125">
                <text:p>-0.6832031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0.46083984375">
                <text:p>0.46083984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2181640625">
                <text:p>-1.2181640625</text:p>
              </table:table-cell>
              <table:table-cell office:value-type="float" office:value="0.012890625">
                <text:p>0.0128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125">
                <text:p>-0.4125</text:p>
              </table:table-cell>
              <table:table-cell office:value-type="float" office:value="0.95712890625">
                <text:p>0.95712890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0.64130859375">
                <text:p>0.64130859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5478515625">
                <text:p>-0.5478515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3470703125">
                <text:p>-1.3470703125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20625">
                <text:p>-0.20625</text:p>
              </table:table-cell>
              <table:table-cell office:value-type="float" office:value="1.13115234375">
                <text:p>1.13115234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36962890625">
                <text:p>-1.3696289062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0.915234375">
                <text:p>0.915234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62744140625">
                <text:p>-1.62744140625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609375">
                <text:p>-0.3609375</text:p>
              </table:table-cell>
              <table:table-cell office:value-type="float" office:value="1.28583984375">
                <text:p>1.28583984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5736328125">
                <text:p>-0.5736328125</text:p>
              </table:table-cell>
              <table:table-cell office:value-type="float" office:value="0.399609375">
                <text:p>0.3996093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5">
                <text:p>-1.65</text:p>
              </table:table-cell>
              <table:table-cell office:value-type="float" office:value="1.36318359375">
                <text:p>1.36318359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18271484375">
                <text:p>-1.182714843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6638671875">
                <text:p>-0.663867187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198828125">
                <text:p>-1.19882812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5220703125">
                <text:p>-0.52207031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15048828125">
                <text:p>-1.15048828125</text:p>
              </table:table-cell>
              <table:table-cell office:value-type="float" office:value="0.54462890625">
                <text:p>0.5446289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3818359375">
                <text:p>-0.53818359375</text:p>
              </table:table-cell>
              <table:table-cell office:value-type="float" office:value="0.5091796875">
                <text:p>0.5091796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61552734375">
                <text:p>-0.6155273437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48662109375">
                <text:p>0.4866210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8056640625">
                <text:p>-0.805664062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42119140625">
                <text:p>-1.42119140625</text:p>
              </table:table-cell>
              <table:table-cell office:value-type="float" office:value="0.476953125">
                <text:p>0.476953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8330078125">
                <text:p>-0.583300781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3173828125">
                <text:p>-0.53173828125</text:p>
              </table:table-cell>
              <table:table-cell office:value-type="float" office:value="1.33740234375">
                <text:p>1.337402343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16015625">
                <text:p>-1.160156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5751953125">
                <text:p>-0.55751953125</text:p>
              </table:table-cell>
              <table:table-cell office:value-type="float" office:value="0.96357421875">
                <text:p>0.96357421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57685546875">
                <text:p>0.5768554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2509765625">
                <text:p>-0.72509765625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74443359375">
                <text:p>-0.74443359375</text:p>
              </table:table-cell>
              <table:table-cell office:value-type="float" office:value="0.5091796875">
                <text:p>0.5091796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147265625">
                <text:p>-1.147265625</text:p>
              </table:table-cell>
              <table:table-cell office:value-type="float" office:value="0.33515625">
                <text:p>0.3351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98935546875">
                <text:p>0.98935546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0.92490234375">
                <text:p>0.92490234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7080078125">
                <text:p>-0.17080078125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5">
                <text:p>-1.65</text:p>
              </table:table-cell>
              <table:table-cell office:value-type="float" office:value="0.53818359375">
                <text:p>0.538183593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21171875">
                <text:p>-1.21171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5751953125">
                <text:p>-0.557519531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515625">
                <text:p>-0.515625</text:p>
              </table:table-cell>
              <table:table-cell office:value-type="float" office:value="1.62421875">
                <text:p>1.624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8443359375">
                <text:p>0.8443359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786328125">
                <text:p>-0.786328125</text:p>
              </table:table-cell>
              <table:table-cell office:value-type="float" office:value="1.405078125">
                <text:p>1.40507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095703125">
                <text:p>-1.0957031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771484375">
                <text:p>-0.277148437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84755859375">
                <text:p>-0.8475585937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65">
                <text:p>-1.65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44150390625">
                <text:p>0.44150390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6703125">
                <text:p>-0.67031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12470703125">
                <text:p>-1.12470703125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580078125">
                <text:p>-0.580078125</text:p>
              </table:table-cell>
              <table:table-cell office:value-type="float" office:value="0.89912109375">
                <text:p>0.89912109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40830078125">
                <text:p>-1.40830078125</text:p>
              </table:table-cell>
              <table:table-cell office:value-type="float" office:value="1.07958984375">
                <text:p>1.07958984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7283203125">
                <text:p>-0.7283203125</text:p>
              </table:table-cell>
              <table:table-cell office:value-type="float" office:value="0.528515625">
                <text:p>0.528515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4576171875">
                <text:p>0.45761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1845703125">
                <text:p>-0.91845703125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1494140625">
                <text:p>-1.2149414062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3673828125">
                <text:p>-0.36738281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9796875">
                <text:p>-0.9796875</text:p>
              </table:table-cell>
              <table:table-cell office:value-type="float" office:value="0.84755859375">
                <text:p>0.8475585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528515625">
                <text:p>-0.528515625</text:p>
              </table:table-cell>
              <table:table-cell office:value-type="float" office:value="0.5091796875">
                <text:p>0.5091796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7001953125">
                <text:p>-0.97001953125</text:p>
              </table:table-cell>
              <table:table-cell office:value-type="float" office:value="1.52109375">
                <text:p>1.5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4705078125">
                <text:p>-0.4705078125</text:p>
              </table:table-cell>
              <table:table-cell office:value-type="float" office:value="0.61552734375">
                <text:p>0.61552734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65">
                <text:p>-1.65</text:p>
              </table:table-cell>
              <table:table-cell office:value-type="float" office:value="0.399609375">
                <text:p>0.399609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78955078125">
                <text:p>-0.789550781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44794921875">
                <text:p>-0.44794921875</text:p>
              </table:table-cell>
              <table:table-cell office:value-type="float" office:value="0.941015625">
                <text:p>0.94101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07314453125">
                <text:p>-1.07314453125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8330078125">
                <text:p>-0.58330078125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0.57685546875">
                <text:p>0.57685546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2490234375">
                <text:p>-0.92490234375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8056640625">
                <text:p>-0.805664062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4189453125">
                <text:p>-0.41894531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54140625">
                <text:p>-0.5414062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091796875">
                <text:p>-0.5091796875</text:p>
              </table:table-cell>
              <table:table-cell office:value-type="float" office:value="1.13759765625">
                <text:p>1.1375976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734765625">
                <text:p>-0.734765625</text:p>
              </table:table-cell>
              <table:table-cell office:value-type="float" office:value="0.95712890625">
                <text:p>0.9571289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2181640625">
                <text:p>-1.2181640625</text:p>
              </table:table-cell>
              <table:table-cell office:value-type="float" office:value="0.928125">
                <text:p>0.928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65">
                <text:p>-1.65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384765625">
                <text:p>-0.2384765625</text:p>
              </table:table-cell>
              <table:table-cell office:value-type="float" office:value="0.863671875">
                <text:p>0.8636718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65">
                <text:p>-1.65</text:p>
              </table:table-cell>
              <table:table-cell office:value-type="float" office:value="0.84755859375">
                <text:p>0.8475585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7939453125">
                <text:p>-1.27939453125</text:p>
              </table:table-cell>
              <table:table-cell office:value-type="float" office:value="1.533984375">
                <text:p>1.53398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1.13759765625">
                <text:p>1.1375976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5">
                <text:p>-1.65</text:p>
              </table:table-cell>
              <table:table-cell office:value-type="float" office:value="0.5478515625">
                <text:p>0.547851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515625">
                <text:p>-0.515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36416015625">
                <text:p>0.3641601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6251953125">
                <text:p>-0.6251953125</text:p>
              </table:table-cell>
              <table:table-cell office:value-type="float" office:value="0.012890625">
                <text:p>0.012890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2470703125">
                <text:p>-1.12470703125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2439453125">
                <text:p>-1.2439453125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6103515625">
                <text:p>-0.26103515625</text:p>
              </table:table-cell>
              <table:table-cell office:value-type="float" office:value="0.57685546875">
                <text:p>0.5768554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4962890625">
                <text:p>-0.4962890625</text:p>
              </table:table-cell>
              <table:table-cell office:value-type="float" office:value="0.52529296875">
                <text:p>0.525292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92490234375">
                <text:p>0.92490234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1.134375">
                <text:p>1.134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51240234375">
                <text:p>-0.5124023437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28515625">
                <text:p>-0.528515625</text:p>
              </table:table-cell>
              <table:table-cell office:value-type="float" office:value="0.90234375">
                <text:p>0.902343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4125">
                <text:p>-0.4125</text:p>
              </table:table-cell>
              <table:table-cell office:value-type="float" office:value="0.51884765625">
                <text:p>0.5188476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48984375">
                <text:p>0.48984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270703125">
                <text:p>0.2707031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7666015625">
                <text:p>-0.7766601562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00224609375">
                <text:p>-1.00224609375</text:p>
              </table:table-cell>
              <table:table-cell office:value-type="float" office:value="0.4318359375">
                <text:p>0.43183593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65">
                <text:p>-1.65</text:p>
              </table:table-cell>
              <table:table-cell office:value-type="float" office:value="0.4060546875">
                <text:p>0.40605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48984375">
                <text:p>0.489843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77021484375">
                <text:p>-0.77021484375</text:p>
              </table:table-cell>
              <table:table-cell office:value-type="float" office:value="0.915234375">
                <text:p>0.915234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83466796875">
                <text:p>0.8346679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1.05703125">
                <text:p>1.05703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863671875">
                <text:p>0.863671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0.941015625">
                <text:p>0.941015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760546875">
                <text:p>-0.760546875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318359375">
                <text:p>-0.4318359375</text:p>
              </table:table-cell>
              <table:table-cell office:value-type="float" office:value="0.4318359375">
                <text:p>0.431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69609375">
                <text:p>0.696093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0.2771484375">
                <text:p>0.27714843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44794921875">
                <text:p>-0.447949218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0.3931640625">
                <text:p>0.39316406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5">
                <text:p>-1.65</text:p>
              </table:table-cell>
              <table:table-cell office:value-type="float" office:value="1.09248046875">
                <text:p>1.09248046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98291015625">
                <text:p>0.98291015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1.224609375">
                <text:p>1.2246093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1.1150390625">
                <text:p>1.11503906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35673828125">
                <text:p>-1.35673828125</text:p>
              </table:table-cell>
              <table:table-cell office:value-type="float" office:value="0.66708984375">
                <text:p>0.667089843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478515625">
                <text:p>-0.54785156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0556640625">
                <text:p>-0.90556640625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00546875">
                <text:p>-1.0054687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57041015625">
                <text:p>-0.57041015625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1.24716796875">
                <text:p>1.24716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4060546875">
                <text:p>-0.4060546875</text:p>
              </table:table-cell>
              <table:table-cell office:value-type="float" office:value="0.863671875">
                <text:p>0.863671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244921875">
                <text:p>-0.244921875</text:p>
              </table:table-cell>
              <table:table-cell office:value-type="float" office:value="0.580078125">
                <text:p>0.58007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72509765625">
                <text:p>-0.72509765625</text:p>
              </table:table-cell>
              <table:table-cell office:value-type="float" office:value="0.52529296875">
                <text:p>0.5252929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34384765625">
                <text:p>-1.34384765625</text:p>
              </table:table-cell>
              <table:table-cell office:value-type="float" office:value="0.51240234375">
                <text:p>0.51240234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65">
                <text:p>-1.65</text:p>
              </table:table-cell>
              <table:table-cell office:value-type="float" office:value="0.92490234375">
                <text:p>0.92490234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74443359375">
                <text:p>-0.74443359375</text:p>
              </table:table-cell>
              <table:table-cell office:value-type="float" office:value="0.760546875">
                <text:p>0.76054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11181640625">
                <text:p>-1.111816406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38349609375">
                <text:p>-0.3834960937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28359375">
                <text:p>-0.2835937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1.15048828125">
                <text:p>1.1504882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515625">
                <text:p>-0.0515625</text:p>
              </table:table-cell>
              <table:table-cell office:value-type="float" office:value="1.07958984375">
                <text:p>1.07958984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62197265625">
                <text:p>-0.62197265625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54462890625">
                <text:p>-0.5446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6638671875">
                <text:p>0.6638671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28037109375">
                <text:p>-0.28037109375</text:p>
              </table:table-cell>
              <table:table-cell office:value-type="float" office:value="1.3921875">
                <text:p>1.3921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5220703125">
                <text:p>-0.5220703125</text:p>
              </table:table-cell>
              <table:table-cell office:value-type="float" office:value="0.47373046875">
                <text:p>0.47373046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482421875">
                <text:p>-1.482421875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1.36962890625">
                <text:p>1.36962890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476953125">
                <text:p>0.476953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8974609375">
                <text:p>-0.5897460937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605859375">
                <text:p>-0.605859375</text:p>
              </table:table-cell>
              <table:table-cell office:value-type="float" office:value="0.44150390625">
                <text:p>0.44150390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74443359375">
                <text:p>-0.7444335937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61552734375">
                <text:p>-0.6155273437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425390625">
                <text:p>0.425390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8958984375">
                <text:p>0.8958984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37705078125">
                <text:p>-0.37705078125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3212890625">
                <text:p>-0.1321289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7283203125">
                <text:p>-0.728320312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57041015625">
                <text:p>-0.5704101562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0.34482421875">
                <text:p>0.344824218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38349609375">
                <text:p>0.38349609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0.3802734375">
                <text:p>0.380273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62197265625">
                <text:p>-0.6219726562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43828125">
                <text:p>0.43828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03125">
                <text:p>-0.103125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33193359375">
                <text:p>-0.3319335937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0.528515625">
                <text:p>0.5285156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309375">
                <text:p>-0.30937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4705078125">
                <text:p>0.4705078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6509765625">
                <text:p>-0.6509765625</text:p>
              </table:table-cell>
              <table:table-cell office:value-type="float" office:value="0.07734375">
                <text:p>0.077343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1.00869140625">
                <text:p>1.008691406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98291015625">
                <text:p>0.98291015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8359375">
                <text:p>-0.28359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54140625">
                <text:p>0.541406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67998046875">
                <text:p>-0.679980468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53818359375">
                <text:p>0.538183593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928125">
                <text:p>-0.928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44921875">
                <text:p>-0.24492187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54140625">
                <text:p>-0.54140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13857421875">
                <text:p>0.138574218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0947265625">
                <text:p>-0.20947265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.43505859375">
                <text:p>0.4350585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0.3673828125">
                <text:p>0.3673828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734765625">
                <text:p>-0.7347656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03125">
                <text:p>-0.103125</text:p>
              </table:table-cell>
              <table:table-cell office:value-type="float" office:value="0.3287109375">
                <text:p>0.3287109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0625">
                <text:p>-0.20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2384765625">
                <text:p>-0.238476562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37705078125">
                <text:p>-0.3770507812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296484375">
                <text:p>-0.296484375</text:p>
              </table:table-cell>
              <table:table-cell office:value-type="float" office:value="0.17724609375">
                <text:p>0.177246093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29326171875">
                <text:p>0.293261718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44921875">
                <text:p>-0.24492187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47373046875">
                <text:p>0.473730468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0625">
                <text:p>-0.2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2126953125">
                <text:p>0.212695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0.39638671875">
                <text:p>0.39638671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54462890625">
                <text:p>0.54462890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3287109375">
                <text:p>0.32871093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0625">
                <text:p>-0.20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4501953125">
                <text:p>0.14501953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353515625">
                <text:p>0.1353515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0451171875">
                <text:p>0.0451171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923828125">
                <text:p>0.119238281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03125">
                <text:p>0.103125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0.1095703125">
                <text:p>0.1095703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064453125">
                <text:p>-0.0064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00966796875">
                <text:p>-0.00966796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224609375">
                <text:p>0.12246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2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2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2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2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2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2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348cm" svg:height="9.192cm" xlink:href=".." xlink:type="simple" chart:class="chart:area" chart:column-mapping="0 3 8 5 1 2 4 6 7 9" chart:style-name="ch1">
        <chart:legend chart:legend-position="end" svg:x="29.058cm" svg:y="2.056cm" style:legend-expansion="high" chart:style-name="ch2"/>
        <chart:plot-area chart:style-name="ch3" table:cell-range-address="test1.A1:test1.J781" chart:data-source-has-labels="row" svg:x="1.32cm" svg:y="0.321cm" svg:width="27.787cm" svg:height="8.815cm">
          <chartooo:coordinate-region svg:x="2.524cm" svg:y="0.52cm" svg:width="25.378cm" svg:height="8.4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est1.A2:test1.A781" chart:label-cell-address="test1.A1:test1.A1" chart:class="chart:area">
            <chart:data-point chart:repeated="780"/>
          </chart:series>
          <chart:series chart:attached-axis="primary-y" chart:style-name="ch9" chart:values-cell-range-address="test1.D2:test1.D781" chart:label-cell-address="test1.D1:test1.D1" chart:class="chart:area">
            <chart:data-point chart:repeated="780"/>
          </chart:series>
          <chart:series chart:attached-axis="primary-y" chart:style-name="ch10" chart:values-cell-range-address="test1.I2:test1.I781" chart:label-cell-address="test1.I1:test1.I1" chart:class="chart:area">
            <chart:data-point chart:repeated="780"/>
          </chart:series>
          <chart:series chart:attached-axis="secondary-y" chart:style-name="ch11" chart:values-cell-range-address="test1.F2:test1.F781" chart:label-cell-address="test1.F1:test1.F1" chart:class="chart:area">
            <chart:data-point chart:repeated="780"/>
          </chart:series>
          <chart:series chart:attached-axis="secondary-y" chart:style-name="ch12" chart:values-cell-range-address="test1.B2:test1.B781" chart:label-cell-address="test1.B1:test1.B1" chart:class="chart:area">
            <chart:data-point chart:repeated="780"/>
          </chart:series>
          <chart:series chart:attached-axis="secondary-y" chart:style-name="ch13" chart:values-cell-range-address="test1.C2:test1.C781" chart:label-cell-address="test1.C1:test1.C1" chart:class="chart:area">
            <chart:data-point chart:repeated="780"/>
          </chart:series>
          <chart:series chart:attached-axis="primary-y" chart:style-name="ch14" chart:values-cell-range-address="test1.E2:test1.E781" chart:label-cell-address="test1.E1:test1.E1" chart:class="chart:area">
            <chart:data-point chart:repeated="780"/>
          </chart:series>
          <chart:series chart:attached-axis="primary-y" chart:style-name="ch15" chart:values-cell-range-address="test1.G2:test1.G781" chart:label-cell-address="test1.G1:test1.G1" chart:class="chart:area">
            <chart:data-point chart:repeated="780"/>
          </chart:series>
          <chart:series chart:attached-axis="primary-y" chart:style-name="ch16" chart:values-cell-range-address="test1.H2:test1.H781" chart:label-cell-address="test1.H1:test1.H1" chart:class="chart:area">
            <chart:data-point chart:repeated="780"/>
          </chart:series>
          <chart:series chart:attached-axis="primary-y" chart:style-name="ch17" chart:values-cell-range-address="test1.J2:test1.J781" chart:label-cell-address="test1.J1:test1.J1" chart:class="chart:area">
            <chart:data-point chart:repeated="78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</text:p>
                <draw:g>
                  <svg:desc>test1.A1:test1.A1</svg:desc>
                </draw:g>
              </table:table-cell>
              <table:table-cell office:value-type="string">
                <text:p>t4</text:p>
                <draw:g>
                  <svg:desc>test1.D1:test1.D1</svg:desc>
                </draw:g>
              </table:table-cell>
              <table:table-cell office:value-type="string">
                <text:p>t9</text:p>
                <draw:g>
                  <svg:desc>test1.I1:test1.I1</svg:desc>
                </draw:g>
              </table:table-cell>
              <table:table-cell office:value-type="string">
                <text:p>t6</text:p>
                <draw:g>
                  <svg:desc>test1.F1:test1.F1</svg:desc>
                </draw:g>
              </table:table-cell>
              <table:table-cell office:value-type="string">
                <text:p>t2</text:p>
                <draw:g>
                  <svg:desc>test1.B1:test1.B1</svg:desc>
                </draw:g>
              </table:table-cell>
              <table:table-cell office:value-type="string">
                <text:p>t3</text:p>
                <draw:g>
                  <svg:desc>test1.C1:test1.C1</svg:desc>
                </draw:g>
              </table:table-cell>
              <table:table-cell office:value-type="string">
                <text:p>t5</text:p>
                <draw:g>
                  <svg:desc>test1.E1:test1.E1</svg:desc>
                </draw:g>
              </table:table-cell>
              <table:table-cell office:value-type="string">
                <text:p/>
                <draw:g>
                  <svg:desc>test1.G1:test1.G1</svg:desc>
                </draw:g>
              </table:table-cell>
              <table:table-cell office:value-type="string">
                <text:p>t8</text:p>
                <draw:g>
                  <svg:desc>test1.H1:test1.H1</svg:desc>
                </draw:g>
              </table:table-cell>
              <table:table-cell office:value-type="string">
                <text:p>t10</text:p>
                <draw:g>
                  <svg:desc>test1.J1:tes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8984375">
                <text:p>0.0708984375</text:p>
                <draw:g>
                  <svg:desc>test1.A2:test1.A781</svg:desc>
                </draw:g>
              </table:table-cell>
              <table:table-cell office:value-type="float" office:value="0.08056640625">
                <text:p>0.08056640625</text:p>
                <draw:g>
                  <svg:desc>test1.D2:test1.D781</svg:desc>
                </draw:g>
              </table:table-cell>
              <table:table-cell office:value-type="float" office:value="-0.04189453125">
                <text:p>-0.04189453125</text:p>
                <draw:g>
                  <svg:desc>test1.I2:test1.I781</svg:desc>
                </draw:g>
              </table:table-cell>
              <table:table-cell office:value-type="float" office:value="0.16435546875">
                <text:p>0.16435546875</text:p>
                <draw:g>
                  <svg:desc>test1.F2:test1.F781</svg:desc>
                </draw:g>
              </table:table-cell>
              <table:table-cell office:value-type="float" office:value="0.06123046875">
                <text:p>0.06123046875</text:p>
                <draw:g>
                  <svg:desc>test1.B2:test1.B781</svg:desc>
                </draw:g>
              </table:table-cell>
              <table:table-cell office:value-type="float" office:value="-0.13857421875">
                <text:p>-0.13857421875</text:p>
                <draw:g>
                  <svg:desc>test1.C2:test1.C781</svg:desc>
                </draw:g>
              </table:table-cell>
              <table:table-cell office:value-type="float" office:value="0">
                <text:p>0</text:p>
                <draw:g>
                  <svg:desc>test1.E2:test1.E781</svg:desc>
                </draw:g>
              </table:table-cell>
              <table:table-cell office:value-type="float" office:value="NaN">
                <text:p>NaN</text:p>
                <draw:g>
                  <svg:desc>test1.G2:test1.G781</svg:desc>
                </draw:g>
              </table:table-cell>
              <table:table-cell office:value-type="float" office:value="-0.0064453125">
                <text:p>-0.0064453125</text:p>
                <draw:g>
                  <svg:desc>test1.H2:test1.H781</svg:desc>
                </draw:g>
              </table:table-cell>
              <table:table-cell office:value-type="float" office:value="-0.09345703125">
                <text:p>-0.09345703125</text:p>
                <draw:g>
                  <svg:desc>test1.J2:test1.J7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3212890625">
                <text:p>-0.1321289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78125">
                <text:p>0.25781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03125">
                <text:p>0.103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9658203125">
                <text:p>0.19658203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9658203125">
                <text:p>0.19658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837890625">
                <text:p>-0.0837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9375">
                <text:p>0.309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8701171875">
                <text:p>-0.0870117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037109375">
                <text:p>0.280371093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837890625">
                <text:p>-0.08378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8701171875">
                <text:p>-0.0870117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8046875">
                <text:p>-0.1804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837890625">
                <text:p>0.0837890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7080078125">
                <text:p>-0.170800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037109375">
                <text:p>0.28037109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353515625">
                <text:p>0.1353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681640625">
                <text:p>0.286816406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0615234375">
                <text:p>0.3061523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309375">
                <text:p>0.30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970703125">
                <text:p>0.299707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8369140625">
                <text:p>0.1836914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12890625">
                <text:p>-0.12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8349609375">
                <text:p>0.3834960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309375">
                <text:p>0.3093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103125">
                <text:p>0.103125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1095703125">
                <text:p>-0.10957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3203125">
                <text:p>0.23203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923828125">
                <text:p>0.11923828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515625">
                <text:p>0.051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4501953125">
                <text:p>-0.145019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41796875">
                <text:p>-0.14179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52529296875">
                <text:p>0.5252929687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0634765625">
                <text:p>-0.1063476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0515625">
                <text:p>0.0515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141796875">
                <text:p>-0.141796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70703125">
                <text:p>0.2707031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-0.06767578125">
                <text:p>-0.06767578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2568359375">
                <text:p>-0.12568359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4640625">
                <text:p>0.4640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5771484375">
                <text:p>0.357714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7724609375">
                <text:p>-0.1772460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22265625">
                <text:p>0.0322265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837890625">
                <text:p>0.0837890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103125">
                <text:p>0.10312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116015625">
                <text:p>-0.116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63486328125">
                <text:p>-0.634863281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03125">
                <text:p>0.1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4833984375">
                <text:p>-0.0483398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708984375">
                <text:p>-0.0708984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14501953125">
                <text:p>-0.1450195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966796875">
                <text:p>-0.09667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708984375">
                <text:p>-0.0708984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">
                <text:p>0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28359375">
                <text:p>0.28359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64453125">
                <text:p>-0.06445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0515625">
                <text:p>0.05156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29970703125">
                <text:p>0.299707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">
                <text:p>0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2900390625">
                <text:p>-0.0290039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2900390625">
                <text:p>-0.290039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103125">
                <text:p>0.1031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">
                <text:p>0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09375">
                <text:p>0.30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2900390625">
                <text:p>-0.02900390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0515625">
                <text:p>0.051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2890625">
                <text:p>-0.1289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546875">
                <text:p>-0.15468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24814453125">
                <text:p>0.2481445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966796875">
                <text:p>-0.0966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425390625">
                <text:p>0.425390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3158203125">
                <text:p>-0.315820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869140625">
                <text:p>0.186914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35771484375">
                <text:p>0.357714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-0.116015625">
                <text:p>-0.11601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0966796875">
                <text:p>-0.00966796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">
                <text:p>0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64453125">
                <text:p>-0.06445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NaN">
                <text:p>NaN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219140625">
                <text:p>-0.219140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24169921875">
                <text:p>-0.24169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2578125">
                <text:p>-0.25781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37890625">
                <text:p>-0.083789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35126953125">
                <text:p>-0.35126953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1279296875">
                <text:p>-0.112792968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515625">
                <text:p>0.0515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15146484375">
                <text:p>-0.1514648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66064453125">
                <text:p>-0.660644531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28681640625">
                <text:p>0.28681640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NaN">
                <text:p>NaN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51884765625">
                <text:p>-0.51884765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631640625">
                <text:p>0.63164062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1353515625">
                <text:p>0.1353515625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NaN">
                <text:p>NaN</text:p>
              </table:table-cell>
              <table:table-cell office:value-type="float" office:value="0.14501953125">
                <text:p>0.14501953125</text:p>
              </table:table-cell>
              <table:table-cell office:value-type="float" office:value="-0.064453125">
                <text:p>-0.0644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502734375">
                <text:p>0.502734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8314453125">
                <text:p>0.831445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74765625">
                <text:p>-0.74765625</text:p>
              </table:table-cell>
              <table:table-cell office:value-type="float" office:value="0.44150390625">
                <text:p>0.44150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11923828125">
                <text:p>0.1192382812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-0.26103515625">
                <text:p>-0.261035156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1.1408203125">
                <text:p>-1.140820312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193359375">
                <text:p>0.019335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79599609375">
                <text:p>-0.795996093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7541015625">
                <text:p>-0.7541015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1.17626953125">
                <text:p>1.176269531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">
                <text:p>0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74765625">
                <text:p>-0.74765625</text:p>
              </table:table-cell>
              <table:table-cell office:value-type="float" office:value="0.4060546875">
                <text:p>0.406054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373828125">
                <text:p>0.373828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4833984375">
                <text:p>-0.04833984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19013671875">
                <text:p>-0.190136718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2578125">
                <text:p>0.02578125</text:p>
              </table:table-cell>
              <table:table-cell office:value-type="float" office:value="0.13857421875">
                <text:p>0.138574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760546875">
                <text:p>0.7605468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7541015625">
                <text:p>-0.754101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25458984375">
                <text:p>0.2545898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5865234375">
                <text:p>0.586523437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57041015625">
                <text:p>0.5704101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734375">
                <text:p>0.0773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998046875">
                <text:p>-0.1998046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837890625">
                <text:p>0.0837890625</text:p>
              </table:table-cell>
              <table:table-cell office:value-type="float" office:value="0.57685546875">
                <text:p>0.5768554687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31904296875">
                <text:p>-0.3190429687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67578125">
                <text:p>-0.167578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51884765625">
                <text:p>0.518847656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1.03125">
                <text:p>-1.0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3287109375">
                <text:p>0.328710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41572265625">
                <text:p>0.4157226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NaN">
                <text:p>NaN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141796875">
                <text:p>-0.141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605859375">
                <text:p>0.605859375</text:p>
              </table:table-cell>
              <table:table-cell office:value-type="float" office:value="-0.2578125">
                <text:p>-0.2578125</text:p>
              </table:table-cell>
              <table:table-cell office:value-type="float" office:value="NaN">
                <text:p>NaN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721875">
                <text:p>0.721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5865234375">
                <text:p>0.58652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22880859375">
                <text:p>0.22880859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NaN">
                <text:p>NaN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2900390625">
                <text:p>0.02900390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77021484375">
                <text:p>0.770214843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NaN">
                <text:p>NaN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49951171875">
                <text:p>0.49951171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38349609375">
                <text:p>-0.383496093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1.13759765625">
                <text:p>-1.13759765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62197265625">
                <text:p>0.6219726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38994140625">
                <text:p>-0.3899414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59619140625">
                <text:p>0.5961914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8830078125">
                <text:p>0.88300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0625">
                <text:p>-0.2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1279296875">
                <text:p>-0.112792968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59296875">
                <text:p>0.592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1.0376953125">
                <text:p>-1.0376953125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NaN">
                <text:p>NaN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52529296875">
                <text:p>0.5252929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59296875">
                <text:p>0.59296875</text:p>
              </table:table-cell>
              <table:table-cell office:value-type="float" office:value="-0.103125">
                <text:p>-0.1031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30615234375">
                <text:p>0.306152343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46083984375">
                <text:p>-0.460839843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92490234375">
                <text:p>0.924902343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0.28681640625">
                <text:p>0.286816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28037109375">
                <text:p>0.280371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-0.20625">
                <text:p>-0.2062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322265625">
                <text:p>-0.03222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38994140625">
                <text:p>-0.38994140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1.456640625">
                <text:p>1.45664062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NaN">
                <text:p>NaN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09345703125">
                <text:p>0.0934570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5865234375">
                <text:p>0.5865234375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20947265625">
                <text:p>-0.2094726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1.095703125">
                <text:p>-1.09570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NaN">
                <text:p>NaN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6748046875">
                <text:p>0.26748046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1.65">
                <text:p>-1.6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0708984375">
                <text:p>0.07089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605859375">
                <text:p>0.60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38994140625">
                <text:p>0.38994140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502734375">
                <text:p>-0.50273437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309375">
                <text:p>0.30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322265625">
                <text:p>-0.32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03125">
                <text:p>-0.10312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6416015625">
                <text:p>0.3641601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1.36318359375">
                <text:p>-1.3631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32548828125">
                <text:p>0.32548828125</text:p>
              </table:table-cell>
              <table:table-cell office:value-type="float" office:value="-0.103125">
                <text:p>-0.1031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2384765625">
                <text:p>-0.238476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38349609375">
                <text:p>-0.38349609375</text:p>
              </table:table-cell>
              <table:table-cell office:value-type="float" office:value="-0.4125">
                <text:p>-0.4125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5994140625">
                <text:p>-0.5994140625</text:p>
              </table:table-cell>
              <table:table-cell office:value-type="float" office:value="-0.2255859375">
                <text:p>-0.22558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8314453125">
                <text:p>-0.83144531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90625">
                <text:p>0.012890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-1.65">
                <text:p>-1.65</text:p>
              </table:table-cell>
              <table:table-cell office:value-type="float" office:value="0.65419921875">
                <text:p>0.65419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5349609375">
                <text:p>0.534960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40927734375">
                <text:p>0.4092773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7154296875">
                <text:p>0.7154296875</text:p>
              </table:table-cell>
              <table:table-cell office:value-type="float" office:value="0">
                <text:p>0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53818359375">
                <text:p>0.5381835937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37705078125">
                <text:p>-0.37705078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8984375">
                <text:p>0.4898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1.05380859375">
                <text:p>-1.053808593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-0.22236328125">
                <text:p>-0.22236328125</text:p>
              </table:table-cell>
              <table:table-cell office:value-type="float" office:value="0">
                <text:p>0</text:p>
              </table:table-cell>
              <table:table-cell office:value-type="float" office:value="0.79921875">
                <text:p>0.7992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-0.20625">
                <text:p>-0.20625</text:p>
              </table:table-cell>
              <table:table-cell office:value-type="float" office:value="0.07734375">
                <text:p>0.07734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-0.31904296875">
                <text:p>-0.319042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1.1666015625">
                <text:p>-1.16660156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NaN">
                <text:p>NaN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7998046875">
                <text:p>0.6799804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309375">
                <text:p>0.309375</text:p>
              </table:table-cell>
              <table:table-cell office:value-type="float" office:value="-0.2642578125">
                <text:p>-0.2642578125</text:p>
              </table:table-cell>
              <table:table-cell office:value-type="float" office:value="0.425390625">
                <text:p>0.425390625</text:p>
              </table:table-cell>
              <table:table-cell office:value-type="float" office:value="0.79921875">
                <text:p>0.799218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46728515625">
                <text:p>0.4672851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35771484375">
                <text:p>-0.35771484375</text:p>
              </table:table-cell>
              <table:table-cell office:value-type="float" office:value="-0.2900390625">
                <text:p>-0.2900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44794921875">
                <text:p>0.44794921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1.637109375">
                <text:p>1.637109375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-0.3416015625">
                <text:p>-0.3416015625</text:p>
              </table:table-cell>
              <table:table-cell office:value-type="float" office:value="1.173046875">
                <text:p>1.173046875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95390625">
                <text:p>-0.95390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NaN">
                <text:p>NaN</text:p>
              </table:table-cell>
              <table:table-cell office:value-type="float" office:value="-0.3287109375">
                <text:p>-0.328710937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88623046875">
                <text:p>0.886230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0.0451171875">
                <text:p>0.0451171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1546875">
                <text:p>-0.1546875</text:p>
              </table:table-cell>
              <table:table-cell office:value-type="float" office:value="-1.276171875">
                <text:p>-1.276171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863671875">
                <text:p>0.863671875</text:p>
              </table:table-cell>
              <table:table-cell office:value-type="float" office:value="-0.25458984375">
                <text:p>-0.25458984375</text:p>
              </table:table-cell>
              <table:table-cell office:value-type="float" office:value="NaN">
                <text:p>NaN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0.38349609375">
                <text:p>0.3834960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6767578125">
                <text:p>-0.67675781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NaN">
                <text:p>NaN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1095703125">
                <text:p>0.1095703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69609375">
                <text:p>0.69609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80244140625">
                <text:p>0.80244140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0.270703125">
                <text:p>0.27070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57041015625">
                <text:p>-0.57041015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0.44150390625">
                <text:p>0.44150390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49951171875">
                <text:p>0.49951171875</text:p>
              </table:table-cell>
              <table:table-cell office:value-type="float" office:value="NaN">
                <text:p>NaN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-0.29970703125">
                <text:p>-0.29970703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-0.76376953125">
                <text:p>-0.76376953125</text:p>
              </table:table-cell>
              <table:table-cell office:value-type="float" office:value="NaN">
                <text:p>NaN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657421875">
                <text:p>-0.657421875</text:p>
              </table:table-cell>
              <table:table-cell office:value-type="float" office:value="1.62099609375">
                <text:p>1.62099609375</text:p>
              </table:table-cell>
              <table:table-cell office:value-type="float" office:value="0.52529296875">
                <text:p>0.52529296875</text:p>
              </table:table-cell>
              <table:table-cell office:value-type="float" office:value="NaN">
                <text:p>NaN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05478515625">
                <text:p>-0.0547851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0.373828125">
                <text:p>0.37382812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6251953125">
                <text:p>0.62519531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">
                <text:p>0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NaN">
                <text:p>NaN</text:p>
              </table:table-cell>
              <table:table-cell office:value-type="float" office:value="-0.683203125">
                <text:p>-0.683203125</text:p>
              </table:table-cell>
              <table:table-cell office:value-type="float" office:value="0.23525390625">
                <text:p>0.235253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46083984375">
                <text:p>0.4608398437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1.2181640625">
                <text:p>-1.2181640625</text:p>
              </table:table-cell>
              <table:table-cell office:value-type="float" office:value="-0.32548828125">
                <text:p>-0.325488281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3931640625">
                <text:p>-0.393164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-0.3158203125">
                <text:p>-0.3158203125</text:p>
              </table:table-cell>
              <table:table-cell office:value-type="float" office:value="-0.1546875">
                <text:p>-0.154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5390625">
                <text:p>0.425390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95712890625">
                <text:p>0.95712890625</text:p>
              </table:table-cell>
              <table:table-cell office:value-type="float" office:value="0.53818359375">
                <text:p>0.5381835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-0.4125">
                <text:p>-0.412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708984375">
                <text:p>0.070898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994140625">
                <text:p>0.389941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60263671875">
                <text:p>0.60263671875</text:p>
              </table:table-cell>
              <table:table-cell office:value-type="float" office:value="0.64130859375">
                <text:p>0.6413085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NaN">
                <text:p>NaN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4705078125">
                <text:p>-0.470507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-0.5478515625">
                <text:p>-0.5478515625</text:p>
              </table:table-cell>
              <table:table-cell office:value-type="float" office:value="-0.13212890625">
                <text:p>-0.132128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3470703125">
                <text:p>-1.3470703125</text:p>
              </table:table-cell>
              <table:table-cell office:value-type="float" office:value="-0.0708984375">
                <text:p>-0.070898437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-0.6767578125">
                <text:p>-0.6767578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-0.3609375">
                <text:p>-0.3609375</text:p>
              </table:table-cell>
              <table:table-cell office:value-type="float" office:value="NaN">
                <text:p>NaN</text:p>
              </table:table-cell>
              <table:table-cell office:value-type="float" office:value="0.67353515625">
                <text:p>0.673535156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8017578125">
                <text:p>0.480175781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1.13115234375">
                <text:p>1.13115234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-0.20625">
                <text:p>-0.20625</text:p>
              </table:table-cell>
              <table:table-cell office:value-type="float" office:value="0.00966796875">
                <text:p>0.00966796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0888671875">
                <text:p>0.8088867187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36962890625">
                <text:p>-1.369628906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-0.54140625">
                <text:p>-0.54140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7724609375">
                <text:p>-0.17724609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NaN">
                <text:p>NaN</text:p>
              </table:table-cell>
              <table:table-cell office:value-type="float" office:value="0.67998046875">
                <text:p>0.6799804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0.28681640625">
                <text:p>0.2868164062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9990234375">
                <text:p>-0.0999023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721875">
                <text:p>0.7218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915234375">
                <text:p>0.915234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93359375">
                <text:p>-0.193359375</text:p>
              </table:table-cell>
              <table:table-cell office:value-type="float" office:value="0.80888671875">
                <text:p>0.80888671875</text:p>
              </table:table-cell>
              <table:table-cell office:value-type="float" office:value="0.3609375">
                <text:p>0.3609375</text:p>
              </table:table-cell>
              <table:table-cell office:value-type="float" office:value="-1.62744140625">
                <text:p>-1.62744140625</text:p>
              </table:table-cell>
              <table:table-cell office:value-type="float" office:value="0.502734375">
                <text:p>0.502734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1279296875">
                <text:p>-0.11279296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609375">
                <text:p>-0.36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1.28583984375">
                <text:p>1.28583984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32548828125">
                <text:p>-0.32548828125</text:p>
              </table:table-cell>
              <table:table-cell office:value-type="float" office:value="0.721875">
                <text:p>0.721875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NaN">
                <text:p>NaN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705078125">
                <text:p>-0.47050781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-0.5736328125">
                <text:p>-0.573632812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-0.11279296875">
                <text:p>-0.11279296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34482421875">
                <text:p>0.34482421875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NaN">
                <text:p>NaN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3287109375">
                <text:p>0.3287109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1.36318359375">
                <text:p>1.363183593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64130859375">
                <text:p>-0.64130859375</text:p>
              </table:table-cell>
              <table:table-cell office:value-type="float" office:value="-1.65">
                <text:p>-1.6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528515625">
                <text:p>0.528515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1.18271484375">
                <text:p>-1.18271484375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NaN">
                <text:p>NaN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-0.57041015625">
                <text:p>-0.5704101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6638671875">
                <text:p>-0.663867187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62197265625">
                <text:p>-0.6219726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270703125">
                <text:p>0.270703125</text:p>
              </table:table-cell>
              <table:table-cell office:value-type="float" office:value="-1.198828125">
                <text:p>-1.198828125</text:p>
              </table:table-cell>
              <table:table-cell office:value-type="float" office:value="NaN">
                <text:p>NaN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-0.2384765625">
                <text:p>-0.23847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-0.5220703125">
                <text:p>-0.5220703125</text:p>
              </table:table-cell>
              <table:table-cell office:value-type="float" office:value="-0.28681640625">
                <text:p>-0.28681640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-0.14501953125">
                <text:p>-0.1450195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15048828125">
                <text:p>-1.150488281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5220703125">
                <text:p>-0.5220703125</text:p>
              </table:table-cell>
              <table:table-cell office:value-type="float" office:value="0.425390625">
                <text:p>0.425390625</text:p>
              </table:table-cell>
              <table:table-cell office:value-type="float" office:value="0.54462890625">
                <text:p>0.5446289062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0.5091796875">
                <text:p>0.509179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53818359375">
                <text:p>-0.5381835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0.0515625">
                <text:p>0.0515625</text:p>
              </table:table-cell>
              <table:table-cell office:value-type="float" office:value="0.2513671875">
                <text:p>0.251367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61552734375">
                <text:p>-0.61552734375</text:p>
              </table:table-cell>
              <table:table-cell office:value-type="float" office:value="-0.4125">
                <text:p>-0.41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17080078125">
                <text:p>-0.170800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4318359375">
                <text:p>0.43183593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-0.2642578125">
                <text:p>-0.264257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NaN">
                <text:p>NaN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48662109375">
                <text:p>0.4866210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029296875">
                <text:p>-0.3029296875</text:p>
              </table:table-cell>
              <table:table-cell office:value-type="float" office:value="0.22236328125">
                <text:p>0.222363281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29970703125">
                <text:p>0.2997070312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NaN">
                <text:p>NaN</text:p>
              </table:table-cell>
              <table:table-cell office:value-type="float" office:value="-0.57685546875">
                <text:p>-0.57685546875</text:p>
              </table:table-cell>
              <table:table-cell office:value-type="float" office:value="-0.8056640625">
                <text:p>-0.8056640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-0.3416015625">
                <text:p>-0.34160156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1.42119140625">
                <text:p>-1.4211914062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NaN">
                <text:p>NaN</text:p>
              </table:table-cell>
              <table:table-cell office:value-type="float" office:value="0.476953125">
                <text:p>0.47695312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NaN">
                <text:p>NaN</text:p>
              </table:table-cell>
              <table:table-cell office:value-type="float" office:value="-0.58330078125">
                <text:p>-0.58330078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3740234375">
                <text:p>1.3374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0.28037109375">
                <text:p>0.28037109375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4060546875">
                <text:p>-0.40605468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53173828125">
                <text:p>-0.53173828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78310546875">
                <text:p>-0.78310546875</text:p>
              </table:table-cell>
              <table:table-cell office:value-type="float" office:value="-1.16015625">
                <text:p>-1.16015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4169921875">
                <text:p>0.24169921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931640625">
                <text:p>-0.393164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55751953125">
                <text:p>-0.5575195312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96357421875">
                <text:p>0.96357421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46875">
                <text:p>0.1546875</text:p>
              </table:table-cell>
              <table:table-cell office:value-type="float" office:value="0.33837890625">
                <text:p>0.3383789062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57685546875">
                <text:p>0.5768554687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55107421875">
                <text:p>0.55107421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2509765625">
                <text:p>-0.72509765625</text:p>
              </table:table-cell>
              <table:table-cell office:value-type="float" office:value="-0.31904296875">
                <text:p>-0.31904296875</text:p>
              </table:table-cell>
              <table:table-cell office:value-type="float" office:value="0.657421875">
                <text:p>0.657421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578125">
                <text:p>-0.2578125</text:p>
              </table:table-cell>
              <table:table-cell office:value-type="float" office:value="0.46083984375">
                <text:p>0.46083984375</text:p>
              </table:table-cell>
              <table:table-cell office:value-type="float" office:value="0.5091796875">
                <text:p>0.509179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74443359375">
                <text:p>-0.74443359375</text:p>
              </table:table-cell>
              <table:table-cell office:value-type="float" office:value="-0.25458984375">
                <text:p>-0.25458984375</text:p>
              </table:table-cell>
              <table:table-cell office:value-type="float" office:value="0.40283203125">
                <text:p>0.40283203125</text:p>
              </table:table-cell>
              <table:table-cell office:value-type="float" office:value="NaN">
                <text:p>NaN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66064453125">
                <text:p>-0.66064453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915234375">
                <text:p>-0.915234375</text:p>
              </table:table-cell>
              <table:table-cell office:value-type="float" office:value="0.33515625">
                <text:p>0.33515625</text:p>
              </table:table-cell>
              <table:table-cell office:value-type="float" office:value="-1.147265625">
                <text:p>-1.14726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98935546875">
                <text:p>0.9893554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0.82822265625">
                <text:p>0.82822265625</text:p>
              </table:table-cell>
              <table:table-cell office:value-type="float" office:value="-0.1482421875">
                <text:p>-0.1482421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44150390625">
                <text:p>-0.44150390625</text:p>
              </table:table-cell>
              <table:table-cell office:value-type="float" office:value="0.92490234375">
                <text:p>0.9249023437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NaN">
                <text:p>NaN</text:p>
              </table:table-cell>
              <table:table-cell office:value-type="float" office:value="0.53818359375">
                <text:p>0.53818359375</text:p>
              </table:table-cell>
              <table:table-cell office:value-type="float" office:value="0.60263671875">
                <text:p>0.602636718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32548828125">
                <text:p>0.32548828125</text:p>
              </table:table-cell>
              <table:table-cell office:value-type="float" office:value="0.5349609375">
                <text:p>0.5349609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760546875">
                <text:p>0.760546875</text:p>
              </table:table-cell>
              <table:table-cell office:value-type="float" office:value="-0.17080078125">
                <text:p>-0.170800781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51884765625">
                <text:p>0.51884765625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25458984375">
                <text:p>-0.25458984375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8984375">
                <text:p>0.48984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5">
                <text:p>-1.65</text:p>
              </table:table-cell>
              <table:table-cell office:value-type="float" office:value="-0.89267578125">
                <text:p>-0.89267578125</text:p>
              </table:table-cell>
              <table:table-cell office:value-type="float" office:value="-1.65">
                <text:p>-1.6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53818359375">
                <text:p>0.53818359375</text:p>
              </table:table-cell>
              <table:table-cell office:value-type="float" office:value="NaN">
                <text:p>NaN</text:p>
              </table:table-cell>
              <table:table-cell office:value-type="float" office:value="-0.4189453125">
                <text:p>-0.4189453125</text:p>
              </table:table-cell>
              <table:table-cell office:value-type="float" office:value="-1.18916015625">
                <text:p>-1.189160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09375">
                <text:p>0.309375</text:p>
              </table:table-cell>
              <table:table-cell office:value-type="float" office:value="0.14501953125">
                <text:p>0.14501953125</text:p>
              </table:table-cell>
              <table:table-cell office:value-type="float" office:value="0.721875">
                <text:p>0.721875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84755859375">
                <text:p>-0.84755859375</text:p>
              </table:table-cell>
              <table:table-cell office:value-type="float" office:value="-1.21171875">
                <text:p>-1.21171875</text:p>
              </table:table-cell>
              <table:table-cell office:value-type="float" office:value="0">
                <text:p>0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NaN">
                <text:p>NaN</text:p>
              </table:table-cell>
              <table:table-cell office:value-type="float" office:value="-0.4705078125">
                <text:p>-0.4705078125</text:p>
              </table:table-cell>
              <table:table-cell office:value-type="float" office:value="0.03544921875">
                <text:p>0.0354492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5751953125">
                <text:p>-0.55751953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-0.32548828125">
                <text:p>-0.32548828125</text:p>
              </table:table-cell>
              <table:table-cell office:value-type="float" office:value="NaN">
                <text:p>NaN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62421875">
                <text:p>1.624218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52529296875">
                <text:p>0.5252929687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515625">
                <text:p>-0.51562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9638671875">
                <text:p>0.3963867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7353515625">
                <text:p>0.6735351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NaN">
                <text:p>NaN</text:p>
              </table:table-cell>
              <table:table-cell office:value-type="float" office:value="0.8443359375">
                <text:p>0.8443359375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605859375">
                <text:p>0.605859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-0.18369140625">
                <text:p>-0.18369140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05078125">
                <text:p>1.4050781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71865234375">
                <text:p>0.7186523437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786328125">
                <text:p>-0.78632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069921875">
                <text:p>-1.069921875</text:p>
              </table:table-cell>
              <table:table-cell office:value-type="float" office:value="0.3287109375">
                <text:p>0.32871093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1.2568359375">
                <text:p>1.256835937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1.095703125">
                <text:p>-1.095703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2642578125">
                <text:p>-0.2642578125</text:p>
              </table:table-cell>
              <table:table-cell office:value-type="float" office:value="-0.2771484375">
                <text:p>-0.27714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33193359375">
                <text:p>0.3319335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34765625">
                <text:p>-0.734765625</text:p>
              </table:table-cell>
              <table:table-cell office:value-type="float" office:value="0.0515625">
                <text:p>0.051562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-0.84755859375">
                <text:p>-0.847558593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NaN">
                <text:p>NaN</text:p>
              </table:table-cell>
              <table:table-cell office:value-type="float" office:value="0.0515625">
                <text:p>0.0515625</text:p>
              </table:table-cell>
              <table:table-cell office:value-type="float" office:value="-0.15146484375">
                <text:p>-0.15146484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65">
                <text:p>-1.65</text:p>
              </table:table-cell>
              <table:table-cell office:value-type="float" office:value="-0.97001953125">
                <text:p>-0.97001953125</text:p>
              </table:table-cell>
              <table:table-cell office:value-type="float" office:value="-0.4125">
                <text:p>-0.4125</text:p>
              </table:table-cell>
              <table:table-cell office:value-type="float" office:value="0.812109375">
                <text:p>0.812109375</text:p>
              </table:table-cell>
              <table:table-cell office:value-type="float" office:value="-0.26748046875">
                <text:p>-0.26748046875</text:p>
              </table:table-cell>
              <table:table-cell office:value-type="float" office:value="0.27392578125">
                <text:p>0.273925781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-0.67353515625">
                <text:p>-0.67353515625</text:p>
              </table:table-cell>
              <table:table-cell office:value-type="float" office:value="0.36416015625">
                <text:p>0.3641601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7734375">
                <text:p>0.773437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44150390625">
                <text:p>0.441503906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NaN">
                <text:p>NaN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31904296875">
                <text:p>-0.319042968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41572265625">
                <text:p>-0.415722656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4189453125">
                <text:p>-0.4189453125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-0.6703125">
                <text:p>-0.6703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62841796875">
                <text:p>0.62841796875</text:p>
              </table:table-cell>
              <table:table-cell office:value-type="float" office:value="NaN">
                <text:p>NaN</text:p>
              </table:table-cell>
              <table:table-cell office:value-type="float" office:value="-1.12470703125">
                <text:p>-1.1247070312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657421875">
                <text:p>0.65742187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-0.7669921875">
                <text:p>-0.766992187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3609375">
                <text:p>0.3609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3931640625">
                <text:p>-0.3931640625</text:p>
              </table:table-cell>
              <table:table-cell office:value-type="float" office:value="0.89912109375">
                <text:p>0.89912109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580078125">
                <text:p>-0.580078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79921875">
                <text:p>0.7992187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528515625">
                <text:p>0.528515625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NaN">
                <text:p>NaN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-0.30615234375">
                <text:p>-0.306152343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64453125">
                <text:p>-0.64453125</text:p>
              </table:table-cell>
              <table:table-cell office:value-type="float" office:value="-1.40830078125">
                <text:p>-1.4083007812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NaN">
                <text:p>NaN</text:p>
              </table:table-cell>
              <table:table-cell office:value-type="float" office:value="1.07958984375">
                <text:p>1.07958984375</text:p>
              </table:table-cell>
              <table:table-cell office:value-type="float" office:value="-1.3470703125">
                <text:p>-1.347070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28515625">
                <text:p>0.52851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7283203125">
                <text:p>-0.728320312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23203125">
                <text:p>-0.2320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76171875">
                <text:p>0.457617187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7998046875">
                <text:p>0.6799804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50595703125">
                <text:p>0.50595703125</text:p>
              </table:table-cell>
              <table:table-cell office:value-type="float" office:value="-0.42216796875">
                <text:p>-0.42216796875</text:p>
              </table:table-cell>
              <table:table-cell office:value-type="float" office:value="NaN">
                <text:p>NaN</text:p>
              </table:table-cell>
              <table:table-cell office:value-type="float" office:value="-0.91845703125">
                <text:p>-0.91845703125</text:p>
              </table:table-cell>
              <table:table-cell office:value-type="float" office:value="0.34482421875">
                <text:p>0.344824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1494140625">
                <text:p>-1.21494140625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-0.95712890625">
                <text:p>-0.95712890625</text:p>
              </table:table-cell>
              <table:table-cell office:value-type="float" office:value="-0.87978515625">
                <text:p>-0.87978515625</text:p>
              </table:table-cell>
              <table:table-cell office:value-type="float" office:value="-0.3609375">
                <text:p>-0.360937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NaN">
                <text:p>NaN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0.30615234375">
                <text:p>0.3061523437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309375">
                <text:p>0.309375</text:p>
              </table:table-cell>
              <table:table-cell office:value-type="float" office:value="NaN">
                <text:p>NaN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-0.3673828125">
                <text:p>-0.3673828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825">
                <text:p>0.825</text:p>
              </table:table-cell>
              <table:table-cell office:value-type="float" office:value="0.64775390625">
                <text:p>0.64775390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NaN">
                <text:p>NaN</text:p>
              </table:table-cell>
              <table:table-cell office:value-type="float" office:value="0.84755859375">
                <text:p>0.84755859375</text:p>
              </table:table-cell>
              <table:table-cell office:value-type="float" office:value="-0.9796875">
                <text:p>-0.97968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5091796875">
                <text:p>0.50917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-0.528515625">
                <text:p>-0.52851562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7001953125">
                <text:p>-0.97001953125</text:p>
              </table:table-cell>
              <table:table-cell office:value-type="float" office:value="0.39638671875">
                <text:p>0.39638671875</text:p>
              </table:table-cell>
              <table:table-cell office:value-type="float" office:value="-0.37705078125">
                <text:p>-0.3770507812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85078125">
                <text:p>-0.85078125</text:p>
              </table:table-cell>
              <table:table-cell office:value-type="float" office:value="1.52109375">
                <text:p>1.52109375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NaN">
                <text:p>NaN</text:p>
              </table:table-cell>
              <table:table-cell office:value-type="float" office:value="1.11181640625">
                <text:p>1.11181640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61552734375">
                <text:p>0.61552734375</text:p>
              </table:table-cell>
              <table:table-cell office:value-type="float" office:value="-0.33193359375">
                <text:p>-0.3319335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4705078125">
                <text:p>-0.4705078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173046875">
                <text:p>-1.1730468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-1.65">
                <text:p>-1.6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">
                <text:p>0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NaN">
                <text:p>NaN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-0.17080078125">
                <text:p>-0.17080078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NaN">
                <text:p>NaN</text:p>
              </table:table-cell>
              <table:table-cell office:value-type="float" office:value="-0.78955078125">
                <text:p>-0.78955078125</text:p>
              </table:table-cell>
              <table:table-cell office:value-type="float" office:value="-0.425390625">
                <text:p>-0.425390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60908203125">
                <text:p>0.609082031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103125">
                <text:p>0.103125</text:p>
              </table:table-cell>
              <table:table-cell office:value-type="float" office:value="0.941015625">
                <text:p>0.9410156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-0.44794921875">
                <text:p>-0.44794921875</text:p>
              </table:table-cell>
              <table:table-cell office:value-type="float" office:value="NaN">
                <text:p>NaN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51171875">
                <text:p>-0.451171875</text:p>
              </table:table-cell>
              <table:table-cell office:value-type="float" office:value="-1.07314453125">
                <text:p>-1.0731445312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44794921875">
                <text:p>0.4479492187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15791015625">
                <text:p>-0.157910156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-0.58330078125">
                <text:p>-0.58330078125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685546875">
                <text:p>0.57685546875</text:p>
              </table:table-cell>
              <table:table-cell office:value-type="float" office:value="0.28681640625">
                <text:p>0.28681640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35771484375">
                <text:p>0.35771484375</text:p>
              </table:table-cell>
              <table:table-cell office:value-type="float" office:value="NaN">
                <text:p>NaN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8830078125">
                <text:p>-0.8830078125</text:p>
              </table:table-cell>
              <table:table-cell office:value-type="float" office:value="0.5607421875">
                <text:p>0.5607421875</text:p>
              </table:table-cell>
              <table:table-cell office:value-type="float" office:value="-0.20947265625">
                <text:p>-0.20947265625</text:p>
              </table:table-cell>
              <table:table-cell office:value-type="float" office:value="NaN">
                <text:p>NaN</text:p>
              </table:table-cell>
              <table:table-cell office:value-type="float" office:value="-0.92490234375">
                <text:p>-0.92490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8056640625">
                <text:p>-0.805664062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-0.40927734375">
                <text:p>-0.40927734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94140625">
                <text:p>0.38994140625</text:p>
              </table:table-cell>
              <table:table-cell office:value-type="float" office:value="-0.3158203125">
                <text:p>-0.3158203125</text:p>
              </table:table-cell>
              <table:table-cell office:value-type="float" office:value="0.605859375">
                <text:p>0.60585937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-0.4189453125">
                <text:p>-0.418945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5771484375">
                <text:p>0.3577148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54140625">
                <text:p>-0.541406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20625">
                <text:p>-0.20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091796875">
                <text:p>-0.5091796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1.13759765625">
                <text:p>1.13759765625</text:p>
              </table:table-cell>
              <table:table-cell office:value-type="float" office:value="0.502734375">
                <text:p>0.5027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NaN">
                <text:p>NaN</text:p>
              </table:table-cell>
              <table:table-cell office:value-type="float" office:value="0.46728515625">
                <text:p>0.46728515625</text:p>
              </table:table-cell>
              <table:table-cell office:value-type="float" office:value="-0.33515625">
                <text:p>-0.3351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5712890625">
                <text:p>0.95712890625</text:p>
              </table:table-cell>
              <table:table-cell office:value-type="float" office:value="0.309375">
                <text:p>0.30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2900390625">
                <text:p>0.2900390625</text:p>
              </table:table-cell>
              <table:table-cell office:value-type="float" office:value="-0.2513671875">
                <text:p>-0.2513671875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NaN">
                <text:p>NaN</text:p>
              </table:table-cell>
              <table:table-cell office:value-type="float" office:value="-0.734765625">
                <text:p>-0.7347656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578125">
                <text:p>-0.2578125</text:p>
              </table:table-cell>
              <table:table-cell office:value-type="float" office:value="-1.2181640625">
                <text:p>-1.21816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928125">
                <text:p>0.9281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NaN">
                <text:p>NaN</text:p>
              </table:table-cell>
              <table:table-cell office:value-type="float" office:value="-1.21494140625">
                <text:p>-1.21494140625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631640625">
                <text:p>0.631640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1.65">
                <text:p>-1.6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46083984375">
                <text:p>-0.4608398437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3671875">
                <text:p>0.863671875</text:p>
              </table:table-cell>
              <table:table-cell office:value-type="float" office:value="-0.2384765625">
                <text:p>-0.2384765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">
                <text:p>0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NaN">
                <text:p>NaN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1875">
                <text:p>0.618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23525390625">
                <text:p>-0.23525390625</text:p>
              </table:table-cell>
              <table:table-cell office:value-type="float" office:value="0.0515625">
                <text:p>0.0515625</text:p>
              </table:table-cell>
              <table:table-cell office:value-type="float" office:value="-0.25458984375">
                <text:p>-0.25458984375</text:p>
              </table:table-cell>
              <table:table-cell office:value-type="float" office:value="-1.65">
                <text:p>-1.6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NaN">
                <text:p>NaN</text:p>
              </table:table-cell>
              <table:table-cell office:value-type="float" office:value="0.84755859375">
                <text:p>0.8475585937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95068359375">
                <text:p>-0.95068359375</text:p>
              </table:table-cell>
              <table:table-cell office:value-type="float" office:value="-0.915234375">
                <text:p>-0.915234375</text:p>
              </table:table-cell>
              <table:table-cell office:value-type="float" office:value="1.533984375">
                <text:p>1.53398437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-1.27939453125">
                <text:p>-1.2793945312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11279296875">
                <text:p>-0.112792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4443359375">
                <text:p>0.74443359375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95712890625">
                <text:p>0.95712890625</text:p>
              </table:table-cell>
              <table:table-cell office:value-type="float" office:value="0.78955078125">
                <text:p>0.789550781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1.13759765625">
                <text:p>1.1375976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5">
                <text:p>-1.6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NaN">
                <text:p>NaN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5478515625">
                <text:p>0.0547851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515625">
                <text:p>-0.515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703125">
                <text:p>-0.6703125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39638671875">
                <text:p>0.39638671875</text:p>
              </table:table-cell>
              <table:table-cell office:value-type="float" office:value="0.90234375">
                <text:p>0.90234375</text:p>
              </table:table-cell>
              <table:table-cell office:value-type="float" office:value="-0.4125">
                <text:p>-0.4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-0.33193359375">
                <text:p>-0.33193359375</text:p>
              </table:table-cell>
              <table:table-cell office:value-type="float" office:value="-0.51240234375">
                <text:p>-0.51240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36416015625">
                <text:p>0.364160156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6251953125">
                <text:p>-0.6251953125</text:p>
              </table:table-cell>
              <table:table-cell office:value-type="float" office:value="-0.44150390625">
                <text:p>-0.44150390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20625">
                <text:p>-0.2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476953125">
                <text:p>-0.476953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657421875">
                <text:p>0.657421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1.12470703125">
                <text:p>-1.1247070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502734375">
                <text:p>0.502734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1.2439453125">
                <text:p>-1.24394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103125">
                <text:p>-0.10312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26103515625">
                <text:p>-0.261035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57685546875">
                <text:p>0.57685546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2529296875">
                <text:p>0.52529296875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4640625">
                <text:p>-0.4640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27392578125">
                <text:p>-0.27392578125</text:p>
              </table:table-cell>
              <table:table-cell office:value-type="float" office:value="NaN">
                <text:p>NaN</text:p>
              </table:table-cell>
              <table:table-cell office:value-type="float" office:value="0.2126953125">
                <text:p>0.2126953125</text:p>
              </table:table-cell>
              <table:table-cell office:value-type="float" office:value="-0.4962890625">
                <text:p>-0.4962890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92490234375">
                <text:p>0.92490234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5607421875">
                <text:p>0.560742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NaN">
                <text:p>NaN</text:p>
              </table:table-cell>
              <table:table-cell office:value-type="float" office:value="-0.82822265625">
                <text:p>-0.82822265625</text:p>
              </table:table-cell>
              <table:table-cell office:value-type="float" office:value="-0.12890625">
                <text:p>-0.12890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1.134375">
                <text:p>1.1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4060546875">
                <text:p>0.406054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NaN">
                <text:p>NaN</text:p>
              </table:table-cell>
              <table:table-cell office:value-type="float" office:value="0.62841796875">
                <text:p>0.6284179687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-0.51240234375">
                <text:p>-0.5124023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425390625">
                <text:p>-0.425390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2900390625">
                <text:p>-0.2900390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7283203125">
                <text:p>0.7283203125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NaN">
                <text:p>NaN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-0.528515625">
                <text:p>-0.52851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4125">
                <text:p>-0.4125</text:p>
              </table:table-cell>
              <table:table-cell office:value-type="float" office:value="0.309375">
                <text:p>0.309375</text:p>
              </table:table-cell>
              <table:table-cell office:value-type="float" office:value="0.51884765625">
                <text:p>0.518847656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287109375">
                <text:p>0.3287109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708984375">
                <text:p>-0.070898437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3287109375">
                <text:p>0.3287109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46728515625">
                <text:p>-0.46728515625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NaN">
                <text:p>NaN</text:p>
              </table:table-cell>
              <table:table-cell office:value-type="float" office:value="0.80244140625">
                <text:p>0.80244140625</text:p>
              </table:table-cell>
              <table:table-cell office:value-type="float" office:value="-0.0064453125">
                <text:p>-0.0064453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353515625">
                <text:p>0.13535156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NaN">
                <text:p>NaN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270703125">
                <text:p>0.27070312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-0.219140625">
                <text:p>-0.21914062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77666015625">
                <text:p>-0.7766601562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56396484375">
                <text:p>-0.56396484375</text:p>
              </table:table-cell>
              <table:table-cell office:value-type="float" office:value="NaN">
                <text:p>NaN</text:p>
              </table:table-cell>
              <table:table-cell office:value-type="float" office:value="-0.34482421875">
                <text:p>-0.34482421875</text:p>
              </table:table-cell>
              <table:table-cell office:value-type="float" office:value="-0.39638671875">
                <text:p>-0.39638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373828125">
                <text:p>0.373828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4318359375">
                <text:p>0.43183593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-1.00224609375">
                <text:p>-1.002246093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349609375">
                <text:p>0.38349609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1.65">
                <text:p>-1.65</text:p>
              </table:table-cell>
              <table:table-cell office:value-type="float" office:value="-0.55751953125">
                <text:p>-0.5575195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4060546875">
                <text:p>0.40605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580078125">
                <text:p>-0.0580078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0.1869140625">
                <text:p>0.1869140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915234375">
                <text:p>0.9152343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17080078125">
                <text:p>-0.17080078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3609375">
                <text:p>0.3609375</text:p>
              </table:table-cell>
              <table:table-cell office:value-type="float" office:value="NaN">
                <text:p>NaN</text:p>
              </table:table-cell>
              <table:table-cell office:value-type="float" office:value="0.38671875">
                <text:p>0.38671875</text:p>
              </table:table-cell>
              <table:table-cell office:value-type="float" office:value="-0.77021484375">
                <text:p>-0.77021484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83466796875">
                <text:p>0.83466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399609375">
                <text:p>0.399609375</text:p>
              </table:table-cell>
              <table:table-cell office:value-type="float" office:value="0.08701171875">
                <text:p>0.08701171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091796875">
                <text:p>0.5091796875</text:p>
              </table:table-cell>
              <table:table-cell office:value-type="float" office:value="-0.631640625">
                <text:p>-0.631640625</text:p>
              </table:table-cell>
              <table:table-cell office:value-type="float" office:value="0.5607421875">
                <text:p>0.560742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1.05703125">
                <text:p>1.057031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40927734375">
                <text:p>-0.4092773437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740234375">
                <text:p>0.17402343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863671875">
                <text:p>0.863671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0.760546875">
                <text:p>0.76054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NaN">
                <text:p>NaN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7734375">
                <text:p>0.0773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1015625">
                <text:p>0.941015625</text:p>
              </table:table-cell>
              <table:table-cell office:value-type="float" office:value="-0.60908203125">
                <text:p>-0.609082031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0.57041015625">
                <text:p>0.5704101562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0.657421875">
                <text:p>0.657421875</text:p>
              </table:table-cell>
              <table:table-cell office:value-type="float" office:value="0.2642578125">
                <text:p>0.2642578125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39638671875">
                <text:p>0.3963867187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NaN">
                <text:p>NaN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7666015625">
                <text:p>0.77666015625</text:p>
              </table:table-cell>
              <table:table-cell office:value-type="float" office:value="-0.760546875">
                <text:p>-0.76054687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0.47373046875">
                <text:p>0.4737304687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35126953125">
                <text:p>-0.35126953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318359375">
                <text:p>-0.43183593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4318359375">
                <text:p>0.431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900390625">
                <text:p>-0.2900390625</text:p>
              </table:table-cell>
              <table:table-cell office:value-type="float" office:value="-0.69931640625">
                <text:p>-0.6993164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NaN">
                <text:p>NaN</text:p>
              </table:table-cell>
              <table:table-cell office:value-type="float" office:value="0.38349609375">
                <text:p>0.3834960937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-0.2384765625">
                <text:p>-0.238476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609375">
                <text:p>0.69609375</text:p>
              </table:table-cell>
              <table:table-cell office:value-type="float" office:value="0.44150390625">
                <text:p>0.4415039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3287109375">
                <text:p>0.328710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5478515625">
                <text:p>0.054785156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2126953125">
                <text:p>0.2126953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NaN">
                <text:p>NaN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9013671875">
                <text:p>-0.190136718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-0.44794921875">
                <text:p>-0.4479492187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10634765625">
                <text:p>-0.10634765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50595703125">
                <text:p>-0.5059570312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3931640625">
                <text:p>0.393164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451171875">
                <text:p>0.045117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78955078125">
                <text:p>-0.7895507812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1.65">
                <text:p>-1.6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89912109375">
                <text:p>-0.8991210937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1.09248046875">
                <text:p>1.09248046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98291015625">
                <text:p>0.9829101562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309375">
                <text:p>0.309375</text:p>
              </table:table-cell>
              <table:table-cell office:value-type="float" office:value="NaN">
                <text:p>NaN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0302734375">
                <text:p>-0.20302734375</text:p>
              </table:table-cell>
              <table:table-cell office:value-type="float" office:value="0.67998046875">
                <text:p>0.67998046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">
                <text:p>0</text:p>
              </table:table-cell>
              <table:table-cell office:value-type="float" office:value="-0.38994140625">
                <text:p>-0.38994140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NaN">
                <text:p>NaN</text:p>
              </table:table-cell>
              <table:table-cell office:value-type="float" office:value="0.61875">
                <text:p>0.6187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060546875">
                <text:p>0.4060546875</text:p>
              </table:table-cell>
              <table:table-cell office:value-type="float" office:value="0.52529296875">
                <text:p>0.52529296875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61875">
                <text:p>0.61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33193359375">
                <text:p>-0.3319335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1.224609375">
                <text:p>1.22460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-0.26103515625">
                <text:p>-0.26103515625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5607421875">
                <text:p>0.5607421875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1.1150390625">
                <text:p>1.11503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35673828125">
                <text:p>-1.35673828125</text:p>
              </table:table-cell>
              <table:table-cell office:value-type="float" office:value="-0.35126953125">
                <text:p>-0.3512695312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66708984375">
                <text:p>0.66708984375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NaN">
                <text:p>NaN</text:p>
              </table:table-cell>
              <table:table-cell office:value-type="float" office:value="0.1546875">
                <text:p>0.154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37060546875">
                <text:p>0.37060546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5478515625">
                <text:p>-0.547851562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3029296875">
                <text:p>0.3029296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44921875">
                <text:p>-0.244921875</text:p>
              </table:table-cell>
              <table:table-cell office:value-type="float" office:value="-0.90556640625">
                <text:p>-0.905566406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62841796875">
                <text:p>0.62841796875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1.00546875">
                <text:p>-1.005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">
                <text:p>0</text:p>
              </table:table-cell>
              <table:table-cell office:value-type="float" office:value="-0.4640625">
                <text:p>-0.4640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348046875">
                <text:p>0.348046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1.64033203125">
                <text:p>1.640332031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-0.20625">
                <text:p>-0.20625</text:p>
              </table:table-cell>
              <table:table-cell office:value-type="float" office:value="-0.57041015625">
                <text:p>-0.570410156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1.24716796875">
                <text:p>1.24716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3857421875">
                <text:p>-0.13857421875</text:p>
              </table:table-cell>
              <table:table-cell office:value-type="float" office:value="0.51240234375">
                <text:p>0.5124023437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373828125">
                <text:p>0.373828125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65419921875">
                <text:p>0.6541992187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63671875">
                <text:p>0.863671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4060546875">
                <text:p>-0.406054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244921875">
                <text:p>-0.244921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193359375">
                <text:p>0.0193359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309375">
                <text:p>0.3093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">
                <text:p>0</text:p>
              </table:table-cell>
              <table:table-cell office:value-type="float" office:value="-0.72509765625">
                <text:p>-0.725097656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0515625">
                <text:p>0.0515625</text:p>
              </table:table-cell>
              <table:table-cell office:value-type="float" office:value="0.52529296875">
                <text:p>0.5252929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1.34384765625">
                <text:p>-1.343847656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51240234375">
                <text:p>0.51240234375</text:p>
              </table:table-cell>
              <table:table-cell office:value-type="float" office:value="0.4705078125">
                <text:p>0.4705078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92490234375">
                <text:p>0.9249023437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74443359375">
                <text:p>-0.74443359375</text:p>
              </table:table-cell>
              <table:table-cell office:value-type="float" office:value="-0.2642578125">
                <text:p>-0.26425781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0.64130859375">
                <text:p>0.6413085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760546875">
                <text:p>0.76054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1.11181640625">
                <text:p>-1.111816406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03125">
                <text:p>0.10312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8671875">
                <text:p>-0.038671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NaN">
                <text:p>NaN</text:p>
              </table:table-cell>
              <table:table-cell office:value-type="float" office:value="-0.20947265625">
                <text:p>-0.20947265625</text:p>
              </table:table-cell>
              <table:table-cell office:value-type="float" office:value="0.31259765625">
                <text:p>0.31259765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-0.38349609375">
                <text:p>-0.3834960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-0.33515625">
                <text:p>-0.335156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49306640625">
                <text:p>0.493066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5478515625">
                <text:p>-0.05478515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20625">
                <text:p>-0.2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28359375">
                <text:p>-0.28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348046875">
                <text:p>0.3480468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2771484375">
                <text:p>0.2771484375</text:p>
              </table:table-cell>
              <table:table-cell office:value-type="float" office:value="0.0515625">
                <text:p>0.0515625</text:p>
              </table:table-cell>
              <table:table-cell office:value-type="float" office:value="NaN">
                <text:p>NaN</text:p>
              </table:table-cell>
              <table:table-cell office:value-type="float" office:value="0.62197265625">
                <text:p>0.62197265625</text:p>
              </table:table-cell>
              <table:table-cell office:value-type="float" office:value="1.15048828125">
                <text:p>1.1504882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2900390625">
                <text:p>0.02900390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384765625">
                <text:p>-0.2384765625</text:p>
              </table:table-cell>
              <table:table-cell office:value-type="float" office:value="0.657421875">
                <text:p>0.657421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27392578125">
                <text:p>-0.27392578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837890625">
                <text:p>-0.8378906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296484375">
                <text:p>0.296484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7958984375">
                <text:p>1.0795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64775390625">
                <text:p>0.6477539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3203125">
                <text:p>0.683203125</text:p>
              </table:table-cell>
              <table:table-cell office:value-type="float" office:value="-0.29970703125">
                <text:p>-0.2997070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NaN">
                <text:p>NaN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-0.24169921875">
                <text:p>-0.24169921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62197265625">
                <text:p>-0.62197265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64130859375">
                <text:p>0.641308593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02578125">
                <text:p>0.0257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28681640625">
                <text:p>-0.2868164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54462890625">
                <text:p>-0.5446289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09345703125">
                <text:p>-0.093457031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6638671875">
                <text:p>0.6638671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921875">
                <text:p>1.39218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270703125">
                <text:p>-0.270703125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28037109375">
                <text:p>-0.280371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5220703125">
                <text:p>-0.522070312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47373046875">
                <text:p>0.4737304687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708984375">
                <text:p>0.0708984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73154296875">
                <text:p>0.731542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-0.451171875">
                <text:p>-0.451171875</text:p>
              </table:table-cell>
              <table:table-cell office:value-type="float" office:value="-1.482421875">
                <text:p>-1.482421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75732421875">
                <text:p>0.75732421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1.36962890625">
                <text:p>1.369628906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22265625">
                <text:p>0.0322265625</text:p>
              </table:table-cell>
              <table:table-cell office:value-type="float" office:value="0.40927734375">
                <text:p>0.409277343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373828125">
                <text:p>-0.373828125</text:p>
              </table:table-cell>
              <table:table-cell office:value-type="float" office:value="-0.12568359375">
                <text:p>-0.1256835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476953125">
                <text:p>0.476953125</text:p>
              </table:table-cell>
              <table:table-cell office:value-type="float" office:value="-0.43828125">
                <text:p>-0.438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21875">
                <text:p>0.7218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46083984375">
                <text:p>0.46083984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-0.58974609375">
                <text:p>-0.58974609375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0.0515625">
                <text:p>0.0515625</text:p>
              </table:table-cell>
              <table:table-cell office:value-type="float" office:value="0.05478515625">
                <text:p>0.054785156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4150390625">
                <text:p>0.44150390625</text:p>
              </table:table-cell>
              <table:table-cell office:value-type="float" office:value="-0.605859375">
                <text:p>-0.6058593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-0.23203125">
                <text:p>-0.23203125</text:p>
              </table:table-cell>
              <table:table-cell office:value-type="float" office:value="-0.46083984375">
                <text:p>-0.46083984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-0.4447265625">
                <text:p>-0.44472656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22880859375">
                <text:p>-0.22880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74443359375">
                <text:p>-0.7444335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74443359375">
                <text:p>0.7444335937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61552734375">
                <text:p>-0.6155273437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1998046875">
                <text:p>-0.1998046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5671875">
                <text:p>0.5671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64453125">
                <text:p>-0.06445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NaN">
                <text:p>NaN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4189453125">
                <text:p>0.41894531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">
                <text:p>0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425390625">
                <text:p>0.425390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8958984375">
                <text:p>0.895898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41572265625">
                <text:p>0.415722656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37705078125">
                <text:p>-0.3770507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1998046875">
                <text:p>0.1998046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30615234375">
                <text:p>0.3061523437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4501953125">
                <text:p>-0.14501953125</text:p>
              </table:table-cell>
              <table:table-cell office:value-type="float" office:value="NaN">
                <text:p>NaN</text:p>
              </table:table-cell>
              <table:table-cell office:value-type="float" office:value="-0.49306640625">
                <text:p>-0.4930664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3212890625">
                <text:p>-0.1321289062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5478515625">
                <text:p>0.05478515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373828125">
                <text:p>-0.373828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03125">
                <text:p>-0.103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40283203125">
                <text:p>-0.40283203125</text:p>
              </table:table-cell>
              <table:table-cell office:value-type="float" office:value="0.38349609375">
                <text:p>0.3834960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554296875">
                <text:p>0.554296875</text:p>
              </table:table-cell>
              <table:table-cell office:value-type="float" office:value="-0.7283203125">
                <text:p>-0.7283203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4833984375">
                <text:p>0.4833984375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309375">
                <text:p>0.30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998046875">
                <text:p>-0.19980468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476953125">
                <text:p>0.476953125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28681640625">
                <text:p>-0.28681640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58330078125">
                <text:p>-0.58330078125</text:p>
              </table:table-cell>
              <table:table-cell office:value-type="float" office:value="-0.59619140625">
                <text:p>-0.5961914062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07412109375">
                <text:p>0.0741210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57041015625">
                <text:p>-0.570410156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38671875">
                <text:p>0.38671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2771484375">
                <text:p>-0.2771484375</text:p>
              </table:table-cell>
              <table:table-cell office:value-type="float" office:value="NaN">
                <text:p>NaN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399609375">
                <text:p>-0.399609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34482421875">
                <text:p>0.34482421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14501953125">
                <text:p>-0.14501953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">
                <text:p>0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38349609375">
                <text:p>0.38349609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3802734375">
                <text:p>0.38027343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-0.322265625">
                <text:p>-0.322265625</text:p>
              </table:table-cell>
              <table:table-cell office:value-type="float" office:value="-0.2384765625">
                <text:p>-0.2384765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">
                <text:p>0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62197265625">
                <text:p>-0.62197265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NaN">
                <text:p>NaN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-0.26103515625">
                <text:p>-0.261035156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3828125">
                <text:p>0.4382812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-0.4125">
                <text:p>-0.41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NaN">
                <text:p>NaN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-0.35126953125">
                <text:p>-0.35126953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61875">
                <text:p>0.61875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42861328125">
                <text:p>-0.42861328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NaN">
                <text:p>NaN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33193359375">
                <text:p>-0.33193359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8515625">
                <text:p>0.5285156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27392578125">
                <text:p>-0.27392578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31259765625">
                <text:p>0.31259765625</text:p>
              </table:table-cell>
              <table:table-cell office:value-type="float" office:value="0.103125">
                <text:p>0.103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28681640625">
                <text:p>-0.2868164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49306640625">
                <text:p>0.49306640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0966796875">
                <text:p>-0.00966796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NaN">
                <text:p>NaN</text:p>
              </table:table-cell>
              <table:table-cell office:value-type="float" office:value="-0.309375">
                <text:p>-0.30937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15146484375">
                <text:p>-0.1514648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4705078125">
                <text:p>0.470507812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44921875">
                <text:p>0.2449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29970703125">
                <text:p>0.29970703125</text:p>
              </table:table-cell>
              <table:table-cell office:value-type="float" office:value="0.0451171875">
                <text:p>0.0451171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36416015625">
                <text:p>-0.36416015625</text:p>
              </table:table-cell>
              <table:table-cell office:value-type="float" office:value="-0.6509765625">
                <text:p>-0.65097656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270703125">
                <text:p>0.27070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1.00869140625">
                <text:p>1.008691406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98291015625">
                <text:p>0.98291015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0.31904296875">
                <text:p>0.319042968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8359375">
                <text:p>-0.28359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2900390625">
                <text:p>0.029003906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13212890625">
                <text:p>-0.13212890625</text:p>
              </table:table-cell>
              <table:table-cell office:value-type="float" office:value="-0.06767578125">
                <text:p>-0.06767578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">
                <text:p>0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837890625">
                <text:p>0.0837890625</text:p>
              </table:table-cell>
              <table:table-cell office:value-type="float" office:value="-0.15146484375">
                <text:p>-0.15146484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0837890625">
                <text:p>0.0837890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296484375">
                <text:p>0.2964843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54140625">
                <text:p>0.541406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67998046875">
                <text:p>-0.6799804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3818359375">
                <text:p>0.5381835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928125">
                <text:p>-0.9281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0.02900390625">
                <text:p>0.029003906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515625">
                <text:p>0.0515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244921875">
                <text:p>-0.2449218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3544921875">
                <text:p>0.03544921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54140625">
                <text:p>-0.54140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515625">
                <text:p>0.05156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42216796875">
                <text:p>0.42216796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00966796875">
                <text:p>0.00966796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30615234375">
                <text:p>-0.3061523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9658203125">
                <text:p>-0.19658203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20947265625">
                <text:p>-0.20947265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03125">
                <text:p>0.10312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6123046875">
                <text:p>-0.06123046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45439453125">
                <text:p>-0.4543945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3673828125">
                <text:p>0.3673828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1546875">
                <text:p>0.1546875</text:p>
              </table:table-cell>
              <table:table-cell office:value-type="float" office:value="0.00966796875">
                <text:p>0.00966796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20302734375">
                <text:p>-0.203027343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734765625">
                <text:p>-0.73476562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NaN">
                <text:p>NaN</text:p>
              </table:table-cell>
              <table:table-cell office:value-type="float" office:value="-0.24814453125">
                <text:p>-0.2481445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708984375">
                <text:p>0.0708984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28359375">
                <text:p>0.28359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605859375">
                <text:p>0.60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03125">
                <text:p>-0.1031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0.3287109375">
                <text:p>0.328710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12890625">
                <text:p>0.0128906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-0.348046875">
                <text:p>-0.3480468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0193359375">
                <text:p>0.0193359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20625">
                <text:p>-0.20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-0.1095703125">
                <text:p>-0.1095703125</text:p>
              </table:table-cell>
              <table:table-cell office:value-type="float" office:value="-0.29970703125">
                <text:p>-0.29970703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">
                <text:p>0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244921875">
                <text:p>0.244921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10634765625">
                <text:p>-0.106347656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998046875">
                <text:p>0.1998046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-0.16435546875">
                <text:p>-0.16435546875</text:p>
              </table:table-cell>
              <table:table-cell office:value-type="float" office:value="-0.23525390625">
                <text:p>-0.235253906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29970703125">
                <text:p>0.29970703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-0.2384765625">
                <text:p>-0.2384765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26103515625">
                <text:p>0.261035156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0.28359375">
                <text:p>0.2835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12890625">
                <text:p>-0.128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-0.07412109375">
                <text:p>-0.07412109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-0.11923828125">
                <text:p>-0.119238281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37705078125">
                <text:p>-0.37705078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0.20947265625">
                <text:p>0.2094726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3544921875">
                <text:p>-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33193359375">
                <text:p>0.33193359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0.0580078125">
                <text:p>-0.05800781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NaN">
                <text:p>NaN</text:p>
              </table:table-cell>
              <table:table-cell office:value-type="float" office:value="-0.296484375">
                <text:p>-0.29648437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8701171875">
                <text:p>0.087011718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29326171875">
                <text:p>0.29326171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1869140625">
                <text:p>-0.186914062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7724609375">
                <text:p>0.17724609375</text:p>
              </table:table-cell>
              <table:table-cell office:value-type="float" office:value="NaN">
                <text:p>NaN</text:p>
              </table:table-cell>
              <table:table-cell office:value-type="float" office:value="-0.06123046875">
                <text:p>-0.061230468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-0.244921875">
                <text:p>-0.244921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0.1740234375">
                <text:p>0.174023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42216796875">
                <text:p>0.4221679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73046875">
                <text:p>0.473730468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13857421875">
                <text:p>0.13857421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20625">
                <text:p>-0.206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21591796875">
                <text:p>0.215917968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0515625">
                <text:p>0.051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35771484375">
                <text:p>-0.35771484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15146484375">
                <text:p>0.15146484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18046875">
                <text:p>0.18046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3029296875">
                <text:p>0.30292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26953125">
                <text:p>-0.2126953125</text:p>
              </table:table-cell>
              <table:table-cell office:value-type="float" office:value="-0.27392578125">
                <text:p>-0.273925781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2126953125">
                <text:p>0.21269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7578125">
                <text:p>-0.1675781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8125">
                <text:p>0.0257812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0.219140625">
                <text:p>0.21914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59765625">
                <text:p>-0.31259765625</text:p>
              </table:table-cell>
              <table:table-cell office:value-type="float" office:value="0.39638671875">
                <text:p>0.39638671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0.1095703125">
                <text:p>0.10957031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2890625">
                <text:p>0.54462890625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0.3287109375">
                <text:p>0.328710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-0.0451171875">
                <text:p>-0.04511718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12890625">
                <text:p>-0.1289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9013671875">
                <text:p>0.1901367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748046875">
                <text:p>0.26748046875</text:p>
              </table:table-cell>
              <table:table-cell office:value-type="float" office:value="-0.18369140625">
                <text:p>-0.183691406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-0.00322265625">
                <text:p>-0.00322265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0.05478515625">
                <text:p>0.054785156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1353515625">
                <text:p>-0.135351562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-0.1353515625">
                <text:p>-0.13535156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15791015625">
                <text:p>-0.1579101562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0625">
                <text:p>-0.2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2900390625">
                <text:p>-0.029003906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60546875">
                <text:p>0.37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0.13857421875">
                <text:p>0.13857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2578125">
                <text:p>-0.2578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08056640625">
                <text:p>0.080566406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4501953125">
                <text:p>0.14501953125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580078125">
                <text:p>-0.0580078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-0.116015625">
                <text:p>-0.11601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03125">
                <text:p>0.103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17724609375">
                <text:p>-0.177246093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64453125">
                <text:p>0.0064453125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08056640625">
                <text:p>0.080566406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-0.12890625">
                <text:p>-0.128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-0.09990234375">
                <text:p>-0.09990234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-0.0322265625">
                <text:p>-0.03222656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7734375">
                <text:p>0.077343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828125">
                <text:p>-0.43828125</text:p>
              </table:table-cell>
              <table:table-cell office:value-type="float" office:value="-0.23525390625">
                <text:p>-0.235253906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0634765625">
                <text:p>-0.106347656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5146484375">
                <text:p>0.151464843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68359375">
                <text:p>-0.1256835937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17724609375">
                <text:p>-0.17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04296875">
                <text:p>0.31904296875</text:p>
              </table:table-cell>
              <table:table-cell office:value-type="float" office:value="0.04189453125">
                <text:p>0.041894531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6767578125">
                <text:p>-0.06767578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18046875">
                <text:p>0.180468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3984375">
                <text:p>0.46083984375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796875">
                <text:p>-0.141796875</text:p>
              </table:table-cell>
              <table:table-cell office:value-type="float" office:value="0.00322265625">
                <text:p>0.003222656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0.167578125">
                <text:p>0.167578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0234375">
                <text:p>-0.090234375</text:p>
              </table:table-cell>
              <table:table-cell office:value-type="float" office:value="-0.00322265625">
                <text:p>-0.003222656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0.012890625">
                <text:p>0.0128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0.0451171875">
                <text:p>-0.04511718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-0.06767578125">
                <text:p>-0.06767578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0.07412109375">
                <text:p>0.07412109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-0.07734375">
                <text:p>-0.077343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7080078125">
                <text:p>0.17080078125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5791015625">
                <text:p>0.157910156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015625">
                <text:p>-0.116015625</text:p>
              </table:table-cell>
              <table:table-cell office:value-type="float" office:value="-0.090234375">
                <text:p>-0.0902343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20302734375">
                <text:p>0.20302734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353515625">
                <text:p>0.135351562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193359375">
                <text:p>-0.0193359375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141796875">
                <text:p>0.1417968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18369140625">
                <text:p>0.1836914062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0.090234375">
                <text:p>0.090234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5791015625">
                <text:p>0.15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322265625">
                <text:p>-0.0322265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0.00966796875">
                <text:p>0.009667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-0.29970703125">
                <text:p>-0.299707031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2255859375">
                <text:p>-0.022558593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15625">
                <text:p>-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0.19013671875">
                <text:p>0.19013671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1923828125">
                <text:p>0.119238281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-0.04189453125">
                <text:p>-0.041894531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15146484375">
                <text:p>-0.1514648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064453125">
                <text:p>-0.0064453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0.08701171875">
                <text:p>0.08701171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-0.00322265625">
                <text:p>-0.003222656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0.219140625">
                <text:p>0.2191406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8671875">
                <text:p>-0.03867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1546875">
                <text:p>0.15468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5703125">
                <text:p>0.0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482421875">
                <text:p>0.14824218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515625">
                <text:p>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11328125">
                <text:p>0.01611328125</text:p>
              </table:table-cell>
              <table:table-cell office:value-type="float" office:value="-0.0064453125">
                <text:p>-0.00644531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6767578125">
                <text:p>-0.06767578125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6435546875">
                <text:p>0.1643554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103515625">
                <text:p>0.2610351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8056640625">
                <text:p>-0.080566406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0966796875">
                <text:p>0.009667968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0.06123046875">
                <text:p>0.0612304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01171875">
                <text:p>0.08701171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5458984375">
                <text:p>0.2545898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9345703125">
                <text:p>-0.09345703125</text:p>
              </table:table-cell>
              <table:table-cell office:value-type="float" office:value="0.02900390625">
                <text:p>0.0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0.07412109375">
                <text:p>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169921875">
                <text:p>0.24169921875</text:p>
              </table:table-cell>
              <table:table-cell office:value-type="float" office:value="0.0515625">
                <text:p>0.0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322265625">
                <text:p>-0.032226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-0.00966796875">
                <text:p>-0.009667968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1171875">
                <text:p>0.0451171875</text:p>
              </table:table-cell>
              <table:table-cell office:value-type="float" office:value="-0.02900390625">
                <text:p>-0.0290039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6767578125">
                <text:p>0.0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0.06767578125">
                <text:p>0.067675781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369140625">
                <text:p>-0.18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0.038671875">
                <text:p>0.0386718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95703125">
                <text:p>0.10957031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-0.00322265625">
                <text:p>-0.0032226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68359375">
                <text:p>0.1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796875">
                <text:p>0.1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-0.038671875">
                <text:p>-0.0386718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900390625">
                <text:p>-0.0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0.02255859375">
                <text:p>0.0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9453125">
                <text:p>0.0418945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3525390625">
                <text:p>0.2352539062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8125">
                <text:p>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6875">
                <text:p>0.1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515625">
                <text:p>-0.0515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513671875">
                <text:p>0.25136718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35546875">
                <text:p>0.16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078125">
                <text:p>0.0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0.0193359375">
                <text:p>0.0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56640625">
                <text:p>0.08056640625</text:p>
              </table:table-cell>
              <table:table-cell office:value-type="float" office:value="0.12568359375">
                <text:p>0.125683593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00966796875">
                <text:p>-0.00966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478515625">
                <text:p>-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0708984375">
                <text:p>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12890625">
                <text:p>0.0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671875">
                <text:p>-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5478515625">
                <text:p>0.0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3046875">
                <text:p>0.06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837890625">
                <text:p>-0.0837890625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1591796875">
                <text:p>0.21591796875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708984375">
                <text:p>-0.0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57421875">
                <text:p>0.13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8056640625">
                <text:p>-0.08056640625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671875">
                <text:p>0.0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-0.07734375">
                <text:p>-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0.20302734375">
                <text:p>0.2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-0.07412109375">
                <text:p>-0.074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015625">
                <text:p>0.1160156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12890625">
                <text:p>0.132128906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.090234375">
                <text:p>0.0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80078125">
                <text:p>-0.0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125">
                <text:p>0.1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0.00966796875">
                <text:p>0.009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51171875">
                <text:p>-0.0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0.04833984375">
                <text:p>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80859375">
                <text:p>0.2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-0.00322265625">
                <text:p>-0.0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11328125">
                <text:p>-0.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0.07734375">
                <text:p>0.0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578125">
                <text:p>0.1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833984375">
                <text:p>-0.0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0.03544921875">
                <text:p>0.0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-0.103125">
                <text:p>-0.1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89453125">
                <text:p>-0.0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0.18046875">
                <text:p>0.1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2421875">
                <text:p>0.1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-0.064453125">
                <text:p>-0.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22265625">
                <text:p>-0.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255859375">
                <text:p>-0.0225585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34765625">
                <text:p>0.106347656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0234375">
                <text:p>0.099902343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95703125">
                <text:p>0.1095703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4453125">
                <text:p>-0.0064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966796875">
                <text:p>-0.00966796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11328125">
                <text:p>-0.016113281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890625">
                <text:p>-0.0128906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4609375">
                <text:p>0.122460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